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style:vertical-align="automatic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42875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25979166666667cm" style:use-optimal-column-width="true"/>
    </style:style>
    <style:style style:name="co11" style:family="table-column">
      <style:table-column-properties fo:break-before="auto" style:column-width="3.65125cm" style:use-optimal-column-width="true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27.46375cm"/>
    </style:style>
    <style:style style:name="co15" style:family="table-column">
      <style:table-column-properties fo:break-before="auto" style:column-width="32.9670833333333cm" style:use-optimal-column-width="true"/>
    </style:style>
    <style:style style:name="co16" style:family="table-column">
      <style:table-column-properties fo:break-before="auto" style:column-width="30.3741666666667cm"/>
    </style:style>
    <style:style style:name="co17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ogg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16368" table:default-cell-style-name="ce1"/>
        <table:table-row table:style-name="ro1">
          <table:table-cell office:value-type="string" table:style-name="ce2">
            <text:p>Aborted</text:p>
          </table:table-cell>
          <table:table-cell office:value-type="string" table:style-name="ce1">
            <text:p>Rows</text:p>
          </table:table-cell>
          <table:table-cell office:value-type="string" table:style-name="ce1">
            <text:p>Cols</text:p>
          </table:table-cell>
          <table:table-cell office:value-type="string" table:style-name="ce1">
            <text:p>Robots</text:p>
          </table:table-cell>
          <table:table-cell office:value-type="string" table:style-name="ce3">
            <text:p>Enclosed</text:p>
            <text:p>Space</text:p>
            <text:p>Removal</text:p>
            <text:p>Flag</text:p>
          </table:table-cell>
          <table:table-cell office:value-type="string" table:style-name="ce1">
            <text:p>Connectivity</text:p>
            <text:p>Constant</text:p>
          </table:table-cell>
          <table:table-cell office:value-type="string" table:style-name="ce1">
            <text:p>Random</text:p>
            <text:p>Level</text:p>
          </table:table-cell>
          <table:table-cell office:value-type="string" table:style-name="ce1">
            <text:p>Max</text:p>
            <text:p>Iterations</text:p>
          </table:table-cell>
          <table:table-cell office:value-type="string" table:style-name="ce1">
            <text:p>Number</text:p>
            <text:p>of</text:p>
            <text:p>Obstacles</text:p>
          </table:table-cell>
          <table:table-cell office:value-type="string" table:style-name="ce1">
            <text:p>Discrepancy</text:p>
            <text:p>Achieved</text:p>
          </table:table-cell>
          <table:table-cell office:value-type="string" table:style-name="ce1">
            <text:p>Iterations</text:p>
            <text:p>Achieved</text:p>
          </table:table-cell>
          <table:table-cell office:value-type="string" table:style-name="ce1">
            <text:p>Time</text:p>
            <text:p>Elapsed</text:p>
          </table:table-cell>
          <table:table-cell office:value-type="string" table:style-name="ce1">
            <text:p>Connected Bool</text:p>
          </table:table-cell>
          <table:table-cell office:value-type="string" table:style-name="ce1">
            <text:p>Ilabel</text:p>
          </table:table-cell>
          <table:table-cell office:value-type="string" table:style-name="ce1">
            <text:p>Environment Grid</text:p>
          </table:table-cell>
          <table:table-cell office:value-type="string" table:style-name="ce1">
            <text:p>Assignment Grid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572541685" table:style-name="ce1">
            <text:p>157254168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1 1 1 1 1 0 0 0 0 <text:s/>0 0 1 1 1 1 1 1 0 0 <text:s/>1 1 1 1 1 1 0 1 0 0 <text:s/>0 1 1 1 1 1 0 1 0 0 <text:s/>0 1 1 0 1 1 0 0 0 0 <text:s/>0 1 0 1 1 1 0 0 0 0 <text:s/>0 1 0 0 0 0 0 0 0 0 <text:s/>0 0 0 0 0 0 0 0 0 0 <text:s/>0 0 0 0 0 0 0 0 0 0 <text:s/>0 0 0 0 0 0 0 0 0 0 0 0 0 0 0 0 0 0 0 0 <text:s/>0 0 0 0 0 0 0 0 0 0 <text:s/>0 0 0 0 0 0 0 0 0 0 <text:s/>0 0 0 0 0 0 0 0 0 0 <text:s/>0 0 0 0 0 0 0 1 0 1 <text:s/>0 0 0 0 0 0 0 1 1 1 <text:s/>0 0 1 1 1 0 1 1 1 1 <text:s/>1 1 1 0 0 1 1 0 1 0 <text:s/>1 1 1 1 1 1 0 1 1 1 <text:s/>0 1 0 1 1 0 1 1 1 0</text:p>
          </table:table-cell>
          <table:table-cell office:value-type="string" table:style-name="ce1">
            <text:p>1 0 0 0 0 0 1 1 1 1 1 1 0 0 0 2 0 0 1 1 0 0 0 0 0 0 1 0 1 1 1 0 0 0 0 0 <text:s/>1 0 1 1 1 0 0 1 0 0 1 0 1 0 1 0 1 0 0 0 1 0 0 0 1 0 0 0 0 1 0 0 0 0 0 0 <text:s/>0 1 1 0 0 1 0 1 0 0 0 0 0 0 1 0 0 2 1 0 1 0 0 1 0 0 0 1</text:p>
          </table:table-cell>
          <table:table-cell office:value-type="string" table:style-name="ce1">
            <text:p>1 0 0 0 0 0 1 1 1 1 1 1 0 0 0 2 0 0 1 1 0 0 0 0 0 0 1 0 1 1 1 0 0 0 0 0 <text:s/>1 0 1 1 1 0 0 1 0 0 1 0 1 0 1 0 1 0 0 0 1 0 0 0 1 0 0 0 0 1 0 0 0 0 0 0 <text:s/>0 1 1 0 0 1 0 1 0 0 0 0 0 0 1 0 0 2 1 0 1 0 0 1 0 0 0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877971423" table:style-name="ce1">
            <text:p>187797142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0 0 0 2 2 2 2 <text:s/>3 0 0 0 0 0 2 2 0 0 <text:s/>3 3 0 0 0 0 0 2 2 2 <text:s/>0 0 0 0 0 0 0 0 2 0 <text:s/>0 0 0 0 0 0 0 0 0 0 <text:s/>0 0 0 0 0 0 0 0 0 0 <text:s/>0 0 0 0 4 4 0 0 0 0 <text:s/>0 0 0 0 0 4 0 0 0 0 <text:s/>0 0 0 0 0 0 0 0 0 0 <text:s/>0 0 0 0 0 0 0 0 0 0 0 0 0 1 0 0 0 0 0 0 <text:s/>0 0 1 1 1 0 0 0 0 0 <text:s/>0 0 1 1 0 2 2 0 0 0 <text:s/>0 0 0 1 1 0 0 1 0 0 <text:s/>0 0 1 1 1 0 1 1 0 0 <text:s/>0 1 1 1 1 1 1 1 0 0 <text:s/>0 0 0 1 0 0 0 0 0 0 <text:s/>0 0 0 0 0 0 0 0 0 0 <text:s/>0 0 0 0 0 0 0 0 0 0 <text:s/>0 0 0 0 0 0 0 0 0 0 0 0 0 0 0 0 0 0 0 0 <text:s/>0 0 0 0 0 0 0 0 0 0 <text:s/>0 0 0 0 0 0 0 0 0 0 <text:s/>0 0 0 0 0 0 0 0 0 1 <text:s/>0 0 0 0 0 0 0 0 1 1 <text:s/>0 0 0 0 0 0 0 0 1 1 <text:s/>0 0 1 0 0 0 0 0 1 1 <text:s/>0 1 1 0 0 0 0 1 1 1 <text:s/>0 0 1 0 1 0 1 1 0 1 <text:s/>0 1 1 1 1 1 1 1 0 1</text:p>
          </table:table-cell>
          <table:table-cell office:value-type="string" table:style-name="ce1">
            <text:p>1 0 0 0 1 1 0 0 0 2 0 1 0 0 0 1 0 0 1 1 0 0 0 0 1 0 2 0 0 0 1 1 1 0 0 1 <text:s/>1 0 0 2 1 1 0 0 0 1 0 0 0 0 1 0 0 0 0 0 0 0 0 0 1 1 0 0 0 0 1 1 0 0 1 0 <text:s/>0 1 1 0 1 0 0 0 1 1 0 1 0 1 0 0 1 0 1 0 0 0 0 0 0 0 1 0</text:p>
          </table:table-cell>
          <table:table-cell office:value-type="string" table:style-name="ce1">
            <text:p>1 0 0 0 1 1 0 0 0 2 0 1 0 0 0 1 0 0 1 1 0 0 0 0 1 0 2 0 0 0 1 1 1 0 0 1 <text:s/>1 0 0 2 1 1 0 0 0 1 0 0 0 0 1 0 0 0 0 0 0 0 0 0 1 1 0 0 0 0 1 1 0 0 1 0 <text:s/>0 1 1 0 1 0 0 0 1 1 0 1 0 1 0 0 1 0 1 0 0 0 0 0 0 0 1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665080350" table:style-name="ce1">
            <text:p>166508035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1 1 1 1 0 <text:s/>0 0 0 0 0 0 1 1 1 1 <text:s/>0 0 0 0 0 1 1 1 1 0 <text:s/>0 0 0 0 0 1 1 0 1 1 <text:s/>0 0 0 0 0 0 0 0 0 0 <text:s/>0 0 0 0 0 0 0 0 0 0 <text:s/>0 0 0 0 0 0 0 0 0 0 <text:s/>0 0 0 0 0 0 0 0 0 0 <text:s/>0 0 0 0 0 0 0 0 0 0 <text:s/>0 0 0 0 0 0 0 0 0 0 1 0 0 0 0 0 0 0 0 0 <text:s/>1 1 0 1 0 0 0 0 0 0 <text:s/>0 1 1 1 0 0 0 0 0 0 <text:s/>0 1 0 1 1 0 0 0 0 0 <text:s/>1 1 0 0 0 0 0 0 0 0 <text:s/>0 1 1 0 0 0 0 0 0 0 <text:s/>1 1 0 0 0 0 0 0 0 0 <text:s/>1 0 1 0 0 0 0 0 0 0 <text:s/>1 0 1 1 0 0 0 0 0 0 <text:s/>1 1 1 1 0 0 0 0 0 0 0 0 0 0 0 0 0 0 0 0 <text:s/>0 0 0 0 0 0 0 0 0 0 <text:s/>0 0 0 0 0 0 0 0 0 0 <text:s/>0 0 0 0 0 0 0 0 0 0 <text:s/>0 0 0 1 1 1 1 1 0 0 <text:s/>0 0 0 1 0 1 1 1 1 1 <text:s/>0 0 1 1 1 0 0 0 1 0 <text:s/>0 0 0 1 1 0 1 1 0 0 <text:s/>0 0 0 0 1 0 1 1 1 0 <text:s/>0 0 0 0 1 1 1 1 1 0</text:p>
          </table:table-cell>
          <table:table-cell office:value-type="string" table:style-name="ce1">
            <text:p>0 1 1 1 1 0 0 0 0 1 0 0 1 0 1 1 0 2 0 0 1 0 0 0 1 0 0 0 0 1 1 0 1 0 2 0 <text:s/>0 1 0 0 0 0 1 0 0 0 0 0 1 1 1 0 0 0 1 0 0 0 0 0 0 0 0 0 0 1 1 1 2 1 0 1 <text:s/>0 0 0 1 0 0 1 1 0 1 0 0 0 1 0 0 0 1 0 0 0 0 0 0 0 0 0 1</text:p>
          </table:table-cell>
          <table:table-cell office:value-type="string" table:style-name="ce1">
            <text:p>0 1 1 1 1 0 0 0 0 1 0 0 1 0 1 1 0 2 0 0 1 0 0 0 1 0 0 0 0 1 1 0 1 0 2 0 <text:s/>0 1 0 0 0 0 1 0 0 0 0 0 1 1 1 0 0 0 1 0 0 0 0 0 0 0 0 0 0 1 1 1 2 1 0 1 <text:s/>0 0 0 1 0 0 1 1 0 1 0 0 0 1 0 0 0 1 0 0 0 0 0 0 0 0 0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802936850" table:style-name="ce1">
            <text:p>180293685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0 0 0 0 0 <text:s/>0 0 0 0 0 0 0 0 0 0 <text:s/>0 0 0 0 0 0 0 0 0 0 <text:s/>0 0 0 0 0 0 0 0 0 0 <text:s/>0 0 0 0 0 0 0 0 0 1 <text:s/>0 0 0 0 0 0 0 0 0 1 <text:s/>0 0 0 0 0 1 1 1 1 1 <text:s/>0 0 0 0 0 0 0 1 1 0 <text:s/>0 0 0 0 0 0 1 1 1 1 <text:s/>0 0 0 0 0 0 0 1 0 0 0 0 0 0 0 0 0 0 0 0 <text:s/>0 0 0 0 0 0 1 0 0 0 <text:s/>0 0 0 1 0 1 1 1 0 0 <text:s/>0 1 1 1 1 0 1 0 0 0 <text:s/>0 1 1 1 1 1 1 1 0 0 <text:s/>0 1 1 1 1 0 0 0 0 0 <text:s/>0 1 0 1 0 0 0 0 0 0 <text:s/>0 0 1 1 1 1 0 0 0 0 <text:s/>0 0 0 0 0 0 0 0 0 0 <text:s/>0 0 0 0 0 0 0 0 0 0 1 1 1 0 1 0 0 0 0 0 <text:s/>1 1 1 1 1 1 0 0 0 0 <text:s/>1 1 0 0 0 0 0 0 0 0 <text:s/>1 0 0 0 0 0 0 0 0 0 <text:s/>1 0 0 0 0 0 0 0 0 0 <text:s/>1 0 0 0 0 0 0 0 0 0 <text:s/>1 0 0 0 0 0 0 0 0 0 <text:s/>1 1 0 0 0 0 0 0 0 0 <text:s/>1 0 1 1 0 0 0 0 0 0 <text:s/>1 1 1 1 0 0 0 0 0 0</text:p>
          </table:table-cell>
          <table:table-cell office:value-type="string" table:style-name="ce1">
            <text:p>0 0 0 1 0 1 1 1 1 1 0 0 0 0 0 0 0 1 1 1 0 0 1 0 1 0 0 0 1 1 0 0 0 0 0 1 <text:s/>0 1 1 1 0 0 0 0 0 0 0 0 1 0 0 0 0 0 0 1 1 1 1 0 0 0 1 0 1 2 0 0 0 0 0 0 <text:s/>0 0 0 2 1 0 0 1 0 1 0 2 1 1 0 0 0 0 0 0 0 0 1 1 1 0 1 1</text:p>
          </table:table-cell>
          <table:table-cell office:value-type="string" table:style-name="ce1">
            <text:p>0 0 0 1 0 1 1 1 1 1 0 0 0 0 0 0 0 1 1 1 0 0 1 0 1 0 0 0 1 1 0 0 0 0 0 1 <text:s/>0 1 1 1 0 0 0 0 0 0 0 0 1 0 0 0 0 0 0 1 1 1 1 0 0 0 1 0 1 2 0 0 0 0 0 0 <text:s/>0 0 0 2 1 0 0 1 0 1 0 2 1 1 0 0 0 0 0 0 0 0 1 1 1 0 1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7587398" table:style-name="ce1">
            <text:p>159758739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1 0 1 1 1 1 0 0 1 1 <text:s/>1 1 1 1 1 1 1 1 1 1 <text:s/>1 1 0 0 1 0 0 1 0 1 <text:s/>0 1 1 1 0 1 1 0 1 1 <text:s/>0 0 1 1 1 1 1 1 0 0 <text:s/>0 0 0 1 0 1 0 1 1 1 <text:s/>0 0 0 0 1 1 1 1 1 0 <text:s/>0 0 0 0 0 1 1 1 1 0 <text:s/>0 0 0 0 0 1 1 1 1 1 <text:s/>0 0 0 0 0 1 0 1 0 0</text:p>
          </table:table-cell>
          <table:table-cell office:value-type="string" table:style-name="ce1">
            <text:p>0 1 0 0 0 0 1 1 2 0 0 0 0 0 0 0 0 0 0 0 0 0 1 1 0 1 1 0 1 0 1 0 0 0 1 0 <text:s/>0 1 0 0 1 1 0 0 0 0 0 0 1 1 1 1 1 0 1 0 1 0 0 0 1 1 1 1 0 0 0 0 0 1 1 1 <text:s/>1 1 1 0 0 0 0 1 1 1 1 1 1 0 0 0 0 0 1 1 1 1 1 0 1 0 1 1</text:p>
          </table:table-cell>
          <table:table-cell office:value-type="string" table:style-name="ce1">
            <text:p>0 1 0 0 0 0 1 1 2 0 0 0 0 0 0 0 0 0 0 0 0 0 1 1 0 1 1 0 1 0 1 0 0 0 1 0 <text:s/>0 1 0 0 1 1 0 0 0 0 0 0 1 1 1 1 1 0 1 0 1 0 0 0 1 1 1 1 0 0 0 0 0 1 1 1 <text:s/>1 1 1 0 0 0 0 1 1 1 1 1 1 0 0 0 0 0 1 1 1 1 1 0 1 0 1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9107699" table:style-name="ce1">
            <text:p>171910769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1 1 0 0 0 0 0 0 0 0 <text:s/>1 1 0 0 0 0 0 0 0 0 <text:s/>1 0 0 0 0 0 0 0 0 0 <text:s/>0 0 0 0 0 0 0 0 0 0 <text:s/>0 0 0 0 0 0 0 0 0 0 <text:s/>0 0 0 0 0 0 0 0 0 0 <text:s/>0 0 0 0 0 0 0 0 0 0 <text:s/>0 0 0 0 0 0 0 0 0 0 <text:s/>0 0 0 0 0 0 0 0 0 0 <text:s/>0 0 0 0 0 0 0 0 0 0</text:p>
          </table:table-cell>
          <table:table-cell office:value-type="string" table:style-name="ce1">
            <text:p>2 0 1 1 1 1 1 1 1 1 0 0 1 1 1 1 1 1 1 1 0 1 1 1 1 1 1 1 1 1 1 1 1 1 1 1 <text:s/>1 1 1 1 1 1 1 1 1 1 1 1 1 1 1 1 1 1 1 1 1 1 1 1 1 1 1 1 1 1 1 1 1 1 1 1 <text:s/>1 1 1 1 1 1 1 1 1 1 1 1 1 1 1 1 1 1 1 1 1 1 1 1 1 1 1 1</text:p>
          </table:table-cell>
          <table:table-cell office:value-type="string" table:style-name="ce1">
            <text:p>2 0 1 1 1 1 1 1 1 1 0 0 1 1 1 1 1 1 1 1 0 1 1 1 1 1 1 1 1 1 1 1 1 1 1 1 <text:s/>1 1 1 1 1 1 1 1 1 1 1 1 1 1 1 1 1 1 1 1 1 1 1 1 1 1 1 1 1 1 1 1 1 1 1 1 <text:s/>1 1 1 1 1 1 1 1 1 1 1 1 1 1 1 1 1 1 1 1 1 1 1 1 1 1 1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676982967" table:style-name="ce1">
            <text:p>1676982967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0 0 0 0 0 <text:s/>1 1 0 1 0 0 0 0 0 0 <text:s/>0 1 1 0 1 0 0 0 0 0 <text:s/>0 1 1 1 1 0 0 0 0 0 <text:s/>1 1 0 1 0 0 0 0 0 0 <text:s/>1 0 1 1 0 0 0 0 0 0 <text:s/>0 0 0 1 1 1 0 0 0 0 <text:s/>0 0 0 0 0 0 0 0 0 0 <text:s/>0 0 0 0 0 0 0 0 0 0 <text:s/>0 0 0 0 0 0 0 0 0 0 0 0 0 0 0 0 0 0 0 0 <text:s/>0 0 0 0 0 0 0 0 0 0 <text:s/>0 0 0 0 0 0 0 0 0 0 <text:s/>0 0 0 0 0 0 0 0 0 0 <text:s/>0 0 0 0 0 1 1 1 0 0 <text:s/>0 0 0 0 0 1 1 0 0 0 <text:s/>0 1 0 0 0 0 1 0 0 0 <text:s/>1 1 1 1 1 1 1 0 0 0 <text:s/>1 0 1 1 1 1 0 0 0 0 <text:s/>0 1 1 0 1 1 1 0 0 0 0 0 0 0 0 0 0 0 1 1 <text:s/>0 0 0 0 0 0 0 0 0 1 <text:s/>0 0 0 0 0 0 1 1 1 1 <text:s/>0 0 0 0 0 0 1 0 1 1 <text:s/>0 0 0 0 0 0 0 0 0 1 <text:s/>0 0 0 0 0 0 0 0 1 1 <text:s/>0 0 0 0 0 0 0 1 1 1 <text:s/>0 0 0 0 0 0 0 1 0 1 <text:s/>0 0 0 0 0 0 0 1 1 1 <text:s/>0 0 0 0 0 0 0 0 1 0</text:p>
          </table:table-cell>
          <table:table-cell office:value-type="string" table:style-name="ce1">
            <text:p>1 0 0 0 0 1 1 1 0 0 0 0 1 0 1 1 1 1 1 0 1 0 0 1 0 1 0 0 0 0 1 0 2 0 0 1 <text:s/>0 1 0 0 0 0 1 0 1 0 0 0 1 0 0 1 0 0 1 0 0 1 0 0 1 0 1 0 0 0 0 0 0 0 0 0 <text:s/>0 2 0 0 0 0 1 2 0 1 0 0 0 0 1 0 0 0 1 0 0 1 0 0 0 1 0 1</text:p>
          </table:table-cell>
          <table:table-cell office:value-type="string" table:style-name="ce1">
            <text:p>1 0 0 0 0 1 1 1 0 0 0 0 1 0 1 1 1 1 1 0 1 0 0 1 0 1 0 0 0 0 1 0 2 0 0 1 <text:s/>0 1 0 0 0 0 1 0 1 0 0 0 1 0 0 1 0 0 1 0 0 1 0 0 1 0 1 0 0 0 0 0 0 0 0 0 <text:s/>0 2 0 0 0 0 1 2 0 1 0 0 0 0 1 0 0 0 1 0 0 1 0 0 0 1 0 1</text:p>
          </table:table-cell>
          <table:table-cell table:number-columns-repeated="16368"/>
        </table:table-row>
        <table:table-row table:style-name="ro1"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553985" table:style-name="ce1">
            <text:p>553985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0 0 0 1 1 1 1 1 1 1 0 0 0 1 1 1 1 1 1 1 1 1 1 1 1 1 1 1 1 1 1 1 1 1 1 1 <text:s/>1 1 1 1 1 1 1 1 1 1 1 1 1 1 1 1 1 1 1 1 1 1 1 1 1 1 1 1 1 1 1 1 1 1 1 1 <text:s/>1 1 1 1 1 1 1 1 1 1 1 1 1 1 1 1 1 1 1 1 1 1 1 1 1 1 1 1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323685848" table:style-name="ce1">
            <text:p>332368584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0 0 0 0 1 1 1 1 <text:s/>1 1 0 0 1 0 1 1 1 0 <text:s/>1 1 1 1 1 1 1 1 0 0 <text:s/>1 1 0 1 1 0 1 0 0 0 <text:s/>0 0 1 1 1 1 0 0 0 0 <text:s/>1 1 1 0 1 1 1 0 0 0 <text:s/>1 1 0 0 0 1 0 0 0 0 <text:s/>0 1 1 0 0 0 0 0 0 0 <text:s/>0 0 1 1 0 0 0 0 0 0 <text:s/>0 0 0 0 0 0 0 0 0 0 0 0 0 0 0 0 0 0 0 0 <text:s/>0 0 0 0 0 0 0 0 0 0 <text:s/>0 0 0 0 0 0 0 0 1 1 <text:s/>0 0 0 0 0 0 0 2 0 0 <text:s/>0 0 0 0 0 0 0 0 3 3 <text:s/>0 0 0 0 0 0 0 0 3 3 <text:s/>0 0 0 0 0 0 0 3 0 3 <text:s/>0 0 0 0 0 0 3 3 3 3 <text:s/>0 0 0 0 0 0 3 3 0 3 <text:s/>0 0 0 3 3 3 3 3 3 3</text:p>
          </table:table-cell>
          <table:table-cell office:value-type="string" table:style-name="ce1">
            <text:p>0 0 1 1 1 1 0 0 0 0 0 0 1 1 0 1 0 0 0 1 0 0 0 0 0 0 0 0 0 0 0 0 1 0 0 1 <text:s/>0 0 1 1 1 1 0 0 0 0 1 1 0 0 0 0 0 1 0 0 0 1 0 0 0 0 1 1 1 0 1 0 1 0 1 0 <text:s/>0 1 1 1 0 0 0 0 1 1 0 2 1 1 0 0 1 0 1 1 1 0 0 0 0 2 0 0</text:p>
          </table:table-cell>
          <table:table-cell office:value-type="string" table:style-name="ce1">
            <text:p>0 0 1 1 1 1 0 0 0 0 0 0 1 1 0 1 0 0 0 1 0 0 0 0 0 0 0 0 0 0 0 0 1 0 0 1 <text:s/>0 0 1 1 1 1 0 0 0 0 1 1 0 0 0 0 0 1 0 0 0 1 0 0 0 0 1 1 1 0 1 0 1 0 1 0 <text:s/>0 1 1 1 0 0 0 0 1 1 0 2 1 1 0 0 1 0 1 1 1 0 0 0 0 2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97440636" table:style-name="ce1">
            <text:p>129744063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0 0 0 0 0 0 <text:s/>1 1 1 1 0 0 0 0 0 0 <text:s/>1 0 1 0 0 1 0 0 0 0 <text:s/>1 1 1 0 0 1 0 0 0 0 <text:s/>0 1 1 1 0 1 0 0 0 0 <text:s/>0 0 1 1 1 1 0 0 0 0 <text:s/>0 0 1 1 0 0 0 0 0 0 <text:s/>1 1 0 1 1 0 0 0 0 0 <text:s/>1 1 1 1 1 0 0 0 0 0 <text:s/>1 0 0 1 0 0 0 0 0 0 0 0 0 0 0 0 1 1 1 1 <text:s/>0 0 0 0 0 0 1 0 1 1 <text:s/>0 0 0 0 0 0 1 1 1 1 <text:s/>0 0 0 0 0 0 1 1 1 0 <text:s/>0 0 0 0 0 0 0 1 1 0 <text:s/>0 0 0 0 0 0 2 0 0 0 <text:s/>0 0 0 0 0 2 2 2 2 0 <text:s/>0 0 0 0 0 2 0 0 0 0 <text:s/>0 0 0 0 0 2 2 2 2 2 <text:s/>0 0 0 0 0 2 2 2 0 2 0 0 0 0 0 0 0 0 0 0 <text:s/>0 0 0 0 0 0 0 0 0 0 <text:s/>0 0 0 0 0 0 0 0 0 0 <text:s/>0 0 0 0 0 0 0 0 0 0 <text:s/>0 0 0 0 0 0 0 0 0 1 <text:s/>0 0 0 0 0 0 0 0 0 1 <text:s/>0 0 0 0 0 0 0 0 0 0 <text:s/>0 0 0 0 0 0 0 0 0 0 <text:s/>0 0 0 0 0 0 0 0 0 0 <text:s/>0 0 0 0 0 0 0 0 0 0</text:p>
          </table:table-cell>
          <table:table-cell office:value-type="string" table:style-name="ce1">
            <text:p>0 0 0 1 1 1 0 0 0 0 0 0 0 0 1 1 0 1 0 0 0 1 0 1 1 2 0 0 0 0 0 0 0 1 1 0 <text:s/>0 0 0 1 1 0 0 0 1 0 1 0 2 2 1 1 0 0 0 0 0 1 1 0 1 1 0 0 1 0 0 0 0 1 0 0 <text:s/>1 0 0 0 1 1 1 1 0 0 0 0 0 0 0 0 0 0 0 1 1 0 1 0 0 0 1 0</text:p>
          </table:table-cell>
          <table:table-cell office:value-type="string" table:style-name="ce1">
            <text:p>0 0 0 1 1 1 0 0 0 0 0 0 0 0 1 1 0 1 0 0 0 1 0 1 1 2 0 0 0 0 0 0 0 1 1 0 <text:s/>0 0 0 1 1 0 0 0 1 0 1 0 2 2 1 1 0 0 0 0 0 1 1 0 1 1 0 0 1 0 0 0 0 1 0 0 <text:s/>1 0 0 0 1 1 1 1 0 0 0 0 0 0 0 0 0 0 0 1 1 0 1 0 0 0 1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367157297" table:style-name="ce1">
            <text:p>1367157297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1 1 0 0 1 1 1 <text:s/>0 0 0 1 1 1 1 1 1 1 <text:s/>0 0 0 1 1 1 1 0 1 1 <text:s/>0 0 0 0 0 1 1 0 1 1 <text:s/>0 0 0 0 1 1 1 1 1 0 <text:s/>0 0 0 0 0 0 1 1 1 0 <text:s/>0 0 0 0 0 0 0 0 0 0 <text:s/>0 0 0 0 0 0 0 0 0 0 <text:s/>0 0 0 0 0 0 0 0 0 0 <text:s/>0 0 0 0 0 0 0 0 0 0 1 1 0 0 0 0 0 0 0 0 <text:s/>1 1 1 0 0 0 0 0 0 0 <text:s/>1 1 1 0 0 0 0 0 0 0 <text:s/>1 1 1 1 0 0 0 0 0 0 <text:s/>1 1 1 1 0 0 0 0 0 0 <text:s/>1 1 1 1 1 1 0 0 0 1 <text:s/>0 0 0 0 0 1 1 1 1 1 <text:s/>0 0 0 0 0 0 0 0 1 1 <text:s/>0 0 0 0 0 0 0 0 0 0 <text:s/>0 0 0 0 0 0 0 0 0 0 0 0 0 0 0 0 0 0 0 0 <text:s/>0 0 0 0 0 0 0 0 0 0 <text:s/>0 0 0 0 0 0 0 0 0 0 <text:s/>0 0 0 0 0 0 0 0 0 0 <text:s/>0 0 0 0 0 0 0 0 0 0 <text:s/>0 0 0 0 0 0 0 0 0 0 <text:s/>1 1 0 1 1 0 0 0 0 0 <text:s/>0 1 1 1 1 1 1 1 0 0 <text:s/>1 1 1 1 1 1 1 1 1 0 <text:s/>1 1 1 1 1 1 1 1 1 1</text:p>
          </table:table-cell>
          <table:table-cell office:value-type="string" table:style-name="ce1">
            <text:p>0 0 1 0 0 1 1 0 0 0 0 0 0 0 0 0 0 0 0 0 0 0 0 0 2 0 0 1 0 0 0 2 0 0 1 0 <text:s/>0 1 0 0 0 0 0 0 0 0 0 0 0 1 0 0 0 0 0 0 0 0 0 0 0 0 1 0 0 0 0 0 0 0 1 0 <text:s/>0 0 0 0 0 0 0 0 0 2 0 0 0 0 0 0 0 1 0 0 0 0 0 0 0 0 0 0</text:p>
          </table:table-cell>
          <table:table-cell office:value-type="string" table:style-name="ce1">
            <text:p>0 0 1 0 0 1 1 0 0 0 0 0 0 0 0 0 0 0 0 0 0 0 0 0 2 0 0 1 0 0 0 2 0 0 1 0 <text:s/>0 1 0 0 0 0 0 0 0 0 0 0 0 1 0 0 0 0 0 0 0 0 0 0 0 0 1 0 0 0 0 0 0 0 1 0 <text:s/>0 0 0 0 0 0 0 0 0 2 0 0 0 0 0 0 0 1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45146262" table:style-name="ce1">
            <text:p>1345146262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0 0 0 0 0 0 <text:s/>1 1 1 1 0 0 1 0 0 0 <text:s/>1 1 1 0 1 1 1 0 0 0 <text:s/>1 1 1 1 1 1 0 0 0 0 <text:s/>1 1 1 0 1 0 0 0 0 0 <text:s/>1 1 1 1 0 0 0 0 0 0 <text:s/>1 1 0 0 0 0 0 0 0 0 <text:s/>0 0 0 0 0 0 0 0 0 0 <text:s/>0 0 0 0 0 0 0 0 0 0 <text:s/>0 0 0 0 0 0 0 0 0 0 0 0 0 0 1 1 1 1 1 1 <text:s/>0 0 0 0 0 0 0 1 1 1 <text:s/>0 0 0 0 0 0 0 0 1 1 <text:s/>0 0 0 0 0 0 0 0 1 1 <text:s/>0 0 0 0 0 0 0 1 1 1 <text:s/>0 0 0 0 0 0 0 1 1 1 <text:s/>0 0 0 0 0 0 0 1 1 0 <text:s/>0 0 0 0 0 0 0 1 1 1 <text:s/>0 0 0 0 0 0 0 1 1 1 <text:s/>0 0 0 0 0 0 0 0 1 1 0 0 0 0 0 0 0 0 0 0 <text:s/>0 0 0 0 0 0 0 0 0 0 <text:s/>0 0 0 0 0 0 0 1 0 0 <text:s/>0 0 0 0 0 0 1 1 0 0 <text:s/>0 0 0 0 0 0 1 0 0 0 <text:s/>0 0 0 0 1 1 1 0 0 0 <text:s/>0 0 1 1 1 1 1 0 0 0 <text:s/>1 1 1 0 1 1 1 0 0 0 <text:s/>1 1 1 1 1 1 1 0 0 0 <text:s/>1 1 1 0 1 1 1 0 0 0</text:p>
          </table:table-cell>
          <table:table-cell office:value-type="string" table:style-name="ce1">
            <text:p>0 0 0 1 0 0 0 0 0 0 0 0 0 0 1 1 0 0 0 0 0 0 0 1 0 0 0 0 0 0 0 0 0 0 0 0 <text:s/>0 0 0 0 0 2 0 1 0 1 0 0 0 0 0 0 0 0 0 0 0 0 0 0 0 0 0 0 0 0 0 0 0 1 0 0 <text:s/>0 1 0 0 0 0 2 0 0 0 0 0 0 0 0 0 0 0 0 0 2 1 0 0 0 1 0 0</text:p>
          </table:table-cell>
          <table:table-cell office:value-type="string" table:style-name="ce1">
            <text:p>0 0 0 1 0 0 0 0 0 0 0 0 0 0 1 1 0 0 0 0 0 0 0 1 0 0 0 0 0 0 0 0 0 0 0 0 <text:s/>0 0 0 0 0 2 0 1 0 1 0 0 0 0 0 0 0 0 0 0 0 0 0 0 0 0 0 0 0 0 0 0 0 1 0 0 <text:s/>0 1 0 0 0 0 2 0 0 0 0 0 0 0 0 0 0 0 0 0 2 1 0 0 0 1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<text:s/>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299265154" table:style-name="ce1">
            <text:p>1299265154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1 1 1 0 0 0 <text:s/>0 0 0 1 1 1 1 0 0 0 <text:s/>0 0 0 0 1 1 1 0 0 0 <text:s/>0 0 0 0 1 1 0 0 0 0 <text:s/>0 0 0 0 1 1 1 0 0 0 <text:s/>0 0 0 0 1 1 1 0 0 0 <text:s/>0 0 0 0 1 1 1 0 0 0 <text:s/>0 0 0 1 0 1 1 0 0 0 <text:s/>0 0 0 1 1 1 0 0 0 0 <text:s/>0 0 1 1 0 1 0 0 0 0 0 0 0 0 0 0 0 1 1 1 <text:s/>0 0 0 0 0 0 0 1 1 1 <text:s/>0 0 0 0 0 0 0 0 1 1 <text:s/>0 0 0 0 0 0 0 1 1 1 <text:s/>0 0 0 0 0 0 0 1 1 1 <text:s/>0 0 0 0 0 0 0 1 1 1 <text:s/>0 0 0 0 0 0 0 1 1 0 <text:s/>0 0 0 0 0 0 0 1 1 1 <text:s/>0 0 0 0 0 0 1 1 1 1 <text:s/>0 0 0 0 0 0 1 1 1 1 1 1 1 0 0 0 0 0 0 0 <text:s/>1 0 1 0 0 0 0 0 0 0 <text:s/>1 1 1 1 0 0 0 0 0 0 <text:s/>1 1 1 1 0 0 0 0 0 0 <text:s/>1 1 1 1 0 0 0 0 0 0 <text:s/>1 1 1 1 0 0 0 0 0 0 <text:s/>0 1 0 1 0 0 0 0 0 0 <text:s/>1 1 1 0 0 0 0 0 0 0 <text:s/>0 1 1 0 0 0 0 0 0 0 <text:s/>1 1 0 0 0 0 0 0 0 0</text:p>
          </table:table-cell>
          <table:table-cell office:value-type="string" table:style-name="ce1">
            <text:p>0 0 0 1 0 2 0 0 0 2 0 1 0 0 0 0 0 0 0 0 0 2 0 0 0 0 0 1 0 0 0 0 0 0 0 0 <text:s/>1 0 0 0 0 0 0 0 0 0 0 0 0 0 0 0 0 0 0 0 0 0 0 0 1 0 1 0 0 0 0 0 0 1 0 0 <text:s/>0 0 1 0 0 0 0 0 1 0 0 0 0 0 0 0 0 0 0 0 0 0 1 0 0 0 0 0</text:p>
          </table:table-cell>
          <table:table-cell office:value-type="string" table:style-name="ce1">
            <text:p>0 0 0 1 0 2 0 0 0 2 0 1 0 0 0 0 0 0 0 0 0 2 0 0 0 0 0 1 0 0 0 0 0 0 0 0 <text:s/>1 0 0 0 0 0 0 0 0 0 0 0 0 0 0 0 0 0 0 0 0 0 0 0 1 0 1 0 0 0 0 0 0 1 0 0 <text:s/>0 0 1 0 0 0 0 0 1 0 0 0 0 0 0 0 0 0 0 0 0 0 1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298600563" table:style-name="ce1">
            <text:p>129860056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0 0 0 0 <text:s/>1 0 1 1 1 0 0 0 0 0 <text:s/>1 1 1 1 1 0 0 0 0 0 <text:s/>1 0 1 1 1 0 0 0 0 0 <text:s/>1 1 1 1 0 0 0 0 0 0 <text:s/>1 1 1 0 0 0 0 0 0 0 <text:s/>1 1 1 0 0 0 0 0 0 0 <text:s/>0 1 0 0 0 0 0 0 0 0 <text:s/>0 0 0 0 0 0 0 0 0 0 <text:s/>0 0 0 0 0 0 0 0 0 0 0 0 0 0 0 0 0 0 1 1 <text:s/>0 0 0 0 0 0 1 1 1 1 <text:s/>0 0 0 0 0 1 1 0 1 1 <text:s/>0 0 0 0 0 1 1 1 1 1 <text:s/>0 0 0 0 0 1 1 1 1 1 <text:s/>0 0 0 0 0 0 0 1 1 1 <text:s/>0 0 0 0 0 0 0 1 1 1 <text:s/>0 0 0 0 0 0 0 0 1 1 <text:s/>0 0 0 0 0 0 0 0 1 0 <text:s/>0 0 0 0 0 0 0 0 0 0 0 0 0 0 0 0 0 0 0 0 <text:s/>0 0 0 0 0 0 0 0 0 0 <text:s/>0 0 0 0 0 0 0 0 0 0 <text:s/>0 0 0 0 0 0 0 0 0 0 <text:s/>0 0 0 0 1 0 0 0 0 0 <text:s/>0 0 0 1 1 1 0 0 0 0 <text:s/>0 0 0 1 1 1 1 0 0 0 <text:s/>0 0 1 1 1 1 1 1 0 0 <text:s/>1 1 1 1 1 1 1 1 0 0 <text:s/>1 1 1 1 1 1 1 1 0 0</text:p>
          </table:table-cell>
          <table:table-cell office:value-type="string" table:style-name="ce1">
            <text:p>0 0 0 0 0 0 1 1 0 0 0 1 0 0 0 1 0 0 0 0 0 0 0 0 0 0 0 1 0 0 2 1 0 0 0 0 <text:s/>0 0 0 0 0 0 0 0 0 0 0 0 0 0 0 0 0 0 0 0 1 0 0 0 0 0 0 0 0 0 0 0 0 0 1 0 <text:s/>0 0 0 0 0 0 2 0 0 0 0 0 0 0 0 2 0 1 0 0 0 0 0 0 0 0 1 1</text:p>
          </table:table-cell>
          <table:table-cell office:value-type="string" table:style-name="ce1">
            <text:p>0 0 0 0 0 0 1 1 0 0 0 1 0 0 0 1 0 0 0 0 0 0 0 0 0 0 0 1 0 0 2 1 0 0 0 0 <text:s/>0 0 0 0 0 0 0 0 0 0 0 0 0 0 0 0 0 0 0 0 1 0 0 0 0 0 0 0 0 0 0 0 0 0 1 0 <text:s/>0 0 0 0 0 0 2 0 0 0 0 0 0 0 0 2 0 1 0 0 0 0 0 0 0 0 1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294087152" table:style-name="ce1">
            <text:p>1294087152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0 1 1 1 1 1 1 <text:s/>0 0 1 1 1 1 1 1 1 1 <text:s/>0 0 0 1 0 1 1 1 0 1 <text:s/>0 0 0 0 1 1 1 1 1 1 <text:s/>0 0 0 0 1 1 0 0 0 1 <text:s/>0 0 0 0 0 0 0 0 0 0 <text:s/>0 0 0 0 0 0 0 0 0 0 <text:s/>0 0 0 0 0 0 0 0 0 0 <text:s/>0 0 0 0 0 0 0 0 0 0 <text:s/>0 0 0 0 0 0 0 0 0 0 0 0 0 0 0 0 0 0 0 0 <text:s/>1 1 0 0 0 0 0 0 0 0 <text:s/>1 1 1 0 0 0 0 0 0 0 <text:s/>1 0 1 1 0 0 0 0 0 0 <text:s/>1 1 1 1 0 0 0 0 0 0 <text:s/>0 1 1 1 0 0 0 0 0 0 <text:s/>1 1 1 1 0 0 0 0 0 0 <text:s/>0 1 1 1 0 0 0 0 0 0 <text:s/>1 1 1 1 0 0 0 0 0 0 <text:s/>1 1 1 1 0 0 0 0 0 0 0 0 0 0 0 0 0 0 0 0 <text:s/>0 0 0 0 0 0 0 0 0 0 <text:s/>0 0 0 0 0 0 0 0 0 0 <text:s/>0 0 0 0 0 0 0 0 0 0 <text:s/>0 0 0 0 0 0 1 1 1 0 <text:s/>0 0 0 0 1 1 1 1 1 1 <text:s/>0 0 0 0 0 1 1 1 1 1 <text:s/>0 0 0 0 1 1 1 1 1 1 <text:s/>0 0 0 0 1 1 1 1 1 1 <text:s/>0 0 0 0 1 0 1 1 1 0</text:p>
          </table:table-cell>
          <table:table-cell office:value-type="string" table:style-name="ce1">
            <text:p>1 0 0 1 0 0 0 0 0 0 0 0 0 0 0 0 0 2 0 0 0 0 0 0 1 0 0 0 1 0 0 1 0 0 0 0 <text:s/>0 0 0 0 0 2 0 0 0 0 0 0 0 0 1 0 0 0 0 0 0 2 0 0 0 0 0 0 1 0 0 0 0 0 1 0 <text:s/>0 0 0 0 0 0 0 0 0 0 0 0 0 0 0 0 0 0 0 0 0 0 0 1 0 0 0 1</text:p>
          </table:table-cell>
          <table:table-cell office:value-type="string" table:style-name="ce1">
            <text:p>1 0 0 1 0 0 0 0 0 0 0 0 0 0 0 0 0 2 0 0 0 0 0 0 1 0 0 0 1 0 0 1 0 0 0 0 <text:s/>0 0 0 0 0 2 0 0 0 0 0 0 0 0 1 0 0 0 0 0 0 2 0 0 0 0 0 0 1 0 0 0 0 0 1 0 <text:s/>0 0 0 0 0 0 0 0 0 0 0 0 0 0 0 0 0 0 0 0 0 0 0 1 0 0 0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232145383" table:style-name="ce1">
            <text:p>123214538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0 1 1 1 1 0 1 1 1 0 <text:s/>1 1 1 1 1 1 1 0 0 0 <text:s/>0 1 1 1 1 1 1 0 0 0 <text:s/>0 0 0 0 0 0 0 0 0 0 <text:s/>0 0 0 0 0 0 0 0 0 0 <text:s/>0 0 0 0 0 0 0 0 0 0 <text:s/>0 0 0 0 0 0 0 0 0 0 <text:s/>0 0 0 0 0 0 0 0 0 0 <text:s/>0 0 0 0 0 0 0 0 0 0 0 0 0 0 0 0 0 0 0 0 <text:s/>0 0 0 0 0 0 0 0 0 0 <text:s/>0 0 0 0 0 0 0 0 0 0 <text:s/>1 0 0 0 0 0 0 0 0 0 <text:s/>1 1 1 1 1 0 0 0 0 0 <text:s/>1 1 0 1 1 1 0 0 0 0 <text:s/>1 1 1 1 1 0 0 0 0 0 <text:s/>1 1 1 1 1 1 0 0 0 0 <text:s/>1 0 0 0 1 1 0 0 0 0 <text:s/>1 1 1 1 1 0 0 0 0 0 0 0 0 0 0 0 0 0 0 0 <text:s/>0 0 0 0 0 0 0 0 0 1 <text:s/>0 0 0 0 0 0 0 1 1 1 <text:s/>0 0 0 0 0 0 0 1 1 1 <text:s/>0 0 0 0 0 0 1 1 1 1 <text:s/>0 0 0 0 0 0 1 1 1 1 <text:s/>0 0 0 0 0 0 1 1 0 1 <text:s/>0 0 0 0 0 0 1 1 1 1 <text:s/>0 0 0 0 0 0 1 1 1 1 <text:s/>0 0 0 0 0 0 1 1 1 1</text:p>
          </table:table-cell>
          <table:table-cell office:value-type="string" table:style-name="ce1">
            <text:p>0 0 0 0 0 0 0 0 0 0 1 2 0 0 0 1 0 0 0 0 0 0 0 0 0 0 0 0 0 0 0 0 0 0 0 0 <text:s/>0 0 0 0 0 0 0 0 0 1 0 0 0 0 2 0 1 0 0 0 0 0 2 0 0 0 0 0 0 1 0 0 1 0 0 0 <text:s/>0 0 0 0 0 0 0 0 0 1 1 1 0 0 0 0 0 0 0 0 0 0 0 1 0 0 0 0</text:p>
          </table:table-cell>
          <table:table-cell office:value-type="string" table:style-name="ce1">
            <text:p>0 0 0 0 0 0 0 0 0 0 1 2 0 0 0 1 0 0 0 0 0 0 0 0 0 0 0 0 0 0 0 0 0 0 0 0 <text:s/>0 0 0 0 0 0 0 0 0 1 0 0 0 0 2 0 1 0 0 0 0 0 2 0 0 0 0 0 0 1 0 0 1 0 0 0 <text:s/>0 0 0 0 0 0 0 0 0 1 1 1 0 0 0 0 0 0 0 0 0 0 0 1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float" office:value="1280067346" table:style-name="ce1">
            <text:p>128006734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1 1 1 0 1 1 1 <text:s/>0 0 0 0 0 1 1 1 1 0 <text:s/>0 0 0 0 1 1 1 1 1 1 <text:s/>0 0 0 0 0 1 1 1 1 1 <text:s/>0 0 0 0 0 0 0 1 1 1 <text:s/>0 0 0 0 0 0 0 0 1 1 <text:s/>0 0 0 0 0 0 0 0 1 1 <text:s/>0 0 0 0 0 0 0 0 0 1 <text:s/>0 0 0 0 0 0 0 0 0 0 <text:s/>0 0 0 0 0 0 0 0 0 0 1 1 1 0 0 0 0 0 0 0 <text:s/>1 1 1 1 0 0 0 0 0 0 <text:s/>1 1 1 1 0 0 0 0 0 0 <text:s/>1 1 1 1 0 0 0 0 0 0 <text:s/>1 0 1 1 0 0 0 0 0 0 <text:s/>1 1 1 0 0 0 0 0 0 0 <text:s/>1 1 1 0 0 0 0 0 0 0 <text:s/>0 1 1 0 0 0 0 0 0 0 <text:s/>1 1 0 0 0 0 0 0 0 0 <text:s/>1 1 0 0 0 0 0 0 0 0 0 0 0 0 0 0 0 0 0 0 <text:s/>0 0 0 0 0 0 0 0 0 0 <text:s/>0 0 0 0 0 0 0 0 0 0 <text:s/>0 0 0 0 0 0 0 0 0 0 <text:s/>0 0 0 0 1 0 1 0 0 0 <text:s/>0 0 0 1 1 1 1 1 0 0 <text:s/>0 0 0 1 1 1 1 1 0 0 <text:s/>0 0 0 1 0 1 1 1 1 0 <text:s/>0 0 1 1 1 1 1 1 1 0 <text:s/>0 0 1 1 1 1 1 1 0 0</text:p>
          </table:table-cell>
          <table:table-cell office:value-type="string" table:style-name="ce1">
            <text:p>0 0 0 0 0 0 1 0 0 0 0 0 0 0 1 0 0 0 2 1 0 2 0 0 0 0 0 0 0 0 0 0 0 0 1 0 <text:s/>0 0 0 0 0 1 0 0 0 1 0 0 0 0 0 0 0 0 0 0 2 0 0 0 0 0 0 0 0 0 0 0 0 0 1 0 <text:s/>0 0 1 0 0 0 0 0 0 0 0 0 0 0 0 0 0 1 0 0 0 0 0 0 0 0 1 1</text:p>
          </table:table-cell>
          <table:table-cell office:value-type="string" table:style-name="ce1">
            <text:p>0 0 0 0 0 0 1 0 0 0 0 0 0 0 1 0 0 0 2 1 0 2 0 0 0 0 0 0 0 0 0 0 0 0 1 0 <text:s/>0 0 0 0 0 1 0 0 0 1 0 0 0 0 0 0 0 0 0 0 2 0 0 0 0 0 0 0 0 0 0 0 0 0 1 0 <text:s/>0 0 1 0 0 0 0 0 0 0 0 0 0 0 0 0 0 1 0 0 0 0 0 0 0 0 1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470826463" table:style-name="ce1">
            <text:p>147082646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1 1 1 1 1 <text:s/>0 0 1 1 1 1 1 1 0 1 <text:s/>0 0 1 0 1 1 1 1 1 1 <text:s/>0 0 0 1 1 1 1 1 1 1 <text:s/>0 0 0 1 0 1 1 1 1 1 <text:s/>0 0 0 0 0 0 0 1 1 1 <text:s/>0 0 0 0 0 0 0 0 1 1 <text:s/>0 0 0 0 0 0 0 0 0 1 <text:s/>0 0 0 0 0 0 0 0 0 0 <text:s/>0 0 0 0 0 0 0 0 0 0 0 0 0 0 0 0 0 0 0 0 <text:s/>1 1 0 0 0 0 0 0 0 0 <text:s/>1 1 0 0 0 0 0 0 0 0 <text:s/>1 1 1 0 0 0 0 0 0 0 <text:s/>1 1 0 0 0 0 0 0 0 0 <text:s/>1 1 1 0 1 0 1 0 0 0 <text:s/>1 1 1 1 1 1 1 1 0 0 <text:s/>1 1 1 1 1 0 1 1 1 0 <text:s/>1 1 1 1 1 1 1 1 1 0 <text:s/>1 0 1 0 1 1 1 0 0 0 0 0 0 0 0 0 0 0 0 0 <text:s/>0 0 0 0 0 0 0 0 0 0 <text:s/>0 0 0 0 0 0 0 0 0 0 <text:s/>0 0 0 0 0 0 0 0 0 0 <text:s/>0 0 0 0 0 0 0 0 0 0 <text:s/>0 0 0 0 0 0 0 0 0 0 <text:s/>0 0 0 0 0 0 0 0 0 0 <text:s/>0 0 0 0 0 0 0 0 0 0 <text:s/>0 0 0 0 0 0 0 0 0 1 <text:s/>0 0 0 0 0 0 0 1 1 1</text:p>
          </table:table-cell>
          <table:table-cell office:value-type="string" table:style-name="ce1">
            <text:p>1 0 0 0 0 0 0 0 0 0 0 0 0 0 0 0 0 0 1 0 0 0 0 1 0 0 0 0 0 0 0 0 0 0 0 0 <text:s/>0 0 0 0 0 0 1 0 1 0 0 0 0 0 0 0 0 1 0 1 0 0 0 0 0 0 0 0 0 0 0 0 0 0 0 0 <text:s/>0 0 0 1 0 0 0 2 0 0 0 0 0 0 0 0 2 0 0 1 0 1 0 0 0 0 0 2</text:p>
          </table:table-cell>
          <table:table-cell office:value-type="string" table:style-name="ce1">
            <text:p>1 0 0 0 0 0 0 0 0 0 0 0 0 0 0 0 0 0 1 0 0 0 0 1 0 0 0 0 0 0 0 0 0 0 0 0 <text:s/>0 0 0 0 0 0 1 0 1 0 0 0 0 0 0 0 0 1 0 1 0 0 0 0 0 0 0 0 0 0 0 0 0 0 0 0 <text:s/>0 0 0 1 0 0 0 2 0 0 0 0 0 0 0 0 2 0 0 1 0 1 0 0 0 0 0 2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85" table:style-name="ce1">
            <text:p>385</text:p>
          </table:table-cell>
          <table:table-cell office:value-type="float" office:value="1688361255" table:style-name="ce1">
            <text:p>1688361255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1 1 1 0 0 0 <text:s/>0 0 0 0 1 1 1 0 0 0 <text:s/>0 0 0 0 0 1 1 1 0 0 <text:s/>0 0 0 1 1 1 0 0 0 0 <text:s/>0 0 0 1 1 1 0 0 0 0 <text:s/>0 0 1 1 1 0 0 0 0 0 <text:s/>0 0 1 1 1 0 0 0 0 0 <text:s/>0 0 0 1 1 1 0 0 0 0 <text:s/>0 0 0 0 1 1 1 0 0 0 <text:s/>0 0 0 0 0 1 1 1 0 0 0 0 0 0 0 0 0 0 1 1 <text:s/>0 0 0 0 0 0 0 0 1 1 <text:s/>0 0 0 0 0 0 0 0 1 0 <text:s/>0 0 0 0 0 0 1 1 1 1 <text:s/>0 0 0 0 0 0 1 1 1 1 <text:s/>0 0 0 0 0 1 1 1 0 1 <text:s/>0 0 0 0 0 1 1 1 1 1 <text:s/>0 0 0 0 0 0 1 1 1 0 <text:s/>0 0 0 0 0 0 0 1 1 1 <text:s/>0 0 0 0 0 0 0 0 1 1 1 1 0 1 0 0 0 0 0 0 <text:s/>1 1 0 1 0 0 0 0 0 0 <text:s/>1 1 1 1 1 0 0 0 0 0 <text:s/>1 1 1 0 0 0 0 0 0 0 <text:s/>1 1 1 0 0 0 0 0 0 0 <text:s/>1 1 0 0 0 0 0 0 0 0 <text:s/>1 1 0 0 0 0 0 0 0 0 <text:s/>1 1 1 0 0 0 0 0 0 0 <text:s/>0 1 1 0 0 0 0 0 0 0 <text:s/>1 1 1 1 0 0 0 0 0 0</text:p>
          </table:table-cell>
          <table:table-cell office:value-type="string" table:style-name="ce1">
            <text:p>0 0 1 0 0 0 0 1 0 0 0 0 1 0 0 0 0 1 0 0 0 0 0 0 0 0 0 0 0 1 0 0 0 0 0 0 <text:s/>0 0 0 0 0 0 0 0 0 0 0 0 0 0 0 0 0 0 0 0 0 0 1 0 0 0 0 2 0 0 2 0 0 0 0 0 <text:s/>0 0 0 0 0 0 0 1 1 0 0 1 0 0 0 0 0 0 2 0 0 0 1 0 0 0 0 0</text:p>
          </table:table-cell>
          <table:table-cell office:value-type="string" table:style-name="ce1">
            <text:p>0 0 1 0 0 0 0 1 0 0 0 0 1 0 0 0 0 1 0 0 0 0 0 0 0 0 0 0 0 1 0 0 0 0 0 0 <text:s/>0 0 0 0 0 0 0 0 0 0 0 0 0 0 0 0 0 0 0 0 0 0 1 0 0 0 0 2 0 0 2 0 0 0 0 0 <text:s/>0 0 0 0 0 0 0 1 1 0 0 1 0 0 0 0 0 0 2 0 0 0 1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1252984002" table:style-name="ce1">
            <text:p>1252984002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0 0 1 1 <text:s/>1 1 1 0 0 0 0 0 1 1 <text:s/>1 1 1 0 0 0 0 0 0 1 <text:s/>1 0 1 0 0 0 0 0 0 1 <text:s/>0 0 0 0 0 0 0 0 0 0 <text:s/>0 0 0 0 0 0 0 0 0 0 <text:s/>0 0 0 0 0 0 0 0 0 0 <text:s/>0 0 0 0 0 0 0 0 0 0 <text:s/>0 0 0 0 0 0 0 0 0 0 0 0 0 0 0 0 0 0 0 0 <text:s/>0 0 0 0 0 0 0 0 0 0 <text:s/>0 0 0 1 1 0 1 1 0 0 <text:s/>0 0 0 1 1 1 1 1 1 0 <text:s/>0 0 0 1 1 1 1 1 1 0 <text:s/>0 0 0 0 1 1 1 1 1 1 <text:s/>0 0 0 0 0 1 1 1 0 1 <text:s/>0 0 0 0 0 1 0 0 1 1 <text:s/>0 0 0 0 0 0 0 0 1 0 <text:s/>0 0 0 0 0 0 0 0 0 0 0 0 0 0 0 0 0 0 0 0 <text:s/>0 0 0 0 0 0 0 0 0 0 <text:s/>0 0 0 0 0 0 0 0 0 0 <text:s/>0 0 0 0 0 0 0 0 0 0 <text:s/>0 1 0 0 0 0 0 0 0 0 <text:s/>1 1 1 1 0 0 0 0 0 0 <text:s/>1 1 1 0 1 0 0 0 0 0 <text:s/>1 1 1 1 1 0 0 0 0 0 <text:s/>1 1 0 1 1 1 1 1 0 0 <text:s/>1 1 1 1 1 1 1 1 0 0</text:p>
          </table:table-cell>
          <table:table-cell office:value-type="string" table:style-name="ce1">
            <text:p>0 0 0 0 0 0 0 0 0 0 0 0 0 0 0 0 1 1 0 0 2 0 0 0 0 1 0 0 0 0 0 0 0 0 2 0 <text:s/>0 0 0 0 0 0 0 0 0 0 0 0 0 0 0 2 0 0 0 0 0 0 0 0 0 0 0 1 0 0 0 0 1 0 0 0 <text:s/>0 0 0 0 1 1 0 0 0 0 1 0 0 0 0 0 0 1 0 0 0 0 0 0 0 0 1 1</text:p>
          </table:table-cell>
          <table:table-cell office:value-type="string" table:style-name="ce1">
            <text:p>0 0 0 0 0 0 0 0 0 0 0 0 0 0 0 0 1 1 0 0 2 0 0 0 0 1 0 0 0 0 0 0 0 0 2 0 <text:s/>0 0 0 0 0 0 0 0 0 0 0 0 0 0 0 2 0 0 0 0 0 0 0 0 0 0 0 1 0 0 0 0 1 0 0 0 <text:s/>0 0 0 0 1 1 0 0 0 0 1 0 0 0 0 0 0 1 0 0 0 0 0 0 0 0 1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387159909" table:style-name="ce1">
            <text:p>1387159909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1 1 1 1 1 1 <text:s/>0 0 0 1 1 1 1 0 1 1 <text:s/>0 0 0 1 0 1 1 1 1 1 <text:s/>0 0 0 1 1 1 1 0 1 1 <text:s/>0 0 0 0 0 1 1 1 1 0 <text:s/>0 0 0 0 0 1 1 0 0 0 <text:s/>0 0 0 0 0 0 0 0 0 0 <text:s/>0 0 0 0 0 0 0 0 0 0 <text:s/>0 0 0 0 0 0 0 0 0 0 <text:s/>0 0 0 0 0 0 0 0 0 0 1 1 1 0 0 0 0 0 0 0 <text:s/>1 1 1 0 0 0 0 0 0 0 <text:s/>1 1 1 0 0 0 0 0 0 0 <text:s/>1 1 1 0 0 0 0 0 0 0 <text:s/>1 1 1 1 0 0 0 0 0 0 <text:s/>1 1 1 1 0 0 0 0 0 0 <text:s/>1 1 1 1 0 0 0 0 0 0 <text:s/>1 1 0 0 0 0 0 0 0 0 <text:s/>1 1 0 0 0 0 0 0 0 0 <text:s/>1 1 0 0 0 0 0 0 0 0 0 0 0 0 0 0 0 0 0 0 <text:s/>0 0 0 0 0 0 0 0 0 0 <text:s/>0 0 0 0 0 0 0 0 0 0 <text:s/>0 0 0 0 0 0 0 0 0 0 <text:s/>0 0 0 0 0 0 0 0 0 0 <text:s/>0 0 0 0 0 0 0 1 1 1 <text:s/>0 0 0 0 1 1 1 1 1 1 <text:s/>0 0 0 1 1 1 0 1 1 1 <text:s/>0 0 1 1 1 1 1 1 1 1 <text:s/>0 0 1 1 1 1 1 1 0 1</text:p>
          </table:table-cell>
          <table:table-cell office:value-type="string" table:style-name="ce1">
            <text:p>0 0 0 1 0 0 0 0 0 0 0 0 0 0 2 0 0 1 0 0 2 0 0 0 1 0 0 0 0 0 0 0 0 0 0 0 <text:s/>0 1 0 0 0 0 0 0 1 0 0 0 0 1 0 0 0 0 1 0 0 0 0 0 0 0 0 0 0 0 0 0 0 0 0 0 <text:s/>1 0 0 0 1 0 0 0 0 0 0 0 0 0 0 0 0 0 0 0 0 0 0 0 0 2 1 0</text:p>
          </table:table-cell>
          <table:table-cell office:value-type="string" table:style-name="ce1">
            <text:p>0 0 0 1 0 0 0 0 0 0 0 0 0 0 2 0 0 1 0 0 2 0 0 0 1 0 0 0 0 0 0 0 0 0 0 0 <text:s/>0 1 0 0 0 0 0 0 1 0 0 0 0 1 0 0 0 0 1 0 0 0 0 0 0 0 0 0 0 0 0 0 0 0 0 0 <text:s/>1 0 0 0 1 0 0 0 0 0 0 0 0 0 0 0 0 0 0 0 0 0 0 0 0 2 1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1268345781" table:style-name="ce1">
            <text:p>1268345781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1 1 0 1 1 <text:s/>0 1 1 1 0 1 1 1 1 1 <text:s/>0 0 0 0 0 0 1 1 1 1 <text:s/>0 0 0 0 0 0 1 1 1 1 <text:s/>0 0 0 0 0 0 0 1 1 1 <text:s/>0 0 0 0 0 0 0 0 1 1 <text:s/>0 0 0 0 0 0 0 0 0 1 <text:s/>0 0 0 0 0 0 0 0 0 0 <text:s/>0 0 0 0 0 0 0 0 0 0 <text:s/>0 0 0 0 0 0 0 0 0 0 0 0 0 0 0 0 0 0 0 0 <text:s/>1 0 0 0 0 0 0 0 0 0 <text:s/>1 0 1 1 1 0 0 0 0 0 <text:s/>1 0 1 1 1 1 0 0 0 0 <text:s/>1 1 1 0 1 1 1 0 0 0 <text:s/>0 1 1 1 1 1 1 1 0 0 <text:s/>0 0 1 1 1 1 1 1 1 0 <text:s/>0 0 0 0 0 0 0 0 0 0 <text:s/>0 0 0 0 0 0 0 0 0 0 <text:s/>0 0 0 0 0 0 0 0 0 0 0 0 0 0 0 0 0 0 0 0 <text:s/>0 0 0 0 0 0 0 0 0 0 <text:s/>0 0 0 0 0 0 0 0 0 0 <text:s/>0 0 0 0 0 0 0 0 0 0 <text:s/>0 0 0 0 0 0 0 0 0 0 <text:s/>1 0 0 0 0 0 0 0 0 0 <text:s/>1 1 0 0 0 0 0 0 0 0 <text:s/>1 1 1 1 1 1 1 1 1 1 <text:s/>0 1 1 1 1 1 1 1 1 1 <text:s/>1 1 1 1 0 1 1 0 1 1</text:p>
          </table:table-cell>
          <table:table-cell office:value-type="string" table:style-name="ce1">
            <text:p>1 0 0 0 0 0 0 1 0 0 0 0 0 0 1 0 0 0 0 0 0 1 0 0 0 1 0 0 0 0 0 1 0 0 0 0 <text:s/>0 0 0 0 0 0 0 1 0 0 0 0 0 2 0 0 0 0 0 0 0 0 0 0 0 0 0 0 0 0 0 2 0 0 0 0 <text:s/>0 0 0 0 0 2 0 0 1 0 0 0 0 0 0 0 0 0 0 0 0 0 1 0 0 1 0 0</text:p>
          </table:table-cell>
          <table:table-cell office:value-type="string" table:style-name="ce1">
            <text:p>1 0 0 0 0 0 0 1 0 0 0 0 0 0 1 0 0 0 0 0 0 1 0 0 0 1 0 0 0 0 0 1 0 0 0 0 <text:s/>0 0 0 0 0 0 0 1 0 0 0 0 0 2 0 0 0 0 0 0 0 0 0 0 0 0 0 0 0 0 0 2 0 0 0 0 <text:s/>0 0 0 0 0 2 0 0 1 0 0 0 0 0 0 0 0 0 0 0 0 0 1 0 0 1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297892345" table:style-name="ce1">
            <text:p>1297892345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0 1 1 1 1 1 1 1 <text:s/>1 1 1 1 1 1 1 1 1 1 <text:s/>1 1 1 1 1 1 0 1 0 0 <text:s/>0 0 0 1 1 1 1 0 0 0 <text:s/>0 0 0 0 0 0 0 0 0 0 <text:s/>0 0 0 0 0 0 0 0 0 0 <text:s/>0 0 0 0 0 0 0 0 0 0 <text:s/>0 0 0 0 0 0 0 0 0 0 <text:s/>0 0 0 0 0 0 0 0 0 0 <text:s/>0 0 0 0 0 0 0 0 0 0 0 0 0 0 0 0 0 0 0 0 <text:s/>0 0 0 0 0 0 0 0 0 0 <text:s/>0 0 0 0 0 0 0 0 0 0 <text:s/>1 1 1 0 0 0 0 0 0 0 <text:s/>1 1 1 1 1 1 0 0 0 0 <text:s/>1 1 1 1 1 1 0 0 0 0 <text:s/>1 1 1 1 1 0 0 0 0 0 <text:s/>0 1 1 1 1 1 0 0 0 0 <text:s/>0 1 1 1 1 0 0 0 0 0 <text:s/>0 0 0 0 0 0 0 0 0 0 0 0 0 0 0 0 0 0 0 0 <text:s/>0 0 0 0 0 0 0 0 0 0 <text:s/>0 0 0 0 0 0 0 0 0 1 <text:s/>0 0 0 0 0 0 0 0 1 1 <text:s/>0 0 0 0 0 0 1 1 1 1 <text:s/>0 0 0 0 0 0 1 1 0 1 <text:s/>0 0 0 0 0 0 1 1 1 1 <text:s/>0 0 0 0 0 0 1 1 1 1 <text:s/>0 0 0 0 0 1 1 1 1 1 <text:s/>0 0 1 1 1 1 0 1 1 1</text:p>
          </table:table-cell>
          <table:table-cell office:value-type="string" table:style-name="ce1">
            <text:p>0 0 1 0 2 0 0 0 0 0 0 0 0 0 0 0 0 0 0 0 0 0 0 0 0 0 1 0 1 0 0 0 0 0 0 0 <text:s/>0 1 0 0 0 0 0 0 0 0 0 0 0 0 0 0 0 0 0 0 0 0 1 0 0 0 0 0 0 1 0 0 0 0 1 0 <text:s/>0 0 0 0 0 0 0 0 1 0 0 2 0 0 0 0 0 0 1 1 0 2 0 0 1 0 0 0</text:p>
          </table:table-cell>
          <table:table-cell office:value-type="string" table:style-name="ce1">
            <text:p>0 0 1 0 2 0 0 0 0 0 0 0 0 0 0 0 0 0 0 0 0 0 0 0 0 0 1 0 1 0 0 0 0 0 0 0 <text:s/>0 1 0 0 0 0 0 0 0 0 0 0 0 0 0 0 0 0 0 0 0 0 1 0 0 0 0 0 0 1 0 0 0 0 1 0 <text:s/>0 0 0 0 0 0 0 0 1 0 0 2 0 0 0 0 0 0 1 1 0 2 0 0 1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1263680884" table:style-name="ce1">
            <text:p>1263680884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1 1 1 1 1 1 <text:s/>0 0 0 0 0 1 1 1 1 1 <text:s/>0 0 0 0 1 1 1 1 1 1 <text:s/>0 0 0 0 0 1 1 1 1 0 <text:s/>0 0 0 0 0 0 1 1 1 1 <text:s/>0 0 0 0 0 0 0 1 1 1 <text:s/>0 0 0 0 0 0 0 0 0 1 <text:s/>0 0 0 0 0 0 0 0 0 1 <text:s/>0 0 0 0 0 0 0 0 0 0 <text:s/>0 0 0 0 0 0 0 0 0 0 0 0 0 0 0 0 0 0 0 0 <text:s/>0 0 0 0 0 0 0 0 0 0 <text:s/>0 0 0 0 0 0 0 0 0 0 <text:s/>0 0 0 0 0 0 0 0 0 0 <text:s/>0 0 0 0 0 0 0 0 0 0 <text:s/>0 0 0 1 1 1 1 0 0 0 <text:s/>0 0 1 1 1 0 1 1 0 0 <text:s/>0 0 1 1 1 1 1 0 1 0 <text:s/>0 0 0 1 1 1 1 1 1 1 <text:s/>0 0 1 1 1 1 1 1 1 1 0 1 1 1 0 0 0 0 0 0 <text:s/>1 1 1 1 0 0 0 0 0 0 <text:s/>1 0 1 1 0 0 0 0 0 0 <text:s/>0 1 1 1 1 0 0 0 0 0 <text:s/>1 1 1 1 1 1 0 0 0 0 <text:s/>1 1 1 0 0 0 0 0 0 0 <text:s/>1 1 0 0 0 0 0 0 0 0 <text:s/>1 1 0 0 0 0 0 0 0 0 <text:s/>1 1 0 0 0 0 0 0 0 0 <text:s/>1 0 0 0 0 0 0 0 0 0</text:p>
          </table:table-cell>
          <table:table-cell office:value-type="string" table:style-name="ce1">
            <text:p>1 0 0 0 0 0 0 0 0 0 0 0 0 0 1 0 0 0 2 0 0 1 0 0 0 0 0 0 0 0 1 0 0 0 0 0 <text:s/>0 0 0 1 0 0 0 0 0 0 0 0 0 0 0 0 0 0 0 0 0 0 0 0 0 0 0 0 0 1 0 0 1 0 0 0 <text:s/>0 0 0 0 0 1 0 0 0 0 1 2 0 0 0 0 0 0 2 1 0 0 0 0 0 0 0 0</text:p>
          </table:table-cell>
          <table:table-cell office:value-type="string" table:style-name="ce1">
            <text:p>1 0 0 0 0 0 0 0 0 0 0 0 0 0 1 0 0 0 2 0 0 1 0 0 0 0 0 0 0 0 1 0 0 0 0 0 <text:s/>0 0 0 1 0 0 0 0 0 0 0 0 0 0 0 0 0 0 0 0 0 0 0 0 0 0 0 0 0 1 0 0 1 0 0 0 <text:s/>0 0 0 0 0 1 0 0 0 0 1 2 0 0 0 0 0 0 2 1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426965712" table:style-name="ce1">
            <text:p>1426965712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0 1 1 0 1 <text:s/>1 1 1 1 1 1 1 0 0 0 <text:s/>1 0 1 1 0 1 0 0 0 0 <text:s/>1 0 0 0 0 0 0 0 0 0 <text:s/>0 0 0 0 0 0 0 0 0 0 <text:s/>0 0 0 0 0 0 0 0 0 0 <text:s/>0 0 0 0 0 0 0 0 0 0 <text:s/>0 0 0 0 0 0 0 0 0 0 <text:s/>0 0 0 0 0 0 0 0 0 0 0 0 0 0 0 0 0 0 0 0 <text:s/>0 0 0 0 0 0 0 0 0 0 <text:s/>0 0 0 0 0 0 0 1 1 0 <text:s/>0 0 0 0 0 0 1 1 1 1 <text:s/>0 0 0 0 0 1 1 1 1 1 <text:s/>0 0 0 0 0 0 1 1 1 1 <text:s/>0 0 0 0 0 0 1 1 1 1 <text:s/>0 0 0 0 0 0 0 1 1 1 <text:s/>0 0 0 0 0 0 1 1 1 1 <text:s/>0 0 0 0 0 0 1 1 1 1 0 0 0 0 0 0 0 0 0 0 <text:s/>0 0 0 0 0 0 0 0 0 0 <text:s/>0 0 0 0 0 0 0 0 0 0 <text:s/>0 0 0 0 0 0 0 0 0 0 <text:s/>0 1 0 1 1 0 0 0 0 0 <text:s/>1 1 1 1 1 1 0 0 0 0 <text:s/>1 1 1 1 1 1 0 0 0 0 <text:s/>1 0 1 0 1 1 1 0 0 0 <text:s/>1 0 1 1 1 0 0 0 0 0 <text:s/>1 1 1 1 1 1 0 0 0 0</text:p>
          </table:table-cell>
          <table:table-cell office:value-type="string" table:style-name="ce1">
            <text:p>0 0 0 0 0 0 0 0 0 0 0 0 0 0 2 1 0 0 1 0 0 0 0 0 0 0 0 0 0 1 0 1 0 0 1 0 <text:s/>0 0 0 0 0 0 1 0 0 0 0 2 0 0 0 0 0 0 0 0 0 0 0 0 0 0 0 0 2 0 0 0 0 0 0 1 <text:s/>0 1 0 0 0 0 0 0 0 1 0 0 0 1 0 0 0 0 0 0 0 0 0 0 0 0 0 0</text:p>
          </table:table-cell>
          <table:table-cell office:value-type="string" table:style-name="ce1">
            <text:p>0 0 0 0 0 0 0 0 0 0 0 0 0 0 2 1 0 0 1 0 0 0 0 0 0 0 0 0 0 1 0 1 0 0 1 0 <text:s/>0 0 0 0 0 0 1 0 0 0 0 2 0 0 0 0 0 0 0 0 0 0 0 0 0 0 0 0 2 0 0 0 0 0 0 1 <text:s/>0 1 0 0 0 0 0 0 0 1 0 0 0 1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43" table:style-name="ce1">
            <text:p>143</text:p>
          </table:table-cell>
          <table:table-cell office:value-type="float" office:value="1255501589" table:style-name="ce1">
            <text:p>1255501589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0 0 0 0 0 0 0 0 <text:s/>0 1 0 0 0 0 0 0 0 0 <text:s/>1 1 1 0 0 0 0 0 0 0 <text:s/>1 1 1 1 0 0 0 0 0 0 <text:s/>1 1 1 1 1 0 0 0 0 0 <text:s/>1 1 1 1 1 1 0 0 0 0 <text:s/>1 1 1 0 0 0 0 0 0 0 <text:s/>1 1 0 0 0 0 0 0 0 0 <text:s/>1 1 0 0 0 0 0 0 0 0 <text:s/>1 1 0 0 0 0 0 0 0 0 0 0 0 1 0 1 1 1 1 1 <text:s/>0 0 0 1 1 1 1 1 1 1 <text:s/>0 0 0 1 1 1 0 1 1 1 <text:s/>0 0 0 0 1 1 1 1 1 1 <text:s/>0 0 0 0 0 1 1 1 1 0 <text:s/>0 0 0 0 0 0 0 1 0 0 <text:s/>0 0 0 0 0 0 0 0 0 0 <text:s/>0 0 0 0 0 0 0 0 0 0 <text:s/>0 0 0 0 0 0 0 0 0 0 <text:s/>0 0 0 0 0 0 0 0 0 0 0 0 0 0 0 0 0 0 0 0 <text:s/>0 0 0 0 0 0 0 0 0 0 <text:s/>0 0 0 0 0 0 0 0 0 0 <text:s/>0 0 0 0 0 0 0 0 0 0 <text:s/>0 0 0 0 0 0 0 0 0 1 <text:s/>0 0 0 0 0 0 0 0 0 1 <text:s/>0 0 0 1 1 1 1 0 1 1 <text:s/>0 0 0 1 1 1 1 1 1 1 <text:s/>0 0 1 1 1 1 1 1 1 1 <text:s/>0 0 1 1 1 1 1 1 1 0</text:p>
          </table:table-cell>
          <table:table-cell office:value-type="string" table:style-name="ce1">
            <text:p>0 0 1 0 1 0 0 0 0 0 1 2 1 0 0 0 0 0 0 0 0 0 0 0 2 0 1 0 0 0 0 0 0 0 0 0 <text:s/>0 0 0 0 0 0 0 0 0 0 0 0 0 0 0 0 0 0 0 0 1 0 1 0 0 0 0 0 0 0 0 1 0 0 0 0 <text:s/>1 0 0 0 0 0 0 0 0 0 0 0 2 0 0 0 0 0 0 0 0 0 0 0 0 0 0 1</text:p>
          </table:table-cell>
          <table:table-cell office:value-type="string" table:style-name="ce1">
            <text:p>0 0 1 0 1 0 0 0 0 0 1 2 1 0 0 0 0 0 0 0 0 0 0 0 2 0 1 0 0 0 0 0 0 0 0 0 <text:s/>0 0 0 0 0 0 0 0 0 0 0 0 0 0 0 0 0 0 0 0 1 0 1 0 0 0 0 0 0 0 0 1 0 0 0 0 <text:s/>1 0 0 0 0 0 0 0 0 0 0 0 2 0 0 0 0 0 0 0 0 0 0 0 0 0 0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309028006" table:style-name="ce1">
            <text:p>130902800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0 0 1 1 1 1 1 1 1 1 <text:s/>0 0 0 1 1 1 1 1 1 1 <text:s/>0 0 0 0 1 1 1 1 1 0 <text:s/>0 0 0 0 0 0 0 0 0 0 <text:s/>0 0 0 0 0 0 0 0 0 0 <text:s/>0 0 0 0 0 0 0 0 0 0 <text:s/>0 0 0 0 0 0 0 0 0 0 <text:s/>0 0 0 0 0 0 0 0 0 0 <text:s/>0 0 0 0 0 0 0 0 0 0 0 0 0 0 0 0 0 0 0 0 <text:s/>1 1 0 0 0 0 0 0 0 0 <text:s/>1 0 1 0 0 0 0 0 0 0 <text:s/>1 1 1 1 0 0 0 0 0 0 <text:s/>0 0 0 1 1 1 1 1 1 1 <text:s/>0 0 0 0 0 0 1 1 1 0 <text:s/>0 0 0 0 0 0 0 1 1 1 <text:s/>0 0 0 0 0 0 0 1 0 1 <text:s/>0 0 0 0 0 0 0 1 1 1 <text:s/>0 0 0 0 0 0 1 1 1 1 0 0 0 0 0 0 0 0 0 0 <text:s/>0 0 0 0 0 0 0 0 0 0 <text:s/>0 0 0 0 0 0 0 0 0 0 <text:s/>0 0 0 0 0 0 0 0 0 0 <text:s/>1 1 1 0 0 0 0 0 0 0 <text:s/>1 1 0 1 1 0 0 0 0 0 <text:s/>1 1 1 1 1 0 0 0 0 0 <text:s/>1 1 1 1 1 1 1 0 0 0 <text:s/>1 1 1 1 0 1 1 0 0 0 <text:s/>0 1 1 1 1 1 0 0 0 0</text:p>
          </table:table-cell>
          <table:table-cell office:value-type="string" table:style-name="ce1">
            <text:p>0 0 0 0 0 0 0 0 0 0 0 0 0 0 0 0 0 0 0 0 0 1 0 0 0 0 0 2 0 0 0 0 0 0 0 0 <text:s/>0 0 0 1 0 0 0 0 0 0 0 0 0 0 0 0 1 0 0 1 0 0 0 1 0 0 0 0 0 1 1 0 0 2 0 0 <text:s/>0 0 0 2 0 0 1 0 0 0 0 0 1 0 0 0 0 0 1 0 0 0 0 0 0 0 0 0</text:p>
          </table:table-cell>
          <table:table-cell office:value-type="string" table:style-name="ce1">
            <text:p>0 0 0 0 0 0 0 0 0 0 0 0 0 0 0 0 0 0 0 0 0 1 0 0 0 0 0 2 0 0 0 0 0 0 0 0 <text:s/>0 0 0 1 0 0 0 0 0 0 0 0 0 0 0 0 1 0 0 1 0 0 0 1 0 0 0 0 0 1 1 0 0 2 0 0 <text:s/>0 0 0 2 0 0 1 0 0 0 0 0 1 0 0 0 0 0 1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225357726" table:style-name="ce1">
            <text:p>122535772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1 1 1 1 1 1 1 1 1 0 <text:s/>0 1 0 0 0 0 0 0 0 0 <text:s/>0 0 0 0 0 0 0 0 0 0 <text:s/>0 0 0 0 0 0 0 0 0 0 <text:s/>0 0 0 0 0 0 0 0 0 0 <text:s/>0 0 0 0 0 0 0 0 0 0 <text:s/>0 0 0 0 0 0 0 0 0 0 <text:s/>0 0 0 0 0 0 0 0 0 0 0 0 0 0 0 0 0 0 0 0 <text:s/>0 0 0 0 0 0 0 0 0 0 <text:s/>0 0 0 0 0 0 0 0 0 0 <text:s/>1 0 1 1 1 1 1 1 1 1 <text:s/>1 1 1 0 1 1 1 1 1 1 <text:s/>1 0 0 1 0 1 1 1 1 0 <text:s/>1 1 1 1 1 0 1 0 0 0 <text:s/>0 0 0 0 0 0 0 0 0 0 <text:s/>0 0 0 0 0 0 0 0 0 0 <text:s/>0 0 0 0 0 0 0 0 0 0 0 0 0 0 0 0 0 0 0 0 <text:s/>0 0 0 0 0 0 0 0 0 0 <text:s/>0 0 0 0 0 0 0 0 0 0 <text:s/>0 0 0 0 0 0 0 0 0 0 <text:s/>0 0 0 0 0 0 0 0 0 0 <text:s/>0 0 0 0 0 0 0 0 0 1 <text:s/>0 0 0 0 0 0 0 1 1 1 <text:s/>1 1 1 1 1 1 1 0 1 1 <text:s/>1 1 1 1 0 0 1 1 1 1 <text:s/>1 1 1 1 1 1 1 1 1 0</text:p>
          </table:table-cell>
          <table:table-cell office:value-type="string" table:style-name="ce1">
            <text:p>0 0 0 0 0 0 0 0 0 0 0 0 0 0 0 0 0 0 0 0 0 0 0 0 0 0 2 0 0 1 0 0 0 0 0 0 <text:s/>0 0 0 0 0 0 0 1 0 0 2 0 0 0 0 1 1 0 1 0 0 0 0 0 0 0 0 0 0 1 0 0 0 0 0 0 <text:s/>0 0 0 0 0 1 0 0 0 0 0 0 1 1 0 0 2 0 0 0 0 0 0 0 0 0 0 1</text:p>
          </table:table-cell>
          <table:table-cell office:value-type="string" table:style-name="ce1">
            <text:p>0 0 0 0 0 0 0 0 0 0 0 0 0 0 0 0 0 0 0 0 0 0 0 0 0 0 2 0 0 1 0 0 0 0 0 0 <text:s/>0 0 0 0 0 0 0 1 0 0 2 0 0 0 0 1 1 0 1 0 0 0 0 0 0 0 0 0 0 1 0 0 0 0 0 0 <text:s/>0 0 0 0 0 1 0 0 0 0 0 0 1 1 0 0 2 0 0 0 0 0 0 0 0 0 0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308248710" table:style-name="ce1">
            <text:p>130824871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0 1 1 1 0 1 1 1 0 1 <text:s/>0 0 0 1 1 1 1 0 1 1 <text:s/>0 0 0 0 0 1 1 1 1 1 <text:s/>0 0 0 0 0 0 0 0 1 1 <text:s/>0 0 0 0 0 0 0 0 0 0 <text:s/>0 0 0 0 0 0 0 0 0 0 <text:s/>0 0 0 0 0 0 0 0 0 0 <text:s/>0 0 0 0 0 0 0 0 0 0 <text:s/>0 0 0 0 0 0 0 0 0 0 0 0 0 0 0 0 0 0 0 0 <text:s/>1 0 0 0 0 0 0 0 0 0 <text:s/>1 1 0 0 0 0 0 0 0 0 <text:s/>1 1 1 1 1 0 0 0 0 0 <text:s/>1 1 1 1 1 1 1 1 0 0 <text:s/>1 1 0 0 0 0 1 1 1 1 <text:s/>0 0 0 0 0 0 0 1 1 1 <text:s/>0 0 0 0 0 0 0 0 1 1 <text:s/>0 0 0 0 0 0 0 0 1 1 <text:s/>0 0 0 0 0 0 0 0 0 1 0 0 0 0 0 0 0 0 0 0 <text:s/>0 0 0 0 0 0 0 0 0 0 <text:s/>0 0 0 0 0 0 0 0 0 0 <text:s/>0 0 0 0 0 0 0 0 0 0 <text:s/>0 0 0 0 0 0 0 0 0 0 <text:s/>0 0 1 1 0 0 0 0 0 0 <text:s/>0 1 1 1 1 1 1 0 0 0 <text:s/>1 1 1 1 1 1 0 1 0 0 <text:s/>1 1 1 1 1 1 1 1 0 0 <text:s/>1 0 1 0 1 1 1 1 1 0</text:p>
          </table:table-cell>
          <table:table-cell office:value-type="string" table:style-name="ce1">
            <text:p>0 0 0 2 0 0 0 0 0 0 0 0 0 0 1 0 0 0 1 0 0 0 1 0 0 0 0 1 0 0 0 0 0 0 0 0 <text:s/>0 0 0 0 0 2 0 0 0 0 0 0 0 0 0 0 0 0 1 1 0 0 0 0 1 0 2 0 0 0 0 0 0 0 0 0 <text:s/>0 0 0 0 1 0 0 0 0 0 0 0 0 0 0 0 0 0 0 1 0 1 0 0 0 0 0 0</text:p>
          </table:table-cell>
          <table:table-cell office:value-type="string" table:style-name="ce1">
            <text:p>0 0 0 2 0 0 0 0 0 0 0 0 0 0 1 0 0 0 1 0 0 0 1 0 0 0 0 1 0 0 0 0 0 0 0 0 <text:s/>0 0 0 0 0 2 0 0 0 0 0 0 0 0 0 0 0 0 1 1 0 0 0 0 1 0 2 0 0 0 0 0 0 0 0 0 <text:s/>0 0 0 0 1 0 0 0 0 0 0 0 0 0 0 0 0 0 0 1 0 1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1215163687" table:style-name="ce1">
            <text:p>1215163687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0 1 1 1 1 1 1 <text:s/>1 1 1 1 1 0 1 1 0 1 <text:s/>1 1 0 0 0 0 0 0 0 1 <text:s/>0 0 0 0 0 0 0 0 0 0 <text:s/>0 0 0 0 0 0 0 0 0 0 <text:s/>0 0 0 0 0 0 0 0 0 0 <text:s/>0 0 0 0 0 0 0 0 0 0 <text:s/>0 0 0 0 0 0 0 0 0 0 <text:s/>0 0 0 0 0 0 0 0 0 0 0 0 0 0 0 0 0 0 0 0 <text:s/>0 0 0 0 0 0 0 0 0 0 <text:s/>0 0 0 0 0 0 0 0 0 0 <text:s/>0 0 1 1 1 0 1 1 0 0 <text:s/>1 1 1 1 1 1 1 1 1 0 <text:s/>1 1 1 1 1 1 0 0 0 0 <text:s/>1 1 1 1 0 0 0 0 0 0 <text:s/>1 1 1 0 0 0 0 0 0 0 <text:s/>1 1 0 0 0 0 0 0 0 0 <text:s/>1 0 0 0 0 0 0 0 0 0 0 0 0 0 0 0 0 0 0 0 <text:s/>0 0 0 0 0 0 0 0 0 0 <text:s/>0 0 0 0 0 0 0 0 0 0 <text:s/>0 0 0 0 0 0 0 0 0 0 <text:s/>0 0 0 0 0 0 0 0 0 1 <text:s/>0 0 0 0 0 0 1 1 1 1 <text:s/>0 0 0 0 1 0 1 1 1 1 <text:s/>0 0 0 1 1 0 1 0 1 0 <text:s/>0 0 1 1 1 0 1 1 1 1 <text:s/>0 1 1 1 1 1 1 1 1 1</text:p>
          </table:table-cell>
          <table:table-cell office:value-type="string" table:style-name="ce1">
            <text:p>2 0 0 0 0 0 0 0 0 0 0 0 0 1 0 0 0 0 0 0 0 0 0 0 0 1 0 0 1 0 0 0 0 0 0 1 <text:s/>0 0 1 0 0 0 0 0 0 0 0 0 0 0 0 0 0 0 0 0 0 0 0 0 0 2 0 0 0 1 0 0 0 0 0 0 <text:s/>0 0 0 1 0 1 0 1 0 0 0 2 0 1 0 0 0 0 0 0 0 0 0 0 0 0 0 0</text:p>
          </table:table-cell>
          <table:table-cell office:value-type="string" table:style-name="ce1">
            <text:p>2 0 0 0 0 0 0 0 0 0 0 0 0 1 0 0 0 0 0 0 0 0 0 0 0 1 0 0 1 0 0 0 0 0 0 1 <text:s/>0 0 1 0 0 0 0 0 0 0 0 0 0 0 0 0 0 0 0 0 0 0 0 0 0 2 0 0 0 1 0 0 0 0 0 0 <text:s/>0 0 0 1 0 1 0 1 0 0 0 2 0 1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383538426" table:style-name="ce1">
            <text:p>138353842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1 0 0 0 0 0 <text:s/>1 1 1 1 1 0 0 0 0 0 <text:s/>1 1 1 0 1 0 0 0 0 0 <text:s/>1 1 0 1 1 0 0 0 0 0 <text:s/>1 1 1 1 0 0 0 0 0 0 <text:s/>1 1 1 0 0 0 0 0 0 0 <text:s/>1 1 1 0 0 0 0 0 0 0 <text:s/>1 1 0 0 0 0 0 0 0 0 <text:s/>1 0 0 0 0 0 0 0 0 0 <text:s/>0 0 0 0 0 0 0 0 0 0 0 0 0 0 0 0 1 1 1 1 <text:s/>0 0 0 0 0 1 1 1 1 1 <text:s/>0 0 0 0 0 1 1 1 0 1 <text:s/>0 0 0 0 0 1 1 1 1 1 <text:s/>0 0 0 0 1 1 1 0 0 0 <text:s/>0 0 0 1 1 1 0 0 0 0 <text:s/>0 0 0 1 1 0 0 0 0 0 <text:s/>0 0 1 1 1 0 0 0 0 0 <text:s/>0 0 0 1 0 0 0 0 0 0 <text:s/>0 0 0 0 0 0 0 0 0 0 0 0 0 0 0 0 0 0 0 0 <text:s/>0 0 0 0 0 0 0 0 0 0 <text:s/>0 0 0 0 0 0 0 0 0 0 <text:s/>0 0 0 0 0 0 0 0 0 0 <text:s/>0 0 0 0 0 0 0 1 1 0 <text:s/>0 0 0 0 0 0 1 1 1 1 <text:s/>0 0 0 0 0 1 1 1 1 1 <text:s/>0 0 0 0 0 1 0 1 1 1 <text:s/>0 1 0 0 1 1 1 1 1 0 <text:s/>1 1 1 1 1 1 1 0 1 1</text:p>
          </table:table-cell>
          <table:table-cell office:value-type="string" table:style-name="ce1">
            <text:p>0 0 0 1 0 1 0 0 0 0 0 0 2 0 0 0 0 0 0 0 0 0 0 1 0 0 0 0 1 0 0 0 1 0 0 0 <text:s/>0 0 2 0 0 0 0 0 0 0 0 0 2 1 0 0 0 0 0 0 0 0 0 0 0 0 0 0 0 0 0 0 0 0 0 0 <text:s/>0 0 0 0 1 0 0 0 0 0 1 0 0 0 0 0 0 1 0 0 0 0 0 0 0 1 0 0</text:p>
          </table:table-cell>
          <table:table-cell office:value-type="string" table:style-name="ce1">
            <text:p>0 0 0 1 0 1 0 0 0 0 0 0 2 0 0 0 0 0 0 0 0 0 0 1 0 0 0 0 1 0 0 0 1 0 0 0 <text:s/>0 0 2 0 0 0 0 0 0 0 0 0 2 1 0 0 0 0 0 0 0 0 0 0 0 0 0 0 0 0 0 0 0 0 0 0 <text:s/>0 0 0 0 1 0 0 0 0 0 1 0 0 0 0 0 0 1 0 0 0 0 0 0 0 1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185428151" table:style-name="ce1">
            <text:p>1185428151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0 0 0 0 <text:s/>1 1 1 1 1 0 0 0 0 0 <text:s/>1 1 1 1 1 0 0 0 0 0 <text:s/>1 1 1 1 0 0 0 0 0 0 <text:s/>1 0 1 1 0 0 0 0 0 0 <text:s/>1 0 1 1 0 0 0 0 0 0 <text:s/>1 1 1 0 0 0 0 0 0 0 <text:s/>1 0 0 0 0 0 0 0 0 0 <text:s/>0 0 0 0 0 0 0 0 0 0 <text:s/>0 0 0 0 0 0 0 0 0 0 0 0 0 0 0 0 1 1 1 1 <text:s/>0 0 0 0 0 1 1 1 1 1 <text:s/>0 0 0 0 0 1 1 1 1 1 <text:s/>0 0 0 0 0 1 1 1 1 0 <text:s/>0 0 0 0 1 1 1 1 1 0 <text:s/>0 0 0 0 1 1 1 1 1 1 <text:s/>0 0 0 0 0 0 1 0 0 0 <text:s/>0 0 0 0 0 0 0 0 0 0 <text:s/>0 0 0 0 0 0 0 0 0 0 <text:s/>0 0 0 0 0 0 0 0 0 0 0 0 0 0 0 0 0 0 0 0 <text:s/>0 0 0 0 0 0 0 0 0 0 <text:s/>0 0 0 0 0 0 0 0 0 0 <text:s/>0 0 0 0 0 0 0 0 0 0 <text:s/>0 0 0 0 0 0 0 0 0 0 <text:s/>0 0 0 0 0 0 0 0 0 0 <text:s/>0 0 0 1 1 1 0 1 1 1 <text:s/>0 1 1 0 1 1 1 1 1 1 <text:s/>1 1 1 1 0 1 1 1 1 0 <text:s/>1 1 1 1 1 1 1 0 0 0</text:p>
          </table:table-cell>
          <table:table-cell office:value-type="string" table:style-name="ce1">
            <text:p>0 0 0 0 0 0 0 0 0 0 0 0 0 0 0 0 0 0 0 0 0 2 0 0 0 0 0 0 0 0 0 0 0 0 1 0 <text:s/>0 0 0 1 0 1 0 0 0 0 2 0 0 1 0 1 0 0 0 0 0 0 0 0 0 0 0 0 0 0 0 0 0 0 0 0 <text:s/>0 1 0 0 0 0 0 0 0 0 0 0 1 0 0 0 0 1 0 0 0 0 0 0 2 1 1 1</text:p>
          </table:table-cell>
          <table:table-cell office:value-type="string" table:style-name="ce1">
            <text:p>0 0 0 0 0 0 0 0 0 0 0 0 0 0 0 0 0 0 0 0 0 2 0 0 0 0 0 0 0 0 0 0 0 0 1 0 <text:s/>0 0 0 1 0 1 0 0 0 0 2 0 0 1 0 1 0 0 0 0 0 0 0 0 0 0 0 0 0 0 0 0 0 0 0 0 <text:s/>0 1 0 0 0 0 0 0 0 0 0 0 1 0 0 0 0 1 0 0 0 0 0 0 2 1 1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822" table:style-name="ce1">
            <text:p>822</text:p>
          </table:table-cell>
          <table:table-cell office:value-type="float" office:value="1258427488" table:style-name="ce1">
            <text:p>1258427488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1 1 1 1 1 <text:s/>0 0 0 0 0 1 0 1 1 1 <text:s/>0 0 0 0 0 0 1 1 1 1 <text:s/>0 0 0 0 0 0 1 1 1 1 <text:s/>0 0 0 0 0 0 0 1 1 1 <text:s/>0 0 0 0 0 0 0 1 1 1 <text:s/>0 0 0 0 0 0 0 1 0 0 <text:s/>0 0 0 0 0 0 0 1 1 1 <text:s/>0 0 0 0 0 0 0 0 1 0 <text:s/>0 0 0 0 0 0 0 0 1 1 0 0 0 1 1 0 0 0 0 0 <text:s/>0 0 1 1 1 0 0 0 0 0 <text:s/>0 0 0 1 1 1 0 0 0 0 <text:s/>0 0 0 1 1 1 0 0 0 0 <text:s/>0 0 0 1 1 1 1 0 0 0 <text:s/>0 0 0 1 1 1 1 0 0 0 <text:s/>0 0 0 1 1 0 1 0 0 0 <text:s/>0 0 0 0 1 1 1 0 0 0 <text:s/>0 0 0 0 0 1 1 1 0 0 <text:s/>0 0 0 0 0 0 1 1 0 0 1 1 0 0 0 0 0 0 0 0 <text:s/>1 1 0 0 0 0 0 0 0 0 <text:s/>1 1 0 0 0 0 0 0 0 0 <text:s/>1 0 1 0 0 0 0 0 0 0 <text:s/>1 1 1 0 0 0 0 0 0 0 <text:s/>1 1 0 0 0 0 0 0 0 0 <text:s/>1 1 1 0 0 0 0 0 0 0 <text:s/>1 1 1 1 0 0 0 0 0 0 <text:s/>1 1 1 1 1 0 0 0 0 0 <text:s/>0 1 1 1 1 1 0 0 0 0</text:p>
          </table:table-cell>
          <table:table-cell office:value-type="string" table:style-name="ce1">
            <text:p>0 0 1 0 0 0 0 0 0 0 0 0 0 0 0 0 1 0 0 0 0 0 1 0 0 0 0 0 0 0 0 1 0 0 0 0 <text:s/>0 0 0 0 0 0 0 0 0 0 0 0 0 0 0 0 1 0 0 0 0 0 0 0 0 0 0 0 0 1 0 0 1 1 0 0 <text:s/>0 0 0 0 0 0 0 2 0 0 0 0 0 2 0 0 0 1 1 0 0 0 2 0 0 0 0 0</text:p>
          </table:table-cell>
          <table:table-cell office:value-type="string" table:style-name="ce1">
            <text:p>0 0 1 0 0 0 0 0 0 0 0 0 0 0 0 0 1 0 0 0 0 0 1 0 0 0 0 0 0 0 0 1 0 0 0 0 <text:s/>0 0 0 0 0 0 0 0 0 0 0 0 0 0 0 0 1 0 0 0 0 0 0 0 0 0 0 0 0 1 0 0 1 1 0 0 <text:s/>0 0 0 0 0 0 0 2 0 0 0 0 0 2 0 0 0 1 1 0 0 0 2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212194159" table:style-name="ce1">
            <text:p>1212194159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0 1 1 1 1 0 1 1 1 <text:s/>1 1 1 1 1 1 1 0 1 1 <text:s/>0 0 0 1 1 1 1 1 1 1 <text:s/>0 0 0 0 0 1 1 1 1 1 <text:s/>0 0 0 0 0 0 1 0 0 0 <text:s/>0 0 0 0 0 0 0 0 0 0 <text:s/>0 0 0 0 0 0 0 0 0 0 <text:s/>0 0 0 0 0 0 0 0 0 0 <text:s/>0 0 0 0 0 0 0 0 0 0 <text:s/>0 0 0 0 0 0 0 0 0 0 0 0 0 0 0 0 0 0 0 0 <text:s/>0 0 0 0 0 0 0 0 0 0 <text:s/>0 1 1 0 0 0 0 0 0 0 <text:s/>1 1 1 1 1 0 0 0 0 0 <text:s/>1 0 1 1 1 0 0 0 0 0 <text:s/>1 1 1 0 1 1 0 0 0 0 <text:s/>1 1 1 1 1 0 0 0 0 0 <text:s/>1 0 1 1 0 0 0 0 0 0 <text:s/>1 1 1 0 0 0 0 0 0 0 <text:s/>1 1 1 0 0 0 0 0 0 0 0 0 0 0 0 0 0 0 0 0 <text:s/>0 0 0 0 0 0 0 0 0 0 <text:s/>0 0 0 0 0 0 0 0 0 0 <text:s/>0 0 0 0 0 0 0 0 0 0 <text:s/>0 0 0 0 0 0 0 1 1 1 <text:s/>0 0 0 0 0 0 1 1 1 1 <text:s/>0 0 0 0 0 1 1 1 1 1 <text:s/>0 0 0 0 1 1 1 1 1 1 <text:s/>0 0 0 0 1 1 1 1 1 1 <text:s/>0 0 0 1 1 0 1 1 1 1</text:p>
          </table:table-cell>
          <table:table-cell office:value-type="string" table:style-name="ce1">
            <text:p>0 1 0 0 0 2 1 0 0 0 0 0 0 0 0 0 0 1 0 0 1 0 0 0 0 0 0 0 0 0 0 0 0 0 0 0 <text:s/>0 0 0 0 0 1 0 2 0 1 0 0 0 0 0 0 0 1 0 0 0 0 0 0 0 0 0 0 0 0 0 0 0 0 0 1 <text:s/>0 0 0 0 0 2 0 0 0 0 0 1 0 0 0 0 0 0 0 0 0 0 0 1 0 0 0 0</text:p>
          </table:table-cell>
          <table:table-cell office:value-type="string" table:style-name="ce1">
            <text:p>0 1 0 0 0 2 1 0 0 0 0 0 0 0 0 0 0 1 0 0 1 0 0 0 0 0 0 0 0 0 0 0 0 0 0 0 <text:s/>0 0 0 0 0 1 0 2 0 1 0 0 0 0 0 0 0 1 0 0 0 0 0 0 0 0 0 0 0 0 0 0 0 0 0 1 <text:s/>0 0 0 0 0 2 0 0 0 0 0 1 0 0 0 0 0 0 0 0 0 0 0 1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90190967" table:style-name="ce1">
            <text:p>1290190967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0 <text:s/>0 1 1 1 0 1 1 0 1 1 <text:s/>0 1 0 1 1 1 1 1 1 1 <text:s/>0 0 1 1 0 0 0 0 1 1 <text:s/>0 0 0 0 0 0 0 0 0 1 <text:s/>0 0 0 0 0 0 0 0 0 0 <text:s/>0 0 0 0 0 0 0 0 0 0 <text:s/>0 0 0 0 0 0 0 0 0 0 <text:s/>0 0 0 0 0 0 0 0 0 0 <text:s/>0 0 0 0 0 0 0 0 0 0 0 0 0 0 0 0 0 0 0 0 <text:s/>0 0 0 0 0 0 0 0 0 0 <text:s/>0 0 0 0 0 0 0 0 0 0 <text:s/>0 0 0 0 1 1 1 1 0 0 <text:s/>0 0 0 1 1 1 1 1 1 0 <text:s/>0 0 0 0 1 1 1 0 1 1 <text:s/>0 0 0 0 0 1 1 1 1 1 <text:s/>0 0 0 0 0 0 1 1 1 1 <text:s/>0 0 0 0 0 0 1 1 1 1 <text:s/>0 0 0 0 0 0 0 1 0 1 0 0 0 0 0 0 0 0 0 0 <text:s/>1 0 0 0 0 0 0 0 0 0 <text:s/>1 0 0 0 0 0 0 0 0 0 <text:s/>1 1 0 0 0 0 0 0 0 0 <text:s/>1 1 1 0 0 0 0 0 0 0 <text:s/>1 1 1 1 0 0 0 0 0 0 <text:s/>1 1 1 1 1 0 0 0 0 0 <text:s/>1 1 1 1 1 1 0 0 0 0 <text:s/>1 1 1 1 1 0 0 0 0 0 <text:s/>1 1 1 0 0 0 0 0 0 0</text:p>
          </table:table-cell>
          <table:table-cell office:value-type="string" table:style-name="ce1">
            <text:p>0 0 0 0 0 0 0 0 0 1 0 0 0 0 1 0 0 1 0 0 0 0 1 0 0 0 0 0 2 0 0 0 0 0 0 0 <text:s/>0 0 0 0 0 0 0 0 0 0 0 2 0 0 0 0 0 0 0 0 0 1 0 0 0 0 0 0 0 0 0 0 0 0 0 0 <text:s/>0 0 0 0 0 0 0 0 0 0 0 0 0 1 0 0 0 0 0 2 0 1 1 1 1 0 1 0</text:p>
          </table:table-cell>
          <table:table-cell office:value-type="string" table:style-name="ce1">
            <text:p>0 0 0 0 0 0 0 0 0 1 0 0 0 0 1 0 0 1 0 0 0 0 1 0 0 0 0 0 2 0 0 0 0 0 0 0 <text:s/>0 0 0 0 0 0 0 0 0 0 0 2 0 0 0 0 0 0 0 0 0 1 0 0 0 0 0 0 0 0 0 0 0 0 0 0 <text:s/>0 0 0 0 0 0 0 0 0 0 0 0 0 1 0 0 0 0 0 2 0 1 1 1 1 0 1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400423709" table:style-name="ce1">
            <text:p>1400423709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0 1 1 1 0 0 0 0 <text:s/>1 1 1 1 1 1 0 0 0 0 <text:s/>0 1 1 1 1 1 1 0 0 0 <text:s/>0 1 1 1 1 1 1 0 0 0 <text:s/>0 0 1 1 1 1 1 0 0 0 <text:s/>0 0 0 0 1 1 0 0 0 0 <text:s/>0 0 0 0 0 0 0 0 0 0 <text:s/>0 0 0 0 0 0 0 0 0 0 <text:s/>0 0 0 0 0 0 0 0 0 0 <text:s/>0 0 0 0 0 0 0 0 0 0 0 0 0 0 0 0 0 0 0 0 <text:s/>0 0 0 0 0 0 0 0 0 0 <text:s/>0 0 0 0 0 0 0 0 0 0 <text:s/>1 0 0 0 0 0 0 0 0 0 <text:s/>1 1 0 0 0 0 0 0 0 0 <text:s/>1 0 0 0 0 0 1 0 0 0 <text:s/>1 1 0 1 1 1 1 0 0 0 <text:s/>1 1 1 1 0 1 1 0 0 0 <text:s/>1 1 0 1 1 1 1 0 0 0 <text:s/>1 1 1 1 1 1 1 0 0 0 0 0 0 0 0 0 1 1 1 1 <text:s/>0 0 0 0 0 0 1 1 1 1 <text:s/>0 0 0 0 0 0 0 1 1 1 <text:s/>0 0 0 0 0 0 0 1 1 1 <text:s/>0 0 0 0 0 0 0 1 1 1 <text:s/>0 0 0 0 0 0 0 1 1 0 <text:s/>0 0 0 0 0 0 0 1 1 1 <text:s/>0 0 0 0 0 0 0 1 0 1 <text:s/>0 0 0 0 0 0 0 1 1 1 <text:s/>0 0 0 0 0 0 0 1 1 1</text:p>
          </table:table-cell>
          <table:table-cell office:value-type="string" table:style-name="ce1">
            <text:p>0 0 1 0 0 0 0 0 0 0 0 0 0 0 0 0 0 0 0 0 1 0 0 0 0 0 0 0 0 0 0 0 0 0 0 0 <text:s/>0 0 0 0 0 0 0 0 2 0 0 0 0 0 0 1 1 1 0 0 0 0 0 1 0 0 1 0 0 0 0 0 0 0 0 0 <text:s/>0 0 1 0 0 0 1 0 0 0 1 0 0 2 0 0 0 2 0 0 0 0 0 0 0 0 0 0</text:p>
          </table:table-cell>
          <table:table-cell office:value-type="string" table:style-name="ce1">
            <text:p>0 0 1 0 0 0 0 0 0 0 0 0 0 0 0 0 0 0 0 0 1 0 0 0 0 0 0 0 0 0 0 0 0 0 0 0 <text:s/>0 0 0 0 0 0 0 0 2 0 0 0 0 0 0 1 1 1 0 0 0 0 0 1 0 0 1 0 0 0 0 0 0 0 0 0 <text:s/>0 0 1 0 0 0 1 0 0 0 1 0 0 2 0 0 0 2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265030354" table:style-name="ce1">
            <text:p>1265030354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1 1 1 1 0 0 <text:s/>1 1 1 0 1 1 1 1 1 0 <text:s/>1 0 1 1 1 1 1 0 0 0 <text:s/>1 1 1 1 1 0 0 0 0 0 <text:s/>1 1 1 0 0 0 0 0 0 0 <text:s/>1 0 0 0 0 0 0 0 0 0 <text:s/>0 0 0 0 0 0 0 0 0 0 <text:s/>0 0 0 0 0 0 0 0 0 0 <text:s/>0 0 0 0 0 0 0 0 0 0 <text:s/>0 0 0 0 0 0 0 0 0 0 0 0 0 0 0 0 0 0 0 1 <text:s/>0 0 0 0 0 0 0 0 0 1 <text:s/>0 0 0 0 0 0 0 1 1 1 <text:s/>0 0 0 0 0 1 1 1 0 1 <text:s/>0 0 0 1 1 1 1 1 1 1 <text:s/>0 1 1 1 1 1 0 0 0 0 <text:s/>1 1 1 1 0 0 0 0 0 0 <text:s/>1 1 1 0 0 0 0 0 0 0 <text:s/>1 1 0 0 0 0 0 0 0 0 <text:s/>0 0 0 0 0 0 0 0 0 0 0 0 0 0 0 0 0 0 0 0 <text:s/>0 0 0 0 0 0 0 0 0 0 <text:s/>0 0 0 0 0 0 0 0 0 0 <text:s/>0 0 0 0 0 0 0 0 0 0 <text:s/>0 0 0 0 0 0 0 0 0 0 <text:s/>0 0 0 0 0 0 1 1 0 0 <text:s/>0 0 0 0 1 1 1 1 1 1 <text:s/>0 0 0 1 1 1 1 1 1 1 <text:s/>0 0 1 1 1 1 0 1 1 0 <text:s/>1 1 1 0 1 1 1 1 1 1</text:p>
          </table:table-cell>
          <table:table-cell office:value-type="string" table:style-name="ce1">
            <text:p>0 0 0 1 0 0 0 0 1 0 0 0 0 1 0 0 0 0 0 0 0 1 0 0 2 0 0 0 0 0 0 0 0 0 0 0 <text:s/>0 0 1 0 0 0 0 0 0 2 0 0 0 0 0 0 0 0 0 0 0 0 1 1 0 0 0 0 0 0 2 0 0 0 0 0 <text:s/>0 0 0 0 0 0 0 0 0 0 0 0 0 0 1 0 0 1 0 0 0 1 0 0 0 0 0 0</text:p>
          </table:table-cell>
          <table:table-cell office:value-type="string" table:style-name="ce1">
            <text:p>0 0 0 1 0 0 0 0 1 0 0 0 0 1 0 0 0 0 0 0 0 1 0 0 2 0 0 0 0 0 0 0 0 0 0 0 <text:s/>0 0 1 0 0 0 0 0 0 2 0 0 0 0 0 0 0 0 0 0 0 0 1 1 0 0 0 0 0 0 2 0 0 0 0 0 <text:s/>0 0 0 0 0 0 0 0 0 0 0 0 0 0 1 0 0 1 0 0 0 1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293263846" table:style-name="ce1">
            <text:p>129326384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1 1 1 1 1 1 1 1 <text:s/>0 1 1 1 1 1 1 1 1 1 <text:s/>0 0 1 1 1 1 0 1 0 1 <text:s/>0 0 0 1 0 1 1 1 1 1 <text:s/>0 0 0 0 0 0 0 1 0 0 <text:s/>0 0 0 0 0 0 0 0 0 0 <text:s/>0 0 0 0 0 0 0 0 0 0 <text:s/>0 0 0 0 0 0 0 0 0 0 <text:s/>0 0 0 0 0 0 0 0 0 0 <text:s/>0 0 0 0 0 0 0 0 0 0 1 0 0 0 0 0 0 0 0 0 <text:s/>1 0 0 0 0 0 0 0 0 0 <text:s/>1 1 0 0 0 0 0 0 0 0 <text:s/>0 1 1 0 0 0 0 0 0 0 <text:s/>1 1 1 1 0 0 0 0 0 0 <text:s/>1 1 1 1 0 0 0 0 0 0 <text:s/>1 0 1 1 0 0 0 0 0 0 <text:s/>1 1 1 1 1 0 0 0 0 0 <text:s/>1 1 1 1 1 0 0 0 0 0 <text:s/>1 1 0 1 0 0 0 0 0 0 0 0 0 0 0 0 0 0 0 0 <text:s/>0 0 0 0 0 0 0 0 0 0 <text:s/>0 0 0 0 0 0 0 0 0 0 <text:s/>0 0 0 0 0 0 0 0 0 0 <text:s/>0 0 0 0 1 1 0 0 1 1 <text:s/>0 0 0 0 1 1 1 1 1 1 <text:s/>0 0 0 0 0 1 1 1 1 1 <text:s/>0 0 0 0 0 0 1 1 1 1 <text:s/>0 0 0 0 0 1 1 1 1 1 <text:s/>0 0 0 0 1 1 1 1 1 1</text:p>
          </table:table-cell>
          <table:table-cell office:value-type="string" table:style-name="ce1">
            <text:p>0 1 0 0 0 0 0 0 0 0 0 0 0 0 0 0 2 0 0 0 0 0 0 0 0 0 1 0 1 0 1 0 0 0 1 0 <text:s/>0 0 0 0 0 0 0 0 0 0 1 0 0 0 0 0 0 0 0 0 0 0 0 0 0 1 0 0 1 0 0 0 0 0 0 0 <text:s/>0 0 0 1 0 0 0 0 0 0 0 2 0 0 0 0 0 0 0 0 1 0 0 2 0 0 0 0</text:p>
          </table:table-cell>
          <table:table-cell office:value-type="string" table:style-name="ce1">
            <text:p>0 1 0 0 0 0 0 0 0 0 0 0 0 0 0 0 2 0 0 0 0 0 0 0 0 0 1 0 1 0 1 0 0 0 1 0 <text:s/>0 0 0 0 0 0 0 0 0 0 1 0 0 0 0 0 0 0 0 0 0 0 0 0 0 1 0 0 1 0 0 0 0 0 0 0 <text:s/>0 0 0 1 0 0 0 0 0 0 0 2 0 0 0 0 0 0 0 0 1 0 0 2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80" table:style-name="ce1">
            <text:p>580</text:p>
          </table:table-cell>
          <table:table-cell office:value-type="float" office:value="1244101513" table:style-name="ce1">
            <text:p>124410151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0 1 0 0 0 0 <text:s/>0 1 1 0 1 1 0 0 0 0 <text:s/>0 0 1 1 1 0 1 0 0 0 <text:s/>0 0 1 1 1 1 1 0 0 0 <text:s/>0 0 1 1 1 1 1 0 0 0 <text:s/>0 0 0 1 1 1 1 0 0 0 <text:s/>0 0 0 0 1 1 1 0 0 0 <text:s/>0 0 0 0 0 0 1 0 0 0 <text:s/>0 0 0 0 0 0 0 0 0 0 <text:s/>0 0 0 0 0 0 0 0 0 0 0 0 0 0 0 0 1 1 1 1 <text:s/>0 0 0 0 0 0 1 1 1 1 <text:s/>0 0 0 0 0 0 0 1 1 1 <text:s/>0 0 0 0 0 0 0 1 0 1 <text:s/>0 0 0 0 0 0 0 1 1 1 <text:s/>0 0 0 0 0 0 0 1 1 1 <text:s/>0 0 0 0 0 0 0 1 1 1 <text:s/>0 0 0 0 0 0 0 1 1 1 <text:s/>0 0 0 0 0 0 0 1 1 1 <text:s/>0 0 0 0 0 0 0 1 0 1 1 0 0 0 0 0 0 0 0 0 <text:s/>1 0 0 0 0 0 0 0 0 0 <text:s/>1 1 0 0 0 0 0 0 0 0 <text:s/>1 1 0 0 0 0 0 0 0 0 <text:s/>1 1 0 0 0 0 0 0 0 0 <text:s/>1 1 1 0 0 0 0 0 0 0 <text:s/>1 1 1 1 0 0 0 0 0 0 <text:s/>0 1 1 1 1 1 0 0 0 0 <text:s/>1 1 0 0 1 1 1 0 0 0 <text:s/>1 1 1 1 1 0 0 0 0 0</text:p>
          </table:table-cell>
          <table:table-cell office:value-type="string" table:style-name="ce1">
            <text:p>0 0 0 0 1 0 0 0 0 0 0 0 0 1 0 0 0 0 0 0 0 0 0 0 0 1 0 0 0 0 0 0 0 0 0 0 <text:s/>0 0 1 0 0 0 0 0 0 2 0 0 0 2 0 0 0 0 0 0 0 0 0 0 0 0 0 0 0 0 0 0 0 0 1 0 <text:s/>0 0 0 0 0 0 0 0 0 2 1 1 0 0 0 0 0 0 0 0 0 0 0 1 1 0 1 0</text:p>
          </table:table-cell>
          <table:table-cell office:value-type="string" table:style-name="ce1">
            <text:p>0 0 0 0 1 0 0 0 0 0 0 0 0 1 0 0 0 0 0 0 0 0 0 0 0 1 0 0 0 0 0 0 0 0 0 0 <text:s/>0 0 1 0 0 0 0 0 0 2 0 0 0 2 0 0 0 0 0 0 0 0 0 0 0 0 0 0 0 0 0 0 0 0 1 0 <text:s/>0 0 0 0 0 0 0 0 0 2 1 1 0 0 0 0 0 0 0 0 0 0 0 1 1 0 1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1224590756" table:style-name="ce1">
            <text:p>122459075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0 1 1 1 1 <text:s/>1 1 1 1 1 1 1 1 1 0 <text:s/>1 0 1 0 1 1 0 0 0 0 <text:s/>1 1 0 1 1 0 0 0 0 0 <text:s/>1 1 1 0 0 0 0 0 0 0 <text:s/>1 0 0 0 0 0 0 0 0 0 <text:s/>0 0 0 0 0 0 0 0 0 0 <text:s/>0 0 0 0 0 0 0 0 0 0 <text:s/>0 0 0 0 0 0 0 0 0 0 <text:s/>0 0 0 0 0 0 0 0 0 0 0 0 0 0 0 0 0 0 0 0 <text:s/>0 0 0 0 0 0 0 0 0 0 <text:s/>0 0 0 0 0 0 0 0 0 0 <text:s/>0 0 0 0 0 0 0 0 0 0 <text:s/>0 0 0 1 0 0 0 0 0 0 <text:s/>0 1 1 1 1 1 0 0 0 0 <text:s/>1 1 1 1 1 1 1 0 0 0 <text:s/>0 1 1 1 1 1 1 0 0 0 <text:s/>1 1 1 1 1 1 0 0 0 0 <text:s/>1 1 1 1 1 0 0 0 0 0 0 0 0 0 0 0 0 0 0 0 <text:s/>0 0 0 0 0 0 0 0 0 0 <text:s/>0 0 0 0 0 0 0 1 1 1 <text:s/>0 0 0 0 0 0 1 1 1 1 <text:s/>0 0 0 0 1 1 1 0 1 1 <text:s/>0 0 0 0 0 0 1 1 0 1 <text:s/>0 0 0 0 0 0 0 1 1 1 <text:s/>0 0 0 0 0 0 0 1 1 1 <text:s/>0 0 0 0 0 0 1 1 1 1 <text:s/>0 0 0 0 0 1 1 1 1 1</text:p>
          </table:table-cell>
          <table:table-cell office:value-type="string" table:style-name="ce1">
            <text:p>0 0 0 0 2 1 0 0 0 0 0 0 0 0 0 0 0 0 0 1 0 1 0 1 0 0 1 0 0 0 0 0 1 0 0 1 <text:s/>0 0 0 0 0 0 0 0 0 0 0 1 0 0 0 0 0 0 0 0 0 0 1 0 0 0 0 0 0 0 0 0 0 0 1 0 <text:s/>0 0 0 2 0 0 0 0 0 0 0 0 0 0 0 0 0 2 0 0 0 0 0 0 0 0 0 0</text:p>
          </table:table-cell>
          <table:table-cell office:value-type="string" table:style-name="ce1">
            <text:p>0 0 0 0 2 1 0 0 0 0 0 0 0 0 0 0 0 0 0 1 0 1 0 1 0 0 1 0 0 0 0 0 1 0 0 1 <text:s/>0 0 0 0 0 0 0 0 0 0 0 1 0 0 0 0 0 0 0 0 0 0 1 0 0 0 0 0 0 0 0 0 0 0 1 0 <text:s/>0 0 0 2 0 0 0 0 0 0 0 0 0 0 0 0 0 2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425228096" table:style-name="ce1">
            <text:p>142522809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0 1 1 1 1 1 0 0 0 <text:s/>1 1 1 1 1 1 0 0 0 0 <text:s/>1 1 1 1 1 0 0 0 0 0 <text:s/>1 1 0 1 1 0 0 0 0 0 <text:s/>1 1 1 1 1 0 0 0 0 0 <text:s/>1 1 1 1 0 0 0 0 0 0 <text:s/>0 0 0 0 0 0 0 0 0 0 <text:s/>0 0 0 0 0 0 0 0 0 0 <text:s/>0 0 0 0 0 0 0 0 0 0 <text:s/>0 0 0 0 0 0 0 0 0 0 0 0 0 0 0 0 0 1 1 1 <text:s/>0 0 0 0 0 0 1 1 1 1 <text:s/>0 0 0 0 0 1 1 1 1 1 <text:s/>0 0 0 0 0 1 1 1 0 1 <text:s/>0 0 0 0 0 1 1 1 1 0 <text:s/>0 0 0 0 0 1 1 0 1 1 <text:s/>0 0 0 0 0 1 1 1 1 0 <text:s/>0 0 0 0 0 0 0 1 1 0 <text:s/>0 0 0 0 0 0 0 0 0 0 <text:s/>0 0 0 0 0 0 0 0 0 0 0 0 0 0 0 0 0 0 0 0 <text:s/>0 0 0 0 0 0 0 0 0 0 <text:s/>0 0 0 0 0 0 0 0 0 0 <text:s/>0 0 0 0 0 0 0 0 0 0 <text:s/>0 0 0 0 0 0 0 0 0 0 <text:s/>0 0 0 0 0 0 0 0 0 0 <text:s/>1 1 1 1 1 0 0 0 0 0 <text:s/>1 1 1 1 1 0 1 0 0 1 <text:s/>1 1 1 0 1 1 1 1 1 1 <text:s/>1 1 1 1 1 1 1 1 1 0</text:p>
          </table:table-cell>
          <table:table-cell office:value-type="string" table:style-name="ce1">
            <text:p>0 1 0 0 0 0 0 0 0 0 0 0 0 0 0 0 0 0 0 0 0 0 0 0 0 0 0 0 0 0 0 0 1 0 0 0 <text:s/>0 0 1 0 0 2 0 0 0 0 2 0 0 1 0 0 0 0 1 0 0 1 0 0 0 0 0 0 0 0 0 0 0 1 2 0 <text:s/>0 0 0 1 0 0 0 0 0 0 0 1 0 0 0 0 0 0 0 0 0 0 0 0 0 0 0 1</text:p>
          </table:table-cell>
          <table:table-cell office:value-type="string" table:style-name="ce1">
            <text:p>0 1 0 0 0 0 0 0 0 0 0 0 0 0 0 0 0 0 0 0 0 0 0 0 0 0 0 0 0 0 0 0 1 0 0 0 <text:s/>0 0 1 0 0 2 0 0 0 0 2 0 0 1 0 0 0 0 1 0 0 1 0 0 0 0 0 0 0 0 0 0 0 1 2 0 <text:s/>0 0 0 1 0 0 0 0 0 0 0 1 0 0 0 0 0 0 0 0 0 0 0 0 0 0 0 1</text:p>
          </table:table-cell>
          <table:table-cell table:number-columns-repeated="16368"/>
        </table:table-row>
        <table:table-row table:style-name="ro1">
          <table:table-cell office:value-type="boolean" office:boolean-value="true" table:style-name="ce1">
            <text:p>TRU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764985" table:style-name="ce1">
            <text:p>2764985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0 0 1 1 1 1 1 1 1 1 1 1 1 1 1 1 1 1 1 1 1 1 1 1 1 1 1 1 1 1 1 1 1 1 1 1 <text:s/>1 1 1 1 1 1 1 1 1 1 1 1 1 1 1 1 1 1 1 1 1 1 1 1 1 1 1 1 1 1 1 1 1 1 1 1 <text:s/>1 1 1 1 1 1 1 1 1 1 1 1 1 1 1 1 1 1 1 1 1 1 1 1 1 1 1 1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1258249776" table:style-name="ce1">
            <text:p>125824977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0 1 1 1 1 <text:s/>0 0 0 0 1 1 1 1 1 1 <text:s/>0 0 0 0 1 1 1 1 1 0 <text:s/>0 0 0 0 1 1 1 1 1 1 <text:s/>0 0 0 0 0 0 1 1 1 1 <text:s/>0 0 0 0 0 0 1 1 1 1 <text:s/>0 0 0 0 0 0 0 0 0 1 <text:s/>0 0 0 0 0 0 0 0 0 0 <text:s/>0 0 0 0 0 0 0 0 0 0 <text:s/>0 0 0 0 0 0 0 0 0 0 1 1 0 1 1 0 0 0 0 0 <text:s/>1 1 1 1 0 0 0 0 0 0 <text:s/>1 1 1 1 0 0 0 0 0 0 <text:s/>1 1 0 1 0 0 0 0 0 0 <text:s/>1 1 1 1 0 0 0 0 0 0 <text:s/>1 1 1 0 0 0 0 0 0 0 <text:s/>1 1 1 0 0 0 0 0 0 0 <text:s/>1 0 0 0 0 0 0 0 0 0 <text:s/>1 1 0 0 0 0 0 0 0 0 <text:s/>1 1 0 0 0 0 0 0 0 0 0 0 0 0 0 0 0 0 0 0 <text:s/>0 0 0 0 0 0 0 0 0 0 <text:s/>0 0 0 0 0 0 0 0 0 0 <text:s/>0 0 0 0 0 0 0 0 0 0 <text:s/>0 0 0 0 0 0 0 0 0 0 <text:s/>0 0 0 0 1 1 0 0 0 0 <text:s/>0 0 0 1 1 1 1 1 1 0 <text:s/>0 0 1 0 1 1 1 1 1 0 <text:s/>0 0 1 1 1 1 1 1 1 1 <text:s/>0 0 1 1 1 1 1 1 1 1</text:p>
          </table:table-cell>
          <table:table-cell office:value-type="string" table:style-name="ce1">
            <text:p>0 0 1 0 0 1 0 0 0 0 0 0 0 0 0 0 0 0 0 0 0 0 0 0 0 0 2 0 0 1 0 0 1 0 0 0 <text:s/>0 0 0 0 0 2 0 0 1 1 0 0 0 0 0 0 0 1 0 0 0 0 0 0 0 0 0 0 0 0 0 0 0 0 0 1 <text:s/>0 1 0 0 0 0 0 1 0 0 0 0 2 0 0 0 0 0 0 0 0 0 0 0 0 0 0 0</text:p>
          </table:table-cell>
          <table:table-cell office:value-type="string" table:style-name="ce1">
            <text:p>0 0 1 0 0 1 0 0 0 0 0 0 0 0 0 0 0 0 0 0 0 0 0 0 0 0 2 0 0 1 0 0 1 0 0 0 <text:s/>0 0 0 0 0 2 0 0 1 1 0 0 0 0 0 0 0 1 0 0 0 0 0 0 0 0 0 0 0 0 0 0 0 0 0 1 <text:s/>0 1 0 0 0 0 0 1 0 0 0 0 2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179495532" table:style-name="ce1">
            <text:p>1179495532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1 1 1 1 1 1 0 <text:s/>0 0 1 1 1 1 0 1 1 0 <text:s/>0 0 1 1 1 1 1 1 0 0 <text:s/>0 0 1 1 1 0 1 1 0 0 <text:s/>0 0 0 1 0 1 1 1 0 0 <text:s/>0 0 0 0 1 1 1 0 0 0 <text:s/>0 0 0 0 0 0 0 0 0 0 <text:s/>0 0 0 0 0 0 0 0 0 0 <text:s/>0 0 0 0 0 0 0 0 0 0 <text:s/>0 0 0 0 0 0 0 0 0 0 1 1 1 0 0 0 0 0 0 0 <text:s/>1 1 0 0 0 0 0 0 0 0 <text:s/>1 1 0 0 0 0 0 0 0 0 <text:s/>1 1 0 0 0 0 0 0 0 0 <text:s/>1 1 1 0 0 0 0 0 0 0 <text:s/>1 0 1 1 0 0 0 0 0 0 <text:s/>1 1 1 1 1 1 0 0 0 0 <text:s/>0 0 1 1 1 0 0 0 0 0 <text:s/>1 1 1 1 0 0 0 0 0 0 <text:s/>0 1 1 0 0 0 0 0 0 0 0 0 0 0 0 0 0 0 0 1 <text:s/>0 0 0 0 0 0 0 0 0 1 <text:s/>0 0 0 0 0 0 0 0 1 1 <text:s/>0 0 0 0 0 0 0 0 1 0 <text:s/>0 0 0 0 0 0 0 0 1 1 <text:s/>0 0 0 0 0 0 0 1 1 1 <text:s/>0 0 0 0 0 0 1 1 1 1 <text:s/>0 0 0 0 0 1 1 1 1 0 <text:s/>0 0 0 0 1 1 1 1 1 1 <text:s/>0 0 0 0 1 1 1 1 1 1</text:p>
          </table:table-cell>
          <table:table-cell office:value-type="string" table:style-name="ce1">
            <text:p>0 0 0 0 0 0 0 0 0 0 0 0 0 0 0 0 1 0 0 0 0 0 0 0 0 0 0 0 0 0 0 0 0 0 0 1 <text:s/>0 0 0 1 0 0 0 0 1 0 0 0 0 0 0 1 0 0 0 2 0 0 0 0 0 0 0 0 0 2 0 0 0 0 1 1 <text:s/>0 0 0 0 2 0 0 1 0 0 0 0 0 0 0 0 0 0 1 0 0 1 0 0 0 0 0 0</text:p>
          </table:table-cell>
          <table:table-cell office:value-type="string" table:style-name="ce1">
            <text:p>0 0 0 0 0 0 0 0 0 0 0 0 0 0 0 0 1 0 0 0 0 0 0 0 0 0 0 0 0 0 0 0 0 0 0 1 <text:s/>0 0 0 1 0 0 0 0 1 0 0 0 0 0 0 1 0 0 0 2 0 0 0 0 0 0 0 0 0 2 0 0 0 0 1 1 <text:s/>0 0 0 0 2 0 0 1 0 0 0 0 0 0 0 0 0 0 1 0 0 1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1313352973" table:style-name="ce1">
            <text:p>131335297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0 1 1 1 1 1 1 1 0 <text:s/>1 1 1 1 1 1 1 1 0 0 <text:s/>1 1 1 1 1 0 1 0 0 0 <text:s/>1 1 1 1 1 0 0 0 0 0 <text:s/>1 1 1 0 0 0 0 0 0 0 <text:s/>0 0 0 0 0 0 0 0 0 0 <text:s/>0 0 0 0 0 0 0 0 0 0 <text:s/>0 0 0 0 0 0 0 0 0 0 <text:s/>0 0 0 0 0 0 0 0 0 0 <text:s/>0 0 0 0 0 0 0 0 0 0 0 0 0 0 0 0 0 0 0 1 <text:s/>0 0 0 0 0 0 0 0 1 1 <text:s/>0 0 0 0 0 0 0 1 1 1 <text:s/>0 0 0 0 0 1 0 0 1 0 <text:s/>0 0 0 1 1 1 1 1 1 0 <text:s/>0 1 1 1 1 1 0 1 0 0 <text:s/>0 1 1 0 1 1 1 0 0 0 <text:s/>0 0 1 1 1 1 1 0 0 0 <text:s/>0 0 0 0 0 0 0 0 0 0 <text:s/>0 0 0 0 0 0 0 0 0 0 0 0 0 0 0 0 0 0 0 0 <text:s/>0 0 0 0 0 0 0 0 0 0 <text:s/>0 0 0 0 0 0 0 0 0 0 <text:s/>0 0 0 0 0 0 0 0 0 1 <text:s/>0 0 0 0 0 0 0 0 0 1 <text:s/>0 0 0 0 0 0 0 0 1 1 <text:s/>1 0 0 0 0 0 0 0 1 1 <text:s/>1 1 0 0 0 0 0 0 1 1 <text:s/>1 1 1 1 1 1 1 1 1 1 <text:s/>1 1 0 1 1 1 1 1 1 1</text:p>
          </table:table-cell>
          <table:table-cell office:value-type="string" table:style-name="ce1">
            <text:p>0 1 0 0 0 0 0 0 0 0 0 0 0 0 0 0 0 0 0 0 0 0 0 0 0 1 0 0 0 0 0 2 0 0 0 0 <text:s/>1 1 0 0 0 0 0 0 0 0 0 0 0 0 1 0 0 0 0 0 1 0 0 0 0 2 0 1 0 0 0 1 0 0 2 0 <text:s/>0 0 0 0 0 1 0 0 0 0 0 0 0 0 0 0 0 0 0 0 1 0 0 0 0 0 0 0</text:p>
          </table:table-cell>
          <table:table-cell office:value-type="string" table:style-name="ce1">
            <text:p>0 1 0 0 0 0 0 0 0 0 0 0 0 0 0 0 0 0 0 0 0 0 0 0 0 1 0 0 0 0 0 2 0 0 0 0 <text:s/>1 1 0 0 0 0 0 0 0 0 0 0 0 0 1 0 0 0 0 0 1 0 0 0 0 2 0 1 0 0 0 1 0 0 2 0 <text:s/>0 0 0 0 0 1 0 0 0 0 0 0 0 0 0 0 0 0 0 0 1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261052825" table:style-name="ce1">
            <text:p>1261052825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0 1 1 1 1 1 <text:s/>0 0 1 1 1 0 1 1 1 1 <text:s/>0 0 0 1 1 1 1 1 0 1 <text:s/>0 0 0 1 1 1 1 1 1 1 <text:s/>0 0 0 0 0 1 1 0 0 0 <text:s/>0 0 0 0 0 0 0 0 0 0 <text:s/>0 0 0 0 0 0 0 0 0 0 <text:s/>0 0 0 0 0 0 0 0 0 0 <text:s/>0 0 0 0 0 0 0 0 0 0 <text:s/>0 0 0 0 0 0 0 0 0 0 1 0 0 0 0 0 0 0 0 0 <text:s/>1 1 0 0 0 0 0 0 0 0 <text:s/>1 1 1 0 0 0 0 0 0 0 <text:s/>0 1 1 0 0 0 0 0 0 0 <text:s/>0 1 1 1 0 0 0 0 0 0 <text:s/>1 1 1 1 0 0 0 0 0 0 <text:s/>1 1 0 1 0 0 0 0 0 0 <text:s/>1 1 1 1 0 0 0 0 0 0 <text:s/>1 1 1 1 0 0 0 0 0 0 <text:s/>1 1 1 1 0 0 0 0 0 0 0 0 0 0 0 0 0 0 0 0 <text:s/>0 0 0 0 0 0 0 0 0 0 <text:s/>0 0 0 0 0 0 0 0 0 0 <text:s/>0 0 0 0 0 0 0 0 0 0 <text:s/>0 0 0 0 1 0 0 1 1 1 <text:s/>0 0 0 0 1 1 1 1 1 1 <text:s/>0 0 0 0 1 1 1 0 1 1 <text:s/>0 0 0 0 1 1 1 1 1 1 <text:s/>0 0 0 0 1 0 1 1 1 1 <text:s/>0 0 0 0 1 0 1 1 1 0</text:p>
          </table:table-cell>
          <table:table-cell office:value-type="string" table:style-name="ce1">
            <text:p>0 0 0 0 1 0 0 0 0 0 0 0 0 0 0 1 2 0 0 0 0 0 0 0 0 0 0 0 1 0 1 0 0 0 0 0 <text:s/>0 0 0 0 1 0 0 0 0 0 0 0 0 0 0 0 0 0 0 0 0 0 0 0 0 0 1 0 0 0 0 1 0 0 0 0 <text:s/>0 0 0 0 0 0 0 0 0 2 0 0 0 1 0 0 0 0 0 0 0 0 0 1 2 0 0 1</text:p>
          </table:table-cell>
          <table:table-cell office:value-type="string" table:style-name="ce1">
            <text:p>0 0 0 0 1 0 0 0 0 0 0 0 0 0 0 1 2 0 0 0 0 0 0 0 0 0 0 0 1 0 1 0 0 0 0 0 <text:s/>0 0 0 0 1 0 0 0 0 0 0 0 0 0 0 0 0 0 0 0 0 0 0 0 0 0 1 0 0 0 0 1 0 0 0 0 <text:s/>0 0 0 0 0 0 0 0 0 2 0 0 0 1 0 0 0 0 0 0 0 0 0 1 2 0 0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284084403" table:style-name="ce1">
            <text:p>128408440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0 1 1 1 0 1 1 1 1 <text:s/>1 1 1 1 1 1 1 1 1 1 <text:s/>1 0 1 1 1 1 1 1 0 0 <text:s/>1 1 1 1 1 0 0 0 0 0 <text:s/>0 0 0 0 0 0 0 0 0 0 <text:s/>0 0 0 0 0 0 0 0 0 0 <text:s/>0 0 0 0 0 0 0 0 0 0 <text:s/>0 0 0 0 0 0 0 0 0 0 <text:s/>0 0 0 0 0 0 0 0 0 0 <text:s/>0 0 0 0 0 0 0 0 0 0 0 0 0 0 0 0 0 0 0 0 <text:s/>0 0 0 0 0 0 0 0 0 0 <text:s/>0 0 0 0 0 0 0 0 0 0 <text:s/>0 0 0 0 0 1 1 0 0 0 <text:s/>1 1 1 1 1 1 1 0 0 0 <text:s/>1 1 1 1 1 1 0 0 0 0 <text:s/>0 0 1 1 1 0 0 0 0 0 <text:s/>1 1 1 1 1 0 0 0 0 0 <text:s/>1 1 1 1 0 0 0 0 0 0 <text:s/>1 0 1 1 0 0 0 0 0 0 0 0 0 0 0 0 0 0 0 0 <text:s/>0 0 0 0 0 0 0 0 0 0 <text:s/>0 0 0 0 0 0 0 0 1 0 <text:s/>0 0 0 0 0 0 0 1 1 1 <text:s/>0 0 0 0 0 0 0 1 1 0 <text:s/>0 0 0 0 0 0 1 1 1 1 <text:s/>0 0 0 0 0 1 1 1 1 1 <text:s/>0 0 0 0 0 1 1 1 1 1 <text:s/>0 0 0 0 1 1 1 0 1 1 <text:s/>0 0 0 0 1 1 1 1 0 1</text:p>
          </table:table-cell>
          <table:table-cell office:value-type="string" table:style-name="ce1">
            <text:p>0 1 0 0 0 1 0 0 0 0 0 0 2 0 0 0 0 0 0 0 0 1 0 0 0 0 0 0 0 1 0 0 0 0 0 0 <text:s/>0 0 0 0 0 0 0 0 0 0 0 0 0 1 0 0 0 0 0 0 0 0 0 0 1 1 2 0 0 0 0 0 0 0 0 0 <text:s/>0 0 0 0 0 0 0 0 0 0 0 0 0 0 2 1 0 0 0 1 0 0 0 0 0 0 1 0</text:p>
          </table:table-cell>
          <table:table-cell office:value-type="string" table:style-name="ce1">
            <text:p>0 1 0 0 0 1 0 0 0 0 0 0 2 0 0 0 0 0 0 0 0 1 0 0 0 0 0 0 0 1 0 0 0 0 0 0 <text:s/>0 0 0 0 0 0 0 0 0 0 0 0 0 1 0 0 0 0 0 0 0 0 0 0 1 1 2 0 0 0 0 0 0 0 0 0 <text:s/>0 0 0 0 0 0 0 0 0 0 0 0 0 0 2 1 0 0 0 1 0 0 0 0 0 0 1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239725981" table:style-name="ce1">
            <text:p>1239725981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1 1 1 1 1 1 <text:s/>0 1 1 1 1 0 1 1 1 1 <text:s/>1 1 1 1 1 1 1 1 1 1 <text:s/>0 0 0 0 1 1 1 0 0 0 <text:s/>0 0 0 0 0 0 0 0 0 0 <text:s/>0 0 0 0 0 0 0 0 0 0 <text:s/>0 0 0 0 0 0 0 0 0 0 <text:s/>0 0 0 0 0 0 0 0 0 0 <text:s/>0 0 0 0 0 0 0 0 0 0 <text:s/>0 0 0 0 0 0 0 0 0 0 0 0 0 0 0 0 0 0 0 0 <text:s/>0 0 0 0 0 0 0 0 0 0 <text:s/>0 0 0 0 0 0 0 0 0 0 <text:s/>1 0 1 1 0 0 0 0 0 0 <text:s/>1 1 1 1 1 0 0 0 0 0 <text:s/>0 1 1 1 1 0 0 0 0 0 <text:s/>0 1 1 1 1 0 0 0 0 0 <text:s/>1 1 1 1 1 0 0 0 0 0 <text:s/>1 1 1 1 1 0 0 0 0 0 <text:s/>1 1 1 0 1 0 0 0 0 0 0 0 0 0 0 0 0 0 0 0 <text:s/>0 0 0 0 0 0 0 0 0 0 <text:s/>0 0 0 0 0 0 0 0 0 0 <text:s/>0 0 0 0 0 0 0 1 1 1 <text:s/>0 0 0 0 0 1 1 1 0 0 <text:s/>0 0 0 0 0 1 1 1 1 1 <text:s/>0 0 0 0 0 0 1 1 1 1 <text:s/>0 0 0 0 0 1 1 1 1 1 <text:s/>0 0 0 0 0 1 1 1 1 1 <text:s/>0 0 0 0 0 1 1 1 1 1</text:p>
          </table:table-cell>
          <table:table-cell office:value-type="string" table:style-name="ce1">
            <text:p>0 2 0 1 0 0 0 0 0 0 1 0 0 0 0 1 0 0 0 0 0 0 0 0 0 0 0 0 0 0 0 1 0 0 0 0 <text:s/>0 0 0 0 2 0 0 0 0 0 0 0 1 1 1 0 0 0 0 0 0 0 0 0 1 0 0 0 0 1 0 2 0 0 0 0 <text:s/>0 0 0 0 0 0 0 0 0 0 0 0 0 0 0 0 0 0 0 0 0 1 0 0 0 0 0 0</text:p>
          </table:table-cell>
          <table:table-cell office:value-type="string" table:style-name="ce1">
            <text:p>0 2 0 1 0 0 0 0 0 0 1 0 0 0 0 1 0 0 0 0 0 0 0 0 0 0 0 0 0 0 0 1 0 0 0 0 <text:s/>0 0 0 0 2 0 0 0 0 0 0 0 1 1 1 0 0 0 0 0 0 0 0 0 1 0 0 0 0 1 0 2 0 0 0 0 <text:s/>0 0 0 0 0 0 0 0 0 0 0 0 0 0 0 0 0 0 0 0 0 1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374607893" table:style-name="ce1">
            <text:p>137460789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0 1 1 0 1 1 0 0 0 <text:s/>1 1 1 1 1 1 0 0 0 0 <text:s/>1 1 1 1 1 1 0 0 0 0 <text:s/>1 1 1 1 0 0 0 0 0 0 <text:s/>1 1 1 1 0 0 0 0 0 0 <text:s/>1 1 1 0 0 0 0 0 0 0 <text:s/>1 1 0 0 0 0 0 0 0 0 <text:s/>0 0 0 0 0 0 0 0 0 0 <text:s/>0 0 0 0 0 0 0 0 0 0 <text:s/>0 0 0 0 0 0 0 0 0 0 0 0 0 0 0 0 0 1 1 1 <text:s/>0 0 0 0 0 0 1 1 1 1 <text:s/>0 0 0 0 0 0 1 1 0 1 <text:s/>0 0 0 0 0 0 1 1 0 1 <text:s/>0 0 0 0 1 1 1 1 1 1 <text:s/>0 0 0 0 1 1 1 1 1 0 <text:s/>0 0 0 0 1 0 1 1 1 0 <text:s/>0 0 0 0 0 1 1 0 0 0 <text:s/>0 0 0 0 0 0 0 0 0 0 <text:s/>0 0 0 0 0 0 0 0 0 0 0 0 0 0 0 0 0 0 0 0 <text:s/>0 0 0 0 0 0 0 0 0 0 <text:s/>0 0 0 0 0 0 0 0 0 0 <text:s/>0 0 0 0 0 0 0 0 0 0 <text:s/>0 0 0 0 0 0 0 0 0 0 <text:s/>0 0 0 1 0 0 0 0 0 1 <text:s/>0 0 1 1 0 0 0 0 0 1 <text:s/>1 1 1 0 1 0 0 0 1 1 <text:s/>1 1 1 0 1 1 1 1 1 1 <text:s/>1 1 1 1 1 1 1 1 1 1</text:p>
          </table:table-cell>
          <table:table-cell office:value-type="string" table:style-name="ce1">
            <text:p>0 1 0 0 1 0 0 0 0 0 2 0 0 0 0 0 0 0 0 0 0 0 0 0 0 0 0 0 1 0 0 0 0 0 1 1 <text:s/>0 0 1 0 0 0 0 0 0 0 0 0 0 0 0 0 0 0 0 0 0 0 0 0 0 0 0 0 0 1 0 2 0 0 0 0 <text:s/>0 1 0 0 0 1 0 0 0 0 0 1 0 0 0 0 0 0 0 0 0 0 0 0 0 0 0 2</text:p>
          </table:table-cell>
          <table:table-cell office:value-type="string" table:style-name="ce1">
            <text:p>0 1 0 0 1 0 0 0 0 0 2 0 0 0 0 0 0 0 0 0 0 0 0 0 0 0 0 0 1 0 0 0 0 0 1 1 <text:s/>0 0 1 0 0 0 0 0 0 0 0 0 0 0 0 0 0 0 0 0 0 0 0 0 0 0 0 0 0 1 0 2 0 0 0 0 <text:s/>0 1 0 0 0 1 0 0 0 0 0 1 0 0 0 0 0 0 0 0 0 0 0 0 0 0 0 2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191141771" table:style-name="ce1">
            <text:p>1191141771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1 1 1 1 1 0 <text:s/>1 1 1 1 1 1 1 1 0 0 <text:s/>0 0 0 1 1 1 1 1 1 0 <text:s/>0 0 0 0 1 1 1 1 1 1 <text:s/>0 0 0 0 0 1 0 0 0 0 <text:s/>0 0 0 0 0 0 0 0 0 0 <text:s/>0 0 0 0 0 0 0 0 0 0 <text:s/>0 0 0 0 0 0 0 0 0 0 <text:s/>0 0 0 0 0 0 0 0 0 0 <text:s/>0 0 0 0 0 0 0 0 0 0 0 0 0 0 0 0 0 0 0 0 <text:s/>0 0 0 0 0 0 0 0 0 0 <text:s/>1 1 1 0 0 0 0 0 0 0 <text:s/>1 1 1 1 0 0 0 0 0 0 <text:s/>1 1 1 1 1 0 0 0 0 0 <text:s/>1 1 1 1 1 0 0 0 0 0 <text:s/>1 0 1 1 1 0 0 0 0 0 <text:s/>1 1 1 1 0 0 0 0 0 0 <text:s/>1 1 1 0 0 0 0 0 0 0 <text:s/>1 0 1 0 0 0 0 0 0 0 0 0 0 0 0 0 0 0 0 0 <text:s/>0 0 0 0 0 0 0 0 0 0 <text:s/>0 0 0 0 0 0 0 0 0 0 <text:s/>0 0 0 0 0 0 0 0 0 0 <text:s/>0 0 0 0 0 0 1 1 1 1 <text:s/>0 0 0 0 0 1 1 1 1 0 <text:s/>0 0 0 0 0 1 1 1 1 1 <text:s/>0 0 0 0 1 0 1 1 1 1 <text:s/>0 0 0 1 1 1 1 0 1 1 <text:s/>0 0 0 1 1 1 0 1 1 1</text:p>
          </table:table-cell>
          <table:table-cell office:value-type="string" table:style-name="ce1">
            <text:p>0 0 0 1 0 0 0 0 0 1 0 0 0 0 0 0 0 0 1 1 0 0 0 0 0 0 2 0 0 1 0 0 0 0 0 0 <text:s/>0 0 0 0 0 0 0 2 0 0 0 0 0 0 0 0 0 0 0 0 0 2 0 1 0 1 0 0 0 0 0 0 0 0 0 0 <text:s/>0 0 0 1 0 0 0 0 0 0 0 0 0 0 0 1 0 0 0 1 0 0 0 0 1 0 0 0</text:p>
          </table:table-cell>
          <table:table-cell office:value-type="string" table:style-name="ce1">
            <text:p>0 0 0 1 0 0 0 0 0 1 0 0 0 0 0 0 0 0 1 1 0 0 0 0 0 0 2 0 0 1 0 0 0 0 0 0 <text:s/>0 0 0 0 0 0 0 2 0 0 0 0 0 0 0 0 0 0 0 0 0 2 0 1 0 1 0 0 0 0 0 0 0 0 0 0 <text:s/>0 0 0 1 0 0 0 0 0 0 0 0 0 0 0 1 0 0 0 1 0 0 0 0 1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1366617886" table:style-name="ce1">
            <text:p>136661788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1 1 1 1 0 <text:s/>0 0 1 1 1 1 1 1 1 1 <text:s/>0 1 0 1 1 1 1 0 1 1 <text:s/>0 1 1 1 1 1 0 0 0 1 <text:s/>0 0 0 1 0 0 0 0 0 0 <text:s/>0 0 0 0 0 0 0 0 0 0 <text:s/>0 0 0 0 0 0 0 0 0 0 <text:s/>0 0 0 0 0 0 0 0 0 0 <text:s/>0 0 0 0 0 0 0 0 0 0 <text:s/>0 0 0 0 0 0 0 0 0 0 0 0 0 0 0 0 0 0 0 0 <text:s/>0 0 0 0 0 0 0 0 0 0 <text:s/>0 0 0 0 0 0 0 1 0 0 <text:s/>0 0 0 0 0 0 1 1 0 0 <text:s/>0 0 0 0 1 1 1 1 0 0 <text:s/>0 0 0 0 1 1 1 1 1 1 <text:s/>0 0 0 0 1 1 1 1 1 1 <text:s/>0 0 0 0 0 1 1 1 1 1 <text:s/>0 0 0 0 0 0 1 1 1 1 <text:s/>0 0 0 0 0 0 0 0 1 1 0 0 0 0 0 0 0 0 0 0 <text:s/>0 0 0 0 0 0 0 0 0 0 <text:s/>1 0 0 0 0 0 0 0 0 0 <text:s/>1 0 0 0 0 0 0 0 0 0 <text:s/>1 1 1 0 0 0 0 0 0 0 <text:s/>0 1 1 1 0 0 0 0 0 0 <text:s/>1 0 1 1 0 0 0 0 0 0 <text:s/>1 1 1 1 1 0 0 0 0 0 <text:s/>1 1 1 1 1 1 0 0 0 0 <text:s/>1 1 1 1 1 1 1 1 0 0</text:p>
          </table:table-cell>
          <table:table-cell office:value-type="string" table:style-name="ce1">
            <text:p>1 0 0 0 0 0 0 0 0 1 1 1 0 0 0 0 0 0 0 0 0 0 1 2 0 0 0 0 0 0 0 0 0 0 0 0 <text:s/>0 0 1 0 0 0 0 0 0 0 0 0 1 1 1 0 0 0 0 0 0 0 0 0 0 1 0 0 0 0 2 0 0 0 0 0 <text:s/>0 0 0 0 0 0 0 0 0 0 0 0 0 0 0 0 0 0 0 0 2 0 0 0 0 0 0 0</text:p>
          </table:table-cell>
          <table:table-cell office:value-type="string" table:style-name="ce1">
            <text:p>1 0 0 0 0 0 0 0 0 1 1 1 0 0 0 0 0 0 0 0 0 0 1 2 0 0 0 0 0 0 0 0 0 0 0 0 <text:s/>0 0 1 0 0 0 0 0 0 0 0 0 1 1 1 0 0 0 0 0 0 0 0 0 0 1 0 0 0 0 2 0 0 0 0 0 <text:s/>0 0 0 0 0 0 0 0 0 0 0 0 0 0 0 0 0 0 0 0 2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364773021" table:style-name="ce1">
            <text:p>1364773021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0 0 0 0 1 1 <text:s/>1 1 1 1 1 0 1 1 1 1 <text:s/>1 1 1 1 1 1 1 0 0 0 <text:s/>0 0 1 1 1 1 0 0 0 0 <text:s/>0 0 0 1 1 0 0 0 0 0 <text:s/>0 0 0 0 1 0 0 0 0 0 <text:s/>0 0 0 0 0 0 0 0 0 0 <text:s/>0 0 0 0 0 0 0 0 0 0 <text:s/>0 0 0 0 0 0 0 0 0 0 <text:s/>0 0 0 0 0 0 0 0 0 0 0 0 0 0 0 0 0 0 0 0 <text:s/>0 0 0 0 0 0 0 0 0 0 <text:s/>0 0 0 0 0 0 0 0 0 0 <text:s/>1 1 0 0 0 0 0 0 0 0 <text:s/>1 1 1 0 0 0 0 0 0 0 <text:s/>1 1 1 0 0 0 0 0 0 0 <text:s/>0 1 1 1 1 1 0 0 0 0 <text:s/>1 0 1 1 1 1 0 0 0 0 <text:s/>1 1 1 0 1 1 1 0 0 0 <text:s/>1 1 1 1 1 1 0 0 0 0 0 0 0 0 0 0 0 0 0 0 <text:s/>0 0 0 0 0 0 0 0 0 0 <text:s/>0 0 0 0 0 0 0 1 1 1 <text:s/>0 0 0 0 0 0 1 1 1 1 <text:s/>0 0 0 0 0 1 1 1 1 1 <text:s/>0 0 0 0 0 1 1 1 1 1 <text:s/>0 0 0 0 0 0 1 1 1 1 <text:s/>0 0 0 0 0 0 1 1 1 1 <text:s/>0 0 0 0 0 0 0 1 1 1 <text:s/>0 0 0 0 0 0 0 0 1 1</text:p>
          </table:table-cell>
          <table:table-cell office:value-type="string" table:style-name="ce1">
            <text:p>0 0 0 0 1 1 1 1 0 0 0 0 2 0 0 1 0 0 0 0 0 0 0 0 0 0 0 0 0 0 0 0 0 0 0 0 <text:s/>0 0 0 0 2 0 0 0 0 0 0 2 0 0 0 0 0 1 0 0 0 0 0 0 1 0 0 0 0 0 0 0 0 0 0 1 <text:s/>0 0 0 0 0 0 0 0 0 0 0 1 0 0 0 0 0 0 0 0 0 0 0 0 1 1 0 0</text:p>
          </table:table-cell>
          <table:table-cell office:value-type="string" table:style-name="ce1">
            <text:p>0 0 0 0 1 1 1 1 0 0 0 0 2 0 0 1 0 0 0 0 0 0 0 0 0 0 0 0 0 0 0 0 0 0 0 0 <text:s/>0 0 0 0 2 0 0 0 0 0 0 2 0 0 0 0 0 1 0 0 0 0 0 0 1 0 0 0 0 0 0 0 0 0 0 1 <text:s/>0 0 0 0 0 0 0 0 0 0 0 1 0 0 0 0 0 0 0 0 0 0 0 0 1 1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333843812" table:style-name="ce1">
            <text:p>1333843812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0 1 1 0 1 1 1 1 1 1 <text:s/>0 0 1 1 1 1 1 1 1 1 <text:s/>0 0 0 0 0 1 0 1 1 1 <text:s/>0 0 0 0 0 0 0 0 0 0 <text:s/>0 0 0 0 0 0 0 0 0 0 <text:s/>0 0 0 0 0 0 0 0 0 0 <text:s/>0 0 0 0 0 0 0 0 0 0 <text:s/>0 0 0 0 0 0 0 0 0 0 <text:s/>0 0 0 0 0 0 0 0 0 0 0 0 0 0 0 0 0 0 0 0 <text:s/>0 0 0 0 0 0 0 0 0 0 <text:s/>0 0 0 0 0 0 0 0 0 0 <text:s/>0 0 0 1 1 0 0 0 0 0 <text:s/>0 0 0 0 1 1 1 0 1 1 <text:s/>0 0 0 0 1 1 1 1 1 1 <text:s/>0 0 0 0 0 1 1 1 1 0 <text:s/>0 0 0 0 0 1 1 1 1 0 <text:s/>0 0 0 0 0 1 1 1 1 1 <text:s/>0 0 0 0 0 0 1 1 1 1 0 0 0 0 0 0 0 0 0 0 <text:s/>1 0 0 0 0 0 0 0 0 0 <text:s/>1 0 0 0 0 0 0 0 0 0 <text:s/>1 1 1 0 0 0 0 0 0 0 <text:s/>1 0 1 1 0 0 0 0 0 0 <text:s/>1 1 1 1 0 0 0 0 0 0 <text:s/>1 1 1 1 1 0 0 0 0 0 <text:s/>1 1 1 0 0 0 0 0 0 0 <text:s/>1 1 0 1 1 0 0 0 0 0 <text:s/>1 1 1 1 1 1 0 0 0 0</text:p>
          </table:table-cell>
          <table:table-cell office:value-type="string" table:style-name="ce1">
            <text:p>0 0 0 0 0 0 0 0 0 0 0 0 0 1 0 0 0 0 0 2 0 1 0 0 0 0 0 0 0 0 0 0 0 0 0 0 <text:s/>1 0 0 0 0 1 0 0 0 0 0 1 0 0 0 0 0 0 0 0 0 0 0 0 0 0 0 0 0 0 0 0 0 1 0 0 <text:s/>0 1 1 0 0 0 0 1 0 0 1 0 0 0 0 0 2 0 0 0 0 2 0 0 0 0 0 0</text:p>
          </table:table-cell>
          <table:table-cell office:value-type="string" table:style-name="ce1">
            <text:p>0 0 0 0 0 0 0 0 0 0 0 0 0 1 0 0 0 0 0 2 0 1 0 0 0 0 0 0 0 0 0 0 0 0 0 0 <text:s/>1 0 0 0 0 1 0 0 0 0 0 1 0 0 0 0 0 0 0 0 0 0 0 0 0 0 0 0 0 0 0 0 0 1 0 0 <text:s/>0 1 1 0 0 0 0 1 0 0 1 0 0 0 0 0 2 0 0 0 0 2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1320533766" table:style-name="ce1">
            <text:p>132053376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0 1 0 1 0 0 <text:s/>1 1 1 0 1 1 1 1 0 0 <text:s/>1 1 1 1 1 1 1 1 0 0 <text:s/>0 1 1 1 1 1 0 0 0 0 <text:s/>0 1 1 1 1 0 0 0 0 0 <text:s/>0 0 0 0 0 0 0 0 0 0 <text:s/>0 0 0 0 0 0 0 0 0 0 <text:s/>0 0 0 0 0 0 0 0 0 0 <text:s/>0 0 0 0 0 0 0 0 0 0 <text:s/>0 0 0 0 0 0 0 0 0 0 0 0 0 0 0 0 0 0 0 0 <text:s/>0 0 0 0 0 0 0 0 0 0 <text:s/>0 0 0 0 0 0 0 0 0 0 <text:s/>0 0 0 0 0 0 1 0 1 0 <text:s/>0 0 0 0 0 1 1 1 1 0 <text:s/>0 0 1 1 1 1 1 1 1 0 <text:s/>0 0 1 1 1 1 1 1 1 0 <text:s/>0 0 1 1 1 1 1 1 0 0 <text:s/>0 0 0 1 1 1 1 0 0 0 <text:s/>0 0 0 0 0 0 0 0 0 0 0 0 0 0 0 0 0 0 1 0 <text:s/>0 0 0 0 0 0 0 0 1 1 <text:s/>0 0 0 0 0 0 0 0 0 1 <text:s/>1 0 0 0 0 0 0 0 0 1 <text:s/>1 0 0 0 0 0 0 0 0 1 <text:s/>1 1 0 0 0 0 0 0 0 1 <text:s/>1 1 0 0 0 0 0 0 0 1 <text:s/>1 1 0 0 0 0 0 0 0 1 <text:s/>1 0 0 0 0 0 0 1 1 1 <text:s/>1 1 1 1 1 1 1 1 0 1</text:p>
          </table:table-cell>
          <table:table-cell office:value-type="string" table:style-name="ce1">
            <text:p>0 0 0 0 1 0 1 0 0 1 0 0 0 1 0 0 0 0 0 0 0 0 0 0 0 0 0 0 1 0 0 0 2 0 0 0 <text:s/>0 1 0 0 0 0 0 0 0 0 0 0 0 0 0 0 0 0 0 0 0 0 0 0 0 0 0 0 0 0 0 0 0 0 0 0 <text:s/>2 0 0 0 0 0 1 0 2 1 1 0 0 0 0 0 0 0 0 0 0 0 0 0 0 0 1 0</text:p>
          </table:table-cell>
          <table:table-cell office:value-type="string" table:style-name="ce1">
            <text:p>0 0 0 0 1 0 1 0 0 1 0 0 0 1 0 0 0 0 0 0 0 0 0 0 0 0 0 0 1 0 0 0 2 0 0 0 <text:s/>0 1 0 0 0 0 0 0 0 0 0 0 0 0 0 0 0 0 0 0 0 0 0 0 0 0 0 0 0 0 0 0 0 0 0 0 <text:s/>2 0 0 0 0 0 1 0 2 1 1 0 0 0 0 0 0 0 0 0 0 0 0 0 0 0 1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251344412" table:style-name="ce1">
            <text:p>1251344412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1 1 1 1 1 1 0 <text:s/>0 0 0 1 1 1 1 0 0 0 <text:s/>0 0 0 1 1 1 0 0 0 0 <text:s/>0 0 0 1 1 1 0 0 0 0 <text:s/>0 0 0 0 1 0 0 0 0 0 <text:s/>0 0 0 0 1 1 0 0 0 0 <text:s/>0 0 0 0 1 1 0 0 0 0 <text:s/>0 0 0 0 1 1 0 0 0 0 <text:s/>0 0 0 0 1 1 1 0 0 0 <text:s/>0 0 0 0 1 1 1 1 0 0 1 1 0 0 0 0 0 0 0 0 <text:s/>0 1 1 0 0 0 0 0 0 0 <text:s/>1 1 1 0 0 0 0 0 0 0 <text:s/>1 1 0 0 0 0 0 0 0 0 <text:s/>1 1 1 1 0 0 0 0 0 0 <text:s/>1 1 1 1 0 0 0 0 0 0 <text:s/>0 1 0 1 0 0 0 0 0 0 <text:s/>0 1 1 1 0 0 0 0 0 0 <text:s/>1 1 1 1 0 0 0 0 0 0 <text:s/>1 1 1 1 0 0 0 0 0 0 0 0 0 0 0 0 0 0 0 1 <text:s/>0 0 0 0 0 0 0 1 1 1 <text:s/>0 0 0 0 0 0 0 1 1 1 <text:s/>0 0 0 0 0 0 1 1 1 1 <text:s/>0 0 0 0 0 0 1 1 1 1 <text:s/>0 0 0 0 0 0 1 1 1 1 <text:s/>0 0 0 0 0 0 1 0 1 1 <text:s/>0 0 0 0 0 0 1 1 1 1 <text:s/>0 0 0 0 0 0 0 1 1 1 <text:s/>0 0 0 0 0 0 0 0 0 1</text:p>
          </table:table-cell>
          <table:table-cell office:value-type="string" table:style-name="ce1">
            <text:p>0 0 1 0 0 2 0 0 0 0 1 0 0 0 0 0 0 0 0 0 2 0 0 0 0 0 1 2 0 0 0 0 1 0 0 0 <text:s/>0 0 0 0 0 0 0 0 0 1 0 0 0 0 0 0 0 0 0 0 0 0 0 0 1 0 1 0 0 0 0 1 0 0 1 0 <text:s/>0 0 0 0 0 0 0 0 0 0 0 0 0 0 0 0 0 0 0 0 0 0 0 0 0 0 1 0</text:p>
          </table:table-cell>
          <table:table-cell office:value-type="string" table:style-name="ce1">
            <text:p>0 0 1 0 0 2 0 0 0 0 1 0 0 0 0 0 0 0 0 0 2 0 0 0 0 0 1 2 0 0 0 0 1 0 0 0 <text:s/>0 0 0 0 0 0 0 0 0 1 0 0 0 0 0 0 0 0 0 0 0 0 0 0 1 0 1 0 0 0 0 1 0 0 1 0 <text:s/>0 0 0 0 0 0 0 0 0 0 0 0 0 0 0 0 0 0 0 0 0 0 0 0 0 0 1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75482901" table:style-name="ce1">
            <text:p>1375482901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0 0 0 0 0 <text:s/>1 1 1 1 1 1 0 0 0 0 <text:s/>1 1 1 0 1 1 0 0 0 0 <text:s/>1 1 1 1 1 1 0 0 0 0 <text:s/>1 1 1 0 1 1 0 0 0 0 <text:s/>1 1 0 0 0 0 0 0 0 0 <text:s/>0 0 0 0 0 0 0 0 0 0 <text:s/>0 0 0 0 0 0 0 0 0 0 <text:s/>0 0 0 0 0 0 0 0 0 0 <text:s/>0 0 0 0 0 0 0 0 0 0 0 0 0 0 0 0 1 1 1 1 <text:s/>0 0 0 0 0 0 1 1 1 1 <text:s/>0 0 0 0 0 0 0 1 1 1 <text:s/>0 0 0 0 0 0 1 1 1 1 <text:s/>0 0 0 0 0 0 1 1 1 1 <text:s/>0 0 0 0 0 0 0 1 1 1 <text:s/>0 0 0 0 0 0 0 1 1 1 <text:s/>0 0 0 0 0 0 0 0 1 1 <text:s/>0 0 0 0 0 0 0 0 1 1 <text:s/>0 0 0 0 0 0 0 0 0 1 0 0 0 0 0 0 0 0 0 0 <text:s/>0 0 0 0 0 0 0 0 0 0 <text:s/>0 0 0 0 0 0 0 0 0 0 <text:s/>0 0 0 0 0 0 0 0 0 0 <text:s/>0 0 0 0 0 0 0 0 0 0 <text:s/>0 0 0 1 1 1 0 0 0 0 <text:s/>1 1 1 0 0 1 1 0 0 0 <text:s/>0 1 1 1 1 1 1 1 0 0 <text:s/>1 0 1 1 1 1 1 1 0 0 <text:s/>1 1 1 1 1 1 1 1 1 0</text:p>
          </table:table-cell>
          <table:table-cell office:value-type="string" table:style-name="ce1">
            <text:p>0 0 0 0 0 1 0 0 0 0 0 0 0 0 0 0 0 0 0 0 0 0 0 1 2 0 1 0 0 0 0 0 0 0 0 0 <text:s/>0 0 0 2 0 0 0 1 0 0 0 0 0 0 0 0 1 0 0 0 1 0 0 0 0 0 0 1 1 0 0 0 0 0 1 0 <text:s/>0 0 0 0 0 0 0 0 0 1 0 0 0 2 0 0 0 0 0 0 0 0 0 0 0 0 0 0</text:p>
          </table:table-cell>
          <table:table-cell office:value-type="string" table:style-name="ce1">
            <text:p>0 0 0 0 0 1 0 0 0 0 0 0 0 0 0 0 0 0 0 0 0 0 0 1 2 0 1 0 0 0 0 0 0 0 0 0 <text:s/>0 0 0 2 0 0 0 1 0 0 0 0 0 0 0 0 1 0 0 0 1 0 0 0 0 0 0 1 1 0 0 0 0 0 1 0 <text:s/>0 0 0 0 0 0 0 0 0 1 0 0 0 2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363577666" table:style-name="ce1">
            <text:p>136357766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1 1 1 1 0 1 <text:s/>0 0 0 0 1 1 1 1 1 1 <text:s/>0 0 0 0 0 1 1 0 1 0 <text:s/>0 0 0 0 0 1 1 1 1 1 <text:s/>0 0 0 0 0 0 1 1 1 0 <text:s/>0 0 0 0 0 0 0 1 1 0 <text:s/>0 0 0 0 0 0 0 0 1 1 <text:s/>0 0 0 0 0 0 0 0 1 1 <text:s/>0 0 0 0 0 0 0 0 0 1 <text:s/>0 0 0 0 0 0 0 0 0 1 1 1 1 1 0 0 0 0 0 0 <text:s/>1 1 1 1 0 0 0 0 0 0 <text:s/>1 1 1 1 1 0 0 0 0 0 <text:s/>1 1 1 1 1 0 0 0 0 0 <text:s/>1 1 1 0 0 0 0 0 0 0 <text:s/>1 1 1 0 0 0 0 0 0 0 <text:s/>1 1 0 0 0 0 0 0 0 0 <text:s/>1 1 0 0 0 0 0 0 0 0 <text:s/>1 0 0 0 0 0 0 0 0 0 <text:s/>1 0 0 0 0 0 0 0 0 0 0 0 0 0 0 0 0 0 0 0 <text:s/>0 0 0 0 0 0 0 0 0 0 <text:s/>0 0 0 0 0 0 0 0 0 0 <text:s/>0 0 0 0 0 0 0 0 0 0 <text:s/>0 0 0 1 0 1 0 0 0 0 <text:s/>0 0 0 1 1 1 0 0 0 0 <text:s/>0 0 0 1 1 1 1 1 0 0 <text:s/>0 0 1 1 1 1 1 1 0 0 <text:s/>0 1 1 1 1 1 1 1 1 0 <text:s/>0 1 1 1 1 1 1 0 0 0</text:p>
          </table:table-cell>
          <table:table-cell office:value-type="string" table:style-name="ce1">
            <text:p>0 0 0 0 0 0 0 0 1 0 0 0 0 0 0 0 0 0 0 0 0 0 0 0 0 0 0 1 2 1 0 0 0 0 0 0 <text:s/>0 0 0 0 0 0 0 0 1 0 0 0 0 1 0 2 0 0 0 0 1 0 0 1 0 0 1 2 0 0 0 0 0 0 0 0 <text:s/>0 0 0 0 0 0 0 0 0 0 0 0 0 0 0 0 0 0 0 0 0 0 0 0 0 1 1 0</text:p>
          </table:table-cell>
          <table:table-cell office:value-type="string" table:style-name="ce1">
            <text:p>0 0 0 0 0 0 0 0 1 0 0 0 0 0 0 0 0 0 0 0 0 0 0 0 0 0 0 1 2 1 0 0 0 0 0 0 <text:s/>0 0 0 0 0 0 0 0 1 0 0 0 0 1 0 2 0 0 0 0 1 0 0 1 0 0 1 2 0 0 0 0 0 0 0 0 <text:s/>0 0 0 0 0 0 0 0 0 0 0 0 0 0 0 0 0 0 0 0 0 0 0 0 0 1 1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1241809749" table:style-name="ce1">
            <text:p>1241809749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0 0 0 1 1 <text:s/>1 1 1 1 1 1 1 1 1 1 <text:s/>1 1 1 1 1 1 1 1 1 0 <text:s/>0 0 1 1 1 1 0 0 0 0 <text:s/>0 0 0 0 0 0 0 0 0 0 <text:s/>0 0 0 0 0 0 0 0 0 0 <text:s/>0 0 0 0 0 0 0 0 0 0 <text:s/>0 0 0 0 0 0 0 0 0 0 <text:s/>0 0 0 0 0 0 0 0 0 0 <text:s/>0 0 0 0 0 0 0 0 0 0 0 0 0 0 0 0 0 0 0 0 <text:s/>0 0 0 0 0 0 0 0 0 0 <text:s/>0 0 0 0 0 0 0 0 0 0 <text:s/>1 1 0 0 0 0 0 1 0 0 <text:s/>1 1 1 1 1 1 1 1 1 0 <text:s/>0 1 0 1 1 1 1 1 1 0 <text:s/>0 0 1 1 1 1 1 1 0 0 <text:s/>0 0 0 1 1 1 1 1 0 0 <text:s/>0 0 0 0 0 0 0 0 0 0 <text:s/>0 0 0 0 0 0 0 0 0 0 0 0 0 0 0 0 0 0 0 0 <text:s/>0 0 0 0 0 0 0 0 0 0 <text:s/>0 0 0 0 0 0 0 0 0 1 <text:s/>0 0 0 0 0 0 0 0 0 1 <text:s/>0 0 0 0 0 0 0 0 0 1 <text:s/>0 0 0 0 0 0 0 0 0 1 <text:s/>1 1 0 0 0 0 0 0 0 1 <text:s/>0 1 0 0 0 0 0 0 1 1 <text:s/>1 1 1 1 1 1 1 1 1 1 <text:s/>1 1 1 1 1 1 1 1 1 1</text:p>
          </table:table-cell>
          <table:table-cell office:value-type="string" table:style-name="ce1">
            <text:p>0 0 0 0 0 1 1 1 0 0 0 0 0 0 0 0 0 0 0 0 0 0 0 0 2 0 0 0 0 0 0 0 0 0 0 0 <text:s/>1 0 1 0 0 0 0 0 0 0 0 0 0 0 1 0 1 0 0 0 0 0 0 0 0 0 0 0 2 0 0 0 1 0 1 0 <text:s/>1 0 0 0 0 0 0 0 0 0 0 0 0 0 0 0 0 0 0 0 0 2 0 0 0 0 0 0</text:p>
          </table:table-cell>
          <table:table-cell office:value-type="string" table:style-name="ce1">
            <text:p>0 0 0 0 0 1 1 1 0 0 0 0 0 0 0 0 0 0 0 0 0 0 0 0 2 0 0 0 0 0 0 0 0 0 0 0 <text:s/>1 0 1 0 0 0 0 0 0 0 0 0 0 0 1 0 1 0 0 0 0 0 0 0 0 0 0 0 2 0 0 0 1 0 1 0 <text:s/>1 0 0 0 0 0 0 0 0 0 0 0 0 0 0 0 0 0 0 0 0 2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1309631398" table:style-name="ce1">
            <text:p>1309631398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0 1 1 1 1 1 1 1 1 <text:s/>1 1 1 1 1 1 1 1 1 1 <text:s/>1 0 1 1 1 1 1 0 1 1 <text:s/>0 0 1 1 0 1 0 0 0 0 <text:s/>0 0 0 0 0 0 0 0 0 0 <text:s/>0 0 0 0 0 0 0 0 0 0 <text:s/>0 0 0 0 0 0 0 0 0 0 <text:s/>0 0 0 0 0 0 0 0 0 0 <text:s/>0 0 0 0 0 0 0 0 0 0 <text:s/>0 0 0 0 0 0 0 0 0 0 0 0 0 0 0 0 0 0 0 0 <text:s/>0 0 0 0 0 0 0 0 0 0 <text:s/>0 0 0 0 0 0 0 0 0 0 <text:s/>0 0 0 0 0 0 1 0 0 0 <text:s/>0 0 0 0 1 1 1 1 1 1 <text:s/>0 0 0 0 1 1 1 1 1 1 <text:s/>0 0 0 0 0 1 1 1 1 1 <text:s/>0 0 0 0 0 1 0 1 1 1 <text:s/>0 0 0 0 0 1 1 0 0 1 <text:s/>0 0 0 0 0 1 1 1 1 1 0 0 0 0 0 0 0 0 0 0 <text:s/>0 0 0 0 0 0 0 0 0 0 <text:s/>0 0 0 0 0 0 0 0 0 0 <text:s/>1 1 0 0 0 0 0 0 0 0 <text:s/>1 1 1 1 0 0 0 0 0 0 <text:s/>1 1 1 1 0 0 0 0 0 0 <text:s/>1 1 1 1 1 0 0 0 0 0 <text:s/>1 1 1 1 1 0 0 0 0 0 <text:s/>1 1 1 1 1 0 0 0 0 0 <text:s/>1 1 1 1 1 0 0 0 0 0</text:p>
          </table:table-cell>
          <table:table-cell office:value-type="string" table:style-name="ce1">
            <text:p>0 1 0 0 2 0 0 0 0 0 0 0 0 0 0 0 0 0 0 0 0 1 0 0 0 0 0 1 0 0 0 0 0 0 1 0 <text:s/>0 1 1 1 0 0 0 0 0 0 0 0 0 0 0 0 0 0 0 0 0 0 0 2 0 0 0 0 0 0 0 0 0 0 0 0 <text:s/>0 0 0 0 1 0 0 0 0 0 0 0 0 0 0 1 1 0 0 2 0 0 0 0 0 0 0 0</text:p>
          </table:table-cell>
          <table:table-cell office:value-type="string" table:style-name="ce1">
            <text:p>0 1 0 0 2 0 0 0 0 0 0 0 0 0 0 0 0 0 0 0 0 1 0 0 0 0 0 1 0 0 0 0 0 0 1 0 <text:s/>0 1 1 1 0 0 0 0 0 0 0 0 0 0 0 0 0 0 0 0 0 0 0 2 0 0 0 0 0 0 0 0 0 0 0 0 <text:s/>0 0 0 0 1 0 0 0 0 0 0 0 0 0 0 1 1 0 0 2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297170632" table:style-name="ce1">
            <text:p>1297170632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1 1 1 1 1 <text:s/>1 0 1 0 1 0 1 1 0 0 <text:s/>1 1 1 1 1 1 0 1 1 1 <text:s/>1 1 1 1 1 1 0 0 0 0 <text:s/>1 0 0 0 0 0 0 0 0 0 <text:s/>0 0 0 0 0 0 0 0 0 0 <text:s/>0 0 0 0 0 0 0 0 0 0 <text:s/>0 0 0 0 0 0 0 0 0 0 <text:s/>0 0 0 0 0 0 0 0 0 0 <text:s/>0 0 0 0 0 0 0 0 0 0 0 0 0 0 0 0 0 0 0 0 <text:s/>0 0 0 0 0 0 0 0 0 0 <text:s/>0 0 0 0 0 0 0 0 0 0 <text:s/>0 0 0 0 0 0 1 1 1 1 <text:s/>0 1 1 1 1 1 1 0 1 1 <text:s/>1 1 1 1 1 1 1 1 1 1 <text:s/>1 1 1 0 0 0 0 0 0 1 <text:s/>1 1 0 0 0 0 0 0 0 0 <text:s/>1 0 0 0 0 0 0 0 0 0 <text:s/>1 0 0 0 0 0 0 0 0 0 0 0 0 0 0 0 0 0 0 0 <text:s/>0 0 0 0 0 0 0 0 0 0 <text:s/>0 0 0 0 0 0 0 0 0 0 <text:s/>0 0 0 0 0 0 0 0 0 0 <text:s/>0 0 0 0 0 0 0 0 0 0 <text:s/>0 0 0 0 0 0 0 0 0 0 <text:s/>0 0 0 1 1 1 1 1 1 0 <text:s/>0 0 1 1 1 1 1 1 1 1 <text:s/>0 1 1 1 1 1 1 0 1 1 <text:s/>0 0 1 1 1 1 1 1 1 1</text:p>
          </table:table-cell>
          <table:table-cell office:value-type="string" table:style-name="ce1">
            <text:p>1 0 0 0 0 0 0 0 0 0 0 1 0 1 0 1 0 0 1 1 2 0 0 0 0 0 1 0 0 0 0 0 0 0 0 0 <text:s/>0 0 0 0 0 0 0 0 0 0 0 1 0 0 0 0 0 0 0 0 0 0 0 0 0 2 0 0 0 0 0 0 0 0 0 0 <text:s/>2 0 0 0 0 0 0 0 0 0 0 0 0 0 0 1 0 0 0 1 0 0 0 0 0 0 0 0</text:p>
          </table:table-cell>
          <table:table-cell office:value-type="string" table:style-name="ce1">
            <text:p>1 0 0 0 0 0 0 0 0 0 0 1 0 1 0 1 0 0 1 1 2 0 0 0 0 0 1 0 0 0 0 0 0 0 0 0 <text:s/>0 0 0 0 0 0 0 0 0 0 0 1 0 0 0 0 0 0 0 0 0 0 0 0 0 2 0 0 0 0 0 0 0 0 0 0 <text:s/>2 0 0 0 0 0 0 0 0 0 0 0 0 0 0 1 0 0 0 1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1269132915" table:style-name="ce1">
            <text:p>1269132915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0 0 1 1 0 1 1 1 1 <text:s/>0 0 0 0 0 1 1 1 1 1 <text:s/>0 0 0 0 0 0 1 1 1 1 <text:s/>0 0 0 0 0 0 0 1 1 1 <text:s/>0 0 0 0 0 0 0 0 1 0 <text:s/>0 0 0 0 0 0 0 0 0 0 <text:s/>0 0 0 0 0 0 0 0 0 0 <text:s/>0 0 0 0 0 0 0 0 0 0 <text:s/>0 0 0 0 0 0 0 0 0 0 0 0 0 0 0 0 0 0 0 0 <text:s/>0 0 1 0 0 0 0 0 0 0 <text:s/>0 0 1 1 1 0 0 0 0 0 <text:s/>1 0 1 1 1 0 0 0 0 0 <text:s/>1 1 1 1 1 0 0 0 0 0 <text:s/>1 1 1 1 0 0 0 0 0 0 <text:s/>1 0 1 1 0 0 0 0 0 0 <text:s/>1 1 1 1 0 0 0 0 0 0 <text:s/>1 1 1 1 0 0 0 0 0 0 <text:s/>0 1 1 0 0 0 0 0 0 0 0 0 0 0 0 0 0 0 0 0 <text:s/>0 0 0 0 0 0 0 0 0 0 <text:s/>0 0 0 0 0 0 0 0 0 0 <text:s/>0 0 0 0 0 1 0 0 0 0 <text:s/>0 0 0 0 0 1 1 0 0 0 <text:s/>0 0 0 0 1 1 1 1 0 0 <text:s/>0 0 0 0 1 1 1 1 1 1 <text:s/>0 0 0 0 1 1 1 0 1 1 <text:s/>0 0 0 0 1 1 1 1 1 1 <text:s/>0 0 0 0 1 1 1 1 1 1</text:p>
          </table:table-cell>
          <table:table-cell office:value-type="string" table:style-name="ce1">
            <text:p>0 0 0 0 0 0 0 0 0 0 0 1 0 0 0 1 0 0 0 0 1 1 0 0 0 0 0 0 2 0 0 1 0 0 0 0 <text:s/>0 0 0 0 0 0 0 0 0 0 0 0 0 0 0 0 0 0 0 0 0 0 0 1 0 1 0 2 2 0 0 0 0 0 0 0 <text:s/>0 0 0 0 0 1 0 0 0 0 0 0 0 0 0 0 0 0 1 0 0 1 0 0 0 0 0 0</text:p>
          </table:table-cell>
          <table:table-cell office:value-type="string" table:style-name="ce1">
            <text:p>0 0 0 0 0 0 0 0 0 0 0 1 0 0 0 1 0 0 0 0 1 1 0 0 0 0 0 0 2 0 0 1 0 0 0 0 <text:s/>0 0 0 0 0 0 0 0 0 0 0 0 0 0 0 0 0 0 0 0 0 0 0 1 0 1 0 2 2 0 0 0 0 0 0 0 <text:s/>0 0 0 0 0 1 0 0 0 0 0 0 0 0 0 0 0 0 1 0 0 1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243259596" table:style-name="ce1">
            <text:p>124325959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0 <text:s/>1 1 1 0 1 1 1 1 0 0 <text:s/>0 1 1 1 1 1 1 0 0 0 <text:s/>1 1 1 1 1 0 0 0 0 0 <text:s/>1 1 0 1 0 0 0 0 0 0 <text:s/>0 0 0 0 0 0 0 0 0 0 <text:s/>0 0 0 0 0 0 0 0 0 0 <text:s/>0 0 0 0 0 0 0 0 0 0 <text:s/>0 0 0 0 0 0 0 0 0 0 <text:s/>0 0 0 0 0 0 0 0 0 0 0 0 0 0 0 0 0 0 0 1 <text:s/>0 0 0 0 0 0 0 0 1 1 <text:s/>0 0 0 0 0 0 0 1 1 1 <text:s/>0 0 0 0 0 1 1 1 1 1 <text:s/>0 0 0 0 0 1 0 1 1 1 <text:s/>0 0 0 0 0 1 1 1 1 1 <text:s/>0 0 0 0 1 1 1 1 1 1 <text:s/>0 0 0 0 0 1 1 1 1 0 <text:s/>0 0 0 0 0 0 0 0 0 0 <text:s/>0 0 0 0 0 0 0 0 0 0 0 0 0 0 0 0 0 0 0 0 <text:s/>0 0 0 0 0 0 0 0 0 0 <text:s/>0 0 0 0 0 0 0 0 0 0 <text:s/>0 0 0 0 0 0 0 0 0 0 <text:s/>0 0 0 0 0 0 0 0 0 0 <text:s/>1 1 1 0 0 0 0 0 0 0 <text:s/>0 1 1 1 0 0 0 0 0 0 <text:s/>1 1 1 1 1 0 0 0 0 1 <text:s/>1 1 1 1 1 1 1 1 1 1 <text:s/>1 1 1 1 0 1 1 1 1 0</text:p>
          </table:table-cell>
          <table:table-cell office:value-type="string" table:style-name="ce1">
            <text:p>0 0 0 0 0 0 0 0 0 0 0 0 0 1 0 0 0 0 0 0 1 2 0 0 0 0 0 0 0 0 0 0 0 0 0 0 <text:s/>0 0 0 0 0 0 1 0 1 0 1 0 0 0 0 0 0 1 1 0 0 0 0 0 1 0 0 0 2 0 0 0 0 0 0 0 <text:s/>0 2 0 0 0 0 0 0 0 0 0 0 0 0 0 0 0 0 0 0 0 0 1 0 0 0 0 1</text:p>
          </table:table-cell>
          <table:table-cell office:value-type="string" table:style-name="ce1">
            <text:p>0 0 0 0 0 0 0 0 0 0 0 0 0 1 0 0 0 0 0 0 1 2 0 0 0 0 0 0 0 0 0 0 0 0 0 0 <text:s/>0 0 0 0 0 0 1 0 1 0 1 0 0 0 0 0 0 1 1 0 0 0 0 0 1 0 0 0 2 0 0 0 0 0 0 0 <text:s/>0 2 0 0 0 0 0 0 0 0 0 0 0 0 0 0 0 0 0 0 0 0 1 0 0 0 0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1232985736" table:style-name="ce1">
            <text:p>123298573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0 0 0 0 1 1 <text:s/>0 0 1 1 0 0 0 0 0 1 <text:s/>1 1 1 0 0 0 0 0 0 1 <text:s/>1 1 1 1 0 0 0 0 0 0 <text:s/>1 1 0 0 0 0 0 0 0 0 <text:s/>1 0 0 0 0 0 0 0 0 0 <text:s/>0 0 0 0 0 0 0 0 0 0 <text:s/>0 0 0 0 0 0 0 0 0 0 <text:s/>0 0 0 0 0 0 0 0 0 0 0 0 0 0 0 0 0 0 0 0 <text:s/>0 0 0 0 1 1 1 1 0 0 <text:s/>0 0 0 0 1 0 1 1 1 0 <text:s/>0 0 0 1 1 1 1 1 1 0 <text:s/>0 0 0 0 1 1 1 0 1 1 <text:s/>0 0 0 0 1 1 1 1 1 1 <text:s/>0 0 0 0 0 0 0 1 1 1 <text:s/>0 0 0 0 0 0 0 0 1 1 <text:s/>0 0 0 0 0 0 0 0 0 0 <text:s/>0 0 0 0 0 0 0 0 0 0 0 0 0 0 0 0 0 0 0 0 <text:s/>0 0 0 0 0 0 0 0 0 0 <text:s/>0 0 0 0 0 0 0 0 0 0 <text:s/>0 0 0 0 0 0 0 0 0 0 <text:s/>0 0 0 0 0 0 0 0 0 0 <text:s/>0 0 1 1 0 0 0 0 0 0 <text:s/>0 1 1 1 1 1 0 0 0 0 <text:s/>1 1 1 1 0 1 1 1 0 0 <text:s/>0 1 0 1 1 0 1 1 1 1 <text:s/>1 1 0 1 1 1 1 1 1 1</text:p>
          </table:table-cell>
          <table:table-cell office:value-type="string" table:style-name="ce1">
            <text:p>0 0 0 0 0 0 0 0 0 0 0 0 0 0 0 0 0 0 0 0 1 1 0 0 0 1 0 0 0 0 0 2 0 0 2 0 <text:s/>0 0 0 0 0 0 0 0 0 0 0 1 0 0 0 0 0 0 0 0 0 0 0 0 0 0 2 0 0 0 1 0 0 0 0 0 <text:s/>0 0 1 0 0 0 0 0 1 0 1 0 0 1 0 0 0 0 0 0 1 0 0 0 0 0 0 0</text:p>
          </table:table-cell>
          <table:table-cell office:value-type="string" table:style-name="ce1">
            <text:p>0 0 0 0 0 0 0 0 0 0 0 0 0 0 0 0 0 0 0 0 1 1 0 0 0 1 0 0 0 0 0 2 0 0 2 0 <text:s/>0 0 0 0 0 0 0 0 0 0 0 1 0 0 0 0 0 0 0 0 0 0 0 0 0 0 2 0 0 0 1 0 0 0 0 0 <text:s/>0 0 1 0 0 0 0 0 1 0 1 0 0 1 0 0 0 0 0 0 1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1217035091" table:style-name="ce1">
            <text:p>1217035091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0 0 0 0 0 <text:s/>1 1 1 1 1 0 0 0 0 0 <text:s/>1 1 1 1 1 0 0 0 0 0 <text:s/>1 1 1 0 0 0 0 0 0 0 <text:s/>1 1 1 1 0 0 0 0 0 0 <text:s/>0 1 1 0 0 0 0 0 0 0 <text:s/>0 0 1 0 0 0 0 0 0 0 <text:s/>1 1 1 0 0 0 0 0 0 0 <text:s/>1 0 0 0 0 0 0 0 0 0 <text:s/>1 0 0 0 0 0 0 0 0 0 0 0 0 0 0 1 1 1 1 1 <text:s/>0 0 0 0 0 1 1 1 1 1 <text:s/>0 0 0 0 0 0 1 0 0 1 <text:s/>0 0 0 0 0 0 0 0 1 1 <text:s/>0 0 0 0 0 0 0 0 1 1 <text:s/>0 0 0 0 0 0 0 0 0 1 <text:s/>0 0 0 0 0 0 0 0 0 1 <text:s/>0 0 0 0 0 0 0 0 1 1 <text:s/>0 0 0 0 0 0 0 1 1 1 <text:s/>0 0 0 1 1 1 1 1 1 1 0 0 0 0 0 0 0 0 0 0 <text:s/>0 0 0 0 0 0 0 0 0 0 <text:s/>0 0 0 0 0 1 0 0 0 0 <text:s/>0 0 0 0 1 1 1 0 0 0 <text:s/>0 0 0 0 1 1 1 1 0 0 <text:s/>0 0 0 1 1 1 1 1 1 0 <text:s/>0 0 0 1 1 1 1 1 1 0 <text:s/>0 0 0 1 1 0 1 1 0 0 <text:s/>0 1 1 1 1 1 0 0 0 0 <text:s/>0 1 0 0 0 0 0 0 0 0</text:p>
          </table:table-cell>
          <table:table-cell office:value-type="string" table:style-name="ce1">
            <text:p>0 0 0 0 0 0 0 0 0 0 0 0 2 0 0 0 0 2 0 0 0 0 0 0 0 0 0 1 1 0 0 0 0 1 0 0 <text:s/>2 1 0 0 0 0 0 0 0 0 0 0 0 0 1 0 0 0 0 0 0 0 0 0 1 1 0 0 0 0 0 0 0 0 0 0 <text:s/>0 0 0 1 0 0 0 0 0 0 0 0 0 0 1 0 0 0 0 0 1 0 0 0 0 0 0 0</text:p>
          </table:table-cell>
          <table:table-cell office:value-type="string" table:style-name="ce1">
            <text:p>0 0 0 0 0 0 0 0 0 0 0 0 2 0 0 0 0 2 0 0 0 0 0 0 0 0 0 1 1 0 0 0 0 1 0 0 <text:s/>2 1 0 0 0 0 0 0 0 0 0 0 0 0 1 0 0 0 0 0 0 0 0 0 1 1 0 0 0 0 0 0 0 0 0 0 <text:s/>0 0 0 1 0 0 0 0 0 0 0 0 0 0 1 0 0 0 0 0 1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920" table:style-name="ce1">
            <text:p>920</text:p>
          </table:table-cell>
          <table:table-cell office:value-type="float" office:value="1339975234" table:style-name="ce1">
            <text:p>1339975234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0 0 0 0 0 0 <text:s/>1 1 0 1 0 0 0 0 0 0 <text:s/>1 1 1 1 1 0 0 0 0 0 <text:s/>1 1 1 1 1 1 0 0 0 0 <text:s/>1 0 1 1 1 1 1 1 0 0 <text:s/>0 1 1 1 1 0 0 0 0 0 <text:s/>0 1 0 0 0 0 0 0 0 0 <text:s/>0 0 0 0 0 0 0 0 0 0 <text:s/>0 0 0 0 0 0 0 0 0 0 <text:s/>0 0 0 0 0 0 0 0 0 0 0 0 0 0 1 1 1 1 1 1 <text:s/>0 0 0 0 1 0 1 1 1 1 <text:s/>0 0 0 0 0 1 1 1 1 1 <text:s/>0 0 0 0 0 0 1 0 1 1 <text:s/>0 0 0 0 0 0 0 0 1 1 <text:s/>0 0 0 0 0 1 1 1 1 0 <text:s/>0 0 0 0 0 0 0 1 1 1 <text:s/>0 0 0 0 0 0 0 0 0 1 <text:s/>0 0 0 0 0 0 0 0 0 1 <text:s/>0 0 0 0 0 0 0 0 0 0 0 0 0 0 0 0 0 0 0 0 <text:s/>0 0 0 0 0 0 0 0 0 0 <text:s/>0 0 0 0 0 0 0 0 0 0 <text:s/>0 0 0 0 0 0 0 0 0 0 <text:s/>0 0 0 0 0 0 0 0 0 0 <text:s/>0 0 0 0 0 0 0 0 0 0 <text:s/>0 0 1 1 1 1 1 0 0 0 <text:s/>1 1 1 1 1 1 1 1 1 0 <text:s/>1 0 1 1 1 0 1 1 1 0 <text:s/>1 1 0 1 1 1 1 1 1 1</text:p>
          </table:table-cell>
          <table:table-cell office:value-type="string" table:style-name="ce1">
            <text:p>0 0 0 2 2 0 0 0 0 0 0 0 1 0 0 1 0 0 0 0 0 0 0 0 0 0 0 0 0 0 0 0 0 0 0 0 <text:s/>0 1 0 0 0 1 0 0 0 0 0 0 0 0 1 0 0 0 0 0 0 0 0 1 1 0 0 0 0 0 0 0 0 0 0 0 <text:s/>0 0 2 0 0 0 0 0 0 1 0 0 0 1 0 0 0 0 0 0 1 0 0 0 0 0 0 0</text:p>
          </table:table-cell>
          <table:table-cell office:value-type="string" table:style-name="ce1">
            <text:p>0 0 0 2 2 0 0 0 0 0 0 0 1 0 0 1 0 0 0 0 0 0 0 0 0 0 0 0 0 0 0 0 0 0 0 0 <text:s/>0 1 0 0 0 1 0 0 0 0 0 0 0 0 1 0 0 0 0 0 0 0 0 1 1 0 0 0 0 0 0 0 0 0 0 0 <text:s/>0 0 2 0 0 0 0 0 0 1 0 0 0 1 0 0 0 0 0 0 1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1205624604" table:style-name="ce1">
            <text:p>1205624604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0 <text:s/>1 1 0 1 1 1 1 1 1 1 <text:s/>0 0 0 0 1 1 1 1 1 1 <text:s/>0 0 0 0 0 0 1 1 1 1 <text:s/>0 0 0 0 0 0 0 0 1 1 <text:s/>0 0 0 0 0 0 0 0 0 0 <text:s/>0 0 0 0 0 0 0 0 0 0 <text:s/>0 0 0 0 0 0 0 0 0 0 <text:s/>0 0 0 0 0 0 0 0 0 0 <text:s/>0 0 0 0 0 0 0 0 0 0 0 0 0 0 0 0 0 0 0 0 <text:s/>0 0 0 0 0 0 0 0 0 0 <text:s/>0 0 1 1 0 0 0 0 0 0 <text:s/>0 0 1 1 1 1 0 0 0 0 <text:s/>0 0 1 1 1 0 1 0 0 0 <text:s/>0 0 0 1 1 1 1 1 1 1 <text:s/>0 0 0 0 1 1 0 1 1 1 <text:s/>0 0 0 0 1 1 1 1 1 1 <text:s/>0 0 0 0 0 0 0 1 1 0 <text:s/>0 0 0 0 0 0 0 0 0 0 0 0 0 0 0 0 0 0 0 0 <text:s/>0 0 0 0 0 0 0 0 0 0 <text:s/>0 0 0 0 0 0 0 0 0 0 <text:s/>0 1 0 0 0 0 0 0 0 0 <text:s/>0 1 0 0 0 0 0 0 0 0 <text:s/>1 1 1 0 0 0 0 0 0 0 <text:s/>1 1 1 0 0 0 0 0 0 0 <text:s/>1 1 1 1 0 0 0 0 0 0 <text:s/>1 1 1 1 1 1 1 0 0 1 <text:s/>1 1 1 1 1 1 1 1 1 1</text:p>
          </table:table-cell>
          <table:table-cell office:value-type="string" table:style-name="ce1">
            <text:p>0 0 0 0 0 0 0 0 0 1 0 0 1 0 0 0 0 2 0 0 1 1 0 0 0 0 0 0 0 0 1 0 0 0 0 0 <text:s/>0 0 0 0 1 0 0 0 0 1 0 1 0 0 0 0 0 0 0 2 0 0 0 0 0 0 0 1 0 0 1 0 0 0 0 0 <text:s/>0 0 0 0 0 0 0 0 0 0 0 0 0 0 0 0 0 0 0 2 0 0 0 0 0 0 0 0</text:p>
          </table:table-cell>
          <table:table-cell office:value-type="string" table:style-name="ce1">
            <text:p>0 0 0 0 0 0 0 0 0 1 0 0 1 0 0 0 0 2 0 0 1 1 0 0 0 0 0 0 0 0 1 0 0 0 0 0 <text:s/>0 0 0 0 1 0 0 0 0 1 0 1 0 0 0 0 0 0 0 2 0 0 0 0 0 0 0 1 0 0 1 0 0 0 0 0 <text:s/>0 0 0 0 0 0 0 0 0 0 0 0 0 0 0 0 0 0 0 2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1341586270" table:style-name="ce1">
            <text:p>134158627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0 <text:s/>1 1 0 1 1 1 1 0 0 0 <text:s/>1 1 1 1 1 1 1 1 0 0 <text:s/>1 1 1 1 1 1 0 0 0 0 <text:s/>1 0 0 0 0 0 0 0 0 0 <text:s/>0 0 0 0 0 0 0 0 0 0 <text:s/>0 0 0 0 0 0 0 0 0 0 <text:s/>0 0 0 0 0 0 0 0 0 0 <text:s/>0 0 0 0 0 0 0 0 0 0 <text:s/>0 0 0 0 0 0 0 0 0 0 0 0 0 0 0 0 0 0 0 0 <text:s/>0 0 0 0 0 0 0 0 1 1 <text:s/>0 0 0 0 0 0 0 0 1 1 <text:s/>0 0 0 0 0 0 1 1 1 1 <text:s/>0 0 1 1 1 1 1 1 1 1 <text:s/>0 1 1 1 0 1 1 1 1 1 <text:s/>0 0 1 1 1 1 1 1 0 0 <text:s/>0 0 0 0 0 0 0 0 0 0 <text:s/>0 0 0 0 0 0 0 0 0 0 <text:s/>0 0 0 0 0 0 0 0 0 0 0 0 0 0 0 0 0 0 0 0 <text:s/>0 0 0 0 0 0 0 0 0 0 <text:s/>0 0 0 0 0 0 0 0 0 0 <text:s/>0 0 0 0 0 0 0 0 0 0 <text:s/>0 0 0 0 0 0 0 0 0 0 <text:s/>0 0 0 0 0 0 0 0 0 0 <text:s/>1 1 0 0 0 0 0 0 1 1 <text:s/>1 1 1 1 1 1 1 1 1 1 <text:s/>1 0 1 1 0 1 1 1 1 1 <text:s/>1 1 1 1 1 1 0 0 1 1</text:p>
          </table:table-cell>
          <table:table-cell office:value-type="string" table:style-name="ce1">
            <text:p>0 0 0 0 0 0 0 0 0 1 0 0 1 0 0 0 0 1 0 0 0 0 0 2 0 0 0 0 0 0 0 0 0 0 0 0 <text:s/>0 0 0 0 0 1 0 0 0 0 0 0 0 0 1 0 0 2 1 0 0 0 0 0 0 0 0 0 0 0 0 0 0 0 0 0 <text:s/>0 0 0 0 0 0 0 0 0 1 2 0 1 0 0 0 0 0 0 0 0 0 0 0 1 1 0 0</text:p>
          </table:table-cell>
          <table:table-cell office:value-type="string" table:style-name="ce1">
            <text:p>0 0 0 0 0 0 0 0 0 1 0 0 1 0 0 0 0 1 0 0 0 0 0 2 0 0 0 0 0 0 0 0 0 0 0 0 <text:s/>0 0 0 0 0 1 0 0 0 0 0 0 0 0 1 0 0 2 1 0 0 0 0 0 0 0 0 0 0 0 0 0 0 0 0 0 <text:s/>0 0 0 0 0 0 0 0 0 1 2 0 1 0 0 0 0 0 0 0 0 0 0 0 1 1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310585387" table:style-name="ce1">
            <text:p>1310585387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1 1 1 1 1 1 <text:s/>0 0 0 0 1 1 1 1 1 0 <text:s/>0 0 0 0 0 1 1 1 0 1 <text:s/>0 0 0 0 0 0 1 1 1 1 <text:s/>0 0 0 0 0 0 1 1 1 1 <text:s/>0 0 0 0 0 0 0 1 1 0 <text:s/>0 0 0 0 0 0 0 0 1 1 <text:s/>0 0 0 0 0 0 0 0 0 1 <text:s/>0 0 0 0 0 0 0 0 0 1 <text:s/>0 0 0 0 0 0 0 0 0 1 1 1 1 1 0 0 0 0 0 0 <text:s/>1 1 1 1 0 0 0 0 0 0 <text:s/>1 1 1 1 1 0 0 0 0 0 <text:s/>1 1 1 1 1 1 0 0 0 0 <text:s/>1 0 0 1 1 1 0 0 0 0 <text:s/>1 0 0 0 0 1 1 0 0 0 <text:s/>0 0 0 0 0 0 1 1 0 0 <text:s/>0 0 0 0 0 0 0 1 1 0 <text:s/>0 0 0 0 0 0 0 0 0 0 <text:s/>0 0 0 0 0 0 0 0 0 0 0 0 0 0 0 0 0 0 0 0 <text:s/>0 0 0 0 0 0 0 0 0 0 <text:s/>0 0 0 0 0 0 0 0 0 0 <text:s/>0 0 0 0 0 0 0 0 0 0 <text:s/>0 0 0 0 0 0 0 0 0 0 <text:s/>0 1 1 1 1 0 0 0 0 0 <text:s/>1 1 1 0 1 1 0 0 0 0 <text:s/>1 1 1 0 1 1 1 0 0 0 <text:s/>1 1 1 1 0 1 1 1 1 0 <text:s/>1 1 1 0 1 1 0 1 1 0</text:p>
          </table:table-cell>
          <table:table-cell office:value-type="string" table:style-name="ce1">
            <text:p>0 0 0 0 0 0 2 0 0 0 0 0 0 0 0 0 0 0 0 1 0 2 0 0 0 0 0 0 1 0 0 0 0 0 0 0 <text:s/>0 0 0 0 0 1 1 0 0 0 0 0 0 0 0 0 0 0 0 0 0 0 0 1 0 0 2 1 0 0 0 0 0 0 0 0 <text:s/>0 1 0 0 0 0 0 0 0 0 0 0 1 0 0 0 0 0 0 0 0 1 0 0 1 0 0 0</text:p>
          </table:table-cell>
          <table:table-cell office:value-type="string" table:style-name="ce1">
            <text:p>0 0 0 0 0 0 2 0 0 0 0 0 0 0 0 0 0 0 0 1 0 2 0 0 0 0 0 0 1 0 0 0 0 0 0 0 <text:s/>0 0 0 0 0 1 1 0 0 0 0 0 0 0 0 0 0 0 0 0 0 0 0 1 0 0 2 1 0 0 0 0 0 0 0 0 <text:s/>0 1 0 0 0 0 0 0 0 0 0 0 1 0 0 0 0 0 0 0 0 1 0 0 1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221879473" table:style-name="ce1">
            <text:p>122187947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0 0 0 <text:s/>1 1 0 1 0 1 1 0 0 0 <text:s/>1 1 1 1 1 1 0 0 0 0 <text:s/>1 1 1 1 1 0 0 0 0 0 <text:s/>1 1 0 1 0 0 0 0 0 0 <text:s/>1 1 1 0 0 0 0 0 0 0 <text:s/>1 0 0 0 0 0 0 0 0 0 <text:s/>0 0 0 0 0 0 0 0 0 0 <text:s/>0 0 0 0 0 0 0 0 0 0 <text:s/>0 0 0 0 0 0 0 0 0 0 0 0 0 0 0 0 0 0 0 0 <text:s/>0 0 0 0 0 0 0 0 0 0 <text:s/>0 0 0 0 0 0 0 0 0 0 <text:s/>0 0 0 0 0 0 0 0 0 0 <text:s/>0 0 0 0 0 1 0 0 0 0 <text:s/>0 0 0 1 1 1 0 0 0 0 <text:s/>0 1 1 1 1 1 1 0 0 0 <text:s/>1 1 1 1 1 1 1 0 0 0 <text:s/>1 1 1 1 1 1 1 0 0 0 <text:s/>1 1 1 1 1 1 0 0 0 0 0 0 0 0 0 0 0 1 0 1 <text:s/>0 0 0 0 0 0 0 1 1 1 <text:s/>0 0 0 0 0 0 0 1 1 1 <text:s/>0 0 0 0 0 1 1 1 1 1 <text:s/>0 0 0 0 0 0 1 1 1 1 <text:s/>0 0 0 0 0 0 1 1 0 1 <text:s/>0 0 0 0 0 0 0 1 0 1 <text:s/>0 0 0 0 0 0 0 1 1 0 <text:s/>0 0 0 0 0 0 0 0 1 1 <text:s/>0 0 0 0 0 0 1 1 1 1</text:p>
          </table:table-cell>
          <table:table-cell office:value-type="string" table:style-name="ce1">
            <text:p>0 0 0 0 0 0 0 0 1 0 0 2 1 0 1 0 0 0 0 0 0 0 0 0 0 0 1 0 0 0 0 0 0 0 0 0 <text:s/>0 0 0 0 0 0 1 0 1 0 0 0 0 0 0 0 0 0 0 0 0 0 1 0 0 0 0 0 0 0 0 0 1 0 0 0 <text:s/>0 0 0 2 0 0 2 1 0 0 0 0 0 0 0 1 0 0 0 0 0 0 0 0 0 0 0 0</text:p>
          </table:table-cell>
          <table:table-cell office:value-type="string" table:style-name="ce1">
            <text:p>0 0 0 0 0 0 0 0 1 0 0 2 1 0 1 0 0 0 0 0 0 0 0 0 0 0 1 0 0 0 0 0 0 0 0 0 <text:s/>0 0 0 0 0 0 1 0 1 0 0 0 0 0 0 0 0 0 0 0 0 0 1 0 0 0 0 0 0 0 0 0 1 0 0 0 <text:s/>0 0 0 2 0 0 2 1 0 0 0 0 0 0 0 1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69" table:style-name="ce1">
            <text:p>669</text:p>
          </table:table-cell>
          <table:table-cell office:value-type="float" office:value="1251836676" table:style-name="ce1">
            <text:p>125183667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1 1 1 1 1 1 1 <text:s/>0 0 0 0 1 1 1 1 1 1 <text:s/>0 0 0 0 1 1 1 1 1 1 <text:s/>0 0 0 0 0 1 1 1 0 1 <text:s/>0 0 0 0 0 1 1 1 1 1 <text:s/>0 0 0 0 0 0 0 0 1 1 <text:s/>0 0 0 0 0 0 0 0 0 0 <text:s/>0 0 0 0 0 0 0 0 0 0 <text:s/>0 0 0 0 0 0 0 0 0 0 <text:s/>0 0 0 0 0 0 0 0 0 0 1 1 1 0 0 0 0 0 0 0 <text:s/>1 1 1 1 0 0 0 0 0 0 <text:s/>0 1 1 1 0 0 0 0 0 0 <text:s/>1 1 0 1 1 0 0 0 0 0 <text:s/>1 1 1 1 1 0 0 0 0 0 <text:s/>1 0 1 0 1 0 0 0 0 0 <text:s/>1 1 1 1 0 0 0 0 0 0 <text:s/>1 1 1 0 0 0 0 0 0 0 <text:s/>1 0 0 0 0 0 0 0 0 0 <text:s/>0 0 0 0 0 0 0 0 0 0 0 0 0 0 0 0 0 0 0 0 <text:s/>0 0 0 0 0 0 0 0 0 0 <text:s/>0 0 0 0 0 0 0 0 0 0 <text:s/>0 0 0 0 0 0 0 0 0 0 <text:s/>0 0 0 0 0 0 0 0 0 0 <text:s/>0 0 0 0 0 0 1 1 0 0 <text:s/>0 0 0 0 0 1 1 1 1 1 <text:s/>0 0 0 0 1 1 1 0 0 1 <text:s/>0 1 1 1 1 1 1 1 1 1 <text:s/>1 1 1 1 1 1 1 1 1 1</text:p>
          </table:table-cell>
          <table:table-cell office:value-type="string" table:style-name="ce1">
            <text:p>0 0 0 0 0 0 0 0 0 0 0 0 0 0 0 0 0 0 2 0 1 0 0 0 0 0 0 0 0 0 0 0 1 0 0 0 <text:s/>0 0 1 0 0 2 0 0 0 0 0 0 0 0 0 1 0 1 0 1 0 0 0 0 0 0 0 0 1 0 0 0 0 0 0 0 <text:s/>0 1 0 0 0 1 1 0 0 0 0 0 0 2 0 0 0 0 0 0 0 0 0 0 0 0 0 0</text:p>
          </table:table-cell>
          <table:table-cell office:value-type="string" table:style-name="ce1">
            <text:p>0 0 0 0 0 0 0 0 0 0 0 0 0 0 0 0 0 0 2 0 1 0 0 0 0 0 0 0 0 0 0 0 1 0 0 0 <text:s/>0 0 1 0 0 2 0 0 0 0 0 0 0 0 0 1 0 1 0 1 0 0 0 0 0 0 0 0 1 0 0 0 0 0 0 0 <text:s/>0 1 0 0 0 1 1 0 0 0 0 0 0 2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1311468225" table:style-name="ce1">
            <text:p>1311468225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0 1 1 0 0 0 1 1 1 0 <text:s/>1 1 1 0 0 0 0 0 0 0 <text:s/>1 1 1 0 0 0 0 0 0 0 <text:s/>0 0 1 0 0 0 0 0 0 0 <text:s/>1 0 1 0 0 0 0 0 0 0 <text:s/>1 1 1 0 0 0 0 0 0 0 <text:s/>1 0 0 0 0 0 0 0 0 0 <text:s/>1 0 0 0 0 0 0 0 0 0 <text:s/>1 0 0 0 0 0 0 0 0 0 0 0 0 0 0 0 0 0 0 0 <text:s/>0 0 0 1 1 1 0 0 0 0 <text:s/>0 0 0 1 1 1 0 0 0 0 <text:s/>0 0 0 1 1 0 0 0 0 0 <text:s/>0 0 0 1 1 0 0 0 0 0 <text:s/>0 0 0 1 0 0 0 0 0 0 <text:s/>0 0 0 1 1 1 0 0 0 0 <text:s/>0 1 1 1 0 1 0 0 0 0 <text:s/>0 1 1 1 1 1 1 0 0 0 <text:s/>0 1 1 1 1 1 1 0 0 0 0 0 0 0 0 0 0 0 0 0 <text:s/>0 0 0 0 0 0 0 0 0 0 <text:s/>0 0 0 0 0 0 1 0 1 1 <text:s/>0 0 0 0 0 1 1 1 1 1 <text:s/>0 0 0 0 0 1 1 1 1 1 <text:s/>0 0 0 0 0 1 1 1 1 1 <text:s/>0 0 0 0 0 0 1 1 1 1 <text:s/>0 0 0 0 0 0 1 1 1 0 <text:s/>0 0 0 0 0 0 0 1 1 1 <text:s/>0 0 0 0 0 0 0 0 1 1</text:p>
          </table:table-cell>
          <table:table-cell office:value-type="string" table:style-name="ce1">
            <text:p>0 0 2 0 0 0 0 0 0 0 1 0 0 2 0 0 0 0 0 1 0 0 0 0 0 0 0 1 0 0 0 0 0 0 0 0 <text:s/>2 0 0 0 1 1 0 0 0 0 0 0 0 0 0 1 0 0 1 0 0 0 0 0 0 0 0 0 0 0 0 0 0 0 0 0 <text:s/>0 0 1 0 0 0 0 1 0 0 0 0 0 0 0 0 0 0 0 0 0 0 0 0 0 1 0 0</text:p>
          </table:table-cell>
          <table:table-cell office:value-type="string" table:style-name="ce1">
            <text:p>0 0 2 0 0 0 0 0 0 0 1 0 0 2 0 0 0 0 0 1 0 0 0 0 0 0 0 1 0 0 0 0 0 0 0 0 <text:s/>2 0 0 0 1 1 0 0 0 0 0 0 0 0 0 1 0 0 1 0 0 0 0 0 0 0 0 0 0 0 0 0 0 0 0 0 <text:s/>0 0 1 0 0 0 0 1 0 0 0 0 0 0 0 0 0 0 0 0 0 0 0 0 0 1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284825625" table:style-name="ce1">
            <text:p>1284825625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0 0 1 1 1 <text:s/>0 0 0 0 0 1 1 1 1 1 <text:s/>0 0 0 0 0 0 1 1 1 0 <text:s/>0 0 0 1 0 1 1 1 1 0 <text:s/>0 0 1 1 1 1 1 1 1 0 <text:s/>0 0 0 1 1 1 0 1 0 0 <text:s/>0 0 0 0 1 1 1 0 0 0 <text:s/>0 0 0 0 0 0 0 0 0 0 <text:s/>0 0 0 0 0 0 0 0 0 0 <text:s/>0 0 0 0 0 0 0 0 0 0 0 0 0 0 0 0 0 0 0 0 <text:s/>0 0 0 0 0 0 0 0 0 0 <text:s/>0 0 0 0 0 0 0 0 0 0 <text:s/>0 0 0 0 0 0 0 0 0 1 <text:s/>0 0 0 0 0 0 0 0 0 1 <text:s/>0 0 1 0 0 0 0 0 0 1 <text:s/>0 0 1 1 0 0 0 1 1 1 <text:s/>0 0 1 1 1 1 1 1 1 1 <text:s/>0 0 0 1 1 1 1 1 1 1 <text:s/>0 0 0 0 1 1 1 1 1 1 1 1 1 1 1 1 1 0 0 0 <text:s/>1 1 1 0 0 0 0 0 0 0 <text:s/>1 1 0 0 0 0 0 0 0 0 <text:s/>1 1 1 0 0 0 0 0 0 0 <text:s/>1 1 0 0 0 0 0 0 0 0 <text:s/>1 1 0 0 0 0 0 0 0 0 <text:s/>1 1 0 0 0 0 0 0 0 0 <text:s/>0 1 0 0 0 0 0 0 0 0 <text:s/>1 1 1 0 0 0 0 0 0 0 <text:s/>1 1 1 1 0 0 0 0 0 0</text:p>
          </table:table-cell>
          <table:table-cell office:value-type="string" table:style-name="ce1">
            <text:p>0 0 0 0 0 0 0 0 0 0 0 0 0 1 1 0 0 0 0 0 0 0 1 1 1 1 0 0 0 1 0 0 0 0 1 0 <text:s/>0 0 0 0 0 0 0 0 0 0 0 0 0 0 0 0 0 0 2 0 1 0 1 0 0 0 0 0 0 0 0 0 0 0 1 0 <text:s/>0 2 0 0 0 0 0 0 0 0 0 0 0 0 0 0 0 0 2 0 0 0 0 0 0 0 0 0</text:p>
          </table:table-cell>
          <table:table-cell office:value-type="string" table:style-name="ce1">
            <text:p>0 0 0 0 0 0 0 0 0 0 0 0 0 1 1 0 0 0 0 0 0 0 1 1 1 1 0 0 0 1 0 0 0 0 1 0 <text:s/>0 0 0 0 0 0 0 0 0 0 0 0 0 0 0 0 0 0 2 0 1 0 1 0 0 0 0 0 0 0 0 0 0 0 1 0 <text:s/>0 2 0 0 0 0 0 0 0 0 0 0 0 0 0 0 0 0 2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221892931" table:style-name="ce1">
            <text:p>1221892931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1 1 0 0 0 0 <text:s/>1 1 0 1 1 1 0 0 0 0 <text:s/>1 1 1 1 0 1 0 0 0 0 <text:s/>1 1 1 0 1 1 0 0 0 0 <text:s/>0 1 1 0 1 0 0 0 0 0 <text:s/>1 1 1 0 0 0 0 0 0 0 <text:s/>1 1 0 0 0 0 0 0 0 0 <text:s/>1 0 0 0 0 0 0 0 0 0 <text:s/>1 0 0 0 0 0 0 0 0 0 <text:s/>0 0 0 0 0 0 0 0 0 0 0 0 0 0 0 0 1 1 1 1 <text:s/>0 0 0 0 0 0 1 1 1 1 <text:s/>0 0 0 0 0 0 1 1 1 1 <text:s/>0 0 0 0 0 0 1 0 1 1 <text:s/>0 0 0 0 0 1 1 1 1 1 <text:s/>0 0 0 1 1 1 1 0 1 1 <text:s/>0 0 1 1 1 0 0 0 0 0 <text:s/>0 0 1 0 0 0 0 0 0 0 <text:s/>0 0 0 0 0 0 0 0 0 0 <text:s/>0 0 0 0 0 0 0 0 0 0 0 0 0 0 0 0 0 0 0 0 <text:s/>0 0 0 0 0 0 0 0 0 0 <text:s/>0 0 0 0 0 0 0 0 0 0 <text:s/>0 0 0 0 0 0 0 0 0 0 <text:s/>0 0 0 0 0 0 0 0 0 0 <text:s/>0 0 0 0 0 0 0 1 0 0 <text:s/>0 0 0 0 0 1 1 1 1 1 <text:s/>0 0 0 1 1 1 1 0 1 1 <text:s/>0 1 1 1 1 1 1 0 1 1 <text:s/>1 1 1 1 1 1 1 1 1 1</text:p>
          </table:table-cell>
          <table:table-cell office:value-type="string" table:style-name="ce1">
            <text:p>0 0 0 1 0 0 0 0 0 0 0 0 1 0 2 0 0 0 0 2 0 0 0 0 1 0 0 0 0 0 0 0 0 1 0 0 <text:s/>0 1 0 0 1 0 0 1 0 0 0 0 0 0 0 0 0 0 0 0 0 0 0 0 0 0 0 0 0 0 0 0 0 0 0 1 <text:s/>0 0 0 0 0 1 2 0 0 0 0 0 0 0 0 1 0 0 0 0 0 0 0 0 0 0 0 0</text:p>
          </table:table-cell>
          <table:table-cell office:value-type="string" table:style-name="ce1">
            <text:p>0 0 0 1 0 0 0 0 0 0 0 0 1 0 2 0 0 0 0 2 0 0 0 0 1 0 0 0 0 0 0 0 0 1 0 0 <text:s/>0 1 0 0 1 0 0 1 0 0 0 0 0 0 0 0 0 0 0 0 0 0 0 0 0 0 0 0 0 0 0 0 0 0 0 1 <text:s/>0 0 0 0 0 1 2 0 0 0 0 0 0 0 0 1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185424687" table:style-name="ce1">
            <text:p>1185424687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1 1 1 0 0 <text:s/>1 1 1 0 1 1 0 0 0 0 <text:s/>1 1 1 1 1 0 0 0 0 0 <text:s/>1 0 1 1 1 0 0 0 0 0 <text:s/>1 1 1 0 0 0 0 0 0 0 <text:s/>1 1 0 0 0 0 0 0 0 0 <text:s/>1 0 0 0 0 0 0 0 0 0 <text:s/>1 0 0 0 0 0 0 0 0 0 <text:s/>1 0 0 0 0 0 0 0 0 0 <text:s/>1 0 0 0 0 0 0 0 0 0 0 0 0 0 0 0 0 0 1 1 <text:s/>0 0 0 0 0 0 1 1 1 1 <text:s/>0 0 0 0 0 1 1 1 1 1 <text:s/>0 0 0 0 0 1 1 1 1 1 <text:s/>0 0 0 0 0 1 1 0 1 1 <text:s/>0 0 0 0 0 0 0 1 1 1 <text:s/>0 0 0 0 0 0 0 1 1 1 <text:s/>0 0 0 0 0 0 0 0 1 1 <text:s/>0 0 0 0 0 0 0 0 0 1 <text:s/>0 0 0 0 0 0 0 0 0 1 0 0 0 0 0 0 0 0 0 0 <text:s/>0 0 0 0 0 0 0 0 0 0 <text:s/>0 0 0 0 0 0 0 0 0 0 <text:s/>0 0 0 0 0 0 0 0 0 0 <text:s/>0 0 0 1 1 0 0 0 0 0 <text:s/>0 0 1 1 1 1 0 0 0 0 <text:s/>0 1 1 1 0 1 1 0 0 0 <text:s/>0 1 1 0 1 1 1 1 0 0 <text:s/>0 1 1 1 0 1 0 1 1 0 <text:s/>0 1 1 1 1 1 1 1 0 0</text:p>
          </table:table-cell>
          <table:table-cell office:value-type="string" table:style-name="ce1">
            <text:p>1 0 0 0 0 0 0 0 0 0 0 0 0 1 0 0 0 0 0 0 0 0 0 0 0 0 0 0 0 0 0 1 0 0 2 2 <text:s/>0 0 0 0 0 0 0 0 2 0 0 1 0 0 0 0 0 0 0 0 1 0 0 0 0 0 0 0 1 0 0 0 0 0 0 0 <text:s/>0 1 0 0 0 0 0 0 0 0 0 0 1 0 1 0 0 0 0 0 0 0 0 0 0 0 1 0</text:p>
          </table:table-cell>
          <table:table-cell office:value-type="string" table:style-name="ce1">
            <text:p>1 0 0 0 0 0 0 0 0 0 0 0 0 1 0 0 0 0 0 0 0 0 0 0 0 0 0 0 0 0 0 1 0 0 2 2 <text:s/>0 0 0 0 0 0 0 0 2 0 0 1 0 0 0 0 0 0 0 0 1 0 0 0 0 0 0 0 1 0 0 0 0 0 0 0 <text:s/>0 1 0 0 0 0 0 0 0 0 0 0 1 0 1 0 0 0 0 0 0 0 0 0 0 0 1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271640304" table:style-name="ce1">
            <text:p>1271640304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0 0 0 <text:s/>1 1 1 1 1 0 1 0 0 0 <text:s/>1 1 1 1 0 0 0 0 0 0 <text:s/>1 1 0 1 0 0 0 0 0 0 <text:s/>1 1 1 0 0 0 0 0 0 0 <text:s/>1 1 0 0 0 0 0 0 0 0 <text:s/>1 1 0 0 0 0 0 0 0 0 <text:s/>1 0 0 0 0 0 0 0 0 0 <text:s/>1 0 0 0 0 0 0 0 0 0 <text:s/>1 0 0 0 0 0 0 0 0 0 0 0 0 0 0 0 0 0 0 0 <text:s/>0 0 0 0 0 0 0 0 0 0 <text:s/>0 0 0 0 0 1 0 0 0 0 <text:s/>0 0 0 0 1 1 1 0 0 0 <text:s/>0 0 0 1 1 1 1 0 0 0 <text:s/>0 0 1 1 1 1 1 0 0 0 <text:s/>0 0 1 1 1 1 1 0 0 0 <text:s/>0 1 1 1 1 1 0 0 0 0 <text:s/>0 1 1 1 1 1 0 0 0 0 <text:s/>0 0 1 1 0 0 0 0 0 0 0 0 0 0 0 0 0 1 1 1 <text:s/>0 0 0 0 0 0 0 0 1 1 <text:s/>0 0 0 0 0 0 0 1 1 0 <text:s/>0 0 0 0 0 0 0 1 1 1 <text:s/>0 0 0 0 0 0 0 1 0 1 <text:s/>0 0 0 0 0 0 0 1 1 1 <text:s/>0 0 0 0 0 0 0 1 1 1 <text:s/>0 0 0 0 0 0 1 1 1 1 <text:s/>0 0 0 0 0 0 1 1 1 1 <text:s/>0 0 0 0 1 1 1 1 0 0</text:p>
          </table:table-cell>
          <table:table-cell office:value-type="string" table:style-name="ce1">
            <text:p>0 0 0 0 0 0 0 0 0 0 0 0 2 0 0 1 0 1 0 0 0 0 0 0 1 0 1 0 0 1 0 0 1 0 0 0 <text:s/>0 0 0 0 0 0 0 0 0 0 0 0 1 0 0 0 0 0 0 2 0 0 0 0 0 0 0 0 0 0 0 0 0 2 0 0 <text:s/>0 0 0 0 0 0 0 0 0 0 0 0 0 0 0 0 0 0 0 1 0 0 0 0 0 0 1 1</text:p>
          </table:table-cell>
          <table:table-cell office:value-type="string" table:style-name="ce1">
            <text:p>0 0 0 0 0 0 0 0 0 0 0 0 2 0 0 1 0 1 0 0 0 0 0 0 1 0 1 0 0 1 0 0 1 0 0 0 <text:s/>0 0 0 0 0 0 0 0 0 0 0 0 1 0 0 0 0 0 0 2 0 0 0 0 0 0 0 0 0 0 0 0 0 2 0 0 <text:s/>0 0 0 0 0 0 0 0 0 0 0 0 0 0 0 0 0 0 0 1 0 0 0 0 0 0 1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1315675058" table:style-name="ce1">
            <text:p>1315675058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0 1 1 1 1 <text:s/>0 0 0 0 0 1 1 1 1 0 <text:s/>0 0 0 0 1 0 1 1 1 1 <text:s/>0 0 0 0 1 1 1 1 1 1 <text:s/>0 0 0 0 1 1 1 0 1 1 <text:s/>0 0 0 0 1 1 1 1 1 1 <text:s/>0 0 0 0 0 0 0 0 0 0 <text:s/>0 0 0 0 0 0 0 0 0 0 <text:s/>0 0 0 0 0 0 0 0 0 0 <text:s/>0 0 0 0 0 0 0 0 0 0 1 1 1 1 1 1 0 0 0 0 <text:s/>1 1 1 0 1 0 0 0 0 0 <text:s/>0 1 1 1 0 0 0 0 0 0 <text:s/>1 1 1 1 0 0 0 0 0 0 <text:s/>1 1 1 1 0 0 0 0 0 0 <text:s/>1 1 1 1 0 0 0 0 0 0 <text:s/>1 1 1 1 0 0 0 0 0 0 <text:s/>1 0 0 0 0 0 0 0 0 0 <text:s/>0 0 0 0 0 0 0 0 0 0 <text:s/>0 0 0 0 0 0 0 0 0 0 0 0 0 0 0 0 0 0 0 0 <text:s/>0 0 0 0 0 0 0 0 0 0 <text:s/>0 0 0 0 0 0 0 0 0 0 <text:s/>0 0 0 0 0 0 0 0 0 0 <text:s/>0 0 0 0 0 0 0 0 0 0 <text:s/>0 0 0 0 0 0 0 0 0 0 <text:s/>0 0 0 0 1 1 1 1 0 0 <text:s/>0 1 1 1 1 1 1 1 1 1 <text:s/>1 1 1 0 1 1 1 1 1 1 <text:s/>1 1 1 1 1 1 1 0 1 0</text:p>
          </table:table-cell>
          <table:table-cell office:value-type="string" table:style-name="ce1">
            <text:p>0 0 0 0 0 0 0 0 0 0 0 0 0 1 0 0 0 0 0 1 1 0 0 0 0 1 0 0 0 0 0 0 0 0 0 0 <text:s/>0 0 0 0 0 0 0 0 0 2 0 1 0 0 0 2 0 0 0 0 0 0 0 0 0 0 0 0 0 0 0 0 1 1 0 0 <text:s/>0 0 0 0 0 0 0 0 0 0 0 1 0 0 0 0 0 0 0 0 0 2 0 0 0 1 0 1</text:p>
          </table:table-cell>
          <table:table-cell office:value-type="string" table:style-name="ce1">
            <text:p>0 0 0 0 0 0 0 0 0 0 0 0 0 1 0 0 0 0 0 1 1 0 0 0 0 1 0 0 0 0 0 0 0 0 0 0 <text:s/>0 0 0 0 0 0 0 0 0 2 0 1 0 0 0 2 0 0 0 0 0 0 0 0 0 0 0 0 0 0 0 0 1 1 0 0 <text:s/>0 0 0 0 0 0 0 0 0 0 0 1 0 0 0 0 0 0 0 0 0 2 0 0 0 1 0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1253739606" table:style-name="ce1">
            <text:p>125373960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0 0 0 0 0 0 <text:s/>1 1 1 0 0 0 0 0 0 0 <text:s/>1 1 1 0 0 0 0 0 0 0 <text:s/>1 1 1 0 0 0 0 0 0 0 <text:s/>1 1 1 0 0 0 0 0 0 0 <text:s/>1 1 1 0 0 0 0 0 0 0 <text:s/>0 1 0 0 0 0 0 0 0 0 <text:s/>1 1 1 1 0 0 0 0 0 0 <text:s/>1 1 1 0 0 0 0 0 0 0 <text:s/>1 1 1 0 0 0 0 0 0 0 0 0 0 0 1 1 0 1 1 1 <text:s/>0 0 0 1 1 1 1 1 1 1 <text:s/>0 0 0 1 1 0 1 1 1 1 <text:s/>0 0 0 1 1 1 1 1 1 0 <text:s/>0 0 0 1 1 1 1 0 0 0 <text:s/>0 0 0 1 0 1 0 0 0 0 <text:s/>0 0 0 0 0 0 0 0 0 0 <text:s/>0 0 0 0 0 0 0 0 0 0 <text:s/>0 0 0 0 0 0 0 0 0 0 <text:s/>0 0 0 0 0 0 0 0 0 0 0 0 0 0 0 0 0 0 0 0 <text:s/>0 0 0 0 0 0 0 0 0 0 <text:s/>0 0 0 0 0 0 0 0 0 0 <text:s/>0 0 0 0 0 0 0 0 0 0 <text:s/>0 0 0 0 0 0 0 0 1 1 <text:s/>0 0 0 0 0 0 1 1 1 1 <text:s/>0 0 0 0 1 1 1 1 1 0 <text:s/>0 0 0 0 1 1 1 1 1 1 <text:s/>0 0 0 1 1 1 1 1 0 1 <text:s/>0 0 0 1 1 1 1 1 1 1</text:p>
          </table:table-cell>
          <table:table-cell office:value-type="string" table:style-name="ce1">
            <text:p>0 0 0 0 0 0 1 0 0 0 0 0 0 0 0 0 0 0 0 0 0 0 0 0 0 1 0 0 0 0 0 2 0 2 0 0 <text:s/>0 0 0 1 0 0 0 0 0 0 0 1 0 0 0 0 0 0 1 0 0 0 0 0 1 0 1 1 0 0 0 0 0 1 0 0 <text:s/>0 0 0 0 0 0 0 0 0 0 0 0 0 0 0 0 1 0 0 0 0 0 0 0 0 0 2 0</text:p>
          </table:table-cell>
          <table:table-cell office:value-type="string" table:style-name="ce1">
            <text:p>0 0 0 0 0 0 1 0 0 0 0 0 0 0 0 0 0 0 0 0 0 0 0 0 0 1 0 0 0 0 0 2 0 2 0 0 <text:s/>0 0 0 1 0 0 0 0 0 0 0 1 0 0 0 0 0 0 1 0 0 0 0 0 1 0 1 1 0 0 0 0 0 1 0 0 <text:s/>0 0 0 0 0 0 0 0 0 0 0 0 0 0 0 0 1 0 0 0 0 0 0 0 0 0 2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57190233" table:style-name="ce1">
            <text:p>115719023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1 0 1 1 1 1 1 1 <text:s/>0 0 1 0 1 1 1 1 1 1 <text:s/>0 0 1 1 1 0 1 1 1 1 <text:s/>0 0 0 1 1 1 1 0 1 0 <text:s/>0 0 0 0 1 0 1 1 1 0 <text:s/>0 0 0 0 0 0 0 0 0 0 <text:s/>0 0 0 0 0 0 0 0 0 0 <text:s/>0 0 0 0 0 0 0 0 0 0 <text:s/>0 0 0 0 0 0 0 0 0 0 <text:s/>0 0 0 0 0 0 0 0 0 0 1 1 0 0 0 0 0 0 0 0 <text:s/>1 1 0 0 0 0 0 0 0 0 <text:s/>1 1 0 0 0 0 0 0 0 0 <text:s/>1 1 1 0 0 0 0 0 0 0 <text:s/>0 1 1 1 0 0 0 0 0 1 <text:s/>0 0 1 1 1 1 1 0 1 1 <text:s/>0 0 0 0 1 1 1 1 1 1 <text:s/>0 0 0 0 0 0 1 1 1 0 <text:s/>0 0 0 0 0 0 0 0 1 0 <text:s/>0 0 0 0 0 0 0 0 0 0 0 0 0 0 0 0 0 0 0 0 <text:s/>0 0 0 0 0 0 0 0 0 0 <text:s/>0 0 0 0 0 0 0 0 0 0 <text:s/>0 0 0 0 0 0 0 0 0 0 <text:s/>1 0 0 0 0 0 0 0 0 0 <text:s/>1 1 0 0 0 0 0 0 0 0 <text:s/>1 1 1 1 0 0 0 0 0 0 <text:s/>1 1 1 1 1 1 0 0 0 0 <text:s/>1 1 1 1 1 1 0 1 0 0 <text:s/>1 1 1 1 1 1 1 1 1 1</text:p>
          </table:table-cell>
          <table:table-cell office:value-type="string" table:style-name="ce1">
            <text:p>0 0 0 1 0 0 0 0 0 0 0 0 0 1 0 0 0 0 0 0 0 0 0 0 0 1 0 0 0 0 0 0 0 0 0 0 <text:s/>0 1 0 1 0 0 0 0 0 1 2 0 0 0 0 0 0 0 0 0 0 1 0 0 0 0 0 0 0 0 2 0 0 0 0 0 <text:s/>0 0 0 0 0 0 0 1 0 0 0 0 0 2 1 0 0 1 0 0 0 0 0 0 0 0 0 0</text:p>
          </table:table-cell>
          <table:table-cell office:value-type="string" table:style-name="ce1">
            <text:p>0 0 0 1 0 0 0 0 0 0 0 0 0 1 0 0 0 0 0 0 0 0 0 0 0 1 0 0 0 0 0 0 0 0 0 0 <text:s/>0 1 0 1 0 0 0 0 0 1 2 0 0 0 0 0 0 0 0 0 0 1 0 0 0 0 0 0 0 0 2 0 0 0 0 0 <text:s/>0 0 0 0 0 0 0 1 0 0 0 0 0 2 1 0 0 1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395889095" table:style-name="ce1">
            <text:p>1395889095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0 1 0 0 0 0 0 0 <text:s/>1 1 1 1 0 0 0 0 0 0 <text:s/>1 1 1 1 1 0 0 0 0 0 <text:s/>1 1 1 1 1 0 0 0 0 0 <text:s/>1 1 1 1 1 0 0 0 0 0 <text:s/>1 1 1 1 1 1 0 0 0 0 <text:s/>0 0 0 0 0 1 1 0 0 0 <text:s/>0 0 0 0 0 0 0 0 0 0 <text:s/>0 0 0 0 0 0 0 0 0 0 <text:s/>0 0 0 0 0 0 0 0 0 0 0 0 0 0 1 1 1 1 0 1 <text:s/>0 0 0 0 0 1 1 1 1 1 <text:s/>0 0 0 0 0 0 1 1 1 0 <text:s/>0 0 0 0 0 1 1 1 1 1 <text:s/>0 0 0 0 0 0 1 1 1 1 <text:s/>0 0 0 0 0 0 1 1 1 0 <text:s/>0 0 0 0 0 0 0 1 1 1 <text:s/>0 0 0 0 0 0 0 1 0 1 <text:s/>0 0 0 0 0 0 0 0 0 0 <text:s/>0 0 0 0 0 0 0 0 0 0 0 0 0 0 0 0 0 0 0 0 <text:s/>0 0 0 0 0 0 0 0 0 0 <text:s/>0 0 0 0 0 0 0 0 0 0 <text:s/>0 0 0 0 0 0 0 0 0 0 <text:s/>0 0 0 0 0 0 0 0 0 0 <text:s/>0 0 0 0 0 0 0 0 0 0 <text:s/>1 1 1 1 0 0 0 0 0 0 <text:s/>1 1 1 1 1 1 1 0 0 0 <text:s/>1 1 1 1 1 1 1 1 1 0 <text:s/>1 1 1 1 1 1 1 1 1 1</text:p>
          </table:table-cell>
          <table:table-cell office:value-type="string" table:style-name="ce1">
            <text:p>0 0 1 0 0 0 0 0 1 0 2 0 0 0 1 0 2 0 0 0 0 0 0 0 0 1 0 0 0 1 0 0 0 0 0 0 <text:s/>0 0 0 0 0 0 0 0 0 1 0 0 0 0 0 0 0 0 0 0 0 0 0 1 0 0 0 0 1 0 0 0 0 0 0 0 <text:s/>0 0 0 0 0 0 1 0 2 0 0 0 0 0 0 0 0 1 0 0 0 0 0 0 0 0 0 0</text:p>
          </table:table-cell>
          <table:table-cell office:value-type="string" table:style-name="ce1">
            <text:p>0 0 1 0 0 0 0 0 1 0 2 0 0 0 1 0 2 0 0 0 0 0 0 0 0 1 0 0 0 1 0 0 0 0 0 0 <text:s/>0 0 0 0 0 0 0 0 0 1 0 0 0 0 0 0 0 0 0 0 0 0 0 1 0 0 0 0 1 0 0 0 0 0 0 0 <text:s/>0 0 0 0 0 0 1 0 2 0 0 0 0 0 0 0 0 1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1371938381" table:style-name="ce1">
            <text:p>1371938381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0 0 0 0 0 0 <text:s/>1 1 1 0 1 0 0 0 0 0 <text:s/>1 1 1 1 1 0 0 0 0 0 <text:s/>1 1 1 1 1 0 0 0 0 0 <text:s/>1 1 1 1 1 0 0 0 0 0 <text:s/>1 1 1 1 0 0 0 0 0 0 <text:s/>1 0 1 0 0 0 0 0 0 0 <text:s/>1 0 0 0 0 0 0 0 0 0 <text:s/>0 0 0 0 0 0 0 0 0 0 <text:s/>0 0 0 0 0 0 0 0 0 0 0 0 0 0 1 1 1 1 1 1 <text:s/>0 0 0 0 0 1 1 1 1 1 <text:s/>0 0 0 0 0 1 0 1 1 1 <text:s/>0 0 0 0 0 1 1 1 1 1 <text:s/>0 0 0 0 0 1 1 1 1 1 <text:s/>0 0 0 0 0 0 1 1 1 1 <text:s/>0 0 0 0 0 0 0 0 1 0 <text:s/>0 0 0 0 0 0 0 0 0 0 <text:s/>0 0 0 0 0 0 0 0 0 0 <text:s/>0 0 0 0 0 0 0 0 0 0 0 0 0 0 0 0 0 0 0 0 <text:s/>0 0 0 0 0 0 0 0 0 0 <text:s/>0 0 0 0 0 0 0 0 0 0 <text:s/>0 0 0 0 0 0 0 0 0 0 <text:s/>0 0 0 0 0 0 0 0 0 0 <text:s/>0 0 0 0 1 0 0 0 0 0 <text:s/>0 0 0 0 1 1 1 0 0 0 <text:s/>0 1 1 1 1 1 1 1 1 1 <text:s/>0 1 1 1 1 1 1 1 0 1 <text:s/>1 1 1 1 1 1 1 1 1 0</text:p>
          </table:table-cell>
          <table:table-cell office:value-type="string" table:style-name="ce1">
            <text:p>0 0 0 0 0 0 0 0 0 0 0 0 0 1 0 0 0 0 0 0 0 0 0 0 0 0 1 0 0 0 0 0 2 0 0 0 <text:s/>0 0 0 0 0 0 0 0 0 0 0 2 0 0 0 0 0 0 0 1 0 0 0 0 0 1 0 1 0 0 0 1 0 1 0 0 <text:s/>0 0 0 2 0 0 0 0 1 0 0 0 0 0 0 0 1 0 0 0 0 0 0 0 0 0 0 1</text:p>
          </table:table-cell>
          <table:table-cell office:value-type="string" table:style-name="ce1">
            <text:p>0 0 0 0 0 0 0 0 0 0 0 0 0 1 0 0 0 0 0 0 0 0 0 0 0 0 1 0 0 0 0 0 2 0 0 0 <text:s/>0 0 0 0 0 0 0 0 0 0 0 2 0 0 0 0 0 0 0 1 0 0 0 0 0 1 0 1 0 0 0 1 0 1 0 0 <text:s/>0 0 0 2 0 0 0 0 1 0 0 0 0 0 0 0 1 0 0 0 0 0 0 0 0 0 0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float" office:value="1331835146" table:style-name="ce1">
            <text:p>133183514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0 0 0 0 <text:s/>1 1 0 1 1 1 0 0 0 0 <text:s/>1 1 0 0 0 0 0 0 0 0 <text:s/>1 1 0 0 0 0 0 0 0 0 <text:s/>0 1 1 0 0 0 0 0 0 0 <text:s/>1 1 1 1 0 0 0 0 0 0 <text:s/>1 1 1 1 0 0 0 0 0 0 <text:s/>1 1 1 0 0 0 0 0 0 0 <text:s/>1 0 0 0 0 0 0 0 0 0 <text:s/>0 0 0 0 0 0 0 0 0 0 0 0 0 0 0 0 0 1 0 1 <text:s/>0 0 0 0 0 0 0 1 1 1 <text:s/>0 0 1 1 1 1 1 1 1 1 <text:s/>0 0 1 1 1 1 1 1 1 1 <text:s/>0 0 0 0 1 1 1 1 1 1 <text:s/>0 0 0 0 1 1 1 0 0 0 <text:s/>0 0 0 0 0 0 0 0 0 0 <text:s/>0 0 0 0 0 0 0 0 0 0 <text:s/>0 0 0 0 0 0 0 0 0 0 <text:s/>0 0 0 0 0 0 0 0 0 0 0 0 0 0 0 0 0 0 0 0 <text:s/>0 0 0 0 0 0 0 0 0 0 <text:s/>0 0 0 0 0 0 0 0 0 0 <text:s/>0 0 0 0 0 0 0 0 0 0 <text:s/>0 0 0 0 0 0 0 0 0 0 <text:s/>0 0 0 0 0 0 0 1 1 0 <text:s/>0 0 0 0 1 1 1 1 1 1 <text:s/>0 0 0 1 1 1 1 1 1 1 <text:s/>0 0 1 1 1 1 1 1 1 1 <text:s/>0 0 0 1 1 1 1 1 1 1</text:p>
          </table:table-cell>
          <table:table-cell office:value-type="string" table:style-name="ce1">
            <text:p>0 0 2 0 0 0 1 0 1 0 0 0 1 0 0 0 1 0 0 0 0 0 0 2 0 0 0 0 0 0 0 0 0 0 0 0 <text:s/>0 0 0 0 1 0 0 1 0 0 0 0 0 0 0 0 0 0 0 0 0 0 0 1 0 0 0 0 0 0 0 0 0 0 0 0 <text:s/>0 0 0 0 0 0 0 0 0 1 0 0 0 0 0 0 0 0 1 1 1 0 0 2 0 0 0 0</text:p>
          </table:table-cell>
          <table:table-cell office:value-type="string" table:style-name="ce1">
            <text:p>0 0 2 0 0 0 1 0 1 0 0 0 1 0 0 0 1 0 0 0 0 0 0 2 0 0 0 0 0 0 0 0 0 0 0 0 <text:s/>0 0 0 0 1 0 0 1 0 0 0 0 0 0 0 0 0 0 0 0 0 0 0 1 0 0 0 0 0 0 0 0 0 0 0 0 <text:s/>0 0 0 0 0 0 0 0 0 1 0 0 0 0 0 0 0 0 1 1 1 0 0 2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91706593" table:style-name="ce1">
            <text:p>129170659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0 0 0 0 0 0 <text:s/>1 0 1 1 0 0 0 0 0 0 <text:s/>1 1 1 1 0 0 0 0 0 0 <text:s/>1 1 1 1 0 0 0 0 0 0 <text:s/>1 1 1 0 0 0 0 0 0 0 <text:s/>1 1 1 1 0 0 0 0 0 0 <text:s/>1 0 1 1 0 0 0 0 0 0 <text:s/>1 1 0 0 0 0 0 0 0 0 <text:s/>1 1 0 0 0 0 0 0 0 0 <text:s/>1 0 0 0 0 0 0 0 0 0 0 0 0 0 1 1 1 1 1 1 <text:s/>0 0 0 0 1 1 1 1 1 1 <text:s/>0 0 0 0 1 1 1 1 1 1 <text:s/>0 0 0 0 0 1 0 1 1 1 <text:s/>0 0 0 0 0 0 1 1 0 1 <text:s/>0 0 0 0 0 0 0 1 1 1 <text:s/>0 0 0 0 0 0 0 0 0 1 <text:s/>0 0 0 0 0 0 0 0 0 0 <text:s/>0 0 0 0 0 0 0 0 0 0 <text:s/>0 0 0 0 0 0 0 0 0 0 0 0 0 0 0 0 0 0 0 0 <text:s/>0 0 0 0 0 0 0 0 0 0 <text:s/>0 0 0 0 0 0 0 0 0 0 <text:s/>0 0 0 0 0 0 0 0 0 0 <text:s/>0 0 0 0 0 0 0 0 0 0 <text:s/>0 0 0 0 0 1 1 0 0 0 <text:s/>0 0 0 0 1 1 1 1 1 0 <text:s/>0 0 0 1 1 1 1 1 1 1 <text:s/>0 0 1 0 1 1 1 1 1 1 <text:s/>0 1 1 1 1 1 1 1 1 1</text:p>
          </table:table-cell>
          <table:table-cell office:value-type="string" table:style-name="ce1">
            <text:p>0 0 2 0 0 2 0 0 0 0 0 1 0 0 0 0 0 0 0 0 0 0 0 0 0 0 0 0 0 0 0 0 0 0 1 0 <text:s/>1 0 0 0 0 0 0 1 1 1 0 0 1 0 0 0 0 0 1 0 0 0 0 0 0 1 0 0 0 0 0 0 0 0 0 0 <text:s/>1 0 0 0 0 0 0 0 0 0 0 1 0 0 2 0 0 0 0 0 0 0 0 0 0 0 0 0</text:p>
          </table:table-cell>
          <table:table-cell office:value-type="string" table:style-name="ce1">
            <text:p>0 0 2 0 0 2 0 0 0 0 0 1 0 0 0 0 0 0 0 0 0 0 0 0 0 0 0 0 0 0 0 0 0 0 1 0 <text:s/>1 0 0 0 0 0 0 1 1 1 0 0 1 0 0 0 0 0 1 0 0 0 0 0 0 1 0 0 0 0 0 0 0 0 0 0 <text:s/>1 0 0 0 0 0 0 0 0 0 0 1 0 0 2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1349355822" table:style-name="ce1">
            <text:p>1349355822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1 1 1 1 1 <text:s/>1 1 1 1 1 1 1 1 1 1 <text:s/>1 0 0 1 1 0 1 0 1 1 <text:s/>0 0 0 0 1 1 1 1 1 0 <text:s/>0 0 0 0 0 0 0 0 0 0 <text:s/>0 0 0 0 0 0 0 0 0 0 <text:s/>0 0 0 0 0 0 0 0 0 0 <text:s/>0 0 0 0 0 0 0 0 0 0 <text:s/>0 0 0 0 0 0 0 0 0 0 <text:s/>0 0 0 0 0 0 0 0 0 0 0 0 0 0 0 0 0 0 0 0 <text:s/>0 0 0 0 0 0 0 0 0 0 <text:s/>0 1 1 0 0 0 0 0 0 0 <text:s/>0 0 1 1 0 0 0 0 0 0 <text:s/>0 0 1 1 1 1 1 1 1 1 <text:s/>0 0 0 0 1 1 1 1 1 1 <text:s/>0 0 0 0 0 1 0 1 1 1 <text:s/>0 0 0 0 0 0 0 1 0 1 <text:s/>0 0 0 0 0 0 0 1 1 1 <text:s/>0 0 0 0 0 0 0 1 1 1 0 0 0 0 0 0 0 0 0 0 <text:s/>0 0 0 0 0 0 0 0 0 0 <text:s/>0 0 0 0 0 0 0 0 0 0 <text:s/>1 0 0 0 0 0 0 0 0 0 <text:s/>1 1 0 0 0 0 0 0 0 0 <text:s/>1 1 1 1 0 0 0 0 0 0 <text:s/>1 1 1 1 1 0 0 0 0 0 <text:s/>1 1 1 1 0 1 0 0 0 0 <text:s/>1 1 1 1 1 1 1 0 0 0 <text:s/>1 1 1 1 1 0 1 0 0 0</text:p>
          </table:table-cell>
          <table:table-cell office:value-type="string" table:style-name="ce1">
            <text:p>1 0 0 0 0 0 0 0 0 0 0 0 0 0 0 0 0 0 0 0 0 0 0 0 0 1 0 1 0 0 0 1 0 0 0 0 <text:s/>0 2 0 1 0 0 0 0 0 0 0 0 0 0 0 0 0 0 0 0 0 2 0 0 0 0 0 0 0 0 1 0 0 0 0 0 <text:s/>0 0 1 0 1 0 1 0 0 0 0 0 2 0 0 0 0 0 0 0 0 0 0 1 0 0 0 0</text:p>
          </table:table-cell>
          <table:table-cell office:value-type="string" table:style-name="ce1">
            <text:p>1 0 0 0 0 0 0 0 0 0 0 0 0 0 0 0 0 0 0 0 0 0 0 0 0 1 0 1 0 0 0 1 0 0 0 0 <text:s/>0 2 0 1 0 0 0 0 0 0 0 0 0 0 0 0 0 0 0 0 0 2 0 0 0 0 0 0 0 0 1 0 0 0 0 0 <text:s/>0 0 1 0 1 0 1 0 0 0 0 0 2 0 0 0 0 0 0 0 0 0 0 1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1264876452" table:style-name="ce1">
            <text:p>1264876452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0 1 1 1 <text:s/>1 0 0 0 1 1 1 1 1 1 <text:s/>0 0 0 0 0 1 1 1 1 1 <text:s/>0 0 0 0 0 0 1 1 1 1 <text:s/>0 0 0 0 0 0 0 1 1 1 <text:s/>0 0 0 0 0 0 0 1 1 0 <text:s/>0 0 0 0 0 0 0 0 0 0 <text:s/>0 0 0 0 0 0 0 0 0 0 <text:s/>0 0 0 0 0 0 0 0 0 0 <text:s/>0 0 0 0 0 0 0 0 0 0 0 0 0 0 0 0 0 0 0 0 <text:s/>0 1 1 1 0 0 0 0 0 0 <text:s/>1 1 1 1 1 0 0 0 0 0 <text:s/>1 0 0 1 1 1 0 0 0 0 <text:s/>1 1 1 1 1 1 1 0 0 0 <text:s/>1 0 1 1 1 1 0 0 0 0 <text:s/>1 1 1 0 0 0 0 0 0 0 <text:s/>1 0 0 0 0 0 0 0 0 0 <text:s/>1 0 0 0 0 0 0 0 0 0 <text:s/>1 0 0 0 0 0 0 0 0 0 0 0 0 0 0 0 0 0 0 0 <text:s/>0 0 0 0 0 0 0 0 0 0 <text:s/>0 0 0 0 0 0 0 0 0 0 <text:s/>0 0 0 0 0 0 0 0 0 0 <text:s/>0 0 0 0 0 0 0 0 0 0 <text:s/>0 0 0 0 0 0 0 0 0 0 <text:s/>0 0 0 1 1 1 0 1 1 1 <text:s/>0 0 1 0 1 1 1 1 1 1 <text:s/>0 1 1 1 1 1 1 1 1 1 <text:s/>0 1 0 1 1 1 1 1 1 1</text:p>
          </table:table-cell>
          <table:table-cell office:value-type="string" table:style-name="ce1">
            <text:p>0 0 2 0 0 0 1 0 0 0 0 0 2 0 0 0 0 0 0 0 0 0 0 0 0 0 0 0 0 0 0 1 1 0 0 0 <text:s/>0 0 0 0 0 0 0 0 0 0 0 0 0 0 0 1 0 0 0 0 1 0 0 1 0 0 0 0 0 0 1 0 0 0 0 1 <text:s/>0 1 0 0 0 0 0 0 0 0 0 0 2 0 0 0 0 0 0 0 1 0 0 0 0 0 0 0</text:p>
          </table:table-cell>
          <table:table-cell office:value-type="string" table:style-name="ce1">
            <text:p>0 0 2 0 0 0 1 0 0 0 0 0 2 0 0 0 0 0 0 0 0 0 0 0 0 0 0 0 0 0 0 1 1 0 0 0 <text:s/>0 0 0 0 0 0 0 0 0 0 0 0 0 0 0 1 0 0 0 0 1 0 0 1 0 0 0 0 0 0 1 0 0 0 0 1 <text:s/>0 1 0 0 0 0 0 0 0 0 0 0 2 0 0 0 0 0 0 0 1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17" table:style-name="ce1">
            <text:p>217</text:p>
          </table:table-cell>
          <table:table-cell office:value-type="float" office:value="1271642761" table:style-name="ce1">
            <text:p>1271642761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0 0 1 1 1 <text:s/>0 0 0 0 0 1 1 1 1 0 <text:s/>0 0 0 0 1 1 1 1 0 1 <text:s/>0 0 0 0 1 1 1 1 1 1 <text:s/>0 0 0 0 1 1 1 0 1 1 <text:s/>0 0 0 0 1 1 1 1 0 1 <text:s/>0 0 0 0 0 1 1 0 0 0 <text:s/>0 0 0 0 0 0 0 0 0 0 <text:s/>0 0 0 0 0 0 0 0 0 0 <text:s/>0 0 0 0 0 0 0 0 0 0 1 1 1 1 1 1 1 0 0 0 <text:s/>1 1 0 1 0 0 0 0 0 0 <text:s/>1 1 0 1 0 0 0 0 0 0 <text:s/>1 1 1 1 0 0 0 0 0 0 <text:s/>1 1 1 1 0 0 0 0 0 0 <text:s/>1 1 1 0 0 0 0 0 0 0 <text:s/>1 1 1 0 0 0 0 0 0 0 <text:s/>1 0 0 0 0 0 0 0 0 0 <text:s/>1 0 0 0 0 0 0 0 0 0 <text:s/>1 0 0 0 0 0 0 0 0 0 0 0 0 0 0 0 0 0 0 0 <text:s/>0 0 0 0 0 0 0 0 0 0 <text:s/>0 0 0 0 0 0 0 0 0 0 <text:s/>0 0 0 0 0 0 0 0 0 0 <text:s/>0 0 0 0 0 0 0 0 0 0 <text:s/>0 0 0 1 0 0 0 0 0 0 <text:s/>0 0 0 1 1 0 0 1 1 0 <text:s/>0 0 1 1 1 1 1 1 1 1 <text:s/>0 1 1 1 1 1 1 1 1 1 <text:s/>0 0 1 1 1 1 1 1 1 1</text:p>
          </table:table-cell>
          <table:table-cell office:value-type="string" table:style-name="ce1">
            <text:p>0 0 0 0 0 0 0 0 0 0 0 0 1 0 1 0 0 0 0 1 0 0 1 0 0 0 0 0 1 0 0 0 0 0 0 0 <text:s/>0 0 0 0 0 0 0 0 0 0 0 1 0 0 0 0 0 0 0 2 0 0 1 0 2 0 0 0 0 0 0 0 0 1 0 1 <text:s/>0 0 0 0 0 0 0 0 0 0 0 0 0 0 0 0 0 0 0 1 0 0 0 0 0 0 0 2</text:p>
          </table:table-cell>
          <table:table-cell office:value-type="string" table:style-name="ce1">
            <text:p>0 0 0 0 0 0 0 0 0 0 0 0 1 0 1 0 0 0 0 1 0 0 1 0 0 0 0 0 1 0 0 0 0 0 0 0 <text:s/>0 0 0 0 0 0 0 0 0 0 0 1 0 0 0 0 0 0 0 2 0 0 1 0 2 0 0 0 0 0 0 0 0 1 0 1 <text:s/>0 0 0 0 0 0 0 0 0 0 0 0 0 0 0 0 0 0 0 1 0 0 0 0 0 0 0 2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16" table:style-name="ce1">
            <text:p>416</text:p>
          </table:table-cell>
          <table:table-cell office:value-type="float" office:value="1207442723" table:style-name="ce1">
            <text:p>120744272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1 1 1 1 1 0 <text:s/>0 0 0 0 0 1 1 0 1 1 <text:s/>0 0 0 0 0 0 1 1 1 1 <text:s/>0 0 0 0 0 0 0 1 1 1 <text:s/>0 0 0 0 0 0 0 1 1 1 <text:s/>0 0 0 0 0 0 0 0 1 1 <text:s/>0 0 0 0 0 0 0 0 1 1 <text:s/>0 0 0 0 0 0 0 0 1 1 <text:s/>0 0 0 0 0 0 0 0 1 1 <text:s/>0 0 0 0 0 0 0 1 1 1 1 0 1 1 0 0 0 0 0 0 <text:s/>1 1 1 1 1 0 0 0 0 0 <text:s/>0 1 1 1 1 1 0 0 0 0 <text:s/>0 0 1 0 1 1 1 0 0 0 <text:s/>0 0 0 0 1 1 1 0 0 0 <text:s/>0 0 0 0 0 1 1 0 0 0 <text:s/>0 0 0 0 0 1 1 1 0 0 <text:s/>0 0 0 0 0 0 1 1 0 0 <text:s/>0 0 0 0 0 0 1 1 0 0 <text:s/>0 0 0 0 0 0 1 0 0 0 0 0 0 0 0 0 0 0 0 0 <text:s/>0 0 0 0 0 0 0 0 0 0 <text:s/>1 0 0 0 0 0 0 0 0 0 <text:s/>1 1 0 0 0 0 0 0 0 0 <text:s/>0 1 1 1 0 0 0 0 0 0 <text:s/>0 1 0 1 1 0 0 0 0 0 <text:s/>1 0 1 1 1 0 0 0 0 0 <text:s/>1 1 1 1 1 1 0 0 0 0 <text:s/>1 1 0 1 1 1 0 0 0 0 <text:s/>1 1 1 1 1 1 0 0 0 0</text:p>
          </table:table-cell>
          <table:table-cell office:value-type="string" table:style-name="ce1">
            <text:p>0 1 0 0 0 2 0 0 0 1 0 0 0 0 2 0 0 1 0 0 0 0 0 0 0 0 0 0 0 0 0 0 0 1 0 0 <text:s/>0 0 0 0 1 0 0 0 0 0 0 0 0 0 1 2 1 0 0 0 0 1 0 0 0 1 0 0 0 0 0 0 0 0 0 0 <text:s/>0 0 0 0 0 0 0 0 0 0 1 0 0 0 0 0 0 0 0 0 0 0 0 0 0 0 0 0</text:p>
          </table:table-cell>
          <table:table-cell office:value-type="string" table:style-name="ce1">
            <text:p>0 1 0 0 0 2 0 0 0 1 0 0 0 0 2 0 0 1 0 0 0 0 0 0 0 0 0 0 0 0 0 0 0 1 0 0 <text:s/>0 0 0 0 1 0 0 0 0 0 0 0 0 0 1 2 1 0 0 0 0 1 0 0 0 1 0 0 0 0 0 0 0 0 0 0 <text:s/>0 0 0 0 0 0 0 0 0 0 1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226665001" table:style-name="ce1">
            <text:p>1226665001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0 0 1 1 1 1 1 1 1 1 <text:s/>0 0 0 0 1 1 1 1 1 1 <text:s/>0 0 0 0 1 1 0 1 0 0 <text:s/>0 0 0 0 0 1 1 0 0 0 <text:s/>0 0 0 0 0 1 0 0 0 0 <text:s/>0 0 0 0 0 0 0 0 0 0 <text:s/>0 0 0 0 0 0 0 0 0 0 <text:s/>0 0 0 0 0 0 0 0 0 0 <text:s/>0 0 0 0 0 0 0 0 0 0 0 0 0 0 0 0 0 0 0 0 <text:s/>1 1 0 0 0 0 0 0 0 0 <text:s/>1 1 1 0 0 0 0 0 0 0 <text:s/>1 1 1 1 0 0 0 0 0 0 <text:s/>1 1 1 1 0 0 0 0 0 0 <text:s/>1 1 1 1 1 0 0 0 0 0 <text:s/>1 1 1 1 1 0 0 0 0 0 <text:s/>1 1 1 1 0 0 0 0 0 0 <text:s/>1 1 0 0 0 0 0 0 0 0 <text:s/>1 0 0 0 0 0 0 0 0 0 0 0 0 0 0 0 0 0 0 0 <text:s/>0 0 0 0 0 0 0 0 0 0 <text:s/>0 0 0 0 0 0 0 0 0 0 <text:s/>0 0 0 0 0 0 0 0 0 1 <text:s/>0 0 0 0 0 0 0 0 0 1 <text:s/>0 0 0 0 0 0 1 1 1 1 <text:s/>0 0 0 0 0 1 1 1 1 1 <text:s/>0 0 0 0 1 1 1 1 1 1 <text:s/>0 0 0 1 0 1 1 0 1 1 <text:s/>0 1 1 1 1 1 1 1 1 0</text:p>
          </table:table-cell>
          <table:table-cell office:value-type="string" table:style-name="ce1">
            <text:p>0 0 0 0 0 0 0 0 0 0 0 0 0 0 0 0 0 0 0 0 0 0 0 1 0 0 0 0 0 0 0 0 0 0 0 2 <text:s/>1 0 1 0 0 0 0 2 1 0 0 1 1 0 0 0 0 0 0 0 0 0 0 0 0 0 0 0 0 0 0 2 0 0 0 0 <text:s/>0 0 0 0 0 0 0 0 0 0 1 0 1 0 0 1 0 0 0 0 0 0 0 0 0 0 0 1</text:p>
          </table:table-cell>
          <table:table-cell office:value-type="string" table:style-name="ce1">
            <text:p>0 0 0 0 0 0 0 0 0 0 0 0 0 0 0 0 0 0 0 0 0 0 0 1 0 0 0 0 0 0 0 0 0 0 0 2 <text:s/>1 0 1 0 0 0 0 2 1 0 0 1 1 0 0 0 0 0 0 0 0 0 0 0 0 0 0 0 0 0 0 2 0 0 0 0 <text:s/>0 0 0 0 0 0 0 0 0 0 1 0 1 0 0 1 0 0 0 0 0 0 0 0 0 0 0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206699294" table:style-name="ce1">
            <text:p>1206699294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0 0 0 0 0 <text:s/>0 1 1 1 1 0 0 0 0 0 <text:s/>1 1 0 1 1 0 0 0 0 0 <text:s/>1 1 1 1 1 0 0 0 0 0 <text:s/>1 1 1 1 0 1 0 0 0 0 <text:s/>0 1 1 1 1 1 0 0 0 0 <text:s/>0 0 0 0 1 1 0 0 0 0 <text:s/>0 0 0 0 0 0 0 0 0 0 <text:s/>0 0 0 0 0 0 0 0 0 0 <text:s/>0 0 0 0 0 0 0 0 0 0 0 0 0 0 0 1 1 0 1 1 <text:s/>0 0 0 0 0 1 1 1 1 1 <text:s/>0 0 0 0 0 1 1 1 1 1 <text:s/>0 0 0 0 0 0 1 1 1 1 <text:s/>0 0 0 0 0 0 0 1 1 1 <text:s/>0 0 0 0 0 0 1 1 1 1 <text:s/>0 0 0 0 0 0 0 1 1 1 <text:s/>0 0 0 0 0 0 0 0 1 1 <text:s/>0 0 0 0 0 0 0 0 0 0 <text:s/>0 0 0 0 0 0 0 0 0 0 0 0 0 0 0 0 0 0 0 0 <text:s/>0 0 0 0 0 0 0 0 0 0 <text:s/>0 0 0 0 0 0 0 0 0 0 <text:s/>0 0 0 0 0 0 0 0 0 0 <text:s/>0 0 0 0 0 0 0 0 0 0 <text:s/>1 0 0 0 0 0 0 0 0 0 <text:s/>1 1 1 1 0 0 0 0 0 0 <text:s/>1 1 1 1 1 1 1 1 0 0 <text:s/>1 0 1 1 0 1 1 1 1 1 <text:s/>1 1 1 1 1 1 1 1 1 0</text:p>
          </table:table-cell>
          <table:table-cell office:value-type="string" table:style-name="ce1">
            <text:p>0 0 0 0 0 0 0 1 0 0 1 0 0 0 0 0 0 0 0 0 0 0 1 2 0 2 0 0 0 0 0 0 0 0 0 1 <text:s/>0 0 0 0 0 0 0 0 1 0 1 0 0 0 0 0 0 0 0 0 0 0 0 0 0 0 0 0 0 0 1 0 0 0 0 0 <text:s/>0 0 0 0 0 0 0 0 0 1 0 0 1 0 0 0 0 0 2 0 0 0 0 0 0 0 0 1</text:p>
          </table:table-cell>
          <table:table-cell office:value-type="string" table:style-name="ce1">
            <text:p>0 0 0 0 0 0 0 1 0 0 1 0 0 0 0 0 0 0 0 0 0 0 1 2 0 2 0 0 0 0 0 0 0 0 0 1 <text:s/>0 0 0 0 0 0 0 0 1 0 1 0 0 0 0 0 0 0 0 0 0 0 0 0 0 0 0 0 0 0 1 0 0 0 0 0 <text:s/>0 0 0 0 0 0 0 0 0 1 0 0 1 0 0 0 0 0 2 0 0 0 0 0 0 0 0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332222057" table:style-name="ce1">
            <text:p>1332222057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0 1 1 1 <text:s/>1 1 1 0 1 1 1 1 1 1 <text:s/>0 0 0 0 0 1 1 1 1 1 <text:s/>0 0 0 0 0 0 0 1 1 1 <text:s/>0 0 0 0 0 0 0 0 1 1 <text:s/>0 0 0 0 0 0 0 0 1 1 <text:s/>0 0 0 0 0 0 0 0 0 0 <text:s/>0 0 0 0 0 0 0 0 0 0 <text:s/>0 0 0 0 0 0 0 0 0 0 <text:s/>0 0 0 0 0 0 0 0 0 0 0 0 0 0 0 0 0 0 0 0 <text:s/>0 0 0 0 0 0 0 0 0 0 <text:s/>1 1 1 1 1 0 0 0 0 0 <text:s/>1 1 1 0 1 1 1 0 0 0 <text:s/>1 1 1 1 1 1 1 1 0 0 <text:s/>0 0 0 0 0 1 1 1 0 0 <text:s/>0 0 0 0 0 0 1 1 0 0 <text:s/>0 0 0 0 0 0 0 1 1 0 <text:s/>0 0 0 0 0 0 0 0 1 1 <text:s/>0 0 0 0 0 0 0 0 1 1 0 0 0 0 0 0 0 0 0 0 <text:s/>0 0 0 0 0 0 0 0 0 0 <text:s/>0 0 0 0 0 0 0 0 0 0 <text:s/>0 0 0 0 0 0 0 0 0 0 <text:s/>0 0 0 0 0 0 0 0 0 0 <text:s/>1 1 1 0 1 0 0 0 0 0 <text:s/>0 1 1 1 1 1 0 0 0 0 <text:s/>0 1 1 1 1 1 1 0 0 0 <text:s/>1 1 1 1 1 1 1 1 0 0 <text:s/>1 1 1 1 1 1 1 0 0 0</text:p>
          </table:table-cell>
          <table:table-cell office:value-type="string" table:style-name="ce1">
            <text:p>0 2 0 0 0 0 1 0 0 0 0 0 0 1 0 0 0 0 0 0 0 2 0 0 0 0 0 0 0 0 0 0 0 1 0 0 <text:s/>0 0 0 0 0 0 0 0 0 0 0 0 0 0 0 0 0 1 0 0 0 0 0 0 1 2 0 0 0 0 0 0 1 1 1 0 <text:s/>0 0 0 0 0 0 0 1 0 0 0 0 0 0 0 0 0 0 0 0 0 0 0 0 0 1 0 0</text:p>
          </table:table-cell>
          <table:table-cell office:value-type="string" table:style-name="ce1">
            <text:p>0 2 0 0 0 0 1 0 0 0 0 0 0 1 0 0 0 0 0 0 0 2 0 0 0 0 0 0 0 0 0 0 0 1 0 0 <text:s/>0 0 0 0 0 0 0 0 0 0 0 0 0 0 0 0 0 1 0 0 0 0 0 0 1 2 0 0 0 0 0 0 1 1 1 0 <text:s/>0 0 0 0 0 0 0 1 0 0 0 0 0 0 0 0 0 0 0 0 0 0 0 0 0 1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float" office:value="1223902218" table:style-name="ce1">
            <text:p>1223902218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0 1 <text:s/>1 1 1 1 0 0 0 0 0 1 <text:s/>1 1 1 0 0 0 0 0 0 0 <text:s/>1 1 0 0 0 0 0 0 0 0 <text:s/>1 0 0 0 0 0 0 0 0 0 <text:s/>0 0 0 0 0 0 0 0 0 0 <text:s/>0 0 0 0 0 0 0 0 0 0 <text:s/>0 0 0 0 0 0 0 0 0 0 <text:s/>0 0 0 0 0 0 0 0 0 0 0 0 0 0 0 0 0 0 0 0 <text:s/>0 0 0 0 0 0 0 0 0 0 <text:s/>0 0 0 0 0 1 1 1 0 0 <text:s/>0 0 0 0 1 1 1 1 1 0 <text:s/>0 0 0 1 1 1 1 1 0 0 <text:s/>0 1 1 1 1 1 0 0 0 0 <text:s/>1 1 0 1 1 1 0 0 0 0 <text:s/>1 1 0 1 0 0 0 0 0 0 <text:s/>1 1 1 0 0 0 0 0 0 0 <text:s/>1 0 0 0 0 0 0 0 0 0 0 0 0 0 0 0 0 0 0 0 <text:s/>0 0 0 0 0 0 0 0 0 0 <text:s/>0 0 0 0 0 0 0 0 0 0 <text:s/>0 0 0 0 0 0 0 0 0 1 <text:s/>0 0 0 0 0 0 0 0 1 1 <text:s/>0 0 0 0 0 0 0 1 1 1 <text:s/>0 0 0 0 0 0 1 1 1 0 <text:s/>0 0 0 0 1 1 1 1 1 1 <text:s/>0 0 0 1 1 1 1 1 1 1 <text:s/>0 1 1 1 1 1 0 1 1 1</text:p>
          </table:table-cell>
          <table:table-cell office:value-type="string" table:style-name="ce1">
            <text:p>0 0 0 0 0 0 0 0 2 0 0 0 0 0 0 0 0 0 1 0 0 0 0 0 1 0 0 0 1 0 0 0 0 1 0 0 <text:s/>0 2 0 0 0 0 1 0 0 0 0 0 0 0 0 0 0 0 0 0 1 0 0 2 0 0 1 0 0 0 0 0 0 1 0 0 <text:s/>1 0 0 0 0 0 0 0 0 0 0 0 0 0 0 0 0 0 0 0 0 0 0 0 1 0 0 0</text:p>
          </table:table-cell>
          <table:table-cell office:value-type="string" table:style-name="ce1">
            <text:p>0 0 0 0 0 0 0 0 2 0 0 0 0 0 0 0 0 0 1 0 0 0 0 0 1 0 0 0 1 0 0 0 0 1 0 0 <text:s/>0 2 0 0 0 0 1 0 0 0 0 0 0 0 0 0 0 0 0 0 1 0 0 2 0 0 1 0 0 0 0 0 0 1 0 0 <text:s/>1 0 0 0 0 0 0 0 0 0 0 0 0 0 0 0 0 0 0 0 0 0 0 0 1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243606040" table:style-name="ce1">
            <text:p>124360604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0 1 1 0 0 <text:s/>1 1 1 1 1 1 1 0 0 0 <text:s/>1 1 1 1 1 0 0 0 0 0 <text:s/>1 1 1 1 1 0 0 0 0 0 <text:s/>1 1 1 1 0 0 0 0 0 0 <text:s/>1 1 0 0 0 0 0 0 0 0 <text:s/>1 0 0 0 0 0 0 0 0 0 <text:s/>0 0 0 0 0 0 0 0 0 0 <text:s/>0 0 0 0 0 0 0 0 0 0 <text:s/>0 0 0 0 0 0 0 0 0 0 0 0 0 0 0 0 0 0 1 1 <text:s/>0 0 0 0 0 0 0 1 0 1 <text:s/>0 0 0 0 0 0 0 1 1 1 <text:s/>0 0 0 0 0 1 1 1 1 1 <text:s/>0 0 0 0 0 1 1 1 1 1 <text:s/>0 0 0 0 0 0 1 1 1 1 <text:s/>0 0 0 0 0 0 0 0 1 0 <text:s/>0 0 0 0 0 0 0 1 1 1 <text:s/>0 0 0 0 0 0 0 0 1 1 <text:s/>0 0 0 0 0 0 0 1 1 1 0 0 0 0 0 0 0 0 0 0 <text:s/>0 0 0 0 0 0 0 0 0 0 <text:s/>0 0 0 0 0 0 0 0 0 0 <text:s/>0 0 0 0 0 0 0 0 0 0 <text:s/>0 0 0 0 1 0 0 0 0 0 <text:s/>0 0 1 1 1 1 0 0 0 0 <text:s/>0 1 1 1 1 1 1 0 0 0 <text:s/>1 1 1 1 0 1 1 0 0 0 <text:s/>1 1 0 1 1 1 1 0 0 0 <text:s/>1 1 1 1 1 1 1 0 0 0</text:p>
          </table:table-cell>
          <table:table-cell office:value-type="string" table:style-name="ce1">
            <text:p>1 2 0 0 0 1 0 0 0 0 0 0 0 0 0 0 0 0 1 0 0 0 0 0 0 1 1 0 0 0 0 0 0 0 0 0 <text:s/>0 0 0 0 0 0 0 0 0 0 0 0 0 0 0 0 0 0 0 0 0 0 0 0 0 0 0 0 0 0 0 1 0 1 0 0 <text:s/>0 0 1 0 0 0 0 2 0 0 1 0 0 2 0 1 0 0 0 0 0 0 0 0 0 0 0 0</text:p>
          </table:table-cell>
          <table:table-cell office:value-type="string" table:style-name="ce1">
            <text:p>1 2 0 0 0 1 0 0 0 0 0 0 0 0 0 0 0 0 1 0 0 0 0 0 0 1 1 0 0 0 0 0 0 0 0 0 <text:s/>0 0 0 0 0 0 0 0 0 0 0 0 0 0 0 0 0 0 0 0 0 0 0 0 0 0 0 0 0 0 0 1 0 1 0 0 <text:s/>0 0 1 0 0 0 0 2 0 0 1 0 0 2 0 1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1155916671" table:style-name="ce1">
            <text:p>1155916671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1 1 1 1 1 1 0 1 0 1 <text:s/>1 1 0 0 0 0 0 0 0 0 <text:s/>0 0 0 0 0 0 0 0 0 0 <text:s/>0 0 0 0 0 0 0 0 0 0 <text:s/>0 0 0 0 0 0 0 0 0 0 <text:s/>0 0 0 0 0 0 0 0 0 0 <text:s/>0 0 0 0 0 0 0 0 0 0 <text:s/>0 0 0 0 0 0 0 0 0 0 0 0 0 0 0 0 0 0 0 0 <text:s/>0 0 0 0 0 0 0 0 0 0 <text:s/>0 0 0 0 0 0 0 0 0 0 <text:s/>0 0 1 1 1 1 1 1 1 1 <text:s/>1 1 1 1 1 0 1 0 1 0 <text:s/>1 1 1 1 1 0 1 1 1 0 <text:s/>0 0 1 1 0 1 1 1 1 1 <text:s/>0 0 0 0 0 0 0 0 0 0 <text:s/>0 0 0 0 0 0 0 0 0 0 <text:s/>0 0 0 0 0 0 0 0 0 0 0 0 0 0 0 0 0 0 0 0 <text:s/>0 0 0 0 0 0 0 0 0 0 <text:s/>0 0 0 0 0 0 0 0 0 0 <text:s/>0 0 0 0 0 0 0 0 0 0 <text:s/>0 0 0 0 0 0 0 0 0 0 <text:s/>0 0 0 0 0 0 0 0 0 0 <text:s/>1 0 0 0 0 0 0 0 0 0 <text:s/>1 1 0 1 1 1 1 1 1 1 <text:s/>1 1 1 1 1 1 1 1 1 1 <text:s/>1 1 1 1 1 1 1 1 1 1</text:p>
          </table:table-cell>
          <table:table-cell office:value-type="string" table:style-name="ce1">
            <text:p>0 0 0 0 0 2 0 0 0 0 0 0 0 0 0 0 0 0 0 0 0 0 0 0 0 0 1 0 1 0 0 0 0 0 0 0 <text:s/>0 0 0 0 0 0 0 0 0 1 0 1 0 1 0 0 0 0 0 1 0 0 0 1 0 1 0 0 1 2 0 0 0 0 0 0 <text:s/>1 0 0 0 0 0 0 0 0 0 0 0 0 2 0 0 0 0 0 0 0 0 0 0 0 0 0 0</text:p>
          </table:table-cell>
          <table:table-cell office:value-type="string" table:style-name="ce1">
            <text:p>0 0 0 0 0 2 0 0 0 0 0 0 0 0 0 0 0 0 0 0 0 0 0 0 0 0 1 0 1 0 0 0 0 0 0 0 <text:s/>0 0 0 0 0 0 0 0 0 1 0 1 0 1 0 0 0 0 0 1 0 0 0 1 0 1 0 0 1 2 0 0 0 0 0 0 <text:s/>1 0 0 0 0 0 0 0 0 0 0 0 0 2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88" table:style-name="ce1">
            <text:p>188</text:p>
          </table:table-cell>
          <table:table-cell office:value-type="float" office:value="1293885226" table:style-name="ce1">
            <text:p>129388522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1 1 1 1 1 <text:s/>1 1 1 1 1 1 1 0 1 1 <text:s/>0 0 1 0 1 1 1 1 0 1 <text:s/>0 0 0 1 1 1 1 1 1 0 <text:s/>0 0 0 0 0 0 0 0 0 0 <text:s/>0 0 0 0 0 0 0 0 0 0 <text:s/>0 0 0 0 0 0 0 0 0 0 <text:s/>0 0 0 0 0 0 0 0 0 0 <text:s/>0 0 0 0 0 0 0 0 0 0 <text:s/>0 0 0 0 0 0 0 0 0 0 0 0 0 0 0 0 0 0 0 0 <text:s/>0 0 0 0 0 0 0 0 0 0 <text:s/>0 1 0 0 0 0 0 0 0 0 <text:s/>1 1 1 0 0 0 0 0 0 0 <text:s/>1 1 1 1 1 1 1 0 0 0 <text:s/>1 1 1 1 1 1 1 0 0 0 <text:s/>1 1 1 1 1 1 0 0 0 0 <text:s/>0 1 1 1 1 1 0 0 0 0 <text:s/>0 0 0 1 0 0 0 0 0 0 <text:s/>0 0 0 0 0 0 0 0 0 0 0 0 0 0 0 0 0 0 0 0 <text:s/>0 0 0 0 0 0 0 0 0 0 <text:s/>0 0 0 0 0 0 0 0 0 0 <text:s/>0 0 0 0 0 0 0 0 0 0 <text:s/>0 0 0 0 0 0 0 1 0 1 <text:s/>0 0 0 0 0 0 0 1 1 1 <text:s/>0 0 0 0 0 0 1 1 1 1 <text:s/>1 0 0 0 0 0 0 1 1 1 <text:s/>1 1 1 0 1 1 1 1 1 1 <text:s/>1 1 1 1 1 1 1 1 0 0</text:p>
          </table:table-cell>
          <table:table-cell office:value-type="string" table:style-name="ce1">
            <text:p>1 0 0 0 0 0 0 0 0 0 0 0 0 0 0 2 0 1 0 0 1 0 0 1 0 0 0 0 1 0 0 0 0 0 0 0 <text:s/>0 0 0 1 0 0 0 0 0 0 0 0 1 0 0 0 0 0 0 0 0 0 0 0 0 0 0 0 0 0 0 0 0 0 0 0 <text:s/>2 0 0 0 1 0 0 0 0 0 0 0 0 0 0 0 0 0 0 2 0 0 0 0 0 0 1 1</text:p>
          </table:table-cell>
          <table:table-cell office:value-type="string" table:style-name="ce1">
            <text:p>1 0 0 0 0 0 0 0 0 0 0 0 0 0 0 2 0 1 0 0 1 0 0 1 0 0 0 0 1 0 0 0 0 0 0 0 <text:s/>0 0 0 1 0 0 0 0 0 0 0 0 1 0 0 0 0 0 0 0 0 0 0 0 0 0 0 0 0 0 0 0 0 0 0 0 <text:s/>2 0 0 0 1 0 0 0 0 0 0 0 0 0 0 0 0 0 0 2 0 0 0 0 0 0 1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1184605447" table:style-name="ce1">
            <text:p>1184605447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0 <text:s/>1 1 1 1 1 0 1 1 1 1 <text:s/>0 1 0 1 0 0 0 0 0 0 <text:s/>0 0 0 0 0 0 0 0 0 0 <text:s/>0 0 0 0 0 0 0 0 0 0 <text:s/>0 0 0 0 0 0 0 0 0 0 <text:s/>0 0 0 0 0 0 0 0 0 0 <text:s/>0 0 0 0 0 0 0 0 0 0 <text:s/>0 0 0 0 0 0 0 0 0 0 0 0 0 0 0 0 0 0 0 0 <text:s/>0 0 0 0 0 0 0 0 0 0 <text:s/>0 0 0 0 0 0 0 0 0 0 <text:s/>1 0 1 0 1 1 1 1 1 0 <text:s/>1 1 1 1 0 1 0 1 1 1 <text:s/>1 0 0 1 1 1 1 1 1 1 <text:s/>0 0 0 0 0 0 1 0 1 1 <text:s/>0 0 0 0 0 0 0 0 0 1 <text:s/>0 0 0 0 0 0 0 0 1 1 <text:s/>0 0 0 0 0 0 0 0 0 1 0 0 0 0 0 0 0 0 0 0 <text:s/>0 0 0 0 0 0 0 0 0 0 <text:s/>0 0 0 0 0 0 0 0 0 0 <text:s/>0 0 0 0 0 0 0 0 0 0 <text:s/>0 0 0 0 0 0 0 0 0 0 <text:s/>0 1 1 0 0 0 0 0 0 0 <text:s/>1 1 1 1 1 0 0 0 0 0 <text:s/>0 1 0 1 1 1 1 1 0 0 <text:s/>1 1 1 1 1 1 1 1 0 0 <text:s/>1 1 1 1 1 1 1 1 1 0</text:p>
          </table:table-cell>
          <table:table-cell office:value-type="string" table:style-name="ce1">
            <text:p>0 0 0 0 0 0 0 0 0 0 0 0 0 0 0 0 0 0 0 1 0 0 0 0 0 1 0 0 2 0 0 0 0 0 0 0 <text:s/>0 0 2 1 0 0 0 0 1 0 1 0 0 0 0 0 0 0 0 0 0 0 0 0 0 0 0 0 0 1 0 1 0 0 1 0 <text:s/>1 0 0 0 0 0 1 0 0 0 0 0 0 0 0 0 0 0 0 0 0 0 2 0 0 0 0 0</text:p>
          </table:table-cell>
          <table:table-cell office:value-type="string" table:style-name="ce1">
            <text:p>0 0 0 0 0 0 0 0 0 0 0 0 0 0 0 0 0 0 0 1 0 0 0 0 0 1 0 0 2 0 0 0 0 0 0 0 <text:s/>0 0 2 1 0 0 0 0 1 0 1 0 0 0 0 0 0 0 0 0 0 0 0 0 0 0 0 0 0 1 0 1 0 0 1 0 <text:s/>1 0 0 0 0 0 1 0 0 0 0 0 0 0 0 0 0 0 0 0 0 0 2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1379736351" table:style-name="ce1">
            <text:p>1379736351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0 1 1 1 1 1 0 0 0 <text:s/>1 1 0 1 1 1 1 0 0 0 <text:s/>0 1 1 0 1 1 1 1 0 0 <text:s/>0 0 1 0 1 1 1 1 0 0 <text:s/>0 0 1 1 1 1 1 0 0 0 <text:s/>0 0 0 0 1 1 0 0 0 0 <text:s/>0 0 0 0 0 0 0 0 0 0 <text:s/>0 0 0 0 0 0 0 0 0 0 <text:s/>0 0 0 0 0 0 0 0 0 0 <text:s/>0 0 0 0 0 0 0 0 0 0 0 0 0 0 0 0 0 0 1 1 <text:s/>0 0 0 0 0 0 0 1 1 1 <text:s/>0 0 0 0 0 0 0 0 0 1 <text:s/>0 0 0 0 0 0 0 0 1 1 <text:s/>0 0 0 0 0 0 0 1 1 1 <text:s/>0 0 0 0 0 0 1 1 1 1 <text:s/>0 0 0 0 0 1 1 1 1 1 <text:s/>0 0 0 0 0 0 1 1 1 1 <text:s/>0 0 0 0 0 0 1 1 1 1 <text:s/>0 0 0 0 0 0 0 1 1 0 0 0 0 0 0 0 0 0 0 0 <text:s/>0 0 0 0 0 0 0 0 0 0 <text:s/>1 0 0 0 0 0 0 0 0 0 <text:s/>1 1 0 0 0 0 0 0 0 0 <text:s/>1 1 0 0 0 0 0 0 0 0 <text:s/>1 1 0 1 0 0 0 0 0 0 <text:s/>1 1 1 1 1 0 0 0 0 0 <text:s/>1 1 1 1 1 1 0 0 0 0 <text:s/>1 1 1 1 1 1 0 0 0 0 <text:s/>1 1 0 1 0 1 1 0 0 0</text:p>
          </table:table-cell>
          <table:table-cell office:value-type="string" table:style-name="ce1">
            <text:p>0 1 0 0 0 0 0 1 0 0 0 0 1 0 0 0 0 0 0 0 0 0 0 1 0 0 0 0 1 0 0 0 0 1 0 0 <text:s/>2 0 0 0 0 0 0 0 0 0 0 0 0 2 0 0 1 0 0 0 0 0 0 0 0 0 0 0 0 0 0 0 0 0 0 0 <text:s/>0 0 0 0 0 0 0 0 0 0 0 0 0 0 0 0 0 0 0 0 1 2 1 0 0 0 0 1</text:p>
          </table:table-cell>
          <table:table-cell office:value-type="string" table:style-name="ce1">
            <text:p>0 1 0 0 0 0 0 1 0 0 0 0 1 0 0 0 0 0 0 0 0 0 0 1 0 0 0 0 1 0 0 0 0 1 0 0 <text:s/>2 0 0 0 0 0 0 0 0 0 0 0 0 2 0 0 1 0 0 0 0 0 0 0 0 0 0 0 0 0 0 0 0 0 0 0 <text:s/>0 0 0 0 0 0 0 0 0 0 0 0 0 0 0 0 0 0 0 0 1 2 1 0 0 0 0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office:value-type="float" office:value="1347207023" table:style-name="ce1">
            <text:p>134720702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0 1 1 1 1 <text:s/>1 1 1 1 1 1 1 1 1 1 <text:s/>1 1 1 1 1 1 1 0 1 1 <text:s/>1 0 1 0 0 1 0 0 0 0 <text:s/>0 0 0 0 0 0 0 0 0 0 <text:s/>0 0 0 0 0 0 0 0 0 0 <text:s/>0 0 0 0 0 0 0 0 0 0 <text:s/>0 0 0 0 0 0 0 0 0 0 <text:s/>0 0 0 0 0 0 0 0 0 0 <text:s/>0 0 0 0 0 0 0 0 0 0 0 0 0 0 0 0 0 0 0 0 <text:s/>0 0 0 0 0 0 0 0 0 0 <text:s/>0 0 0 0 0 0 0 0 0 0 <text:s/>0 1 0 1 1 0 0 0 0 0 <text:s/>1 1 0 1 1 1 0 0 0 0 <text:s/>1 1 1 1 1 0 0 0 0 0 <text:s/>1 1 1 1 0 0 0 0 0 0 <text:s/>1 1 1 1 0 0 0 0 0 0 <text:s/>1 1 1 1 0 0 0 0 0 0 <text:s/>1 1 1 1 1 0 0 0 0 0 0 0 0 0 0 0 0 0 0 0 <text:s/>0 0 0 0 0 0 0 0 0 0 <text:s/>0 0 0 0 0 0 0 0 0 0 <text:s/>0 0 0 0 0 0 1 1 0 0 <text:s/>0 0 0 0 0 0 1 1 1 1 <text:s/>0 0 0 0 0 1 1 1 0 1 <text:s/>0 0 0 0 1 1 1 1 1 1 <text:s/>0 0 0 0 1 1 1 1 1 0 <text:s/>0 0 0 0 0 1 1 1 1 1 <text:s/>0 0 0 0 0 0 1 1 1 1</text:p>
          </table:table-cell>
          <table:table-cell office:value-type="string" table:style-name="ce1">
            <text:p>1 0 0 0 0 1 0 0 0 0 0 0 2 0 0 0 0 0 0 0 0 0 0 0 0 0 0 1 0 0 0 0 0 0 0 0 <text:s/>0 0 1 1 0 0 1 0 0 0 0 0 0 0 0 0 2 0 0 0 0 0 1 0 0 0 0 0 0 0 0 0 0 0 0 0 <text:s/>0 0 0 2 0 0 0 1 0 0 0 0 1 0 0 0 0 0 0 0 0 0 0 1 0 0 0 0</text:p>
          </table:table-cell>
          <table:table-cell office:value-type="string" table:style-name="ce1">
            <text:p>1 0 0 0 0 1 0 0 0 0 0 0 2 0 0 0 0 0 0 0 0 0 0 0 0 0 0 1 0 0 0 0 0 0 0 0 <text:s/>0 0 1 1 0 0 1 0 0 0 0 0 0 0 0 0 2 0 0 0 0 0 1 0 0 0 0 0 0 0 0 0 0 0 0 0 <text:s/>0 0 0 2 0 0 0 1 0 0 0 0 1 0 0 0 0 0 0 0 0 0 0 1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76" table:style-name="ce1">
            <text:p>76</text:p>
          </table:table-cell>
          <table:table-cell office:value-type="float" office:value="1243152381" table:style-name="ce1">
            <text:p>1243152381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0 0 0 0 0 0 <text:s/>0 1 0 1 1 1 0 0 0 0 <text:s/>1 1 1 1 1 1 1 1 0 0 <text:s/>1 0 1 1 1 1 1 1 0 0 <text:s/>0 0 0 0 1 1 1 1 0 0 <text:s/>0 0 0 0 0 1 1 1 0 0 <text:s/>0 0 0 0 0 0 0 0 0 0 <text:s/>0 0 0 0 0 0 0 0 0 0 <text:s/>0 0 0 0 0 0 0 0 0 0 <text:s/>0 0 0 0 0 0 0 0 0 0 0 0 0 0 0 0 0 0 0 0 <text:s/>0 0 0 0 0 0 0 0 0 0 <text:s/>0 0 0 0 0 0 0 0 0 0 <text:s/>0 0 0 0 0 0 0 0 0 0 <text:s/>1 1 0 0 0 0 0 0 0 0 <text:s/>1 1 1 1 1 0 0 0 0 0 <text:s/>1 1 1 1 1 1 0 0 0 0 <text:s/>1 1 1 1 1 1 0 0 0 0 <text:s/>1 1 1 1 1 1 0 0 0 0 <text:s/>1 1 1 1 0 1 0 0 0 0 0 0 0 0 0 0 1 1 1 1 <text:s/>0 0 0 0 0 0 1 1 1 1 <text:s/>0 0 0 0 0 0 0 0 1 1 <text:s/>0 0 0 0 0 0 0 0 1 1 <text:s/>0 0 0 0 0 0 0 0 1 1 <text:s/>0 0 0 0 0 0 0 0 1 1 <text:s/>0 0 0 0 0 0 1 1 1 1 <text:s/>0 0 0 0 0 0 1 1 1 1 <text:s/>0 0 0 0 0 0 1 1 1 1 <text:s/>0 0 0 0 0 0 0 1 0 1</text:p>
          </table:table-cell>
          <table:table-cell office:value-type="string" table:style-name="ce1">
            <text:p>0 0 0 0 1 1 0 0 0 0 1 0 1 0 0 0 0 0 0 0 0 0 0 0 0 0 0 0 0 0 0 1 0 0 0 0 <text:s/>0 0 0 0 0 0 1 1 0 0 2 0 0 0 0 0 0 0 0 0 0 0 0 0 0 0 0 0 2 0 0 0 0 0 0 0 <text:s/>0 0 0 0 0 0 0 2 0 0 0 0 0 0 0 0 0 0 0 0 0 0 1 0 1 0 1 0</text:p>
          </table:table-cell>
          <table:table-cell office:value-type="string" table:style-name="ce1">
            <text:p>0 0 0 0 1 1 0 0 0 0 1 0 1 0 0 0 0 0 0 0 0 0 0 0 0 0 0 0 0 0 0 1 0 0 0 0 <text:s/>0 0 0 0 0 0 1 1 0 0 2 0 0 0 0 0 0 0 0 0 0 0 0 0 0 0 0 0 2 0 0 0 0 0 0 0 <text:s/>0 0 0 0 0 0 0 2 0 0 0 0 0 0 0 0 0 0 0 0 0 0 1 0 1 0 1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1476784851" table:style-name="ce1">
            <text:p>1476784851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0 0 0 0 <text:s/>1 1 1 1 1 1 1 0 0 0 <text:s/>0 1 1 1 1 1 1 0 0 0 <text:s/>0 0 1 1 1 1 0 0 0 0 <text:s/>0 1 1 1 1 1 0 0 0 0 <text:s/>0 0 0 1 1 0 0 0 0 0 <text:s/>0 0 0 0 0 0 0 0 0 0 <text:s/>0 0 0 0 0 0 0 0 0 0 <text:s/>0 0 0 0 0 0 0 0 0 0 <text:s/>0 0 0 0 0 0 0 0 0 0 0 0 0 0 0 0 0 0 0 0 <text:s/>0 0 0 0 0 0 0 0 0 0 <text:s/>1 0 0 0 0 0 0 0 0 0 <text:s/>1 0 0 0 0 0 0 0 0 0 <text:s/>1 0 0 0 0 0 1 1 0 0 <text:s/>1 1 1 0 0 1 1 1 0 0 <text:s/>1 1 0 1 1 1 1 0 0 0 <text:s/>1 1 0 1 1 1 0 0 0 0 <text:s/>0 1 1 1 1 0 0 0 0 0 <text:s/>1 1 1 1 0 0 0 0 0 0 0 0 0 0 0 0 1 1 1 1 <text:s/>0 0 0 0 0 0 0 1 1 1 <text:s/>0 0 0 0 0 0 0 0 0 1 <text:s/>0 0 0 0 0 0 0 1 1 1 <text:s/>0 0 0 0 0 0 0 0 1 1 <text:s/>0 0 0 0 0 0 0 0 1 1 <text:s/>0 0 0 0 0 0 0 0 1 1 <text:s/>0 0 0 0 0 0 0 1 1 1 <text:s/>0 0 0 0 0 1 1 1 1 1 <text:s/>0 0 0 0 1 1 0 1 1 1</text:p>
          </table:table-cell>
          <table:table-cell office:value-type="string" table:style-name="ce1">
            <text:p>0 0 0 0 0 0 0 0 0 0 0 0 0 0 0 0 0 0 0 0 0 0 0 0 0 0 0 1 1 0 0 1 0 0 0 0 <text:s/>1 0 0 0 0 0 0 0 2 0 0 0 0 0 0 0 0 0 0 0 0 0 0 0 0 0 1 0 0 0 0 1 0 0 0 0 <text:s/>1 0 0 2 1 0 0 0 1 0 0 0 0 0 2 0 0 0 0 0 0 0 0 0 1 0 0 0</text:p>
          </table:table-cell>
          <table:table-cell office:value-type="string" table:style-name="ce1">
            <text:p>0 0 0 0 0 0 0 0 0 0 0 0 0 0 0 0 0 0 0 0 0 0 0 0 0 0 0 1 1 0 0 1 0 0 0 0 <text:s/>1 0 0 0 0 0 0 0 2 0 0 0 0 0 0 0 0 0 0 0 0 0 0 0 0 0 1 0 0 0 0 1 0 0 0 0 <text:s/>1 0 0 2 1 0 0 0 1 0 0 0 0 0 2 0 0 0 0 0 0 0 0 0 1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99" table:style-name="ce1">
            <text:p>499</text:p>
          </table:table-cell>
          <table:table-cell office:value-type="float" office:value="1337515719" table:style-name="ce1">
            <text:p>1337515719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1 0 0 0 0 0 <text:s/>1 1 1 1 1 1 0 0 0 0 <text:s/>1 1 1 1 1 0 0 0 0 0 <text:s/>1 1 1 1 1 0 0 0 0 0 <text:s/>1 1 1 1 0 0 0 0 0 0 <text:s/>1 1 1 0 0 0 0 0 0 0 <text:s/>1 1 1 0 0 0 0 0 0 0 <text:s/>0 0 0 0 0 0 0 0 0 0 <text:s/>0 0 0 0 0 0 0 0 0 0 <text:s/>0 0 0 0 0 0 0 0 0 0 0 0 0 0 0 0 1 1 1 1 <text:s/>0 0 0 0 0 0 1 0 1 1 <text:s/>0 0 0 0 0 1 1 1 1 1 <text:s/>0 0 0 0 0 1 1 1 1 0 <text:s/>0 0 0 0 1 1 1 1 0 0 <text:s/>0 0 0 1 1 0 1 1 0 0 <text:s/>0 0 0 1 1 1 0 1 0 0 <text:s/>0 0 0 0 0 1 1 0 0 0 <text:s/>0 0 0 0 0 0 0 0 0 0 <text:s/>0 0 0 0 0 0 0 0 0 0 0 0 0 0 0 0 0 0 0 0 <text:s/>0 0 0 0 0 0 0 0 0 0 <text:s/>0 0 0 0 0 0 0 0 0 0 <text:s/>0 0 0 0 0 0 0 0 0 1 <text:s/>0 0 0 0 0 0 0 0 0 1 <text:s/>0 0 0 0 0 0 0 0 1 1 <text:s/>0 0 0 0 0 0 0 0 1 1 <text:s/>1 1 1 1 0 0 0 1 1 1 <text:s/>1 0 1 1 1 1 1 1 1 1 <text:s/>1 1 1 0 1 1 0 1 1 1</text:p>
          </table:table-cell>
          <table:table-cell office:value-type="string" table:style-name="ce1">
            <text:p>0 0 0 1 0 1 0 0 0 0 0 0 0 0 0 0 0 1 0 0 0 0 0 0 0 0 0 0 0 0 0 0 0 0 0 0 <text:s/>0 0 0 0 0 0 0 0 0 0 0 0 1 0 0 0 0 0 0 1 0 0 0 0 0 2 0 0 2 0 1 0 0 0 0 0 <text:s/>0 0 1 0 0 0 0 0 2 1 0 0 0 0 0 0 0 0 0 0 0 1 0 0 1 0 0 0</text:p>
          </table:table-cell>
          <table:table-cell office:value-type="string" table:style-name="ce1">
            <text:p>0 0 0 1 0 1 0 0 0 0 0 0 0 0 0 0 0 1 0 0 0 0 0 0 0 0 0 0 0 0 0 0 0 0 0 0 <text:s/>0 0 0 0 0 0 0 0 0 0 0 0 1 0 0 0 0 0 0 1 0 0 0 0 0 2 0 0 2 0 1 0 0 0 0 0 <text:s/>0 0 1 0 0 0 0 0 2 1 0 0 0 0 0 0 0 0 0 0 0 1 0 0 1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327792330" table:style-name="ce1">
            <text:p>132779233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1 1 1 1 1 1 1 <text:s/>0 0 0 1 1 1 1 1 1 0 <text:s/>0 0 0 0 1 1 1 1 0 1 <text:s/>0 0 0 0 0 1 0 1 1 1 <text:s/>0 0 0 0 0 0 0 0 1 1 <text:s/>0 0 0 0 0 0 0 1 1 1 <text:s/>0 0 0 0 0 0 0 0 1 1 <text:s/>0 0 0 0 0 0 0 0 1 0 <text:s/>0 0 0 0 0 0 0 0 0 0 <text:s/>0 0 0 0 0 0 0 0 0 0 1 1 1 0 0 0 0 0 0 0 <text:s/>1 0 1 0 0 0 0 0 0 0 <text:s/>1 1 1 1 0 0 0 0 0 0 <text:s/>1 0 1 1 1 0 0 0 0 0 <text:s/>0 0 0 1 1 1 1 0 0 0 <text:s/>0 0 0 0 1 1 1 0 0 0 <text:s/>0 0 0 0 0 0 1 1 0 0 <text:s/>0 0 0 0 0 0 1 1 0 0 <text:s/>0 0 0 0 0 0 0 1 1 1 <text:s/>0 0 0 0 0 0 0 1 1 1 0 0 0 0 0 0 0 0 0 0 <text:s/>0 0 0 0 0 0 0 0 0 0 <text:s/>0 0 0 0 0 0 0 0 0 0 <text:s/>0 0 0 0 0 0 0 0 0 0 <text:s/>0 1 1 0 0 0 0 0 0 0 <text:s/>1 1 1 1 0 0 0 0 0 0 <text:s/>1 1 1 1 1 1 0 0 0 0 <text:s/>1 0 1 1 1 1 0 0 0 0 <text:s/>1 1 1 0 1 1 1 0 0 0 <text:s/>1 1 1 1 1 1 1 0 0 0</text:p>
          </table:table-cell>
          <table:table-cell office:value-type="string" table:style-name="ce1">
            <text:p>0 0 0 0 0 0 0 0 0 0 0 1 0 0 2 0 0 0 0 1 0 0 2 0 0 0 0 0 1 0 0 1 0 0 0 0 <text:s/>1 0 0 0 1 0 0 0 0 0 0 1 0 0 0 2 0 0 0 0 0 0 0 0 0 0 0 0 0 0 0 0 0 0 0 1 <text:s/>0 0 0 0 0 0 0 1 0 0 0 1 0 0 0 0 0 0 0 0 0 0 0 0 0 0 0 0</text:p>
          </table:table-cell>
          <table:table-cell office:value-type="string" table:style-name="ce1">
            <text:p>0 0 0 0 0 0 0 0 0 0 0 1 0 0 2 0 0 0 0 1 0 0 2 0 0 0 0 0 1 0 0 1 0 0 0 0 <text:s/>1 0 0 0 1 0 0 0 0 0 0 1 0 0 0 2 0 0 0 0 0 0 0 0 0 0 0 0 0 0 0 0 0 0 0 1 <text:s/>0 0 0 0 0 0 0 1 0 0 0 1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286601002" table:style-name="ce1">
            <text:p>1286601002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0 0 0 0 0 <text:s/>1 1 1 1 0 0 0 0 0 0 <text:s/>1 1 1 1 1 0 0 0 0 0 <text:s/>0 1 1 1 1 0 0 0 0 0 <text:s/>1 1 0 1 1 0 0 0 0 0 <text:s/>1 1 1 1 0 0 0 0 0 0 <text:s/>1 0 0 0 0 0 0 0 0 0 <text:s/>1 1 0 0 0 0 0 0 0 0 <text:s/>1 0 0 0 0 0 0 0 0 0 <text:s/>1 0 0 0 0 0 0 0 0 0 0 0 0 0 0 1 1 1 1 1 <text:s/>0 0 0 0 0 1 1 1 1 1 <text:s/>0 0 0 0 0 1 1 1 1 1 <text:s/>0 0 0 0 0 1 1 1 1 1 <text:s/>0 0 0 0 0 0 1 1 1 1 <text:s/>0 0 0 0 0 0 1 0 1 1 <text:s/>0 0 0 0 0 0 0 0 1 1 <text:s/>0 0 0 0 0 0 0 0 0 1 <text:s/>0 0 0 0 0 0 0 0 0 0 <text:s/>0 0 0 0 0 0 0 0 0 0 0 0 0 0 0 0 0 0 0 0 <text:s/>0 0 0 0 0 0 0 0 0 0 <text:s/>0 0 0 0 0 0 0 0 0 0 <text:s/>0 0 0 0 0 0 0 0 0 0 <text:s/>0 0 0 0 0 0 0 0 0 0 <text:s/>0 0 0 0 1 1 0 0 0 0 <text:s/>0 0 1 1 0 1 1 1 0 0 <text:s/>0 0 1 1 1 1 1 1 1 0 <text:s/>0 1 1 1 1 1 1 1 1 1 <text:s/>0 1 0 1 1 1 1 1 0 1</text:p>
          </table:table-cell>
          <table:table-cell office:value-type="string" table:style-name="ce1">
            <text:p>1 0 0 0 0 0 0 0 0 0 0 2 0 0 1 0 0 0 0 0 0 0 0 0 0 0 2 0 0 0 1 0 0 0 0 0 <text:s/>0 0 0 0 0 0 1 0 0 1 0 0 0 0 0 0 0 0 0 0 0 1 0 0 0 1 0 0 1 0 0 0 0 0 0 0 <text:s/>0 0 2 0 0 0 0 0 0 0 0 0 0 0 0 0 0 0 0 0 1 0 0 0 0 0 1 0</text:p>
          </table:table-cell>
          <table:table-cell office:value-type="string" table:style-name="ce1">
            <text:p>1 0 0 0 0 0 0 0 0 0 0 2 0 0 1 0 0 0 0 0 0 0 0 0 0 0 2 0 0 0 1 0 0 0 0 0 <text:s/>0 0 0 0 0 0 1 0 0 1 0 0 0 0 0 0 0 0 0 0 0 1 0 0 0 1 0 0 1 0 0 0 0 0 0 0 <text:s/>0 0 2 0 0 0 0 0 0 0 0 0 0 0 0 0 0 0 0 0 1 0 0 0 0 0 1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189858463" table:style-name="ce1">
            <text:p>118985846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1 1 0 1 1 1 1 <text:s/>0 0 0 0 1 1 1 1 1 1 <text:s/>0 0 0 0 1 1 1 1 1 1 <text:s/>0 0 0 0 1 1 1 1 1 1 <text:s/>0 0 0 0 1 1 1 1 1 1 <text:s/>0 0 0 0 0 0 0 0 0 0 <text:s/>0 0 0 0 0 0 0 0 0 0 <text:s/>0 0 0 0 0 0 0 0 0 0 <text:s/>0 0 0 0 0 0 0 0 0 0 <text:s/>0 0 0 0 0 0 0 0 0 0 0 1 1 0 0 0 0 0 0 0 <text:s/>1 1 1 0 0 0 0 0 0 0 <text:s/>1 1 1 1 0 0 0 0 0 0 <text:s/>1 1 1 1 0 0 0 0 0 0 <text:s/>1 1 1 1 0 0 0 0 0 0 <text:s/>1 0 1 1 0 0 0 0 0 0 <text:s/>1 1 1 0 0 0 0 0 0 0 <text:s/>1 1 1 0 0 0 0 0 0 0 <text:s/>1 1 0 0 0 0 0 0 0 0 <text:s/>1 1 0 0 0 0 0 0 0 0 0 0 0 0 0 0 0 0 0 0 <text:s/>0 0 0 0 0 0 0 0 0 0 <text:s/>0 0 0 0 0 0 0 0 0 0 <text:s/>0 0 0 0 0 0 0 0 0 0 <text:s/>0 0 0 0 0 0 0 0 0 0 <text:s/>0 0 0 0 1 1 1 1 1 1 <text:s/>0 0 0 0 1 1 1 1 1 1 <text:s/>0 0 0 1 1 0 0 0 1 1 <text:s/>0 0 1 1 1 0 1 1 1 1 <text:s/>0 0 1 1 1 1 1 1 0 1</text:p>
          </table:table-cell>
          <table:table-cell office:value-type="string" table:style-name="ce1">
            <text:p>1 0 0 0 0 1 0 0 0 0 0 0 0 1 0 0 0 0 0 2 0 0 0 0 0 0 0 0 0 0 2 0 0 0 0 0 <text:s/>0 0 0 0 0 0 0 0 0 0 0 0 0 0 0 1 0 0 0 0 0 0 0 0 0 0 0 1 0 0 0 0 0 0 0 0 <text:s/>0 0 0 1 1 1 2 0 0 0 0 0 0 1 0 0 0 0 0 0 0 0 0 0 0 0 1 0</text:p>
          </table:table-cell>
          <table:table-cell office:value-type="string" table:style-name="ce1">
            <text:p>1 0 0 0 0 1 0 0 0 0 0 0 0 1 0 0 0 0 0 2 0 0 0 0 0 0 0 0 0 0 2 0 0 0 0 0 <text:s/>0 0 0 0 0 0 0 0 0 0 0 0 0 0 0 1 0 0 0 0 0 0 0 0 0 0 0 1 0 0 0 0 0 0 0 0 <text:s/>0 0 0 1 1 1 2 0 0 0 0 0 0 1 0 0 0 0 0 0 0 0 0 0 0 0 1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348629156" table:style-name="ce1">
            <text:p>134862915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0 0 <text:s/>1 1 1 0 1 1 0 0 0 0 <text:s/>1 1 1 1 1 0 0 0 0 0 <text:s/>1 1 0 1 0 0 0 0 0 0 <text:s/>1 1 1 0 0 0 0 0 0 0 <text:s/>0 1 0 0 0 0 0 0 0 0 <text:s/>1 1 0 0 0 0 0 0 0 0 <text:s/>1 0 0 0 0 0 0 0 0 0 <text:s/>1 0 0 0 0 0 0 0 0 0 <text:s/>1 0 0 0 0 0 0 0 0 0 0 0 0 0 0 0 0 0 0 0 <text:s/>0 0 0 0 0 0 0 0 0 0 <text:s/>0 0 0 0 0 1 1 0 0 0 <text:s/>0 0 0 0 1 1 1 0 0 0 <text:s/>0 0 0 1 0 1 1 0 0 0 <text:s/>0 0 1 1 1 1 1 0 0 0 <text:s/>0 0 0 1 1 1 0 0 0 0 <text:s/>0 1 1 1 1 1 0 0 0 0 <text:s/>0 1 1 1 1 1 0 0 0 0 <text:s/>0 1 1 1 1 0 0 0 0 0 0 0 0 0 0 0 0 0 1 1 <text:s/>0 0 0 0 0 0 0 1 1 1 <text:s/>0 0 0 0 0 0 0 1 1 1 <text:s/>0 0 0 0 0 0 0 1 1 1 <text:s/>0 0 0 0 0 0 0 1 0 1 <text:s/>0 0 0 0 0 0 0 1 1 1 <text:s/>0 0 0 0 0 0 0 1 1 1 <text:s/>0 0 0 0 0 0 1 1 0 1 <text:s/>0 0 0 0 0 0 1 1 0 1 <text:s/>0 0 0 0 0 1 1 1 1 1</text:p>
          </table:table-cell>
          <table:table-cell office:value-type="string" table:style-name="ce1">
            <text:p>0 0 0 0 0 0 0 0 0 0 0 0 0 1 0 0 1 0 0 0 2 0 0 0 0 0 0 0 0 0 0 0 1 0 0 0 <text:s/>0 0 0 0 0 0 0 0 1 0 0 0 1 0 1 0 0 0 2 0 0 0 0 0 0 0 1 0 0 0 1 0 0 2 0 0 <text:s/>0 0 0 0 0 0 1 0 0 0 0 0 0 0 0 0 1 0 0 0 0 0 0 0 0 0 0 0</text:p>
          </table:table-cell>
          <table:table-cell office:value-type="string" table:style-name="ce1">
            <text:p>0 0 0 0 0 0 0 0 0 0 0 0 0 1 0 0 1 0 0 0 2 0 0 0 0 0 0 0 0 0 0 0 1 0 0 0 <text:s/>0 0 0 0 0 0 0 0 1 0 0 0 1 0 1 0 0 0 2 0 0 0 0 0 0 0 1 0 0 0 1 0 0 2 0 0 <text:s/>0 0 0 0 0 0 1 0 0 0 0 0 0 0 0 0 1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67" table:style-name="ce1">
            <text:p>167</text:p>
          </table:table-cell>
          <table:table-cell office:value-type="float" office:value="1386161647" table:style-name="ce1">
            <text:p>1386161647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1 0 0 0 0 0 0 0 1 1 <text:s/>1 1 0 0 0 0 0 0 1 1 <text:s/>1 0 0 0 0 0 0 0 0 0 <text:s/>1 0 0 0 0 0 0 0 0 0 <text:s/>1 0 0 0 0 0 0 0 0 0 <text:s/>0 0 0 0 0 0 0 0 0 0 <text:s/>0 0 0 0 0 0 0 0 0 0 <text:s/>0 0 0 0 0 0 0 0 0 0 0 0 0 0 0 0 0 0 0 0 <text:s/>0 0 0 0 0 0 0 0 0 0 <text:s/>0 0 1 1 1 1 1 1 0 0 <text:s/>0 0 1 1 0 1 1 1 0 0 <text:s/>0 1 1 1 1 1 1 1 0 0 <text:s/>0 1 1 1 1 1 1 1 1 0 <text:s/>0 0 1 1 0 1 1 0 0 0 <text:s/>0 0 0 0 0 0 0 0 0 0 <text:s/>0 0 0 0 0 0 0 0 0 0 <text:s/>0 0 0 0 0 0 0 0 0 0 0 0 0 0 0 0 0 0 0 0 <text:s/>0 0 0 0 0 0 0 0 0 0 <text:s/>0 0 0 0 0 0 0 0 0 0 <text:s/>0 0 0 0 0 0 0 0 0 0 <text:s/>0 0 0 0 0 0 0 0 0 0 <text:s/>0 0 0 0 0 0 0 0 0 1 <text:s/>0 0 0 0 0 0 0 1 1 1 <text:s/>1 0 1 1 1 1 1 0 0 1 <text:s/>1 1 1 1 1 1 0 1 1 1 <text:s/>1 1 1 1 1 1 1 1 1 1</text:p>
          </table:table-cell>
          <table:table-cell office:value-type="string" table:style-name="ce1">
            <text:p>0 0 0 0 0 0 0 0 0 0 0 0 0 0 0 0 0 0 0 0 0 1 0 0 0 0 0 0 0 0 0 0 0 0 1 0 <text:s/>0 0 0 0 0 0 0 0 0 0 0 0 1 1 2 2 0 0 0 0 0 0 0 0 0 1 0 0 1 0 0 0 0 0 0 1 <text:s/>0 0 0 0 0 1 1 0 2 0 0 0 0 0 1 0 0 0 0 0 0 0 0 0 0 0 0 0</text:p>
          </table:table-cell>
          <table:table-cell office:value-type="string" table:style-name="ce1">
            <text:p>0 0 0 0 0 0 0 0 0 0 0 0 0 0 0 0 0 0 0 0 0 1 0 0 0 0 0 0 0 0 0 0 0 0 1 0 <text:s/>0 0 0 0 0 0 0 0 0 0 0 0 1 1 2 2 0 0 0 0 0 0 0 0 0 1 0 0 1 0 0 0 0 0 0 1 <text:s/>0 0 0 0 0 1 1 0 2 0 0 0 0 0 1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24" table:style-name="ce1">
            <text:p>224</text:p>
          </table:table-cell>
          <table:table-cell office:value-type="float" office:value="1163781102" table:style-name="ce1">
            <text:p>1163781102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0 1 1 1 0 <text:s/>1 1 0 1 1 1 1 1 1 1 <text:s/>0 0 1 1 1 0 0 0 0 0 <text:s/>0 0 0 0 0 0 0 0 0 0 <text:s/>0 0 0 0 0 0 0 0 0 0 <text:s/>0 0 0 0 0 0 0 0 0 0 <text:s/>0 0 0 0 0 0 0 0 0 0 <text:s/>0 0 0 0 0 0 0 0 0 0 <text:s/>0 0 0 0 0 0 0 0 0 0 0 0 0 0 0 0 0 0 0 0 <text:s/>0 0 0 0 0 0 0 0 0 0 <text:s/>0 0 0 0 0 0 0 0 0 0 <text:s/>1 1 0 0 0 1 1 1 1 1 <text:s/>1 1 1 1 1 1 1 0 1 1 <text:s/>0 1 1 1 1 0 0 1 1 1 <text:s/>1 1 1 0 0 0 0 0 1 1 <text:s/>1 0 0 0 0 0 0 0 0 1 <text:s/>0 0 0 0 0 0 0 0 0 0 <text:s/>0 0 0 0 0 0 0 0 0 0 0 0 0 0 0 0 0 0 0 0 <text:s/>0 0 0 0 0 0 0 0 0 0 <text:s/>0 0 0 0 0 0 0 0 0 0 <text:s/>0 0 0 0 0 0 0 0 0 0 <text:s/>0 0 0 0 0 0 0 0 0 0 <text:s/>0 0 0 0 0 0 0 0 0 0 <text:s/>0 0 0 1 1 1 1 0 0 0 <text:s/>0 1 1 1 1 1 1 0 1 0 <text:s/>1 1 1 1 1 1 1 1 1 1 <text:s/>1 1 1 1 1 1 0 1 1 1</text:p>
          </table:table-cell>
          <table:table-cell office:value-type="string" table:style-name="ce1">
            <text:p>0 0 0 0 0 0 0 0 0 2 0 0 0 0 0 1 0 0 0 1 0 0 1 0 0 0 0 0 0 0 0 0 0 0 0 0 <text:s/>0 0 0 0 0 0 0 0 0 0 0 1 0 0 1 0 0 0 0 1 1 0 0 0 0 0 0 0 0 0 0 1 0 2 0 0 <text:s/>0 0 0 0 0 1 0 0 0 0 0 0 0 0 0 0 2 0 0 0 0 0 0 0 1 0 0 0</text:p>
          </table:table-cell>
          <table:table-cell office:value-type="string" table:style-name="ce1">
            <text:p>0 0 0 0 0 0 0 0 0 2 0 0 0 0 0 1 0 0 0 1 0 0 1 0 0 0 0 0 0 0 0 0 0 0 0 0 <text:s/>0 0 0 0 0 0 0 0 0 0 0 1 0 0 1 0 0 0 0 1 1 0 0 0 0 0 0 0 0 0 0 1 0 2 0 0 <text:s/>0 0 0 0 0 1 0 0 0 0 0 0 0 0 0 0 2 0 0 0 0 0 0 0 1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92645673" table:style-name="ce1">
            <text:p>129264567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0 0 0 0 <text:s/>1 1 1 1 1 1 1 0 0 0 <text:s/>1 1 1 0 0 0 1 0 0 0 <text:s/>1 1 0 0 0 0 0 0 0 0 <text:s/>1 0 0 0 0 0 0 0 0 0 <text:s/>1 0 0 0 0 0 0 0 0 0 <text:s/>1 0 0 0 0 0 0 0 0 0 <text:s/>1 0 0 0 0 0 0 0 0 0 <text:s/>1 1 0 0 0 0 0 0 0 0 <text:s/>1 1 1 1 1 0 0 0 0 0 0 0 0 0 0 0 0 1 1 1 <text:s/>0 0 0 0 0 0 0 1 1 1 <text:s/>0 0 0 0 0 0 0 1 1 1 <text:s/>0 0 0 0 0 0 0 1 1 0 <text:s/>0 0 0 0 0 0 0 1 1 1 <text:s/>0 0 0 0 0 0 0 1 1 1 <text:s/>0 0 0 0 0 0 0 1 0 1 <text:s/>0 0 0 0 0 0 1 1 1 1 <text:s/>0 0 0 0 0 0 1 0 1 1 <text:s/>0 0 0 0 0 1 1 1 0 1 0 0 0 0 0 0 0 0 0 0 <text:s/>0 0 0 0 0 0 0 0 0 0 <text:s/>0 0 0 1 0 1 0 0 0 0 <text:s/>0 0 1 1 1 1 1 0 0 0 <text:s/>0 1 1 1 1 1 1 0 0 0 <text:s/>0 1 1 1 1 1 1 0 0 0 <text:s/>0 0 1 1 1 1 1 0 0 0 <text:s/>0 0 1 0 1 1 0 0 0 0 <text:s/>0 0 1 0 1 1 0 0 0 0 <text:s/>0 0 0 0 0 0 0 0 0 0</text:p>
          </table:table-cell>
          <table:table-cell office:value-type="string" table:style-name="ce1">
            <text:p>0 0 0 0 2 0 1 0 0 0 0 0 0 0 0 0 0 0 0 2 0 0 0 0 1 0 0 0 0 0 0 0 0 0 2 0 <text:s/>0 0 0 1 0 0 0 0 0 0 0 0 0 0 0 0 0 0 0 0 0 0 0 0 0 1 0 0 0 0 0 0 1 0 0 1 <text:s/>0 1 0 0 0 0 0 0 0 0 0 1 0 0 0 1 0 0 0 0 0 0 0 0 0 0 1 0</text:p>
          </table:table-cell>
          <table:table-cell office:value-type="string" table:style-name="ce1">
            <text:p>0 0 0 0 2 0 1 0 0 0 0 0 0 0 0 0 0 0 0 2 0 0 0 0 1 0 0 0 0 0 0 0 0 0 2 0 <text:s/>0 0 0 1 0 0 0 0 0 0 0 0 0 0 0 0 0 0 0 0 0 0 0 0 0 1 0 0 0 0 0 0 1 0 0 1 <text:s/>0 1 0 0 0 0 0 0 0 0 0 1 0 0 0 1 0 0 0 0 0 0 0 0 0 0 1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274022108" table:style-name="ce1">
            <text:p>1274022108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1 1 1 1 1 1 <text:s/>1 0 1 1 1 1 1 1 1 1 <text:s/>1 1 1 0 1 1 1 1 1 1 <text:s/>1 0 0 0 0 0 0 0 1 1 <text:s/>0 0 0 0 0 0 0 0 0 0 <text:s/>0 0 0 0 0 0 0 0 0 0 <text:s/>0 0 0 0 0 0 0 0 0 0 <text:s/>0 0 0 0 0 0 0 0 0 0 <text:s/>0 0 0 0 0 0 0 0 0 0 <text:s/>0 0 0 0 0 0 0 0 0 0 0 0 0 0 0 0 0 0 0 0 <text:s/>0 0 0 0 0 0 0 0 0 0 <text:s/>0 0 0 0 0 0 0 0 0 0 <text:s/>0 1 0 0 1 0 0 0 0 0 <text:s/>1 1 1 1 1 1 0 0 0 0 <text:s/>1 1 0 1 1 1 0 0 0 0 <text:s/>1 1 1 0 1 1 0 0 0 0 <text:s/>1 1 1 1 1 0 0 0 0 0 <text:s/>1 1 1 0 1 0 0 0 0 0 <text:s/>1 1 1 0 0 0 0 0 0 0 0 0 0 0 0 0 0 0 0 0 <text:s/>0 0 0 0 0 0 0 0 0 0 <text:s/>0 0 0 0 0 0 0 0 0 0 <text:s/>0 0 0 0 0 1 1 1 0 0 <text:s/>0 0 0 0 0 0 1 1 1 0 <text:s/>0 0 0 0 0 0 0 1 1 1 <text:s/>0 0 0 0 0 0 1 1 1 1 <text:s/>0 0 0 0 0 1 1 1 1 1 <text:s/>0 0 0 0 0 1 1 1 1 1 <text:s/>0 0 0 1 1 1 1 1 1 1</text:p>
          </table:table-cell>
          <table:table-cell office:value-type="string" table:style-name="ce1">
            <text:p>0 0 0 1 0 0 0 0 2 0 0 1 0 0 0 0 0 0 0 0 0 0 0 1 0 0 0 0 0 0 0 0 1 1 0 0 <text:s/>0 0 0 0 0 0 0 0 0 0 0 0 0 1 0 0 1 0 2 0 1 2 0 0 0 0 0 1 0 0 0 0 0 0 0 0 <text:s/>0 0 0 0 0 0 0 0 0 0 0 1 0 0 0 0 0 0 0 0 0 0 0 0 0 0 0 0</text:p>
          </table:table-cell>
          <table:table-cell office:value-type="string" table:style-name="ce1">
            <text:p>0 0 0 1 0 0 0 0 2 0 0 1 0 0 0 0 0 0 0 0 0 0 0 1 0 0 0 0 0 0 0 0 1 1 0 0 <text:s/>0 0 0 0 0 0 0 0 0 0 0 0 0 1 0 0 1 0 2 0 1 2 0 0 0 0 0 1 0 0 0 0 0 0 0 0 <text:s/>0 0 0 0 0 0 0 0 0 0 0 1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91246222" table:style-name="ce1">
            <text:p>1391246222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0 1 1 1 <text:s/>1 0 1 1 1 1 1 1 1 0 <text:s/>1 1 1 1 1 1 1 1 0 0 <text:s/>0 1 1 1 1 1 1 0 0 0 <text:s/>0 0 0 0 0 0 0 0 0 0 <text:s/>0 0 0 0 0 0 0 0 0 0 <text:s/>0 0 0 0 0 0 0 0 0 0 <text:s/>0 0 0 0 0 0 0 0 0 0 <text:s/>0 0 0 0 0 0 0 0 0 0 <text:s/>0 0 0 0 0 0 0 0 0 0 0 0 0 0 0 0 0 0 0 0 <text:s/>0 0 0 0 0 0 0 0 0 0 <text:s/>0 0 0 0 0 0 0 0 0 0 <text:s/>0 0 0 0 0 0 0 0 0 0 <text:s/>1 0 1 1 0 1 0 0 0 0 <text:s/>1 1 1 1 1 1 0 0 0 0 <text:s/>1 1 1 1 0 1 0 0 0 0 <text:s/>1 1 1 1 1 0 0 0 0 0 <text:s/>1 1 0 1 1 0 0 0 0 0 <text:s/>1 1 1 1 1 0 0 0 0 0 0 0 0 0 0 0 0 0 0 0 <text:s/>0 0 0 0 0 0 0 0 0 0 <text:s/>0 0 0 0 0 0 0 0 1 1 <text:s/>0 0 0 0 0 0 0 1 1 1 <text:s/>0 0 0 0 0 0 1 1 1 0 <text:s/>0 0 0 0 0 0 1 1 0 1 <text:s/>0 0 0 0 0 0 1 1 1 1 <text:s/>0 0 0 0 0 1 1 1 1 1 <text:s/>0 0 0 0 0 1 1 1 1 1 <text:s/>0 0 0 0 0 1 1 1 1 1</text:p>
          </table:table-cell>
          <table:table-cell office:value-type="string" table:style-name="ce1">
            <text:p>0 0 0 0 0 0 1 0 0 0 0 1 0 0 0 0 0 0 0 1 0 2 0 0 0 0 0 0 0 0 1 0 0 0 0 0 <text:s/>0 0 0 0 0 1 0 0 1 0 0 0 0 1 0 0 0 0 0 0 0 0 1 0 0 0 0 0 1 0 0 0 0 0 0 2 <text:s/>0 0 0 0 0 0 0 0 0 0 1 0 0 0 0 2 0 0 0 0 0 0 0 0 0 0 0 0</text:p>
          </table:table-cell>
          <table:table-cell office:value-type="string" table:style-name="ce1">
            <text:p>0 0 0 0 0 0 1 0 0 0 0 1 0 0 0 0 0 0 0 1 0 2 0 0 0 0 0 0 0 0 1 0 0 0 0 0 <text:s/>0 0 0 0 0 1 0 0 1 0 0 0 0 1 0 0 0 0 0 0 0 0 1 0 0 0 0 0 1 0 0 0 0 0 0 2 <text:s/>0 0 0 0 0 0 0 0 0 0 1 0 0 0 0 2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198782665" table:style-name="ce1">
            <text:p>1198782665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0 0 <text:s/>0 1 1 1 1 1 1 1 1 1 <text:s/>0 0 1 1 1 1 1 1 1 1 <text:s/>0 0 0 0 1 1 1 1 0 1 <text:s/>0 0 0 0 0 0 0 0 0 0 <text:s/>0 0 0 0 0 0 0 0 0 0 <text:s/>0 0 0 0 0 0 0 0 0 0 <text:s/>0 0 0 0 0 0 0 0 0 0 <text:s/>0 0 0 0 0 0 0 0 0 0 <text:s/>0 0 0 0 0 0 0 0 0 0 0 0 0 0 0 0 0 0 0 0 <text:s/>1 0 0 0 0 0 0 0 0 0 <text:s/>1 0 0 0 0 0 0 0 0 0 <text:s/>1 1 0 1 0 0 0 0 0 0 <text:s/>1 1 1 1 1 1 0 1 1 1 <text:s/>1 0 0 0 0 1 1 1 1 1 <text:s/>0 0 0 0 0 0 0 1 1 1 <text:s/>0 0 0 0 0 0 0 1 1 1 <text:s/>0 0 0 0 0 0 0 0 1 1 <text:s/>0 0 0 0 0 0 0 0 1 1 0 0 0 0 0 0 0 0 0 0 <text:s/>0 0 0 0 0 0 0 0 0 0 <text:s/>0 0 0 0 0 0 0 0 0 0 <text:s/>0 0 0 0 0 0 0 0 0 0 <text:s/>0 0 0 0 0 0 0 0 0 0 <text:s/>0 0 1 0 1 0 0 0 0 0 <text:s/>1 1 1 1 1 1 1 0 0 0 <text:s/>1 0 1 0 1 1 1 0 0 0 <text:s/>1 1 1 1 1 1 1 1 0 0 <text:s/>1 1 1 1 1 1 1 1 0 0</text:p>
          </table:table-cell>
          <table:table-cell office:value-type="string" table:style-name="ce1">
            <text:p>0 0 0 2 0 0 0 0 1 1 0 0 0 0 0 0 0 0 0 0 0 1 0 0 0 0 0 0 0 0 0 0 1 0 0 0 <text:s/>0 0 1 0 2 0 0 0 0 0 1 0 0 0 0 1 0 1 0 0 0 0 0 0 0 2 0 0 0 0 0 0 0 0 0 1 <text:s/>0 1 0 0 0 0 0 0 0 0 0 0 0 0 0 0 0 0 0 0 0 0 0 0 0 0 0 0</text:p>
          </table:table-cell>
          <table:table-cell office:value-type="string" table:style-name="ce1">
            <text:p>0 0 0 2 0 0 0 0 1 1 0 0 0 0 0 0 0 0 0 0 0 1 0 0 0 0 0 0 0 0 0 0 1 0 0 0 <text:s/>0 0 1 0 2 0 0 0 0 0 1 0 0 0 0 1 0 1 0 0 0 0 0 0 0 2 0 0 0 0 0 0 0 0 0 1 <text:s/>0 1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1344870676" table:style-name="ce1">
            <text:p>134487067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1 1 0 0 0 0 <text:s/>1 1 1 0 1 1 0 0 0 0 <text:s/>1 1 0 1 1 1 0 0 0 0 <text:s/>0 1 1 1 1 0 0 0 0 0 <text:s/>0 1 1 1 1 0 0 0 0 0 <text:s/>0 1 1 1 1 0 0 0 0 0 <text:s/>0 0 1 1 1 0 0 0 0 0 <text:s/>0 0 0 0 0 0 0 0 0 0 <text:s/>0 0 0 0 0 0 0 0 0 0 <text:s/>0 0 0 0 0 0 0 0 0 0 0 0 0 0 0 0 1 1 1 1 <text:s/>0 0 0 0 0 0 1 0 1 1 <text:s/>0 0 0 0 0 0 1 1 1 1 <text:s/>0 0 0 0 0 1 1 1 1 1 <text:s/>0 0 0 0 0 1 1 1 1 1 <text:s/>0 0 0 0 0 0 1 1 1 1 <text:s/>0 0 0 0 0 1 1 0 1 1 <text:s/>0 0 0 0 0 0 1 0 0 0 <text:s/>0 0 0 0 0 0 0 0 0 0 <text:s/>0 0 0 0 0 0 0 0 0 0 0 0 0 0 0 0 0 0 0 0 <text:s/>0 0 0 0 0 0 0 0 0 0 <text:s/>0 0 0 0 0 0 0 0 0 0 <text:s/>1 0 0 0 0 0 0 0 0 0 <text:s/>1 0 0 0 0 0 0 0 0 0 <text:s/>1 0 0 0 0 0 0 0 0 0 <text:s/>1 1 0 0 0 0 0 0 0 0 <text:s/>1 1 1 0 1 1 0 0 1 0 <text:s/>1 1 0 1 1 1 1 1 1 1 <text:s/>1 1 1 1 1 1 1 1 1 1</text:p>
          </table:table-cell>
          <table:table-cell office:value-type="string" table:style-name="ce1">
            <text:p>0 0 0 1 0 0 0 0 0 0 0 0 0 1 0 0 0 1 0 0 0 0 1 0 0 0 0 0 0 0 0 0 0 0 0 0 <text:s/>0 0 0 0 0 0 0 0 0 0 0 0 0 0 0 0 0 2 0 1 0 0 0 0 0 0 0 0 0 0 2 1 0 0 0 0 <text:s/>0 1 0 0 0 1 0 1 0 0 1 0 0 0 0 0 0 0 0 0 0 0 0 0 2 0 0 0</text:p>
          </table:table-cell>
          <table:table-cell office:value-type="string" table:style-name="ce1">
            <text:p>0 0 0 1 0 0 0 0 0 0 0 0 0 1 0 0 0 1 0 0 0 0 1 0 0 0 0 0 0 0 0 0 0 0 0 0 <text:s/>0 0 0 0 0 0 0 0 0 0 0 0 0 0 0 0 0 2 0 1 0 0 0 0 0 0 0 0 0 0 2 1 0 0 0 0 <text:s/>0 1 0 0 0 1 0 1 0 0 1 0 0 0 0 0 0 0 0 0 0 0 0 0 2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1336360433" table:style-name="ce1">
            <text:p>133636043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1 1 1 1 0 1 <text:s/>1 1 1 1 1 1 1 1 0 1 <text:s/>1 1 1 1 0 0 0 1 1 1 <text:s/>0 0 1 0 0 0 0 0 1 1 <text:s/>0 0 0 0 0 0 0 0 0 1 <text:s/>0 0 0 0 0 0 0 0 0 1 <text:s/>0 0 0 0 0 0 0 0 0 1 <text:s/>0 0 0 0 0 0 0 0 0 0 <text:s/>0 0 0 0 0 0 0 0 0 0 <text:s/>0 0 0 0 0 0 0 0 0 0 0 0 0 0 0 0 0 0 0 0 <text:s/>0 0 0 0 0 0 0 0 0 0 <text:s/>0 0 0 0 1 1 1 0 0 0 <text:s/>0 0 0 1 1 0 1 1 0 0 <text:s/>0 0 0 1 0 0 1 1 1 0 <text:s/>0 0 0 1 1 1 1 0 1 0 <text:s/>0 0 0 0 1 1 1 1 1 0 <text:s/>0 0 0 0 0 1 1 1 1 1 <text:s/>0 0 0 0 0 0 1 1 1 1 <text:s/>0 0 0 0 0 0 0 0 0 0 0 0 0 0 0 0 0 0 0 0 <text:s/>0 0 0 0 0 0 0 0 0 0 <text:s/>0 0 0 0 0 0 0 0 0 0 <text:s/>1 1 0 0 0 0 0 0 0 0 <text:s/>1 1 1 0 0 0 0 0 0 0 <text:s/>1 1 1 0 0 0 0 0 0 0 <text:s/>1 1 1 1 0 0 0 0 0 0 <text:s/>1 1 1 1 1 0 0 0 0 0 <text:s/>1 1 0 1 1 1 0 0 0 0 <text:s/>1 1 1 0 0 1 1 1 1 1</text:p>
          </table:table-cell>
          <table:table-cell office:value-type="string" table:style-name="ce1">
            <text:p>0 2 0 1 0 0 0 0 1 0 0 0 0 0 0 0 0 0 1 0 0 0 0 0 0 0 0 0 0 0 0 0 0 0 2 1 <text:s/>0 0 0 0 2 0 0 0 1 1 0 0 0 0 0 0 0 0 0 0 0 1 0 0 0 0 0 0 0 0 0 0 0 0 0 0 <text:s/>0 0 0 0 0 0 0 0 0 0 1 0 0 0 0 0 0 0 0 0 0 1 1 0 0 0 0 0</text:p>
          </table:table-cell>
          <table:table-cell office:value-type="string" table:style-name="ce1">
            <text:p>0 2 0 1 0 0 0 0 1 0 0 0 0 0 0 0 0 0 1 0 0 0 0 0 0 0 0 0 0 0 0 0 0 0 2 1 <text:s/>0 0 0 0 2 0 0 0 1 1 0 0 0 0 0 0 0 0 0 0 0 1 0 0 0 0 0 0 0 0 0 0 0 0 0 0 <text:s/>0 0 0 0 0 0 0 0 0 0 1 0 0 0 0 0 0 0 0 0 0 1 1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1348921006" table:style-name="ce1">
            <text:p>134892100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0 <text:s/>1 1 1 0 1 1 1 1 0 0 <text:s/>1 1 1 1 1 1 0 0 0 0 <text:s/>1 1 1 1 1 0 0 0 0 0 <text:s/>1 1 1 0 0 0 0 0 0 0 <text:s/>0 0 0 0 0 0 0 0 0 0 <text:s/>0 0 0 0 0 0 0 0 0 0 <text:s/>0 0 0 0 0 0 0 0 0 0 <text:s/>0 0 0 0 0 0 0 0 0 0 <text:s/>0 0 0 0 0 0 0 0 0 0 0 0 0 0 0 0 0 0 0 0 <text:s/>0 0 0 0 0 0 0 0 0 0 <text:s/>0 0 0 0 0 0 1 0 0 0 <text:s/>0 0 0 0 0 1 1 0 0 0 <text:s/>0 0 0 1 1 1 1 0 0 0 <text:s/>1 1 1 1 1 1 0 0 0 0 <text:s/>1 0 1 1 1 1 0 0 0 0 <text:s/>1 0 1 1 0 0 0 0 0 0 <text:s/>1 0 1 1 1 0 0 0 0 0 <text:s/>1 1 1 1 1 0 0 0 0 0 0 0 0 0 0 0 0 0 0 1 <text:s/>0 0 0 0 0 0 0 0 1 1 <text:s/>0 0 0 0 0 0 0 0 1 1 <text:s/>0 0 0 0 0 0 0 1 1 1 <text:s/>0 0 0 0 0 0 0 1 1 1 <text:s/>0 0 0 0 0 0 1 0 1 1 <text:s/>0 0 0 0 0 0 1 1 1 1 <text:s/>0 0 0 0 0 1 1 0 1 1 <text:s/>0 0 0 0 0 1 1 1 0 1 <text:s/>0 0 0 0 0 1 1 1 0 1</text:p>
          </table:table-cell>
          <table:table-cell office:value-type="string" table:style-name="ce1">
            <text:p>0 0 0 0 0 0 0 0 0 0 0 0 0 1 0 0 0 0 0 0 0 0 0 0 0 0 0 1 0 0 2 0 0 0 0 0 <text:s/>0 0 0 0 0 0 0 0 0 0 0 0 0 0 0 0 0 0 0 0 0 1 0 0 0 1 0 0 0 0 0 0 0 0 0 1 <text:s/>0 0 1 0 0 1 0 0 2 1 0 0 0 0 0 0 1 0 0 0 0 0 0 0 0 2 1 0</text:p>
          </table:table-cell>
          <table:table-cell office:value-type="string" table:style-name="ce1">
            <text:p>0 0 0 0 0 0 0 0 0 0 0 0 0 1 0 0 0 0 0 0 0 0 0 0 0 0 0 1 0 0 2 0 0 0 0 0 <text:s/>0 0 0 0 0 0 0 0 0 0 0 0 0 0 0 0 0 0 0 0 0 1 0 0 0 1 0 0 0 0 0 0 0 0 0 1 <text:s/>0 0 1 0 0 1 0 0 2 1 0 0 0 0 0 0 1 0 0 0 0 0 0 0 0 2 1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1286831024" table:style-name="ce1">
            <text:p>1286831024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1 1 1 0 0 <text:s/>1 1 1 1 1 1 0 0 0 0 <text:s/>1 1 0 1 1 1 0 0 0 0 <text:s/>0 0 0 0 1 1 0 0 0 0 <text:s/>0 0 0 0 0 1 0 0 0 0 <text:s/>0 0 0 0 0 1 0 0 0 0 <text:s/>0 0 0 0 0 1 0 0 0 0 <text:s/>0 0 0 0 0 1 0 0 0 0 <text:s/>0 0 0 0 1 1 1 0 0 0 <text:s/>0 0 0 0 1 1 1 0 0 0 0 0 0 0 0 0 0 0 0 0 <text:s/>0 0 0 0 0 0 0 0 0 0 <text:s/>0 0 1 0 0 0 0 0 0 0 <text:s/>1 1 1 1 0 0 0 0 0 0 <text:s/>1 1 1 1 1 0 0 0 0 0 <text:s/>1 1 1 1 0 0 0 0 0 0 <text:s/>1 0 1 1 1 0 0 0 0 0 <text:s/>1 0 1 1 1 0 0 0 0 0 <text:s/>1 1 1 1 0 0 0 0 0 0 <text:s/>1 1 1 1 0 0 0 0 0 0 0 0 0 0 0 0 0 0 1 1 <text:s/>0 0 0 0 0 0 0 0 1 1 <text:s/>0 0 0 0 0 0 1 1 1 1 <text:s/>0 0 0 0 0 0 1 1 1 1 <text:s/>0 0 0 0 0 0 1 1 0 1 <text:s/>0 0 0 0 0 0 1 1 1 1 <text:s/>0 0 0 0 0 0 1 1 1 1 <text:s/>0 0 0 0 0 0 0 1 1 1 <text:s/>0 0 0 0 0 0 0 0 0 1 <text:s/>0 0 0 0 0 0 0 1 1 1</text:p>
          </table:table-cell>
          <table:table-cell office:value-type="string" table:style-name="ce1">
            <text:p>1 0 0 0 0 0 0 0 0 0 2 0 0 0 0 0 1 1 0 0 0 0 0 0 0 0 0 0 0 0 0 2 0 0 0 0 <text:s/>0 0 0 0 0 0 0 0 0 0 0 0 1 2 0 0 0 0 1 0 0 0 0 0 0 1 0 0 0 0 0 0 0 0 0 1 <text:s/>0 0 0 0 1 0 0 0 0 0 0 0 0 0 0 1 1 0 0 0 0 0 0 0 0 0 0 0</text:p>
          </table:table-cell>
          <table:table-cell office:value-type="string" table:style-name="ce1">
            <text:p>1 0 0 0 0 0 0 0 0 0 2 0 0 0 0 0 1 1 0 0 0 0 0 0 0 0 0 0 0 0 0 2 0 0 0 0 <text:s/>0 0 0 0 0 0 0 0 0 0 0 0 1 2 0 0 0 0 1 0 0 0 0 0 0 1 0 0 0 0 0 0 0 0 0 1 <text:s/>0 0 0 0 1 0 0 0 0 0 0 0 0 0 0 1 1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325749703" table:style-name="ce1">
            <text:p>132574970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0 0 0 <text:s/>1 1 1 0 1 1 0 0 0 0 <text:s/>1 1 1 1 1 0 0 0 0 0 <text:s/>0 0 1 0 0 0 0 0 0 0 <text:s/>1 1 1 1 0 0 0 0 0 0 <text:s/>1 1 0 0 0 0 0 0 0 0 <text:s/>1 1 0 0 0 0 0 0 0 0 <text:s/>1 0 0 0 0 0 0 0 0 0 <text:s/>1 0 0 0 0 0 0 0 0 0 <text:s/>1 1 0 0 0 0 0 0 0 0 0 0 0 0 0 0 0 0 1 1 <text:s/>0 0 0 0 0 0 1 1 1 1 <text:s/>0 0 0 0 0 0 1 1 1 1 <text:s/>0 0 0 0 1 1 1 1 1 1 <text:s/>0 0 0 0 0 1 1 0 1 1 <text:s/>0 0 0 0 0 0 1 1 1 1 <text:s/>0 0 0 0 0 0 0 0 1 1 <text:s/>0 0 0 0 0 0 0 0 1 1 <text:s/>0 0 0 0 0 0 0 0 0 1 <text:s/>0 0 0 0 0 0 0 0 0 1 0 0 0 0 0 0 0 0 0 0 <text:s/>0 0 0 0 0 0 0 0 0 0 <text:s/>0 0 0 0 0 0 0 0 0 0 <text:s/>0 0 0 0 0 0 0 0 0 0 <text:s/>0 0 0 0 1 0 0 0 0 0 <text:s/>0 0 1 0 1 1 0 0 0 0 <text:s/>0 0 1 1 1 1 1 1 0 0 <text:s/>0 1 1 1 0 1 1 1 0 0 <text:s/>0 1 1 1 0 1 1 1 1 0 <text:s/>0 0 1 1 1 1 1 1 1 0</text:p>
          </table:table-cell>
          <table:table-cell office:value-type="string" table:style-name="ce1">
            <text:p>0 0 0 0 0 0 0 1 0 0 0 0 0 1 0 0 0 0 0 0 0 0 0 2 0 1 0 0 0 0 1 1 0 1 0 2 <text:s/>0 0 0 0 0 0 0 0 0 0 0 1 0 0 0 0 0 1 2 0 0 0 0 0 0 0 0 0 0 0 0 0 0 0 0 0 <text:s/>0 0 1 0 0 0 0 0 0 0 0 0 1 0 0 0 0 0 0 0 0 0 0 0 0 0 0 0</text:p>
          </table:table-cell>
          <table:table-cell office:value-type="string" table:style-name="ce1">
            <text:p>0 0 0 0 0 0 0 1 0 0 0 0 0 1 0 0 0 0 0 0 0 0 0 2 0 1 0 0 0 0 1 1 0 1 0 2 <text:s/>0 0 0 0 0 0 0 0 0 0 0 1 0 0 0 0 0 1 2 0 0 0 0 0 0 0 0 0 0 0 0 0 0 0 0 0 <text:s/>0 0 1 0 0 0 0 0 0 0 0 0 1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244812901" table:style-name="ce1">
            <text:p>1244812901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0 0 0 0 0 0 <text:s/>0 1 1 0 0 0 0 0 0 0 <text:s/>1 1 0 0 0 0 0 0 0 0 <text:s/>1 1 0 0 0 0 0 0 0 0 <text:s/>1 1 0 0 0 0 0 0 0 0 <text:s/>1 1 0 0 0 0 0 0 0 0 <text:s/>1 0 0 0 0 0 0 0 0 0 <text:s/>1 1 1 1 0 0 0 0 0 0 <text:s/>1 1 1 1 1 0 0 0 0 0 <text:s/>1 1 1 1 1 1 0 0 0 0 0 0 0 0 1 0 1 1 1 1 <text:s/>0 0 0 1 1 1 1 1 0 1 <text:s/>0 0 1 1 1 0 0 1 0 1 <text:s/>0 0 1 0 1 0 0 0 1 1 <text:s/>0 0 1 1 0 0 0 0 1 1 <text:s/>0 0 1 1 0 0 0 0 1 1 <text:s/>0 0 0 1 0 0 0 0 1 0 <text:s/>0 0 0 0 0 0 0 0 0 0 <text:s/>0 0 0 0 0 0 0 0 0 0 <text:s/>0 0 0 0 0 0 0 0 0 0 0 0 0 0 0 0 0 0 0 0 <text:s/>0 0 0 0 0 0 0 0 0 0 <text:s/>0 0 0 0 0 1 1 0 0 0 <text:s/>0 0 0 0 0 1 1 1 0 0 <text:s/>0 0 0 0 1 1 1 1 0 0 <text:s/>0 0 0 0 1 1 1 1 0 0 <text:s/>0 0 0 0 0 1 1 1 0 0 <text:s/>0 0 0 0 1 1 1 1 1 1 <text:s/>0 0 0 0 0 1 1 1 1 1 <text:s/>0 0 0 0 0 0 0 1 1 1</text:p>
          </table:table-cell>
          <table:table-cell office:value-type="string" table:style-name="ce1">
            <text:p>0 0 0 0 0 1 0 0 0 0 1 0 2 0 0 0 0 0 1 0 0 0 0 2 0 0 0 0 1 0 0 0 0 1 0 2 <text:s/>0 0 0 0 0 0 0 0 0 0 0 0 0 0 0 0 0 0 0 0 0 0 0 0 0 1 1 0 1 0 0 0 0 1 0 0 <text:s/>0 0 0 0 0 0 0 0 0 0 0 0 0 0 0 0 0 0 0 0 0 0 0 0 1 0 0 0</text:p>
          </table:table-cell>
          <table:table-cell office:value-type="string" table:style-name="ce1">
            <text:p>0 0 0 0 0 1 0 0 0 0 1 0 2 0 0 0 0 0 1 0 0 0 0 2 0 0 0 0 1 0 0 0 0 1 0 2 <text:s/>0 0 0 0 0 0 0 0 0 0 0 0 0 0 0 0 0 0 0 0 0 0 0 0 0 1 1 0 1 0 0 0 0 1 0 0 <text:s/>0 0 0 0 0 0 0 0 0 0 0 0 0 0 0 0 0 0 0 0 0 0 0 0 1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354058803" table:style-name="ce1">
            <text:p>135405880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0 0 0 0 0 0 <text:s/>0 1 0 0 0 0 0 0 0 0 <text:s/>1 1 1 0 0 0 0 0 0 0 <text:s/>1 1 0 0 0 0 0 0 0 0 <text:s/>1 1 1 0 0 0 0 0 0 0 <text:s/>1 1 1 0 0 0 0 0 0 0 <text:s/>1 1 1 0 0 0 0 0 0 0 <text:s/>1 1 1 0 0 0 0 0 0 0 <text:s/>1 1 1 1 0 0 0 0 0 0 <text:s/>1 1 1 1 0 0 0 0 0 0 0 0 0 0 1 1 1 1 1 1 <text:s/>0 0 0 0 0 1 1 1 1 1 <text:s/>0 0 0 0 0 0 1 1 1 0 <text:s/>0 0 0 0 0 0 0 1 1 1 <text:s/>0 0 0 0 0 0 0 1 1 1 <text:s/>0 0 0 0 0 0 0 1 1 1 <text:s/>0 0 0 0 0 0 0 0 1 0 <text:s/>0 0 0 0 0 0 0 0 1 1 <text:s/>0 0 0 0 0 0 0 0 1 1 <text:s/>0 0 0 0 0 0 0 0 1 1 0 0 0 0 0 0 0 0 0 0 <text:s/>0 0 0 1 1 0 0 0 0 0 <text:s/>0 0 0 0 1 1 0 0 0 0 <text:s/>0 0 0 0 1 1 1 0 0 0 <text:s/>0 0 0 1 0 1 1 0 0 0 <text:s/>0 0 0 1 1 1 1 0 0 0 <text:s/>0 0 0 1 1 1 1 0 0 0 <text:s/>0 0 0 1 1 1 1 1 0 0 <text:s/>0 0 0 0 1 1 1 0 0 0 <text:s/>0 0 0 0 1 1 1 1 0 0</text:p>
          </table:table-cell>
          <table:table-cell office:value-type="string" table:style-name="ce1">
            <text:p>0 0 2 0 0 2 0 0 0 0 1 0 1 0 2 0 0 0 0 0 0 0 0 1 0 0 0 0 0 1 0 0 1 1 0 0 <text:s/>0 0 0 0 0 0 0 0 1 0 0 0 0 0 0 0 0 0 0 0 0 0 0 0 0 0 0 0 0 0 0 1 0 1 0 0 <text:s/>0 0 0 0 0 0 0 0 0 0 0 0 0 0 0 1 0 0 0 0 0 0 0 0 0 0 0 0</text:p>
          </table:table-cell>
          <table:table-cell office:value-type="string" table:style-name="ce1">
            <text:p>0 0 2 0 0 2 0 0 0 0 1 0 1 0 2 0 0 0 0 0 0 0 0 1 0 0 0 0 0 1 0 0 1 1 0 0 <text:s/>0 0 0 0 0 0 0 0 1 0 0 0 0 0 0 0 0 0 0 0 0 0 0 0 0 0 0 0 0 0 0 1 0 1 0 0 <text:s/>0 0 0 0 0 0 0 0 0 0 0 0 0 0 0 1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float" office:value="1327502006" table:style-name="ce1">
            <text:p>132750200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0 1 1 1 1 1 1 1 <text:s/>0 0 1 1 1 1 1 1 1 0 <text:s/>0 0 1 1 1 1 0 0 0 0 <text:s/>0 0 0 0 0 0 0 0 0 0 <text:s/>0 0 0 0 0 0 0 0 0 0 <text:s/>0 0 0 0 0 0 0 0 0 0 <text:s/>0 0 0 0 0 0 0 0 0 0 <text:s/>0 0 0 0 0 0 0 0 0 0 <text:s/>0 0 0 0 0 0 0 0 0 0 0 0 0 0 0 0 0 0 0 0 <text:s/>0 0 0 0 0 0 0 0 0 0 <text:s/>0 0 0 0 0 0 0 0 0 1 <text:s/>0 0 0 0 0 0 1 0 0 1 <text:s/>0 0 0 1 1 1 1 1 1 1 <text:s/>0 0 0 0 0 1 0 1 1 1 <text:s/>0 0 0 0 0 1 1 1 1 1 <text:s/>0 0 0 0 0 1 1 1 1 1 <text:s/>0 0 0 0 0 0 1 1 1 1 <text:s/>0 0 0 0 0 0 1 1 0 0 0 0 0 0 0 0 0 0 0 0 <text:s/>0 0 0 0 0 0 0 0 0 0 <text:s/>1 1 0 0 0 0 0 0 0 0 <text:s/>1 1 0 0 0 0 0 0 0 0 <text:s/>1 1 1 0 0 0 0 0 0 0 <text:s/>1 1 1 0 0 0 0 0 0 0 <text:s/>1 1 1 1 1 0 0 0 0 0 <text:s/>0 1 1 0 1 0 0 0 0 0 <text:s/>1 1 1 1 1 1 0 0 0 0 <text:s/>1 1 1 1 1 1 0 0 0 0</text:p>
          </table:table-cell>
          <table:table-cell office:value-type="string" table:style-name="ce1">
            <text:p>0 0 0 0 0 0 0 0 0 0 0 0 1 0 0 0 0 0 2 0 0 0 0 0 0 0 0 0 0 0 0 0 0 0 0 0 <text:s/>0 1 1 2 0 0 0 0 0 0 0 0 0 0 0 0 0 1 1 0 1 0 0 0 0 0 0 0 0 0 0 0 0 0 1 0 <text:s/>0 1 0 0 0 0 0 0 0 0 0 0 0 0 0 0 0 0 2 0 0 0 0 0 0 0 1 1</text:p>
          </table:table-cell>
          <table:table-cell office:value-type="string" table:style-name="ce1">
            <text:p>0 0 0 0 0 0 0 0 0 0 0 0 1 0 0 0 0 0 2 0 0 0 0 0 0 0 0 0 0 0 0 0 0 0 0 0 <text:s/>0 1 1 2 0 0 0 0 0 0 0 0 0 0 0 0 0 1 1 0 1 0 0 0 0 0 0 0 0 0 0 0 0 0 1 0 <text:s/>0 1 0 0 0 0 0 0 0 0 0 0 0 0 0 0 0 0 2 0 0 0 0 0 0 0 1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1320292714" table:style-name="ce1">
            <text:p>1320292714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1 1 1 1 1 1 1 <text:s/>0 0 0 1 1 1 1 1 1 1 <text:s/>0 0 0 0 1 1 1 1 1 1 <text:s/>0 0 0 0 1 1 1 1 1 1 <text:s/>0 0 0 0 0 1 1 0 1 1 <text:s/>0 0 0 0 0 0 0 0 0 0 <text:s/>0 0 0 0 0 0 0 0 0 0 <text:s/>0 0 0 0 0 0 0 0 0 0 <text:s/>0 0 0 0 0 0 0 0 0 0 <text:s/>0 0 0 0 0 0 0 0 0 0 1 1 1 0 0 0 0 0 0 0 <text:s/>0 1 1 0 0 0 0 0 0 0 <text:s/>1 1 1 1 0 0 0 0 0 0 <text:s/>0 1 1 1 0 0 0 0 0 0 <text:s/>0 1 1 1 1 0 0 0 0 0 <text:s/>1 1 0 0 1 1 1 1 1 0 <text:s/>1 1 1 1 0 0 0 0 0 0 <text:s/>1 1 0 0 0 0 0 0 0 0 <text:s/>1 0 0 0 0 0 0 0 0 0 <text:s/>0 0 0 0 0 0 0 0 0 0 0 0 0 0 0 0 0 0 0 0 <text:s/>0 0 0 0 0 0 0 0 0 0 <text:s/>0 0 0 0 0 0 0 0 0 0 <text:s/>0 0 0 0 0 0 0 0 0 0 <text:s/>0 0 0 0 0 0 0 0 0 0 <text:s/>0 0 0 0 0 0 0 0 0 1 <text:s/>0 0 0 0 1 0 1 1 1 1 <text:s/>0 0 1 1 1 1 1 0 1 1 <text:s/>0 0 1 1 1 1 1 1 1 1 <text:s/>1 1 1 0 1 1 1 1 1 1</text:p>
          </table:table-cell>
          <table:table-cell office:value-type="string" table:style-name="ce1">
            <text:p>0 0 0 0 0 0 0 0 0 0 1 0 0 0 0 0 0 0 0 0 0 0 0 0 0 2 0 0 0 0 1 0 0 0 0 0 <text:s/>0 0 0 0 1 0 0 0 0 0 0 1 0 0 0 2 1 1 0 0 0 0 0 0 0 0 0 0 0 1 0 0 0 0 0 0 <text:s/>0 0 0 0 0 1 0 0 0 1 0 2 0 0 0 0 0 0 0 0 0 1 0 0 0 0 0 0</text:p>
          </table:table-cell>
          <table:table-cell office:value-type="string" table:style-name="ce1">
            <text:p>0 0 0 0 0 0 0 0 0 0 1 0 0 0 0 0 0 0 0 0 0 0 0 0 0 2 0 0 0 0 1 0 0 0 0 0 <text:s/>0 0 0 0 1 0 0 0 0 0 0 1 0 0 0 2 1 1 0 0 0 0 0 0 0 0 0 0 0 1 0 0 0 0 0 0 <text:s/>0 0 0 0 0 1 0 0 0 1 0 2 0 0 0 0 0 0 0 0 0 1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226085783" table:style-name="ce1">
            <text:p>122608578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1 1 1 1 1 1 <text:s/>1 1 1 1 1 1 1 1 0 1 <text:s/>1 1 1 0 0 1 0 0 0 0 <text:s/>1 1 1 1 0 0 0 0 0 0 <text:s/>1 1 0 0 0 0 0 0 0 0 <text:s/>1 1 0 0 0 0 0 0 0 0 <text:s/>0 0 0 0 0 0 0 0 0 0 <text:s/>0 0 0 0 0 0 0 0 0 0 <text:s/>0 0 0 0 0 0 0 0 0 0 <text:s/>0 0 0 0 0 0 0 0 0 0 0 0 0 0 0 0 0 0 0 0 <text:s/>0 0 0 0 0 0 0 0 0 0 <text:s/>0 0 0 0 0 0 1 1 1 1 <text:s/>0 0 0 0 1 1 1 1 1 1 <text:s/>0 0 0 1 1 1 1 1 1 0 <text:s/>0 0 1 1 1 1 1 1 1 0 <text:s/>0 1 1 1 1 1 1 1 0 0 <text:s/>0 0 0 0 0 0 0 0 0 0 <text:s/>0 0 0 0 0 0 0 0 0 0 <text:s/>0 0 0 0 0 0 0 0 0 0 0 0 0 0 0 0 0 0 0 0 <text:s/>0 0 0 0 0 0 0 0 0 0 <text:s/>0 0 0 0 0 0 0 0 0 0 <text:s/>0 0 0 0 0 0 0 0 0 0 <text:s/>0 0 0 0 0 0 0 0 0 0 <text:s/>0 0 0 0 0 0 0 0 0 1 <text:s/>1 0 0 0 0 0 0 0 0 1 <text:s/>1 1 1 1 1 1 1 1 1 1 <text:s/>1 1 1 1 1 0 0 1 1 1 <text:s/>1 1 1 1 1 1 1 1 1 0</text:p>
          </table:table-cell>
          <table:table-cell office:value-type="string" table:style-name="ce1">
            <text:p>0 0 0 1 0 0 0 0 0 0 0 0 0 0 0 0 0 0 1 0 0 0 0 1 1 0 0 0 0 0 0 2 0 0 0 0 <text:s/>0 0 0 0 0 0 1 0 0 0 0 0 0 1 0 0 0 2 0 0 0 0 0 0 0 0 0 0 0 0 0 0 1 0 0 0 <text:s/>0 0 0 0 0 0 0 0 0 0 0 0 0 1 1 0 0 0 0 0 2 0 0 0 0 0 0 1</text:p>
          </table:table-cell>
          <table:table-cell office:value-type="string" table:style-name="ce1">
            <text:p>0 0 0 1 0 0 0 0 0 0 0 0 0 0 0 0 0 0 1 0 0 0 0 1 1 0 0 0 0 0 0 2 0 0 0 0 <text:s/>0 0 0 0 0 0 1 0 0 0 0 0 0 1 0 0 0 2 0 0 0 0 0 0 0 0 0 0 0 0 0 0 1 0 0 0 <text:s/>0 0 0 0 0 0 0 0 0 0 0 0 0 1 1 0 0 0 0 0 2 0 0 0 0 0 0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1262337108" table:style-name="ce1">
            <text:p>1262337108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1 1 1 1 1 1 <text:s/>0 0 0 0 0 1 1 1 1 0 <text:s/>0 0 0 0 0 1 1 1 1 1 <text:s/>0 0 0 0 0 1 1 1 1 0 <text:s/>0 0 0 0 0 0 1 0 1 1 <text:s/>0 0 0 0 0 0 1 1 1 1 <text:s/>0 0 0 0 0 0 0 1 1 1 <text:s/>0 0 0 0 0 0 0 0 1 0 <text:s/>0 0 0 0 0 0 0 0 0 0 <text:s/>0 0 0 0 0 0 0 0 0 0 1 1 1 1 0 0 0 0 0 0 <text:s/>1 1 1 1 0 0 0 0 0 0 <text:s/>1 0 0 1 1 0 0 0 0 0 <text:s/>1 1 0 1 1 0 0 0 0 0 <text:s/>1 1 1 1 0 0 0 0 0 0 <text:s/>1 1 1 0 0 0 0 0 0 0 <text:s/>1 1 1 0 0 0 0 0 0 0 <text:s/>1 0 0 0 0 0 0 0 0 0 <text:s/>1 1 0 0 0 0 0 0 0 0 <text:s/>1 1 0 0 0 0 0 0 0 0 0 0 0 0 0 0 0 0 0 0 <text:s/>0 0 0 0 0 0 0 0 0 0 <text:s/>0 0 0 0 0 0 0 0 0 0 <text:s/>0 0 0 0 0 0 0 0 0 0 <text:s/>0 0 0 0 1 1 0 0 0 0 <text:s/>0 0 0 1 1 1 0 0 0 0 <text:s/>0 0 0 1 1 0 1 0 0 0 <text:s/>0 0 1 1 1 1 1 1 0 0 <text:s/>0 0 1 1 1 1 1 1 1 1 <text:s/>0 0 1 1 1 1 1 1 1 1</text:p>
          </table:table-cell>
          <table:table-cell office:value-type="string" table:style-name="ce1">
            <text:p>0 0 0 0 0 0 0 0 0 0 0 0 0 0 1 0 0 0 0 1 0 1 1 0 0 0 0 0 0 0 0 0 1 0 0 0 <text:s/>0 0 0 1 0 0 0 0 0 0 0 1 0 2 0 0 0 0 0 0 0 0 0 0 0 0 0 0 0 1 0 0 0 0 0 1 <text:s/>0 0 0 0 0 0 0 1 2 0 0 2 0 0 0 0 0 0 0 0 0 0 0 0 0 0 0 0</text:p>
          </table:table-cell>
          <table:table-cell office:value-type="string" table:style-name="ce1">
            <text:p>0 0 0 0 0 0 0 0 0 0 0 0 0 0 1 0 0 0 0 1 0 1 1 0 0 0 0 0 0 0 0 0 1 0 0 0 <text:s/>0 0 0 1 0 0 0 0 0 0 0 1 0 2 0 0 0 0 0 0 0 0 0 0 0 0 0 0 0 1 0 0 0 0 0 1 <text:s/>0 0 0 0 0 0 0 1 2 0 0 2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270391299" table:style-name="ce1">
            <text:p>1270391299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0 1 0 1 0 0 0 0 <text:s/>1 1 1 1 1 1 0 0 0 0 <text:s/>1 1 1 1 0 1 0 0 0 0 <text:s/>1 1 1 0 1 1 0 0 0 0 <text:s/>1 1 1 1 1 1 0 0 0 0 <text:s/>0 0 0 0 1 1 1 0 0 0 <text:s/>0 0 0 0 0 1 1 0 0 0 <text:s/>0 0 0 0 0 0 0 0 0 0 <text:s/>0 0 0 0 0 0 0 0 0 0 <text:s/>0 0 0 0 0 0 0 0 0 0 0 0 0 0 0 0 1 1 0 1 <text:s/>0 0 0 0 0 0 1 1 1 1 <text:s/>0 0 0 0 0 0 1 1 1 1 <text:s/>0 0 0 0 0 0 1 1 1 1 <text:s/>0 0 0 0 0 0 1 1 1 1 <text:s/>0 0 0 0 0 0 0 1 1 1 <text:s/>0 0 0 0 0 0 0 0 1 1 <text:s/>0 0 0 0 0 0 0 1 1 1 <text:s/>0 0 0 0 0 0 0 0 1 1 <text:s/>0 0 0 0 0 0 0 0 0 1 0 0 0 0 0 0 0 0 0 0 <text:s/>0 0 0 0 0 0 0 0 0 0 <text:s/>0 0 0 0 0 0 0 0 0 0 <text:s/>0 0 0 0 0 0 0 0 0 0 <text:s/>0 0 0 0 0 0 0 0 0 0 <text:s/>1 1 1 1 0 0 0 0 0 0 <text:s/>1 1 1 1 0 0 0 0 0 0 <text:s/>1 1 1 1 1 1 0 0 0 0 <text:s/>1 1 1 1 1 1 1 1 0 0 <text:s/>1 1 1 1 0 1 1 1 1 0</text:p>
          </table:table-cell>
          <table:table-cell office:value-type="string" table:style-name="ce1">
            <text:p>1 0 1 0 1 0 0 0 1 0 2 0 0 0 0 0 0 0 2 0 0 0 0 0 1 0 0 0 0 0 0 0 0 1 0 0 <text:s/>0 0 0 0 0 0 0 0 0 0 0 0 0 0 0 0 0 0 0 0 0 0 0 0 0 2 0 0 1 0 0 1 0 0 0 0 <text:s/>0 0 0 0 1 0 0 0 0 0 0 0 0 0 0 0 0 0 0 0 0 0 1 0 0 0 0 0</text:p>
          </table:table-cell>
          <table:table-cell office:value-type="string" table:style-name="ce1">
            <text:p>1 0 1 0 1 0 0 0 1 0 2 0 0 0 0 0 0 0 2 0 0 0 0 0 1 0 0 0 0 0 0 0 0 1 0 0 <text:s/>0 0 0 0 0 0 0 0 0 0 0 0 0 0 0 0 0 0 0 0 0 0 0 0 0 2 0 0 1 0 0 1 0 0 0 0 <text:s/>0 0 0 0 1 0 0 0 0 0 0 0 0 0 0 0 0 0 0 0 0 0 1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1180062859" table:style-name="ce1">
            <text:p>1180062859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0 1 1 1 1 1 1 1 <text:s/>1 1 1 1 1 1 1 1 1 1 <text:s/>1 1 1 1 1 1 1 1 0 0 <text:s/>1 1 1 0 0 0 0 0 0 0 <text:s/>0 0 0 0 0 0 0 0 0 0 <text:s/>0 0 0 0 0 0 0 0 0 0 <text:s/>0 0 0 0 0 0 0 0 0 0 <text:s/>0 0 0 0 0 0 0 0 0 0 <text:s/>0 0 0 0 0 0 0 0 0 0 <text:s/>0 0 0 0 0 0 0 0 0 0 0 0 0 0 0 0 0 0 0 0 <text:s/>0 0 0 0 0 0 0 0 0 0 <text:s/>0 0 0 0 0 0 0 0 0 0 <text:s/>0 0 0 0 1 0 0 0 0 0 <text:s/>1 1 1 1 1 0 0 0 0 0 <text:s/>1 1 1 1 0 0 0 0 0 0 <text:s/>1 1 1 1 1 1 0 0 0 0 <text:s/>1 1 1 1 1 0 0 0 0 0 <text:s/>1 1 1 1 1 0 0 0 0 0 <text:s/>1 1 1 1 0 0 0 0 0 0 0 0 0 0 0 0 0 0 0 0 <text:s/>0 0 0 0 0 0 0 0 0 0 <text:s/>0 0 0 0 0 0 0 0 1 1 <text:s/>0 0 0 0 0 0 1 1 0 1 <text:s/>0 0 0 0 0 0 1 1 0 1 <text:s/>0 0 0 0 0 0 1 1 1 1 <text:s/>0 0 0 0 0 0 1 1 1 0 <text:s/>0 0 0 0 0 1 1 1 1 1 <text:s/>0 0 0 0 0 1 1 1 1 1 <text:s/>0 0 0 0 0 1 1 1 1 1</text:p>
          </table:table-cell>
          <table:table-cell office:value-type="string" table:style-name="ce1">
            <text:p>0 0 1 0 0 0 0 0 0 0 0 0 0 0 0 0 0 0 0 0 0 2 0 0 0 0 0 0 0 0 0 0 0 1 0 1 <text:s/>0 0 1 0 0 0 0 0 0 1 0 0 1 0 0 0 2 0 1 1 0 0 0 0 0 0 0 0 0 0 0 2 0 1 0 0 <text:s/>0 0 0 0 0 0 0 0 0 0 0 0 0 0 0 0 0 0 0 0 0 0 1 0 0 0 0 0</text:p>
          </table:table-cell>
          <table:table-cell office:value-type="string" table:style-name="ce1">
            <text:p>0 0 1 0 0 0 0 0 0 0 0 0 0 0 0 0 0 0 0 0 0 2 0 0 0 0 0 0 0 0 0 0 0 1 0 1 <text:s/>0 0 1 0 0 0 0 0 0 1 0 0 1 0 0 0 2 0 1 1 0 0 0 0 0 0 0 0 0 0 0 2 0 1 0 0 <text:s/>0 0 0 0 0 0 0 0 0 0 0 0 0 0 0 0 0 0 0 0 0 0 1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362242054" table:style-name="ce1">
            <text:p>1362242054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1 1 1 1 1 <text:s/>0 0 1 1 1 1 1 0 1 1 <text:s/>0 0 1 1 1 1 1 1 1 0 <text:s/>0 0 0 1 1 1 1 1 0 0 <text:s/>0 0 0 0 1 0 1 0 0 0 <text:s/>0 0 0 0 0 0 0 0 0 0 <text:s/>0 0 0 0 0 0 0 0 0 0 <text:s/>0 0 0 0 0 0 0 0 0 0 <text:s/>0 0 0 0 0 0 0 0 0 0 <text:s/>0 0 0 0 0 0 0 0 0 0 1 0 0 0 0 0 0 0 0 0 <text:s/>1 1 0 0 0 0 0 0 0 0 <text:s/>1 1 0 0 0 0 0 0 0 0 <text:s/>1 1 1 0 0 0 0 0 0 0 <text:s/>0 1 1 1 0 0 0 0 0 0 <text:s/>1 0 1 1 1 1 0 0 0 0 <text:s/>1 1 1 1 1 0 0 0 0 0 <text:s/>1 0 1 1 0 0 0 0 0 0 <text:s/>1 1 1 0 0 0 0 0 0 0 <text:s/>1 1 1 0 0 0 0 0 0 0 0 0 0 0 0 0 0 0 0 0 <text:s/>0 0 0 0 0 0 0 0 0 0 <text:s/>0 0 0 0 0 0 0 0 0 1 <text:s/>0 0 0 0 0 0 0 0 1 1 <text:s/>0 0 0 0 0 0 0 1 1 1 <text:s/>0 0 0 0 0 0 1 0 1 1 <text:s/>0 0 0 0 0 1 1 0 1 1 <text:s/>0 0 0 0 1 1 1 1 1 1 <text:s/>0 0 0 0 1 1 0 1 1 1 <text:s/>0 0 0 1 1 1 1 0 1 1</text:p>
          </table:table-cell>
          <table:table-cell office:value-type="string" table:style-name="ce1">
            <text:p>0 0 0 0 0 0 0 0 0 0 0 0 0 2 0 0 0 1 0 0 0 0 0 0 0 0 0 0 0 0 2 0 0 0 0 0 <text:s/>0 0 0 0 1 0 0 0 0 1 0 0 0 0 0 1 0 0 0 0 0 1 0 0 0 0 0 0 0 0 0 1 0 0 0 1 <text:s/>0 0 0 0 0 0 0 0 0 0 0 1 0 0 1 0 0 0 0 0 0 0 0 0 0 1 2 0</text:p>
          </table:table-cell>
          <table:table-cell office:value-type="string" table:style-name="ce1">
            <text:p>0 0 0 0 0 0 0 0 0 0 0 0 0 2 0 0 0 1 0 0 0 0 0 0 0 0 0 0 0 0 2 0 0 0 0 0 <text:s/>0 0 0 0 1 0 0 0 0 1 0 0 0 0 0 1 0 0 0 0 0 1 0 0 0 0 0 0 0 0 0 1 0 0 0 1 <text:s/>0 0 0 0 0 0 0 0 0 0 0 1 0 0 1 0 0 0 0 0 0 0 0 0 0 1 2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1348205957" table:style-name="ce1">
            <text:p>1348205957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0 <text:s/>0 1 0 1 1 1 1 1 1 1 <text:s/>0 1 1 0 1 1 1 1 1 1 <text:s/>0 0 0 0 0 0 0 1 1 1 <text:s/>0 0 0 0 0 0 0 1 0 1 <text:s/>0 0 0 0 0 0 0 0 0 0 <text:s/>0 0 0 0 0 0 0 0 0 0 <text:s/>0 0 0 0 0 0 0 0 0 0 <text:s/>0 0 0 0 0 0 0 0 0 0 <text:s/>0 0 0 0 0 0 0 0 0 0 0 0 0 0 0 0 0 0 0 0 <text:s/>0 0 0 0 0 0 0 0 0 0 <text:s/>0 0 0 0 0 0 0 0 0 0 <text:s/>1 1 1 1 1 1 0 0 0 0 <text:s/>1 1 1 1 1 1 1 0 0 0 <text:s/>1 1 1 1 1 1 1 0 1 0 <text:s/>0 0 0 1 1 0 1 1 1 1 <text:s/>0 0 0 0 0 0 0 1 1 1 <text:s/>0 0 0 0 0 0 0 0 0 0 <text:s/>0 0 0 0 0 0 0 0 0 0 0 0 0 0 0 0 0 0 0 0 <text:s/>0 0 0 0 0 0 0 0 0 0 <text:s/>0 0 0 0 0 0 0 0 0 0 <text:s/>0 0 0 0 0 0 0 0 0 0 <text:s/>0 0 0 0 0 0 0 0 0 0 <text:s/>0 0 0 0 0 0 0 0 0 0 <text:s/>1 1 1 0 0 0 0 0 0 0 <text:s/>1 1 1 1 1 1 1 0 0 0 <text:s/>1 1 1 1 1 1 1 1 1 1 <text:s/>1 1 1 1 1 1 1 1 1 1</text:p>
          </table:table-cell>
          <table:table-cell office:value-type="string" table:style-name="ce1">
            <text:p>0 0 0 0 0 0 0 0 0 1 1 2 1 0 0 0 0 0 0 0 1 0 0 1 0 0 0 0 0 0 0 0 0 0 0 0 <text:s/>1 0 0 0 0 0 2 0 0 0 0 0 1 0 0 0 0 0 0 0 0 1 0 1 0 0 0 0 0 1 0 0 0 0 0 2 <text:s/>0 0 0 0 0 0 0 0 0 0 0 0 0 0 0 0 0 0 0 0 0 0 0 0 0 0 0 0</text:p>
          </table:table-cell>
          <table:table-cell office:value-type="string" table:style-name="ce1">
            <text:p>0 0 0 0 0 0 0 0 0 1 1 2 1 0 0 0 0 0 0 0 1 0 0 1 0 0 0 0 0 0 0 0 0 0 0 0 <text:s/>1 0 0 0 0 0 2 0 0 0 0 0 1 0 0 0 0 0 0 0 0 1 0 1 0 0 0 0 0 1 0 0 0 0 0 2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210897126" table:style-name="ce1">
            <text:p>1210897126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0 0 0 0 0 <text:s/>0 0 0 0 0 1 1 0 1 0 <text:s/>0 0 1 0 0 1 1 1 1 0 <text:s/>0 0 1 1 1 1 1 1 1 0 <text:s/>0 0 1 1 1 1 1 1 1 0 <text:s/>0 0 0 0 1 1 1 1 0 0 <text:s/>0 0 0 1 1 1 1 0 0 0 <text:s/>0 0 0 0 0 0 0 0 0 0 <text:s/>0 0 0 0 0 0 0 0 0 0 <text:s/>0 0 0 0 0 0 0 0 0 0 1 1 1 1 1 0 0 0 0 0 <text:s/>1 0 1 1 0 0 0 0 0 0 <text:s/>1 1 0 0 0 0 0 0 0 0 <text:s/>1 1 0 0 0 0 0 0 0 0 <text:s/>1 1 0 0 0 0 0 0 0 0 <text:s/>1 1 1 0 0 0 0 0 0 0 <text:s/>1 1 1 0 0 0 0 0 0 0 <text:s/>1 0 1 1 0 0 0 0 0 0 <text:s/>1 1 1 1 0 0 0 0 0 0 <text:s/>1 1 1 0 0 0 0 0 0 0 0 0 0 0 0 0 0 1 1 1 <text:s/>0 0 0 0 0 0 0 0 0 1 <text:s/>0 0 0 0 0 0 0 0 0 1 <text:s/>0 0 0 0 0 0 0 0 0 1 <text:s/>0 0 0 0 0 0 0 0 0 1 <text:s/>0 0 0 0 0 0 0 0 1 1 <text:s/>0 0 0 0 0 0 0 1 0 1 <text:s/>0 0 0 0 1 1 1 1 1 1 <text:s/>0 0 0 0 1 1 1 1 1 1 <text:s/>0 0 0 1 1 1 1 1 1 1</text:p>
          </table:table-cell>
          <table:table-cell office:value-type="string" table:style-name="ce1">
            <text:p>0 0 0 0 0 1 1 0 0 0 0 1 0 0 1 0 0 1 0 0 0 0 0 1 1 0 0 0 0 0 0 0 0 0 0 0 <text:s/>0 0 0 0 0 0 0 0 0 0 2 0 0 0 0 0 0 1 0 0 0 0 0 0 0 0 0 0 0 0 0 0 1 0 0 1 <text:s/>0 0 0 0 0 0 0 0 0 2 0 0 0 0 0 0 0 0 0 0 0 0 0 0 0 0 0 2</text:p>
          </table:table-cell>
          <table:table-cell office:value-type="string" table:style-name="ce1">
            <text:p>0 0 0 0 0 1 1 0 0 0 0 1 0 0 1 0 0 1 0 0 0 0 0 1 1 0 0 0 0 0 0 0 0 0 0 0 <text:s/>0 0 0 0 0 0 0 0 0 0 2 0 0 0 0 0 0 1 0 0 0 0 0 0 0 0 0 0 0 0 0 0 1 0 0 1 <text:s/>0 0 0 0 0 0 0 0 0 2 0 0 0 0 0 0 0 0 0 0 0 0 0 0 0 0 0 2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1321823824" table:style-name="ce1">
            <text:p>1321823824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0 0 0 0 0 <text:s/>1 1 1 1 1 0 0 0 0 0 <text:s/>1 1 1 1 0 0 0 0 0 0 <text:s/>1 1 1 1 1 0 0 0 0 0 <text:s/>1 1 1 1 0 0 0 0 0 0 <text:s/>1 1 1 0 0 0 0 0 0 0 <text:s/>1 1 0 0 0 0 0 0 0 0 <text:s/>1 0 0 0 0 0 0 0 0 0 <text:s/>1 0 0 0 0 0 0 0 0 0 <text:s/>0 0 0 0 0 0 0 0 0 0 0 0 0 0 0 0 0 1 1 1 <text:s/>0 0 0 0 0 0 1 1 1 1 <text:s/>0 0 0 0 0 1 1 1 0 1 <text:s/>0 0 0 0 0 0 0 0 1 1 <text:s/>0 0 0 0 0 0 0 0 0 1 <text:s/>0 0 0 0 0 0 0 0 0 1 <text:s/>0 0 0 0 0 0 0 0 0 1 <text:s/>0 0 0 0 0 0 0 0 1 1 <text:s/>0 0 0 0 0 0 0 1 1 1 <text:s/>1 1 1 1 1 1 1 1 1 0 0 0 0 0 0 0 0 0 0 0 <text:s/>0 0 0 0 0 0 0 0 0 0 <text:s/>0 0 0 0 0 0 0 0 0 0 <text:s/>0 0 0 0 0 1 0 1 0 0 <text:s/>0 0 0 0 1 1 1 1 1 0 <text:s/>0 0 0 1 1 0 1 1 1 0 <text:s/>0 0 1 1 1 1 1 1 1 0 <text:s/>0 1 1 1 1 0 1 0 0 0 <text:s/>0 1 1 1 1 1 1 0 0 0 <text:s/>0 0 0 0 0 0 0 0 0 0</text:p>
          </table:table-cell>
          <table:table-cell office:value-type="string" table:style-name="ce1">
            <text:p>0 0 0 0 0 1 1 0 0 0 0 0 2 0 0 1 0 0 0 2 0 0 0 0 1 0 0 0 1 0 0 0 0 0 0 0 <text:s/>1 0 0 0 0 0 0 0 0 0 0 2 0 0 0 0 0 0 0 1 0 0 0 0 0 0 0 0 0 0 0 0 0 0 0 0 <text:s/>0 0 0 1 0 1 0 0 0 0 0 0 0 0 0 0 0 0 0 0 0 0 0 0 0 0 0 1</text:p>
          </table:table-cell>
          <table:table-cell office:value-type="string" table:style-name="ce1">
            <text:p>0 0 0 0 0 1 1 0 0 0 0 0 2 0 0 1 0 0 0 2 0 0 0 0 1 0 0 0 1 0 0 0 0 0 0 0 <text:s/>1 0 0 0 0 0 0 0 0 0 0 2 0 0 0 0 0 0 0 1 0 0 0 0 0 0 0 0 0 0 0 0 0 0 0 0 <text:s/>0 0 0 1 0 1 0 0 0 0 0 0 0 0 0 0 0 0 0 0 0 0 0 0 0 0 0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409051363" table:style-name="ce1">
            <text:p>1409051363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0 1 1 1 1 0 0 0 0 <text:s/>1 1 1 1 1 1 0 0 0 0 <text:s/>1 1 1 1 0 1 0 0 0 0 <text:s/>1 1 1 1 1 0 0 0 0 0 <text:s/>1 1 0 1 0 0 0 0 0 0 <text:s/>0 1 1 0 0 0 0 0 0 0 <text:s/>1 1 0 0 0 0 0 0 0 0 <text:s/>1 1 0 0 0 0 0 0 0 0 <text:s/>0 0 0 0 0 0 0 0 0 0 <text:s/>0 0 0 0 0 0 0 0 0 0 0 0 0 0 0 0 1 0 1 1 <text:s/>0 0 0 0 0 0 1 1 1 0 <text:s/>0 0 0 0 0 0 1 1 1 1 <text:s/>0 0 0 0 0 1 1 0 1 1 <text:s/>0 0 0 0 1 1 1 1 0 1 <text:s/>0 0 0 1 1 1 1 1 1 1 <text:s/>0 0 1 1 1 1 0 0 0 0 <text:s/>0 0 0 0 0 0 0 0 0 0 <text:s/>0 0 0 0 0 0 0 0 0 0 <text:s/>0 0 0 0 0 0 0 0 0 0 0 0 0 0 0 0 0 0 0 0 <text:s/>0 0 0 0 0 0 0 0 0 0 <text:s/>0 0 0 0 0 0 0 0 0 0 <text:s/>0 0 0 0 0 0 0 0 0 0 <text:s/>0 0 0 0 0 0 0 0 0 0 <text:s/>0 0 0 0 0 0 0 0 0 0 <text:s/>0 0 0 0 0 0 0 1 1 1 <text:s/>0 0 1 1 1 1 1 1 1 1 <text:s/>1 1 1 1 1 1 1 1 1 1 <text:s/>0 1 1 1 1 1 1 1 1 1</text:p>
          </table:table-cell>
          <table:table-cell office:value-type="string" table:style-name="ce1">
            <text:p>0 1 0 0 2 0 0 1 0 0 0 0 0 0 0 0 0 0 2 1 0 0 0 0 1 0 0 0 0 0 0 0 0 0 0 0 <text:s/>0 1 0 0 0 0 1 0 0 0 0 0 1 0 1 0 0 0 0 0 0 0 0 0 0 0 0 0 0 0 1 0 0 0 0 0 <text:s/>0 0 0 0 0 0 0 0 0 0 0 0 0 0 0 0 0 0 1 0 0 0 0 0 0 0 2 0</text:p>
          </table:table-cell>
          <table:table-cell office:value-type="string" table:style-name="ce1">
            <text:p>0 1 0 0 2 0 0 1 0 0 0 0 0 0 0 0 0 0 2 1 0 0 0 0 1 0 0 0 0 0 0 0 0 0 0 0 <text:s/>0 1 0 0 0 0 1 0 0 0 0 0 1 0 1 0 0 0 0 0 0 0 0 0 0 0 0 0 0 0 1 0 0 0 0 0 <text:s/>0 0 0 0 0 0 0 0 0 0 0 0 0 0 0 0 0 0 1 0 0 0 0 0 0 0 2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782" table:style-name="ce1">
            <text:p>782</text:p>
          </table:table-cell>
          <table:table-cell office:value-type="float" office:value="1302725715" table:style-name="ce1">
            <text:p>1302725715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1 1 1 1 1 0 1 <text:s/>0 0 0 1 1 1 1 1 1 1 <text:s/>0 0 0 0 0 1 1 0 1 1 <text:s/>0 0 0 0 0 0 1 1 1 1 <text:s/>0 0 0 0 0 0 0 1 1 1 <text:s/>0 0 0 0 0 0 0 1 1 1 <text:s/>0 0 0 0 0 0 0 0 1 1 <text:s/>0 0 0 0 0 0 0 0 0 1 <text:s/>0 0 0 0 0 0 0 0 0 0 <text:s/>0 0 0 0 0 0 0 0 0 0 0 0 0 0 0 0 0 0 0 0 <text:s/>0 0 1 0 0 0 0 0 0 0 <text:s/>0 1 1 1 1 0 0 0 0 0 <text:s/>0 0 1 1 1 1 0 0 0 0 <text:s/>0 0 1 1 1 1 1 0 0 0 <text:s/>0 0 1 1 1 0 0 0 0 0 <text:s/>0 0 1 1 1 1 1 0 0 0 <text:s/>0 0 0 1 0 1 1 1 0 0 <text:s/>0 0 0 0 0 0 1 1 1 1 <text:s/>0 0 0 0 0 0 0 0 0 0 1 1 1 0 0 0 0 0 0 0 <text:s/>1 1 0 0 0 0 0 0 0 0 <text:s/>1 0 0 0 0 0 0 0 0 0 <text:s/>1 1 0 0 0 0 0 0 0 0 <text:s/>1 1 0 0 0 0 0 0 0 0 <text:s/>1 1 0 0 0 0 0 0 0 0 <text:s/>1 1 0 0 0 0 0 0 0 0 <text:s/>1 1 1 0 0 0 0 0 0 0 <text:s/>0 1 1 1 1 0 0 0 0 0 <text:s/>1 1 1 1 1 1 1 1 1 0</text:p>
          </table:table-cell>
          <table:table-cell office:value-type="string" table:style-name="ce1">
            <text:p>0 0 0 0 0 0 0 0 1 2 0 0 0 0 0 0 0 0 0 0 0 0 0 0 0 0 0 1 0 0 0 0 0 0 0 0 <text:s/>0 0 0 0 0 0 0 0 0 0 0 0 0 0 0 0 0 0 0 1 1 0 0 0 0 0 0 0 2 0 0 1 0 0 0 0 <text:s/>0 0 1 0 0 0 1 0 1 0 0 0 0 1 0 0 0 0 0 2 0 0 0 0 0 0 0 1</text:p>
          </table:table-cell>
          <table:table-cell office:value-type="string" table:style-name="ce1">
            <text:p>0 0 0 0 0 0 0 0 1 2 0 0 0 0 0 0 0 0 0 0 0 0 0 0 0 0 0 1 0 0 0 0 0 0 0 0 <text:s/>0 0 0 0 0 0 0 0 0 0 0 0 0 0 0 0 0 0 0 1 1 0 0 0 0 0 0 0 2 0 0 1 0 0 0 0 <text:s/>0 0 1 0 0 0 1 0 1 0 0 0 0 1 0 0 0 0 0 2 0 0 0 0 0 0 0 1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334148772" table:style-name="ce1">
            <text:p>1334148772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0 <text:s/>0 0 1 1 1 1 1 1 1 1 <text:s/>0 0 0 0 1 1 1 0 0 0 <text:s/>0 0 0 0 0 0 0 0 0 0 <text:s/>0 0 0 0 0 0 0 0 0 0 <text:s/>0 0 0 0 0 0 0 0 0 0 <text:s/>0 0 0 0 0 0 0 0 0 0 <text:s/>0 0 0 0 0 0 0 0 0 0 <text:s/>0 0 0 0 0 0 0 0 0 0 0 0 0 0 0 0 0 0 0 0 <text:s/>0 0 0 0 0 0 0 0 0 0 <text:s/>1 1 0 0 0 0 0 0 0 0 <text:s/>1 1 1 1 0 0 0 0 0 0 <text:s/>1 1 1 1 1 1 0 0 0 0 <text:s/>1 1 1 1 1 1 0 0 0 0 <text:s/>1 1 1 1 0 0 0 0 0 0 <text:s/>1 1 1 1 0 0 0 0 0 0 <text:s/>1 1 1 0 0 0 0 0 0 0 <text:s/>0 0 1 0 0 0 0 0 0 0 0 0 0 0 0 0 0 0 0 0 <text:s/>0 0 0 0 0 0 0 0 0 0 <text:s/>0 0 0 0 0 0 0 0 0 0 <text:s/>0 0 0 0 0 0 0 0 1 1 <text:s/>0 0 0 0 0 0 0 1 1 1 <text:s/>0 0 0 0 0 0 1 1 1 1 <text:s/>0 0 0 0 1 1 1 1 0 1 <text:s/>0 0 0 0 1 1 0 1 1 0 <text:s/>0 0 0 1 1 1 1 0 1 1 <text:s/>0 0 0 1 1 1 0 1 1 1</text:p>
          </table:table-cell>
          <table:table-cell office:value-type="string" table:style-name="ce1">
            <text:p>0 0 0 2 0 0 0 0 0 0 0 0 0 0 0 0 0 0 0 1 0 0 0 0 0 0 0 0 0 0 0 0 0 0 0 0 <text:s/>0 1 0 0 0 0 0 0 0 0 1 0 0 0 0 0 0 0 0 0 0 0 0 0 0 0 0 0 0 0 0 0 1 0 2 0 <text:s/>0 0 0 0 1 0 0 1 0 0 0 0 0 0 0 1 0 0 1 1 0 0 2 0 1 0 0 0</text:p>
          </table:table-cell>
          <table:table-cell office:value-type="string" table:style-name="ce1">
            <text:p>0 0 0 2 0 0 0 0 0 0 0 0 0 0 0 0 0 0 0 1 0 0 0 0 0 0 0 0 0 0 0 0 0 0 0 0 <text:s/>0 1 0 0 0 0 0 0 0 0 1 0 0 0 0 0 0 0 0 0 0 0 0 0 0 0 0 0 0 0 0 0 1 0 2 0 <text:s/>0 0 0 0 1 0 0 1 0 0 0 0 0 0 0 1 0 0 1 1 0 0 2 0 1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12908825" table:style-name="ce1">
            <text:p>1212908825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1 1 1 0 0 0 <text:s/>1 1 1 1 1 1 0 0 0 0 <text:s/>1 1 1 1 1 0 0 0 0 0 <text:s/>1 1 1 1 0 0 0 0 0 0 <text:s/>1 1 1 0 0 0 0 0 0 0 <text:s/>1 1 0 0 0 0 0 0 0 0 <text:s/>1 1 0 0 0 0 0 0 0 0 <text:s/>1 0 0 0 0 0 0 0 0 0 <text:s/>0 0 0 0 0 0 0 0 0 0 <text:s/>0 0 0 0 0 0 0 0 0 0 0 0 0 0 0 0 0 1 1 0 <text:s/>0 0 0 0 0 0 1 1 1 1 <text:s/>0 0 0 0 0 1 1 1 1 1 <text:s/>0 0 0 0 0 1 1 1 1 1 <text:s/>0 0 0 1 1 1 1 1 1 1 <text:s/>0 0 1 1 1 1 0 1 1 0 <text:s/>0 0 0 1 0 0 0 0 0 0 <text:s/>0 0 0 0 0 0 0 0 0 0 <text:s/>0 0 0 0 0 0 0 0 0 0 <text:s/>0 0 0 0 0 0 0 0 0 0 0 0 0 0 0 0 0 0 0 0 <text:s/>0 0 0 0 0 0 0 0 0 0 <text:s/>0 0 0 0 0 0 0 0 0 0 <text:s/>0 0 0 0 0 0 0 0 0 0 <text:s/>0 0 0 0 0 0 0 0 0 0 <text:s/>0 0 0 0 0 0 0 0 0 0 <text:s/>0 0 0 0 1 1 1 1 1 1 <text:s/>0 1 1 1 1 1 0 1 1 1 <text:s/>0 1 1 1 1 1 1 1 1 1 <text:s/>0 0 0 1 1 1 1 1 1 1</text:p>
          </table:table-cell>
          <table:table-cell office:value-type="string" table:style-name="ce1">
            <text:p>0 0 2 1 0 0 0 0 0 1 0 0 0 0 0 0 0 0 0 0 0 0 0 0 0 0 0 0 0 0 0 0 0 0 1 0 <text:s/>0 0 0 0 0 0 0 0 0 0 0 2 0 0 0 0 0 0 0 0 1 0 0 1 0 0 1 0 0 0 0 0 0 0 0 0 <text:s/>0 0 0 0 1 2 0 0 1 0 0 0 0 0 0 0 0 0 1 1 1 0 0 0 0 0 0 0</text:p>
          </table:table-cell>
          <table:table-cell office:value-type="string" table:style-name="ce1">
            <text:p>0 0 2 1 0 0 0 0 0 1 0 0 0 0 0 0 0 0 0 0 0 0 0 0 0 0 0 0 0 0 0 0 0 0 1 0 <text:s/>0 0 0 0 0 0 0 0 0 0 0 2 0 0 0 0 0 0 0 0 1 0 0 1 0 0 1 0 0 0 0 0 0 0 0 0 <text:s/>0 0 0 0 1 2 0 0 1 0 0 0 0 0 0 0 0 0 1 1 1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349551155" table:style-name="ce1">
            <text:p>134955115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0 0 0 <text:s/>1 1 1 1 1 1 0 0 0 0 <text:s/>1 1 1 1 1 0 0 0 0 0 <text:s/>1 1 1 1 1 0 0 0 0 0 <text:s/>1 1 1 1 0 0 0 0 0 0 <text:s/>1 1 1 1 0 0 0 0 0 0 <text:s/>1 1 1 1 0 0 0 0 0 0 <text:s/>1 1 1 1 0 0 0 0 0 0 <text:s/>1 1 1 1 1 0 0 0 0 0 <text:s/>1 1 1 1 1 0 0 0 0 0 0 0 0 0 0 0 0 1 1 1 <text:s/>0 0 0 0 0 0 1 1 1 1 <text:s/>0 0 0 0 0 1 1 1 1 1 <text:s/>0 0 0 0 0 1 1 1 1 1 <text:s/>0 0 0 0 1 1 1 1 1 1 <text:s/>0 0 0 0 1 1 1 1 1 1 <text:s/>0 0 0 0 1 1 1 1 1 1 <text:s/>0 0 0 0 1 1 1 1 1 1 <text:s/>0 0 0 0 0 1 1 1 1 1 <text:s/>0 0 0 0 0 1 1 1 1 1</text:p>
          </table:table-cell>
          <table:table-cell office:value-type="string" table:style-name="ce1">
            <text:p>0 0 0 0 0 2 0 0 0 0 0 0 0 0 0 0 2 0 0 0 0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2 0 0 0 0 0 0 0 0 0 0 2 0 0 0 0 0 0 0 0 0 0 0 0 0 0 0 0 0 0 0 <text:s/>0 0 0 0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53550362" table:style-name="ce1">
            <text:p>135355036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0 1 1 1 1 1 1 1 1 0 <text:s/>0 1 1 1 1 1 1 1 1 0 <text:s/>0 0 0 1 1 1 1 0 0 0 <text:s/>0 0 0 0 0 0 0 0 0 0 <text:s/>0 0 0 0 0 0 0 0 0 0 <text:s/>0 0 0 0 0 0 0 0 0 0 <text:s/>0 0 0 0 0 0 0 0 0 0 0 0 0 0 0 0 0 0 0 0 <text:s/>0 0 0 0 0 0 0 0 0 0 <text:s/>0 0 0 0 0 0 0 0 0 0 <text:s/>1 0 0 0 0 0 0 0 0 1 <text:s/>1 0 0 0 0 0 0 0 0 1 <text:s/>1 1 1 0 0 0 0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2 0 <text:s/>0 0 0 0 0 0 0 0 0 0 0 0 0 0 0 0 0 0 0 0 0 0 0 0 0 0 0 0 0 0 0 0 0 0 0 0 <text:s/>0 0 0 0 0 0 0 0 0 0 0 0 0 0 0 0 0 0 0 0 0 2 0 0 0 0 0 0</text:p>
          </table:table-cell>
          <table:table-cell office:value-type="string" table:style-name="ce1">
            <text:p>0 0 0 0 0 0 0 0 0 0 0 0 0 0 0 0 0 0 0 0 0 0 0 0 0 0 0 0 0 0 0 0 0 0 2 0 <text:s/>0 0 0 0 0 0 0 0 0 0 0 0 0 0 0 0 0 0 0 0 0 0 0 0 0 0 0 0 0 0 0 0 0 0 0 0 <text:s/>0 0 0 0 0 0 0 0 0 0 0 0 0 0 0 0 0 0 0 0 0 2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203519181" table:style-name="ce1">
            <text:p>120351918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0 0 <text:s/>0 0 1 1 0 0 0 0 0 0 <text:s/>0 0 0 0 0 0 0 0 0 0 <text:s/>0 0 0 0 0 0 0 0 0 0 <text:s/>0 0 0 0 0 0 0 0 0 0 <text:s/>0 0 0 0 0 0 0 0 0 0 0 0 0 0 0 0 0 0 0 0 <text:s/>0 0 0 0 0 0 0 0 0 0 <text:s/>0 0 0 0 0 0 0 0 0 0 <text:s/>0 0 0 0 0 0 0 0 0 0 <text:s/>0 0 0 0 0 0 0 0 1 1 <text:s/>1 1 0 0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2 0 0 0 0 0 0 0 0 0 0 0 <text:s/>0 0 0 0 0 0 0 0 0 0 0 0 0 0 0 0 0 0 0 0 0 0 0 0 0 0 0 0 0 0 0 0 0 0 0 0 <text:s/>0 0 0 0 0 0 0 0 0 0 0 0 0 0 0 0 0 0 0 0 0 0 0 2 0 0 0 0</text:p>
          </table:table-cell>
          <table:table-cell office:value-type="string" table:style-name="ce1">
            <text:p>0 0 0 0 0 0 0 0 0 0 0 0 0 0 0 0 0 0 0 0 0 0 0 0 2 0 0 0 0 0 0 0 0 0 0 0 <text:s/>0 0 0 0 0 0 0 0 0 0 0 0 0 0 0 0 0 0 0 0 0 0 0 0 0 0 0 0 0 0 0 0 0 0 0 0 <text:s/>0 0 0 0 0 0 0 0 0 0 0 0 0 0 0 0 0 0 0 0 0 0 0 2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51066709" table:style-name="ce1">
            <text:p>115106670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0 <text:s/>1 1 1 1 1 1 1 0 0 0 <text:s/>1 1 1 1 0 0 0 0 0 0 <text:s/>0 0 0 0 0 0 0 0 0 0 <text:s/>0 0 0 0 0 0 0 0 0 0 <text:s/>0 0 0 0 0 0 0 0 0 0 <text:s/>0 0 0 0 0 0 0 0 0 0 0 0 0 0 0 0 0 0 0 0 <text:s/>0 0 0 0 0 0 0 0 0 0 <text:s/>0 0 0 0 0 0 0 0 0 0 <text:s/>0 0 0 0 0 0 0 0 0 1 <text:s/>0 0 0 0 0 0 0 1 1 1 <text:s/>0 0 0 0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2 0 0 0 0 0 0 0 0 0 0 0 0 0 0 0 0 0 0 <text:s/>0 0 0 0 0 0 0 0 0 0 0 0 0 0 0 0 0 0 0 0 0 0 0 0 0 0 0 0 0 0 0 0 0 2 0 0 <text:s/>0 0 0 0 0 0 0 0 0 0 0 0 0 0 0 0 0 0 0 0 0 0 0 0 0 0 0 0</text:p>
          </table:table-cell>
          <table:table-cell office:value-type="string" table:style-name="ce1">
            <text:p>0 0 0 0 0 0 0 0 0 0 0 0 0 0 0 0 0 2 0 0 0 0 0 0 0 0 0 0 0 0 0 0 0 0 0 0 <text:s/>0 0 0 0 0 0 0 0 0 0 0 0 0 0 0 0 0 0 0 0 0 0 0 0 0 0 0 0 0 0 0 0 0 2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83644295" table:style-name="ce1">
            <text:p>138364429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0 1 1 1 1 1 1 1 1 1 <text:s/>0 0 0 1 1 1 1 1 1 1 <text:s/>0 0 0 0 0 0 1 1 1 0 <text:s/>0 0 0 0 0 0 0 0 0 0 <text:s/>0 0 0 0 0 0 0 0 0 0 <text:s/>0 0 0 0 0 0 0 0 0 0 <text:s/>0 0 0 0 0 0 0 0 0 0 0 0 0 0 0 0 0 0 0 0 <text:s/>0 0 0 0 0 0 0 0 0 0 <text:s/>0 0 0 0 0 0 0 0 0 0 <text:s/>1 0 0 0 0 0 0 0 0 0 <text:s/>1 1 1 0 0 0 0 0 0 0 <text:s/>1 1 1 1 1 1 0 0 0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2 0 0 0 0 0 0 0 0 0 0 0 0 0 <text:s/>0 0 0 0 0 0 0 0 0 0 0 0 0 0 2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2 0 0 0 0 0 0 0 0 0 0 0 0 0 <text:s/>0 0 0 0 0 0 0 0 0 0 0 0 0 0 2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239643913" table:style-name="ce1">
            <text:p>123964391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0 0 0 0 1 1 1 1 1 1 <text:s/>0 0 0 0 0 0 1 1 1 1 <text:s/>0 0 0 0 0 0 0 1 1 1 <text:s/>0 0 0 0 0 0 0 1 1 1 <text:s/>0 0 0 0 0 0 0 1 1 1 <text:s/>0 0 0 0 0 0 0 0 1 1 <text:s/>0 0 0 0 0 0 0 0 1 1 <text:s/>0 0 0 0 0 0 0 0 1 1 0 0 0 0 0 0 0 0 0 0 <text:s/>0 0 0 0 0 0 0 0 0 0 <text:s/>1 1 1 1 0 0 0 0 0 0 <text:s/>1 1 1 1 1 1 0 0 0 0 <text:s/>1 1 1 1 1 1 1 0 0 0 <text:s/>1 1 1 1 1 1 1 0 0 0 <text:s/>1 1 1 1 1 1 1 0 0 0 <text:s/>1 1 1 1 1 1 1 1 0 0 <text:s/>1 1 1 1 1 1 1 1 0 0 <text:s/>1 1 1 1 1 1 1 1 0 0</text:p>
          </table:table-cell>
          <table:table-cell office:value-type="string" table:style-name="ce1">
            <text:p>0 0 0 0 0 0 0 0 0 0 0 2 0 0 0 0 0 0 0 0 0 2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2 0 0 0 0 0 0 0 0 0 2 0 0 0 0 0 0 0 0 0 0 0 0 0 0 <text:s/>0 0 0 0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59101570" table:style-name="ce1">
            <text:p>115910157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2 0 0 0 0 0 0 0 0 0 0 0 0 0 <text:s/>0 0 0 0 0 0 0 0 0 0 0 0 0 0 0 0 0 0 0 0 0 0 0 0 0 0 0 0 0 0 0 0 0 0 0 0 <text:s/>2 0 0 0 0 0 0 0 0 0 0 0 0 0 0 0 0 0 0 0 0 0 0 0 0 0 0 0</text:p>
          </table:table-cell>
          <table:table-cell office:value-type="string" table:style-name="ce1">
            <text:p>0 0 0 0 0 0 0 0 0 0 0 0 0 0 0 0 0 0 0 0 0 0 2 0 0 0 0 0 0 0 0 0 0 0 0 0 <text:s/>0 0 0 0 0 0 0 0 0 0 0 0 0 0 0 0 0 0 0 0 0 0 0 0 0 0 0 0 0 0 0 0 0 0 0 0 <text:s/>2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69308088" table:style-name="ce1">
            <text:p>126930808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0 0 0 0 <text:s/>1 1 1 1 1 1 0 0 0 0 <text:s/>1 1 1 1 1 1 0 0 0 0 <text:s/>1 1 1 1 1 1 0 0 0 0 <text:s/>1 1 1 1 1 1 0 0 0 0 <text:s/>1 1 1 1 1 1 0 0 0 0 <text:s/>1 1 1 1 1 0 0 0 0 0 <text:s/>1 1 1 1 0 0 0 0 0 0 <text:s/>1 1 1 0 0 0 0 0 0 0 <text:s/>1 1 0 0 0 0 0 0 0 0 0 0 0 0 0 0 1 1 1 1 <text:s/>0 0 0 0 0 0 1 1 1 1 <text:s/>0 0 0 0 0 0 1 1 1 1 <text:s/>0 0 0 0 0 0 1 1 1 1 <text:s/>0 0 0 0 0 0 1 1 1 1 <text:s/>0 0 0 0 0 0 1 1 1 1 <text:s/>0 0 0 0 0 1 1 1 1 1 <text:s/>0 0 0 0 1 1 1 1 1 1 <text:s/>0 0 0 1 1 1 1 1 1 1 <text:s/>0 0 1 1 1 1 1 1 1 1</text:p>
          </table:table-cell>
          <table:table-cell office:value-type="string" table:style-name="ce1">
            <text:p>0 0 0 0 0 0 0 0 0 0 0 0 0 0 0 0 0 0 0 0 0 0 0 0 0 0 0 0 0 0 0 0 0 2 0 0 <text:s/>0 0 0 0 0 0 0 0 0 0 0 0 0 0 0 0 0 0 0 0 0 0 0 2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0 2 0 0 <text:s/>0 0 0 0 0 0 0 0 0 0 0 0 0 0 0 0 0 0 0 0 0 0 0 2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60777723" table:style-name="ce1">
            <text:p>116077772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0 0 0 <text:s/>1 1 1 1 1 1 1 0 0 0 <text:s/>1 1 1 1 1 1 1 0 0 0 <text:s/>1 1 1 1 1 1 1 0 0 0 <text:s/>1 1 1 1 1 1 1 0 0 0 <text:s/>1 1 1 1 1 1 0 0 0 0 <text:s/>1 1 1 1 1 0 0 0 0 0 <text:s/>1 1 1 1 0 0 0 0 0 0 <text:s/>0 0 0 0 0 0 0 0 0 0 <text:s/>0 0 0 0 0 0 0 0 0 0 0 0 0 0 0 0 0 1 1 1 <text:s/>0 0 0 0 0 0 0 1 1 1 <text:s/>0 0 0 0 0 0 0 1 1 1 <text:s/>0 0 0 0 0 0 0 1 1 1 <text:s/>0 0 0 0 0 0 0 1 1 1 <text:s/>0 0 0 0 0 0 1 1 1 1 <text:s/>0 0 0 0 0 1 1 1 1 1 <text:s/>0 0 0 0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2 0 0 0 0 0 0 0 0 0 <text:s/>0 0 0 0 0 0 0 0 0 0 0 0 0 0 0 0 0 0 0 0 0 2 0 0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2 0 0 0 0 0 0 0 0 0 <text:s/>0 0 0 0 0 0 0 0 0 0 0 0 0 0 0 0 0 0 0 0 0 2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267082799" table:style-name="ce1">
            <text:p>126708279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0 0 <text:s/>1 1 0 0 0 0 0 0 0 0 <text:s/>0 0 0 0 0 0 0 0 0 0 <text:s/>0 0 0 0 0 0 0 0 0 0 <text:s/>0 0 0 0 0 0 0 0 0 0 <text:s/>0 0 0 0 0 0 0 0 0 0 0 0 0 0 0 0 0 0 0 0 <text:s/>0 0 0 0 0 0 0 0 0 0 <text:s/>0 0 0 0 0 0 0 0 0 0 <text:s/>0 0 0 0 0 0 0 0 0 0 <text:s/>0 0 0 0 0 0 0 0 1 1 <text:s/>0 0 1 1 1 1 1 1 1 1 <text:s/>1 1 1 1 1 1 1 1 1 1 <text:s/>1 1 1 1 1 1 1 1 1 1 <text:s/>1 1 1 1 1 1 1 1 1 1 <text:s/>1 1 1 1 1 1 1 1 1 1</text:p>
          </table:table-cell>
          <table:table-cell office:value-type="string" table:style-name="ce1">
            <text:p>0 0 0 0 0 0 2 0 0 0 0 0 0 0 0 0 0 0 0 0 0 0 0 0 0 0 0 0 0 0 0 0 0 0 0 0 <text:s/>0 0 0 0 0 0 0 0 0 0 0 0 0 0 0 0 0 0 0 0 0 0 0 0 0 0 0 0 0 0 0 0 0 0 0 0 <text:s/>0 0 0 0 0 0 0 0 0 0 0 0 0 0 0 0 0 0 0 0 0 0 0 0 0 0 2 0</text:p>
          </table:table-cell>
          <table:table-cell office:value-type="string" table:style-name="ce1">
            <text:p>0 0 0 0 0 0 2 0 0 0 0 0 0 0 0 0 0 0 0 0 0 0 0 0 0 0 0 0 0 0 0 0 0 0 0 0 <text:s/>0 0 0 0 0 0 0 0 0 0 0 0 0 0 0 0 0 0 0 0 0 0 0 0 0 0 0 0 0 0 0 0 0 0 0 0 <text:s/>0 0 0 0 0 0 0 0 0 0 0 0 0 0 0 0 0 0 0 0 0 0 0 0 0 0 2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145666167" table:style-name="ce1">
            <text:p>1145666167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0 0 <text:s/>1 1 1 1 1 1 1 1 0 0 <text:s/>1 1 1 1 1 1 1 0 0 0 <text:s/>1 1 1 1 1 1 1 0 0 0 <text:s/>1 1 1 1 1 1 0 0 0 0 <text:s/>1 1 1 1 1 0 0 0 0 0 <text:s/>1 1 1 1 0 0 0 0 0 0 <text:s/>1 1 1 0 0 0 0 0 0 0 <text:s/>1 1 0 0 0 0 0 0 0 0 <text:s/>0 0 0 0 0 0 0 0 0 0 0 0 0 0 0 0 0 0 1 1 <text:s/>0 0 0 0 0 0 0 0 1 1 <text:s/>0 0 0 0 0 0 0 1 1 1 <text:s/>0 0 0 0 0 0 0 1 1 1 <text:s/>0 0 0 0 0 0 1 1 1 1 <text:s/>0 0 0 0 0 1 1 1 1 1 <text:s/>0 0 0 0 1 1 1 1 1 1 <text:s/>0 0 0 1 1 1 1 1 1 1 <text:s/>0 0 1 1 1 1 1 1 1 1 <text:s/>1 1 1 1 1 1 1 1 1 1</text:p>
          </table:table-cell>
          <table:table-cell office:value-type="string" table:style-name="ce1">
            <text:p>0 0 0 0 0 0 0 0 0 0 0 0 0 0 0 0 0 0 0 0 0 0 0 0 2 0 0 0 0 0 0 0 0 0 0 0 <text:s/>0 0 0 0 0 0 0 0 0 0 0 0 0 0 0 0 0 0 0 0 0 0 2 0 0 0 0 0 0 0 0 0 0 0 0 0 <text:s/>0 0 0 0 0 0 0 0 0 0 0 0 0 0 0 0 0 0 0 0 0 0 0 0 0 0 0 0</text:p>
          </table:table-cell>
          <table:table-cell office:value-type="string" table:style-name="ce1">
            <text:p>0 0 0 0 0 0 0 0 0 0 0 0 0 0 0 0 0 0 0 0 0 0 0 0 2 0 0 0 0 0 0 0 0 0 0 0 <text:s/>0 0 0 0 0 0 0 0 0 0 0 0 0 0 0 0 0 0 0 0 0 0 2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34693401" table:style-name="ce1">
            <text:p>123469340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1 0 <text:s/>1 0 0 0 0 0 0 0 0 0 <text:s/>0 0 0 0 0 0 0 0 0 0 <text:s/>0 0 0 0 0 0 0 0 0 0 <text:s/>0 0 0 0 0 0 0 0 0 0 <text:s/>0 0 0 0 0 0 0 0 0 0 0 0 0 0 0 0 0 0 0 0 <text:s/>0 0 0 0 0 0 0 0 0 0 <text:s/>0 0 0 0 0 0 0 0 0 0 <text:s/>0 0 0 0 0 0 0 0 0 0 <text:s/>0 0 0 0 0 0 0 0 0 1 <text:s/>0 1 1 1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2 0 0 0 0 0 0 0 0 0 0 0 0 0 0 0 0 0 0 0 0 0 0 0 0 0 0 0 <text:s/>0 0 0 0 0 0 0 0 0 0 0 0 0 0 0 0 0 0 0 0 0 0 0 0 0 0 0 0 0 0 0 0 0 0 0 0 <text:s/>0 0 0 0 0 0 0 0 0 0 0 0 0 0 0 0 0 2 0 0 0 0 0 0 0 0 0 0</text:p>
          </table:table-cell>
          <table:table-cell office:value-type="string" table:style-name="ce1">
            <text:p>0 0 0 0 0 0 0 0 2 0 0 0 0 0 0 0 0 0 0 0 0 0 0 0 0 0 0 0 0 0 0 0 0 0 0 0 <text:s/>0 0 0 0 0 0 0 0 0 0 0 0 0 0 0 0 0 0 0 0 0 0 0 0 0 0 0 0 0 0 0 0 0 0 0 0 <text:s/>0 0 0 0 0 0 0 0 0 0 0 0 0 0 0 0 0 2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0" table:style-name="ce1">
            <text:p>240</text:p>
          </table:table-cell>
          <table:table-cell office:value-type="float" office:value="1288446235" table:style-name="ce1">
            <text:p>128844623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0 0 0 0 0 0 0 <text:s/>1 1 0 0 0 0 0 0 0 0 <text:s/>1 1 1 1 0 0 0 0 0 0 <text:s/>1 1 1 1 1 0 0 0 0 0 <text:s/>1 1 1 1 1 1 0 0 0 0 <text:s/>1 1 1 1 1 1 0 0 0 0 <text:s/>1 1 1 1 1 1 1 0 0 0 <text:s/>1 1 1 1 1 1 1 0 0 0 <text:s/>1 1 1 1 1 1 1 0 0 0 <text:s/>1 1 1 1 1 1 1 0 0 0 1 1 1 1 1 1 1 1 1 1 <text:s/>0 0 1 1 1 1 1 1 1 1 <text:s/>0 0 0 0 1 1 1 1 1 1 <text:s/>0 0 0 0 0 1 1 1 1 1 <text:s/>0 0 0 0 0 0 1 1 1 1 <text:s/>0 0 0 0 0 0 1 1 1 1 <text:s/>0 0 0 0 0 0 0 1 1 1 <text:s/>0 0 0 0 0 0 0 1 1 1 <text:s/>0 0 0 0 0 0 0 1 1 1 <text:s/>0 0 0 0 0 0 0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0 0 0 0 0 0 0 0 0 0 0 0 0 0 0 0 2 0 2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0 0 0 0 0 0 0 0 0 0 0 0 0 0 0 0 2 0 2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155697332" table:style-name="ce1">
            <text:p>115569733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0 1 1 1 1 1 1 1 1 1 <text:s/>0 0 0 1 1 1 1 1 1 1 <text:s/>0 0 0 0 1 1 1 1 1 1 <text:s/>0 0 0 0 0 1 1 1 1 1 <text:s/>0 0 0 0 0 0 1 1 1 1 <text:s/>0 0 0 0 0 0 0 1 1 1 <text:s/>0 0 0 0 0 0 0 1 1 1 <text:s/>0 0 0 0 0 0 0 0 1 1 <text:s/>0 0 0 0 0 0 0 0 0 1 0 0 0 0 0 0 0 0 0 0 <text:s/>1 0 0 0 0 0 0 0 0 0 <text:s/>1 1 1 0 0 0 0 0 0 0 <text:s/>1 1 1 1 0 0 0 0 0 0 <text:s/>1 1 1 1 1 0 0 0 0 0 <text:s/>1 1 1 1 1 1 0 0 0 0 <text:s/>1 1 1 1 1 1 1 0 0 0 <text:s/>1 1 1 1 1 1 1 0 0 0 <text:s/>1 1 1 1 1 1 1 1 0 0 <text:s/>1 1 1 1 1 1 1 1 1 0</text:p>
          </table:table-cell>
          <table:table-cell office:value-type="string" table:style-name="ce1">
            <text:p>0 0 0 0 0 0 0 0 2 0 0 0 0 0 0 0 0 0 0 0 0 0 0 0 0 0 0 0 0 0 0 0 0 0 0 0 <text:s/>0 0 0 0 0 0 0 0 0 0 0 0 0 0 0 0 0 0 0 0 0 0 0 0 0 0 0 0 0 0 0 0 0 0 0 2 <text:s/>0 0 0 0 0 0 0 0 0 0 0 0 0 0 0 0 0 0 0 0 0 0 0 0 0 0 0 0</text:p>
          </table:table-cell>
          <table:table-cell office:value-type="string" table:style-name="ce1">
            <text:p>0 0 0 0 0 0 0 0 2 0 0 0 0 0 0 0 0 0 0 0 0 0 0 0 0 0 0 0 0 0 0 0 0 0 0 0 <text:s/>0 0 0 0 0 0 0 0 0 0 0 0 0 0 0 0 0 0 0 0 0 0 0 0 0 0 0 0 0 0 0 0 0 0 0 2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45643450" table:style-name="ce1">
            <text:p>114564345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0 0 0 0 0 0 <text:s/>1 1 1 1 0 0 0 0 0 0 <text:s/>1 1 1 1 0 0 0 0 0 0 <text:s/>1 1 1 1 0 0 0 0 0 0 <text:s/>1 1 1 1 0 0 0 0 0 0 <text:s/>1 1 1 1 0 0 0 0 0 0 <text:s/>1 1 1 1 0 0 0 0 0 0 <text:s/>1 1 1 1 1 0 0 0 0 0 <text:s/>1 1 1 1 1 1 1 0 0 0 <text:s/>1 1 1 1 1 1 1 1 1 1 0 0 0 0 1 1 1 1 1 1 <text:s/>0 0 0 0 1 1 1 1 1 1 <text:s/>0 0 0 0 1 1 1 1 1 1 <text:s/>0 0 0 0 1 1 1 1 1 1 <text:s/>0 0 0 0 1 1 1 1 1 1 <text:s/>0 0 0 0 1 1 1 1 1 1 <text:s/>0 0 0 0 1 1 1 1 1 1 <text:s/>0 0 0 0 0 1 1 1 1 1 <text:s/>0 0 0 0 0 0 0 1 1 1 <text:s/>0 0 0 0 0 0 0 0 0 0</text:p>
          </table:table-cell>
          <table:table-cell office:value-type="string" table:style-name="ce1">
            <text:p>0 0 0 0 0 0 0 0 0 0 0 0 0 0 0 0 0 0 0 0 0 0 0 0 0 0 0 0 0 0 0 0 2 0 2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2 0 2 0 <text:s/>0 0 0 0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262960950" table:style-name="ce1">
            <text:p>126296095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0 1 1 1 1 1 1 1 1 1 <text:s/>0 1 1 1 1 1 1 1 1 1 <text:s/>0 0 0 1 1 1 1 1 1 1 <text:s/>0 0 0 0 0 1 1 1 1 1 <text:s/>0 0 0 0 0 0 0 0 0 0 <text:s/>0 0 0 0 0 0 0 0 0 0 <text:s/>0 0 0 0 0 0 0 0 0 0 <text:s/>0 0 0 0 0 0 0 0 0 0 0 0 0 0 0 0 0 0 0 0 <text:s/>0 0 0 0 0 0 0 0 0 0 <text:s/>1 0 0 0 0 0 0 0 0 0 <text:s/>1 0 0 0 0 0 0 0 0 0 <text:s/>1 1 1 0 0 0 0 0 0 0 <text:s/>1 1 1 1 1 0 0 0 0 0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2 0 0 0 0 0 0 0 0 0 0 0 0 0 0 0 0 0 0 0 0 0 0 0 0 0 0 0 0 0 0 0 0 0 0 <text:s/>0 0 0 0 0 0 0 0 0 0 0 0 0 0 0 0 0 0 0 0 0 0 0 0 2 0 0 0</text:p>
          </table:table-cell>
          <table:table-cell office:value-type="string" table:style-name="ce1">
            <text:p>0 0 0 0 0 0 0 0 0 0 0 0 0 0 0 0 0 0 0 0 0 0 0 0 0 0 0 0 0 0 0 0 0 0 0 0 <text:s/>0 2 0 0 0 0 0 0 0 0 0 0 0 0 0 0 0 0 0 0 0 0 0 0 0 0 0 0 0 0 0 0 0 0 0 0 <text:s/>0 0 0 0 0 0 0 0 0 0 0 0 0 0 0 0 0 0 0 0 0 0 0 0 2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9" table:style-name="ce1">
            <text:p>459</text:p>
          </table:table-cell>
          <table:table-cell office:value-type="float" office:value="1320614587" table:style-name="ce1">
            <text:p>1320614587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0 0 <text:s/>1 1 1 1 1 1 1 0 0 0 <text:s/>1 1 1 1 1 0 0 0 0 0 <text:s/>1 1 1 1 0 0 0 0 0 0 <text:s/>1 1 1 0 0 0 0 0 0 0 <text:s/>1 1 0 0 0 0 0 0 0 0 <text:s/>1 0 0 0 0 0 0 0 0 0 <text:s/>0 0 0 0 0 0 0 0 0 0 0 0 0 0 0 0 0 0 0 0 <text:s/>0 0 0 0 0 0 0 0 0 0 <text:s/>0 0 0 0 0 0 0 0 1 1 <text:s/>0 0 0 0 0 0 0 1 1 1 <text:s/>0 0 0 0 0 1 1 1 1 1 <text:s/>0 0 0 0 1 1 1 1 1 1 <text:s/>0 0 0 1 1 1 1 1 1 1 <text:s/>0 0 1 1 1 1 1 1 1 1 <text:s/>0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2 0 0 0 0 0 0 0 0 0 0 <text:s/>2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0 0 0 0 0 0 0 0 0 0 0 0 0 0 0 0 0 0 0 0 0 2 0 0 0 0 0 0 0 0 0 0 <text:s/>2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12670651" table:style-name="ce1">
            <text:p>121267065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0 0 <text:s/>1 1 1 1 1 1 1 0 0 0 <text:s/>1 1 1 1 1 1 0 0 0 0 <text:s/>1 1 1 1 1 0 0 0 0 0 <text:s/>1 1 1 1 0 0 0 0 0 0 <text:s/>1 1 1 1 0 0 0 0 0 0 <text:s/>1 1 1 1 0 0 0 0 0 0 <text:s/>1 1 1 1 0 0 0 0 0 0 <text:s/>1 1 1 1 0 0 0 0 0 0 <text:s/>1 1 1 1 0 0 0 0 0 0 0 0 0 0 0 0 0 0 1 1 <text:s/>0 0 0 0 0 0 0 1 1 1 <text:s/>0 0 0 0 0 0 1 1 1 1 <text:s/>0 0 0 0 0 1 1 1 1 1 <text:s/>0 0 0 0 1 1 1 1 1 1 <text:s/>0 0 0 0 1 1 1 1 1 1 <text:s/>0 0 0 0 1 1 1 1 1 1 <text:s/>0 0 0 0 1 1 1 1 1 1 <text:s/>0 0 0 0 1 1 1 1 1 1 <text:s/>0 0 0 0 1 1 1 1 1 1</text:p>
          </table:table-cell>
          <table:table-cell office:value-type="string" table:style-name="ce1">
            <text:p>0 0 0 0 0 0 0 0 0 0 0 0 0 0 0 0 0 0 0 0 0 0 0 0 0 0 0 0 0 0 0 0 0 2 0 0 <text:s/>0 0 0 0 0 0 0 0 0 2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0 2 0 0 <text:s/>0 0 0 0 0 0 0 0 0 2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22075352" table:style-name="ce1">
            <text:p>122207535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0 1 1 1 1 1 1 1 1 1 <text:s/>0 0 1 1 1 1 1 1 1 1 <text:s/>0 0 0 1 1 1 1 1 1 1 <text:s/>0 0 0 0 0 1 1 1 1 1 <text:s/>0 0 0 0 0 0 0 0 0 1 <text:s/>0 0 0 0 0 0 0 0 0 0 <text:s/>0 0 0 0 0 0 0 0 0 0 <text:s/>0 0 0 0 0 0 0 0 0 0 0 0 0 0 0 0 0 0 0 0 <text:s/>0 0 0 0 0 0 0 0 0 0 <text:s/>1 0 0 0 0 0 0 0 0 0 <text:s/>1 1 0 0 0 0 0 0 0 0 <text:s/>1 1 1 0 0 0 0 0 0 0 <text:s/>1 1 1 1 1 0 0 0 0 0 <text:s/>1 1 1 1 1 1 1 1 1 0 <text:s/>1 1 1 1 1 1 1 1 1 1 <text:s/>1 1 1 1 1 1 1 1 1 1 <text:s/>1 1 1 1 1 1 1 1 1 1</text:p>
          </table:table-cell>
          <table:table-cell office:value-type="string" table:style-name="ce1">
            <text:p>0 0 0 0 0 0 0 0 0 0 0 0 0 0 0 0 0 0 0 0 0 0 0 0 2 0 0 0 0 0 0 0 0 0 0 0 <text:s/>0 0 0 0 0 0 0 0 0 0 0 0 0 0 0 0 0 0 0 0 0 0 0 0 0 2 0 0 0 0 0 0 0 0 0 0 <text:s/>0 0 0 0 0 0 0 0 0 0 0 0 0 0 0 0 0 0 0 0 0 0 0 0 0 0 0 0</text:p>
          </table:table-cell>
          <table:table-cell office:value-type="string" table:style-name="ce1">
            <text:p>0 0 0 0 0 0 0 0 0 0 0 0 0 0 0 0 0 0 0 0 0 0 0 0 2 0 0 0 0 0 0 0 0 0 0 0 <text:s/>0 0 0 0 0 0 0 0 0 0 0 0 0 0 0 0 0 0 0 0 0 0 0 0 0 2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28863800" table:style-name="ce1">
            <text:p>122886380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1 1 1 1 1 1 1 1 <text:s/>0 0 1 1 1 1 1 1 1 1 <text:s/>0 0 1 1 1 1 1 1 1 1 <text:s/>0 0 1 1 1 1 1 1 1 1 <text:s/>0 0 1 1 1 1 1 1 1 1 <text:s/>0 0 0 1 1 1 1 1 1 1 <text:s/>0 0 0 0 0 1 1 1 0 0 <text:s/>0 0 0 0 0 0 0 0 0 0 <text:s/>0 0 0 0 0 0 0 0 0 0 <text:s/>0 0 0 0 0 0 0 0 0 0 1 1 0 0 0 0 0 0 0 0 <text:s/>1 1 0 0 0 0 0 0 0 0 <text:s/>1 1 0 0 0 0 0 0 0 0 <text:s/>1 1 0 0 0 0 0 0 0 0 <text:s/>1 1 0 0 0 0 0 0 0 0 <text:s/>1 1 1 0 0 0 0 0 0 0 <text:s/>1 1 1 1 1 0 0 0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2 0 0 0 0 0 0 0 0 0 0 0 0 0 0 0 0 0 0 0 0 0 0 0 0 <text:s/>0 0 0 0 0 0 0 0 0 0 0 0 0 0 0 0 0 0 0 0 0 0 0 0 0 0 0 2</text:p>
          </table:table-cell>
          <table:table-cell office:value-type="string" table:style-name="ce1">
            <text:p>0 0 0 0 0 0 0 0 0 0 0 0 0 0 0 0 0 0 0 0 0 0 0 0 0 0 0 0 0 0 0 0 0 0 0 0 <text:s/>0 0 0 0 0 0 0 0 0 0 0 2 0 0 0 0 0 0 0 0 0 0 0 0 0 0 0 0 0 0 0 0 0 0 0 0 <text:s/>0 0 0 0 0 0 0 0 0 0 0 0 0 0 0 0 0 0 0 0 0 0 0 0 0 0 0 2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8" table:style-name="ce1">
            <text:p>138</text:p>
          </table:table-cell>
          <table:table-cell office:value-type="float" office:value="1202006775" table:style-name="ce1">
            <text:p>120200677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0 0 0 0 <text:s/>1 1 1 1 1 0 0 0 0 0 <text:s/>1 1 1 1 1 0 0 0 0 0 <text:s/>1 1 1 1 1 0 0 0 0 0 <text:s/>1 1 1 1 1 0 0 0 0 0 <text:s/>1 1 1 1 1 0 0 0 0 0 <text:s/>1 1 1 1 1 0 0 0 0 0 <text:s/>1 1 1 1 1 0 0 0 0 0 <text:s/>1 1 1 1 0 0 0 0 0 0 <text:s/>1 1 1 1 1 0 0 0 0 0 0 0 0 0 0 0 1 1 1 1 <text:s/>0 0 0 0 0 1 1 1 1 1 <text:s/>0 0 0 0 0 1 1 1 1 1 <text:s/>0 0 0 0 0 1 1 1 1 1 <text:s/>0 0 0 0 0 1 1 1 1 1 <text:s/>0 0 0 0 0 1 1 1 1 1 <text:s/>0 0 0 0 0 1 1 1 1 1 <text:s/>0 0 0 0 0 1 1 1 1 1 <text:s/>0 0 0 0 1 1 1 1 1 1 <text:s/>0 0 0 0 0 1 1 1 1 1</text:p>
          </table:table-cell>
          <table:table-cell office:value-type="string" table:style-name="ce1">
            <text:p>2 0 0 0 0 0 0 0 0 0 0 0 0 0 0 0 0 0 0 0 0 0 0 0 0 0 0 0 0 2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2 0 0 0 0 0 0 0 0 0 0 0 0 0 0 0 0 0 0 0 0 0 0 0 0 0 0 0 0 2 0 0 0 0 0 0 <text:s/>0 0 0 0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142185400" table:style-name="ce1">
            <text:p>114218540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0 <text:s/>1 1 1 1 1 1 1 1 0 0 <text:s/>1 1 1 1 1 1 0 0 0 0 <text:s/>1 1 1 1 0 0 0 0 0 0 <text:s/>1 1 1 0 0 0 0 0 0 0 <text:s/>0 0 0 0 0 0 0 0 0 0 <text:s/>0 0 0 0 0 0 0 0 0 0 <text:s/>0 0 0 0 0 0 0 0 0 0 0 0 0 0 0 0 0 0 0 0 <text:s/>0 0 0 0 0 0 0 0 0 0 <text:s/>0 0 0 0 0 0 0 0 0 1 <text:s/>0 0 0 0 0 0 0 0 1 1 <text:s/>0 0 0 0 0 0 1 1 1 1 <text:s/>0 0 0 0 1 1 1 1 1 1 <text:s/>0 0 0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2 0 0 0 0 <text:s/>0 0 0 0 0 0 0 0 0 0 0 0 0 0 0 0 0 0 0 0 0 0 0 0 0 0 0 0 0 0 0 0 0 0 0 0 <text:s/>0 0 0 0 0 0 0 0 0 0 0 0 0 0 0 0 0 0 0 0 0 0 2 0 0 0 0 0</text:p>
          </table:table-cell>
          <table:table-cell office:value-type="string" table:style-name="ce1">
            <text:p>0 0 0 0 0 0 0 0 0 0 0 0 0 0 0 0 0 0 0 0 0 0 0 0 0 0 0 0 0 0 0 2 0 0 0 0 <text:s/>0 0 0 0 0 0 0 0 0 0 0 0 0 0 0 0 0 0 0 0 0 0 0 0 0 0 0 0 0 0 0 0 0 0 0 0 <text:s/>0 0 0 0 0 0 0 0 0 0 0 0 0 0 0 0 0 0 0 0 0 0 2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114752461" table:style-name="ce1">
            <text:p>111475246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0 <text:s/>1 1 1 1 1 1 1 1 0 0 <text:s/>1 1 1 1 1 1 0 0 0 0 <text:s/>1 1 1 1 1 0 0 0 0 0 <text:s/>1 1 1 1 0 0 0 0 0 0 <text:s/>1 1 1 0 0 0 0 0 0 0 <text:s/>1 1 0 0 0 0 0 0 0 0 <text:s/>1 1 0 0 0 0 0 0 0 0 <text:s/>1 0 0 0 0 0 0 0 0 0 0 0 0 0 0 0 0 0 0 0 <text:s/>0 0 0 0 0 0 0 0 0 1 <text:s/>0 0 0 0 0 0 0 0 1 1 <text:s/>0 0 0 0 0 0 1 1 1 1 <text:s/>0 0 0 0 0 1 1 1 1 1 <text:s/>0 0 0 0 1 1 1 1 1 1 <text:s/>0 0 0 1 1 1 1 1 1 1 <text:s/>0 0 1 1 1 1 1 1 1 1 <text:s/>0 0 1 1 1 1 1 1 1 1 <text:s/>0 1 1 1 1 1 1 1 1 1</text:p>
          </table:table-cell>
          <table:table-cell office:value-type="string" table:style-name="ce1">
            <text:p>0 0 0 0 0 0 0 0 0 0 0 0 0 0 0 0 0 0 0 0 0 2 0 0 0 0 0 0 0 0 0 0 0 0 0 0 <text:s/>0 0 0 0 0 0 0 0 0 0 0 0 0 0 0 0 0 0 0 0 0 0 0 0 0 0 0 0 0 0 0 0 0 0 0 0 <text:s/>0 0 0 0 2 0 0 0 0 0 0 0 0 0 0 0 0 0 0 0 0 0 0 0 0 0 0 0</text:p>
          </table:table-cell>
          <table:table-cell office:value-type="string" table:style-name="ce1">
            <text:p>0 0 0 0 0 0 0 0 0 0 0 0 0 0 0 0 0 0 0 0 0 2 0 0 0 0 0 0 0 0 0 0 0 0 0 0 <text:s/>0 0 0 0 0 0 0 0 0 0 0 0 0 0 0 0 0 0 0 0 0 0 0 0 0 0 0 0 0 0 0 0 0 0 0 0 <text:s/>0 0 0 0 2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247871722" table:style-name="ce1">
            <text:p>124787172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0 0 0 0 0 1 1 1 1 1 <text:s/>0 0 0 0 0 0 1 1 1 1 <text:s/>0 0 0 0 0 0 0 1 1 1 <text:s/>0 0 0 0 0 0 0 0 1 1 <text:s/>0 0 0 0 0 0 0 0 1 1 <text:s/>0 0 0 0 0 0 0 0 1 1 <text:s/>0 0 0 0 0 0 0 0 1 1 0 0 0 0 0 0 0 0 0 0 <text:s/>0 0 0 0 0 0 0 0 0 0 <text:s/>0 0 0 0 0 0 0 0 0 0 <text:s/>1 1 1 1 1 0 0 0 0 0 <text:s/>1 1 1 1 1 1 0 0 0 0 <text:s/>1 1 1 1 1 1 1 0 0 0 <text:s/>1 1 1 1 1 1 1 1 0 0 <text:s/>1 1 1 1 1 1 1 1 0 0 <text:s/>1 1 1 1 1 1 1 1 0 0 <text:s/>1 1 1 1 1 1 1 1 0 0</text:p>
          </table:table-cell>
          <table:table-cell office:value-type="string" table:style-name="ce1">
            <text:p>0 0 0 2 0 0 0 0 0 0 0 0 0 0 0 0 0 0 0 0 0 0 0 0 0 0 0 0 0 0 0 0 0 0 0 0 <text:s/>0 0 0 0 0 0 2 0 0 0 0 0 0 0 0 0 0 0 0 0 0 0 0 0 0 0 0 0 0 0 0 0 0 0 0 0 <text:s/>0 0 0 0 0 0 0 0 0 0 0 0 0 0 0 0 0 0 0 0 0 0 0 0 0 0 0 0</text:p>
          </table:table-cell>
          <table:table-cell office:value-type="string" table:style-name="ce1">
            <text:p>0 0 0 2 0 0 0 0 0 0 0 0 0 0 0 0 0 0 0 0 0 0 0 0 0 0 0 0 0 0 0 0 0 0 0 0 <text:s/>0 0 0 0 0 0 2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66963538" table:style-name="ce1">
            <text:p>116696353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2 0 0 0 0 0 0 0 0 0 <text:s/>0 0 0 0 0 0 0 0 0 0 0 0 0 0 0 0 0 0 0 0 0 0 0 0 0 0 0 0 0 0 0 0 0 0 0 0 <text:s/>0 0 0 0 2 0 0 0 0 0 0 0 0 0 0 0 0 0 0 0 0 0 0 0 0 0 0 0</text:p>
          </table:table-cell>
          <table:table-cell office:value-type="string" table:style-name="ce1">
            <text:p>0 0 0 0 0 0 0 0 0 0 0 0 0 0 0 0 0 0 0 0 0 0 0 0 0 0 2 0 0 0 0 0 0 0 0 0 <text:s/>0 0 0 0 0 0 0 0 0 0 0 0 0 0 0 0 0 0 0 0 0 0 0 0 0 0 0 0 0 0 0 0 0 0 0 0 <text:s/>0 0 0 0 2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1328106108" table:style-name="ce1">
            <text:p>132810610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0 0 0 0 <text:s/>1 1 1 1 1 1 1 0 0 0 <text:s/>1 1 1 1 1 1 1 0 0 0 <text:s/>1 1 1 1 1 1 1 0 0 0 <text:s/>1 1 1 1 1 1 1 0 0 0 <text:s/>1 1 1 1 1 1 1 0 0 0 <text:s/>0 1 1 1 1 1 1 0 0 0 <text:s/>0 0 1 1 1 0 0 0 0 0 <text:s/>0 0 0 0 0 0 0 0 0 0 <text:s/>0 0 0 0 0 0 0 0 0 0 0 0 0 0 0 0 1 1 1 1 <text:s/>0 0 0 0 0 0 0 1 1 1 <text:s/>0 0 0 0 0 0 0 1 1 1 <text:s/>0 0 0 0 0 0 0 1 1 1 <text:s/>0 0 0 0 0 0 0 1 1 1 <text:s/>0 0 0 0 0 0 0 1 1 1 <text:s/>1 0 0 0 0 0 0 1 1 1 <text:s/>1 1 0 0 0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2 0 0 0 0 0 0 0 <text:s/>0 0 0 0 0 0 0 0 0 0 0 0 0 0 0 0 0 0 0 0 0 0 0 2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2 0 0 0 0 0 0 0 <text:s/>0 0 0 0 0 0 0 0 0 0 0 0 0 0 0 0 0 0 0 0 0 0 0 2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192335521" table:style-name="ce1">
            <text:p>119233552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0 0 0 <text:s/>1 1 1 1 1 1 0 0 0 0 <text:s/>1 1 1 1 1 1 0 0 0 0 <text:s/>1 1 1 1 1 1 0 0 0 0 <text:s/>1 1 1 1 1 0 0 0 0 0 <text:s/>1 1 1 1 1 0 0 0 0 0 <text:s/>1 1 1 1 0 0 0 0 0 0 <text:s/>1 1 1 1 0 0 0 0 0 0 <text:s/>1 1 1 1 0 0 0 0 0 0 <text:s/>1 1 1 0 0 0 0 0 0 0 0 0 0 0 0 0 0 1 1 1 <text:s/>0 0 0 0 0 0 1 1 1 1 <text:s/>0 0 0 0 0 0 1 1 1 1 <text:s/>0 0 0 0 0 0 1 1 1 1 <text:s/>0 0 0 0 0 1 1 1 1 1 <text:s/>0 0 0 0 0 1 1 1 1 1 <text:s/>0 0 0 0 1 1 1 1 1 1 <text:s/>0 0 0 0 1 1 1 1 1 1 <text:s/>0 0 0 0 1 1 1 1 1 1 <text:s/>0 0 0 1 1 1 1 1 1 1</text:p>
          </table:table-cell>
          <table:table-cell office:value-type="string" table:style-name="ce1">
            <text:p>0 0 0 0 0 0 0 0 0 0 0 0 0 0 0 0 0 0 0 0 0 0 0 0 0 0 0 0 0 0 0 0 2 0 0 0 <text:s/>0 0 0 0 0 0 0 0 0 0 0 0 0 0 0 0 0 0 0 0 0 2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2 0 0 0 <text:s/>0 0 0 0 0 0 0 0 0 0 0 0 0 0 0 0 0 0 0 0 0 2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36450824" table:style-name="ce1">
            <text:p>1236450824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0 1 1 1 1 1 1 1 1 1 <text:s/>0 1 1 1 1 1 1 1 1 1 <text:s/>0 0 1 1 1 1 1 1 1 1 <text:s/>0 0 0 0 1 1 1 1 1 1 <text:s/>0 0 0 0 0 1 1 1 1 1 <text:s/>0 0 0 0 0 0 0 1 1 1 <text:s/>0 0 0 0 0 0 0 0 0 0 <text:s/>0 0 0 0 0 0 0 0 0 0 <text:s/>0 0 0 0 0 0 0 0 0 0 0 0 0 0 0 0 0 0 0 0 <text:s/>1 0 0 0 0 0 0 0 0 0 <text:s/>1 0 0 0 0 0 0 0 0 0 <text:s/>1 1 0 0 0 0 0 0 0 0 <text:s/>1 1 1 1 0 0 0 0 0 0 <text:s/>1 1 1 1 1 0 0 0 0 0 <text:s/>1 1 1 1 1 1 1 0 0 0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2 0 0 0 0 0 0 0 0 0 0 0 0 0 0 0 0 0 0 0 0 0 0 0 0 0 0 0 0 0 0 0 0 0 0 <text:s/>0 0 0 0 0 0 0 0 0 0 0 0 0 0 0 0 0 0 0 0 0 0 2 0 0 0 0 0</text:p>
          </table:table-cell>
          <table:table-cell office:value-type="string" table:style-name="ce1">
            <text:p>0 0 0 0 0 0 0 0 0 0 0 0 0 0 0 0 0 0 0 0 0 0 0 0 0 0 0 0 0 0 0 0 0 0 0 0 <text:s/>0 2 0 0 0 0 0 0 0 0 0 0 0 0 0 0 0 0 0 0 0 0 0 0 0 0 0 0 0 0 0 0 0 0 0 0 <text:s/>0 0 0 0 0 0 0 0 0 0 0 0 0 0 0 0 0 0 0 0 0 0 2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361211424" table:style-name="ce1">
            <text:p>1361211424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0 1 1 1 1 1 1 1 1 1 <text:s/>0 0 1 1 1 1 1 1 1 1 <text:s/>0 0 0 0 1 1 1 1 1 1 <text:s/>0 0 0 0 0 1 1 1 1 1 <text:s/>0 0 0 0 0 0 1 1 1 1 <text:s/>0 0 0 0 0 0 0 1 1 1 <text:s/>0 0 0 0 0 0 0 0 1 1 <text:s/>0 0 0 0 0 0 0 0 1 1 <text:s/>0 0 0 0 0 0 0 0 0 1 0 0 0 0 0 0 0 0 0 0 <text:s/>1 0 0 0 0 0 0 0 0 0 <text:s/>1 1 0 0 0 0 0 0 0 0 <text:s/>1 1 1 1 0 0 0 0 0 0 <text:s/>1 1 1 1 1 0 0 0 0 0 <text:s/>1 1 1 1 1 1 0 0 0 0 <text:s/>1 1 1 1 1 1 1 0 0 0 <text:s/>1 1 1 1 1 1 1 1 0 0 <text:s/>1 1 1 1 1 1 1 1 0 0 <text:s/>1 1 1 1 1 1 1 1 1 0</text:p>
          </table:table-cell>
          <table:table-cell office:value-type="string" table:style-name="ce1">
            <text:p>0 0 0 0 0 0 0 0 0 0 0 0 0 0 0 0 0 0 0 0 0 0 0 0 0 0 0 0 0 0 0 0 0 0 0 0 <text:s/>0 0 0 0 0 0 0 0 0 0 0 0 0 0 0 0 0 0 0 0 0 0 0 2 0 0 0 0 0 0 0 0 0 0 0 0 <text:s/>0 0 0 0 0 0 0 0 0 0 0 0 0 2 0 0 0 0 0 0 0 0 0 0 0 0 0 0</text:p>
          </table:table-cell>
          <table:table-cell office:value-type="string" table:style-name="ce1">
            <text:p>0 0 0 0 0 0 0 0 0 0 0 0 0 0 0 0 0 0 0 0 0 0 0 0 0 0 0 0 0 0 0 0 0 0 0 0 <text:s/>0 0 0 0 0 0 0 0 0 0 0 0 0 0 0 0 0 0 0 0 0 0 0 2 0 0 0 0 0 0 0 0 0 0 0 0 <text:s/>0 0 0 0 0 0 0 0 0 0 0 0 0 2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41098600" table:style-name="ce1">
            <text:p>114109860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0 <text:s/>1 1 1 1 1 1 1 0 0 0 <text:s/>1 1 1 1 0 0 0 0 0 0 <text:s/>0 0 0 0 0 0 0 0 0 0 <text:s/>0 0 0 0 0 0 0 0 0 0 <text:s/>0 0 0 0 0 0 0 0 0 0 <text:s/>0 0 0 0 0 0 0 0 0 0 0 0 0 0 0 0 0 0 0 0 <text:s/>0 0 0 0 0 0 0 0 0 0 <text:s/>0 0 0 0 0 0 0 0 0 0 <text:s/>0 0 0 0 0 0 0 0 0 1 <text:s/>0 0 0 0 0 0 0 1 1 1 <text:s/>0 0 0 0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2 0 0 0 <text:s/>0 0 0 0 0 0 0 0 0 0 0 0 0 0 0 0 0 0 0 0 0 0 0 0 0 0 0 0 0 0 0 0 0 0 0 0 <text:s/>0 0 0 0 0 0 0 0 0 0 0 2 0 0 0 0 0 0 0 0 0 0 0 0 0 0 0 0</text:p>
          </table:table-cell>
          <table:table-cell office:value-type="string" table:style-name="ce1">
            <text:p>0 0 0 0 0 0 0 0 0 0 0 0 0 0 0 0 0 0 0 0 0 0 0 0 0 0 0 0 0 0 0 0 2 0 0 0 <text:s/>0 0 0 0 0 0 0 0 0 0 0 0 0 0 0 0 0 0 0 0 0 0 0 0 0 0 0 0 0 0 0 0 0 0 0 0 <text:s/>0 0 0 0 0 0 0 0 0 0 0 2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378406004" table:style-name="ce1">
            <text:p>1378406004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1 1 1 1 1 0 0 0 0 <text:s/>0 1 1 1 1 1 1 0 0 0 <text:s/>0 1 1 1 1 1 1 1 0 0 <text:s/>0 1 1 1 1 1 1 1 0 0 <text:s/>0 1 1 1 1 1 1 1 0 0 <text:s/>0 1 1 1 1 1 1 1 0 0 <text:s/>0 1 1 1 1 1 1 0 0 0 <text:s/>0 0 1 1 1 1 0 0 0 0 <text:s/>0 0 0 0 0 0 0 0 0 0 <text:s/>0 0 0 0 0 0 0 0 0 0 1 0 0 0 0 0 1 1 1 1 <text:s/>1 0 0 0 0 0 0 1 1 1 <text:s/>1 0 0 0 0 0 0 0 1 1 <text:s/>1 0 0 0 0 0 0 0 1 1 <text:s/>1 0 0 0 0 0 0 0 1 1 <text:s/>1 0 0 0 0 0 0 0 1 1 <text:s/>1 0 0 0 0 0 0 1 1 1 <text:s/>1 1 0 0 0 0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2 0 0 0 0 0 0 0 0 0 <text:s/>0 0 0 0 0 0 0 0 2 0 0 0 0 0 0 0 0 0 0 0 0 0 0 0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2 0 0 0 0 0 0 0 0 0 <text:s/>0 0 0 0 0 0 0 0 2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86900268" table:style-name="ce1">
            <text:p>118690026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1 0 <text:s/>1 0 0 0 0 0 0 0 0 0 <text:s/>0 0 0 0 0 0 0 0 0 0 <text:s/>0 0 0 0 0 0 0 0 0 0 <text:s/>0 0 0 0 0 0 0 0 0 0 <text:s/>0 0 0 0 0 0 0 0 0 0 0 0 0 0 0 0 0 0 0 0 <text:s/>0 0 0 0 0 0 0 0 0 0 <text:s/>0 0 0 0 0 0 0 0 0 0 <text:s/>0 0 0 0 0 0 0 0 0 0 <text:s/>0 0 0 0 0 0 0 0 0 1 <text:s/>0 1 1 1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2 0 0 0 0 0 0 0 0 0 0 0 0 0 0 0 0 0 <text:s/>0 0 0 0 0 0 0 0 0 0 0 0 0 0 0 0 0 0 0 0 0 0 0 0 0 0 0 0 0 0 0 0 0 0 0 0 <text:s/>0 0 0 0 0 0 0 2 0 0 0 0 0 0 0 0 0 0 0 0 0 0 0 0 0 0 0 0</text:p>
          </table:table-cell>
          <table:table-cell office:value-type="string" table:style-name="ce1">
            <text:p>0 0 0 0 0 0 0 0 0 0 0 0 0 0 0 0 0 0 2 0 0 0 0 0 0 0 0 0 0 0 0 0 0 0 0 0 <text:s/>0 0 0 0 0 0 0 0 0 0 0 0 0 0 0 0 0 0 0 0 0 0 0 0 0 0 0 0 0 0 0 0 0 0 0 0 <text:s/>0 0 0 0 0 0 0 2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23859328" table:style-name="ce1">
            <text:p>122385932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0 1 1 1 1 1 1 1 1 1 <text:s/>0 0 0 1 1 1 1 1 1 1 <text:s/>0 0 0 0 1 1 1 1 1 1 <text:s/>0 0 0 0 0 0 1 1 1 1 <text:s/>0 0 0 0 0 0 0 1 1 1 <text:s/>0 0 0 0 0 0 0 0 0 1 <text:s/>0 0 0 0 0 0 0 0 0 0 <text:s/>0 0 0 0 0 0 0 0 0 0 0 0 0 0 0 0 0 0 0 0 <text:s/>0 0 0 0 0 0 0 0 0 0 <text:s/>1 0 0 0 0 0 0 0 0 0 <text:s/>1 1 1 0 0 0 0 0 0 0 <text:s/>1 1 1 1 0 0 0 0 0 0 <text:s/>1 1 1 1 1 1 0 0 0 0 <text:s/>1 1 1 1 1 1 1 0 0 0 <text:s/>1 1 1 1 1 1 1 1 1 0 <text:s/>1 1 1 1 1 1 1 1 1 1 <text:s/>1 1 1 1 1 1 1 1 1 1</text:p>
          </table:table-cell>
          <table:table-cell office:value-type="string" table:style-name="ce1">
            <text:p>0 0 0 0 0 0 0 0 2 0 0 0 0 0 0 0 0 0 0 0 0 0 0 0 0 0 0 0 0 0 0 0 0 0 0 0 <text:s/>0 0 0 0 0 0 0 0 0 0 0 0 0 0 0 0 0 0 0 0 0 0 0 0 0 0 0 0 0 0 0 0 0 0 0 0 <text:s/>0 0 0 0 0 0 0 0 0 0 0 0 0 0 0 0 0 0 0 0 2 0 0 0 0 0 0 0</text:p>
          </table:table-cell>
          <table:table-cell office:value-type="string" table:style-name="ce1">
            <text:p>0 0 0 0 0 0 0 0 2 0 0 0 0 0 0 0 0 0 0 0 0 0 0 0 0 0 0 0 0 0 0 0 0 0 0 0 <text:s/>0 0 0 0 0 0 0 0 0 0 0 0 0 0 0 0 0 0 0 0 0 0 0 0 0 0 0 0 0 0 0 0 0 0 0 0 <text:s/>0 0 0 0 0 0 0 0 0 0 0 0 0 0 0 0 0 0 0 0 2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6" table:style-name="ce1">
            <text:p>186</text:p>
          </table:table-cell>
          <table:table-cell office:value-type="float" office:value="1232882144" table:style-name="ce1">
            <text:p>1232882144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0 0 0 0 0 0 0 <text:s/>1 1 1 1 0 0 0 0 0 0 <text:s/>1 1 1 1 1 0 0 0 0 0 <text:s/>1 1 1 1 1 0 0 0 0 0 <text:s/>1 1 1 1 1 1 0 0 0 0 <text:s/>1 1 1 1 1 1 0 0 0 0 <text:s/>1 1 1 1 1 1 0 0 0 0 <text:s/>1 1 1 1 1 1 0 0 0 0 <text:s/>1 1 1 1 1 0 0 0 0 0 <text:s/>1 1 1 1 0 0 0 0 0 0 0 0 0 1 1 1 1 1 1 1 <text:s/>0 0 0 0 1 1 1 1 1 1 <text:s/>0 0 0 0 0 1 1 1 1 1 <text:s/>0 0 0 0 0 1 1 1 1 1 <text:s/>0 0 0 0 0 0 1 1 1 1 <text:s/>0 0 0 0 0 0 1 1 1 1 <text:s/>0 0 0 0 0 0 1 1 1 1 <text:s/>0 0 0 0 0 0 1 1 1 1 <text:s/>0 0 0 0 0 1 1 1 1 1 <text:s/>0 0 0 0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2 0 0 0 0 0 0 0 0 0 0 0 0 0 0 0 0 0 0 0 0 0 0 0 2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2 0 0 0 0 0 0 0 0 0 0 0 0 0 0 0 0 0 0 0 0 0 0 0 2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246211980" table:style-name="ce1">
            <text:p>124621198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0 0 0 0 0 1 1 1 1 1 <text:s/>0 0 0 0 0 0 0 1 1 1 <text:s/>0 0 0 0 0 0 0 0 1 1 <text:s/>0 0 0 0 0 0 0 0 0 0 <text:s/>0 0 0 0 0 0 0 0 0 0 <text:s/>0 0 0 0 0 0 0 0 0 0 0 0 0 0 0 0 0 0 0 0 <text:s/>0 0 0 0 0 0 0 0 0 0 <text:s/>0 0 0 0 0 0 0 0 0 0 <text:s/>0 0 0 0 0 0 0 0 0 0 <text:s/>1 1 1 1 1 0 0 0 0 0 <text:s/>1 1 1 1 1 1 1 0 0 0 <text:s/>1 1 1 1 1 1 1 1 0 0 <text:s/>1 1 1 1 1 1 1 1 1 1 <text:s/>1 1 1 1 1 1 1 1 1 1 <text:s/>1 1 1 1 1 1 1 1 1 1</text:p>
          </table:table-cell>
          <table:table-cell office:value-type="string" table:style-name="ce1">
            <text:p>0 0 0 0 0 0 0 0 0 0 0 0 0 0 0 0 0 0 0 2 0 0 0 0 0 0 0 0 0 0 0 0 0 0 0 0 <text:s/>0 0 0 0 0 0 0 0 0 0 0 0 0 0 0 0 0 0 0 0 0 0 0 0 0 0 0 0 0 0 0 0 0 0 0 0 <text:s/>0 0 0 0 0 0 0 0 0 0 0 0 0 2 0 0 0 0 0 0 0 0 0 0 0 0 0 0</text:p>
          </table:table-cell>
          <table:table-cell office:value-type="string" table:style-name="ce1">
            <text:p>0 0 0 0 0 0 0 0 0 0 0 0 0 0 0 0 0 0 0 2 0 0 0 0 0 0 0 0 0 0 0 0 0 0 0 0 <text:s/>0 0 0 0 0 0 0 0 0 0 0 0 0 0 0 0 0 0 0 0 0 0 0 0 0 0 0 0 0 0 0 0 0 0 0 0 <text:s/>0 0 0 0 0 0 0 0 0 0 0 0 0 2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315646948" table:style-name="ce1">
            <text:p>131564694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0 0 0 0 1 1 1 1 1 1 <text:s/>0 0 0 0 0 1 1 1 1 1 <text:s/>0 0 0 0 0 0 1 1 1 1 <text:s/>0 0 0 0 0 0 1 1 1 1 <text:s/>0 0 0 0 0 0 0 1 1 1 <text:s/>0 0 0 0 0 0 1 1 1 1 <text:s/>0 0 0 0 0 0 1 1 1 1 <text:s/>0 0 0 0 0 0 1 1 1 1 0 0 0 0 0 0 0 0 0 0 <text:s/>0 0 0 0 0 0 0 0 0 0 <text:s/>1 1 1 1 0 0 0 0 0 0 <text:s/>1 1 1 1 1 0 0 0 0 0 <text:s/>1 1 1 1 1 1 0 0 0 0 <text:s/>1 1 1 1 1 1 0 0 0 0 <text:s/>1 1 1 1 1 1 1 0 0 0 <text:s/>1 1 1 1 1 1 0 0 0 0 <text:s/>1 1 1 1 1 1 0 0 0 0 <text:s/>1 1 1 1 1 1 0 0 0 0</text:p>
          </table:table-cell>
          <table:table-cell office:value-type="string" table:style-name="ce1">
            <text:p>0 0 0 0 0 0 0 0 0 0 0 2 0 0 0 0 0 0 0 0 0 2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2 0 0 0 0 0 0 0 0 0 2 0 0 0 0 0 0 0 0 0 0 0 0 0 0 <text:s/>0 0 0 0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07738537" table:style-name="ce1">
            <text:p>1207738537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1 1 1 1 1 1 1 <text:s/>0 0 0 1 1 1 1 1 1 1 <text:s/>0 0 0 0 1 1 1 1 1 1 <text:s/>0 0 0 0 1 1 1 1 1 1 <text:s/>0 0 0 0 0 1 1 1 1 1 <text:s/>0 0 0 0 0 1 1 1 1 1 <text:s/>0 0 0 0 0 0 1 1 1 1 <text:s/>0 0 0 0 0 0 1 1 1 1 <text:s/>0 0 0 0 0 0 0 1 1 1 <text:s/>0 0 0 0 0 0 0 1 1 1 1 1 1 0 0 0 0 0 0 0 <text:s/>1 1 1 0 0 0 0 0 0 0 <text:s/>1 1 1 1 0 0 0 0 0 0 <text:s/>1 1 1 1 0 0 0 0 0 0 <text:s/>1 1 1 1 1 0 0 0 0 0 <text:s/>1 1 1 1 1 0 0 0 0 0 <text:s/>1 1 1 1 1 1 0 0 0 0 <text:s/>1 1 1 1 1 1 0 0 0 0 <text:s/>1 1 1 1 1 1 1 0 0 0 <text:s/>1 1 1 1 1 1 1 0 0 0</text:p>
          </table:table-cell>
          <table:table-cell office:value-type="string" table:style-name="ce1">
            <text:p>0 0 0 0 0 0 0 0 0 0 0 0 0 0 0 0 0 0 0 0 0 0 0 0 0 0 0 0 0 2 0 0 0 0 0 0 <text:s/>0 0 0 0 0 0 0 0 0 0 0 0 0 0 0 0 0 0 0 0 0 0 0 0 0 0 0 0 0 0 0 0 0 0 2 0 <text:s/>0 0 0 0 0 0 0 0 0 0 0 0 0 0 0 0 0 0 0 0 0 0 0 0 0 0 0 0</text:p>
          </table:table-cell>
          <table:table-cell office:value-type="string" table:style-name="ce1">
            <text:p>0 0 0 0 0 0 0 0 0 0 0 0 0 0 0 0 0 0 0 0 0 0 0 0 0 0 0 0 0 2 0 0 0 0 0 0 <text:s/>0 0 0 0 0 0 0 0 0 0 0 0 0 0 0 0 0 0 0 0 0 0 0 0 0 0 0 0 0 0 0 0 0 0 2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195030926" table:style-name="ce1">
            <text:p>1195030926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0 0 0 <text:s/>1 1 1 1 1 1 1 0 0 0 <text:s/>1 1 1 1 1 1 1 0 0 0 <text:s/>1 1 1 1 1 1 1 0 0 0 <text:s/>1 1 1 1 1 1 1 0 0 0 <text:s/>1 1 1 1 1 1 1 0 0 0 <text:s/>1 1 1 1 1 1 0 0 0 0 <text:s/>0 0 1 1 0 0 0 0 0 0 <text:s/>0 0 0 0 0 0 0 0 0 0 <text:s/>0 0 0 0 0 0 0 0 0 0 0 0 0 0 0 0 0 1 1 1 <text:s/>0 0 0 0 0 0 0 1 1 1 <text:s/>0 0 0 0 0 0 0 1 1 1 <text:s/>0 0 0 0 0 0 0 1 1 1 <text:s/>0 0 0 0 0 0 0 1 1 1 <text:s/>0 0 0 0 0 0 0 1 1 1 <text:s/>0 0 0 0 0 0 1 1 1 1 <text:s/>1 1 0 0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2 0 0 0 0 0 0 0 0 0 0 0 0 0 0 0 0 0 0 0 0 0 0 0 2 0 0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0 0 0 0 0 2 0 0 0 0 0 0 0 0 0 0 0 0 0 0 0 0 0 0 0 0 0 0 0 2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220116440" table:style-name="ce1">
            <text:p>122011644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0 0 0 1 1 1 1 1 1 1 <text:s/>0 0 0 0 0 0 0 1 1 1 <text:s/>0 0 0 0 0 0 0 0 0 0 <text:s/>0 0 0 0 0 0 0 0 0 0 <text:s/>0 0 0 0 0 0 0 0 0 0 <text:s/>0 0 0 0 0 0 0 0 0 0 0 0 0 0 0 0 0 0 0 0 <text:s/>0 0 0 0 0 0 0 0 0 0 <text:s/>0 0 0 0 0 0 0 0 0 0 <text:s/>0 0 0 0 0 0 0 0 0 0 <text:s/>1 1 1 0 0 0 0 0 0 0 <text:s/>1 1 1 1 1 1 1 0 0 0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2 0 0 0 0 0 0 0 0 0 0 0 0 0 0 0 0 0 0 0 0 <text:s/>0 0 0 0 0 0 0 0 0 0 0 0 0 0 0 0 0 0 0 0 0 0 0 0 0 0 0 0 0 0 0 0 0 0 0 0 <text:s/>0 0 0 0 0 0 0 0 0 0 0 0 0 0 0 0 0 0 0 0 0 2 0 0 0 0 0 0</text:p>
          </table:table-cell>
          <table:table-cell office:value-type="string" table:style-name="ce1">
            <text:p>0 0 0 0 0 0 0 0 0 0 0 0 0 0 0 2 0 0 0 0 0 0 0 0 0 0 0 0 0 0 0 0 0 0 0 0 <text:s/>0 0 0 0 0 0 0 0 0 0 0 0 0 0 0 0 0 0 0 0 0 0 0 0 0 0 0 0 0 0 0 0 0 0 0 0 <text:s/>0 0 0 0 0 0 0 0 0 0 0 0 0 0 0 0 0 0 0 0 0 2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274747215" table:style-name="ce1">
            <text:p>127474721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1 1 1 1 1 1 1 1 1 <text:s/>0 0 1 1 1 1 1 1 1 1 <text:s/>0 0 0 1 1 1 1 1 1 1 <text:s/>0 0 0 1 1 1 1 1 1 1 <text:s/>0 0 0 0 1 1 1 1 1 1 <text:s/>0 0 0 0 0 1 1 1 1 1 <text:s/>0 0 0 0 0 0 1 1 1 1 <text:s/>0 0 0 0 0 0 0 1 1 1 <text:s/>0 0 0 0 0 0 0 0 0 1 <text:s/>0 0 0 0 0 0 0 0 0 0 1 0 0 0 0 0 0 0 0 0 <text:s/>1 1 0 0 0 0 0 0 0 0 <text:s/>1 1 1 0 0 0 0 0 0 0 <text:s/>1 1 1 0 0 0 0 0 0 0 <text:s/>1 1 1 1 0 0 0 0 0 0 <text:s/>1 1 1 1 1 0 0 0 0 0 <text:s/>1 1 1 1 1 1 0 0 0 0 <text:s/>1 1 1 1 1 1 1 0 0 0 <text:s/>1 1 1 1 1 1 1 1 1 0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2 0 0 0 0 0 0 0 0 0 0 0 0 0 <text:s/>0 0 0 0 0 0 0 0 0 0 0 0 0 0 0 0 0 0 0 0 0 0 0 2 0 0 0 0</text:p>
          </table:table-cell>
          <table:table-cell office:value-type="string" table:style-name="ce1">
            <text:p>0 0 0 0 0 0 0 0 0 0 0 0 0 0 0 0 0 0 0 0 0 0 0 0 0 0 0 0 0 0 0 0 0 0 0 0 <text:s/>0 0 0 0 0 0 0 0 0 0 0 0 0 0 0 0 0 0 0 0 0 0 2 0 0 0 0 0 0 0 0 0 0 0 0 0 <text:s/>0 0 0 0 0 0 0 0 0 0 0 0 0 0 0 0 0 0 0 0 0 0 0 2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222429997" table:style-name="ce1">
            <text:p>1222429997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0 0 0 1 1 1 1 <text:s/>1 0 0 0 0 0 0 0 1 1 <text:s/>0 0 0 0 0 0 0 0 0 0 <text:s/>0 0 0 0 0 0 0 0 0 0 <text:s/>0 0 0 0 0 0 0 0 0 0 <text:s/>0 0 0 0 0 0 0 0 0 0 0 0 0 0 0 0 0 0 0 0 <text:s/>0 0 0 0 0 0 0 0 0 0 <text:s/>0 0 0 0 0 0 0 0 0 0 <text:s/>0 0 0 0 0 0 0 0 0 0 <text:s/>0 0 0 1 1 1 0 0 0 0 <text:s/>0 1 1 1 1 1 1 1 0 0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2 0 0 0 0 0 0 0 0 0 0 0 0 0 0 0 0 0 0 0 0 0 <text:s/>0 0 0 0 0 0 0 0 0 0 0 0 0 0 0 0 0 0 0 0 0 0 0 0 0 0 0 0 2 0 0 0 0 0 0 0 <text:s/>0 0 0 0 0 0 0 0 0 0 0 0 0 0 0 0 0 0 0 0 0 0 0 0 0 0 0 0</text:p>
          </table:table-cell>
          <table:table-cell office:value-type="string" table:style-name="ce1">
            <text:p>0 0 0 0 0 0 0 0 0 0 0 0 0 0 2 0 0 0 0 0 0 0 0 0 0 0 0 0 0 0 0 0 0 0 0 0 <text:s/>0 0 0 0 0 0 0 0 0 0 0 0 0 0 0 0 0 0 0 0 0 0 0 0 0 0 0 0 2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236263230" table:style-name="ce1">
            <text:p>123626323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0 1 <text:s/>1 0 0 0 0 0 0 0 0 0 <text:s/>0 0 0 0 0 0 0 0 0 0 <text:s/>0 0 0 0 0 0 0 0 0 0 <text:s/>0 0 0 0 0 0 0 0 0 0 <text:s/>0 0 0 0 0 0 0 0 0 0 0 0 0 0 0 0 0 0 0 0 <text:s/>0 0 0 0 0 0 0 0 0 0 <text:s/>0 0 0 0 0 0 0 0 0 0 <text:s/>0 0 0 0 0 0 0 0 0 0 <text:s/>0 0 0 0 0 0 0 0 1 0 <text:s/>0 1 1 1 1 1 1 1 1 1 <text:s/>1 1 1 1 1 1 1 1 1 1 <text:s/>1 1 1 1 1 1 1 1 1 1 <text:s/>1 1 1 1 1 1 1 1 1 1 <text:s/>1 1 1 1 1 1 1 1 1 1</text:p>
          </table:table-cell>
          <table:table-cell office:value-type="string" table:style-name="ce1">
            <text:p>2 0 0 0 0 0 0 0 0 0 0 0 0 0 0 0 0 0 0 0 0 0 0 0 0 0 0 0 0 0 0 0 0 0 0 0 <text:s/>0 0 0 0 0 0 0 0 0 0 0 0 0 0 0 0 0 0 0 0 0 0 0 0 0 0 0 0 0 0 0 0 0 0 0 0 <text:s/>0 0 0 0 0 0 0 0 0 0 0 0 0 0 0 0 0 0 0 0 2 0 0 0 0 0 0 0</text:p>
          </table:table-cell>
          <table:table-cell office:value-type="string" table:style-name="ce1">
            <text:p>2 0 0 0 0 0 0 0 0 0 0 0 0 0 0 0 0 0 0 0 0 0 0 0 0 0 0 0 0 0 0 0 0 0 0 0 <text:s/>0 0 0 0 0 0 0 0 0 0 0 0 0 0 0 0 0 0 0 0 0 0 0 0 0 0 0 0 0 0 0 0 0 0 0 0 <text:s/>0 0 0 0 0 0 0 0 0 0 0 0 0 0 0 0 0 0 0 0 2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189154966" table:style-name="ce1">
            <text:p>1189154966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 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0 0 0 0 0 0 0 0 0 0 0 0 0 0 2 0 2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0 0 0 0 0 0 0 0 0 0 0 0 0 0 2 0 2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87153464" table:style-name="ce1">
            <text:p>1187153464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 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2 0 0 0 0 0 0 0 0 0 0 0 0 0 0 0 2 0 0 0 0 0 0 0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2 0 0 0 0 0 0 0 0 0 0 0 0 0 0 0 2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376124968" table:style-name="ce1">
            <text:p>137612496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0 <text:s/>1 1 1 1 1 1 1 1 0 0 <text:s/>1 1 1 1 1 1 1 0 0 0 <text:s/>1 1 1 1 1 0 0 0 0 0 <text:s/>1 1 1 1 1 0 0 0 0 0 <text:s/>1 1 1 0 0 0 0 0 0 0 <text:s/>1 1 0 0 0 0 0 0 0 0 <text:s/>1 1 0 0 0 0 0 0 0 0 <text:s/>1 0 0 0 0 0 0 0 0 0 0 0 0 0 0 0 0 0 0 0 <text:s/>0 0 0 0 0 0 0 0 0 1 <text:s/>0 0 0 0 0 0 0 0 1 1 <text:s/>0 0 0 0 0 0 0 1 1 1 <text:s/>0 0 0 0 0 1 1 1 1 1 <text:s/>0 0 0 0 0 1 1 1 1 1 <text:s/>0 0 0 1 1 1 1 1 1 1 <text:s/>0 0 1 1 1 1 1 1 1 1 <text:s/>0 0 1 1 1 1 1 1 1 1 <text:s/>0 1 1 1 1 1 1 1 1 1</text:p>
          </table:table-cell>
          <table:table-cell office:value-type="string" table:style-name="ce1">
            <text:p>0 0 0 0 0 0 0 0 0 0 0 0 0 0 0 0 0 0 0 0 0 0 0 0 0 0 0 0 0 0 2 0 0 0 0 0 <text:s/>0 0 0 0 0 0 0 0 0 0 0 0 0 0 0 0 0 0 0 0 0 0 0 0 0 0 0 0 0 0 0 0 0 0 0 0 <text:s/>0 0 0 0 0 0 0 0 0 0 0 0 0 0 0 0 0 0 0 0 0 0 0 0 2 0 0 0</text:p>
          </table:table-cell>
          <table:table-cell office:value-type="string" table:style-name="ce1">
            <text:p>0 0 0 0 0 0 0 0 0 0 0 0 0 0 0 0 0 0 0 0 0 0 0 0 0 0 0 0 0 0 2 0 0 0 0 0 <text:s/>0 0 0 0 0 0 0 0 0 0 0 0 0 0 0 0 0 0 0 0 0 0 0 0 0 0 0 0 0 0 0 0 0 0 0 0 <text:s/>0 0 0 0 0 0 0 0 0 0 0 0 0 0 0 0 0 0 0 0 0 0 0 0 2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194293104" table:style-name="ce1">
            <text:p>1194293104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0 <text:s/>1 1 1 1 1 1 1 1 0 0 <text:s/>1 1 1 1 1 1 1 0 0 0 <text:s/>1 1 1 1 1 1 1 0 0 0 <text:s/>1 1 1 1 1 1 0 0 0 0 <text:s/>1 1 1 1 1 0 0 0 0 0 <text:s/>1 1 1 1 0 0 0 0 0 0 <text:s/>1 1 1 0 0 0 0 0 0 0 <text:s/>1 0 0 0 0 0 0 0 0 0 <text:s/>0 0 0 0 0 0 0 0 0 0 0 0 0 0 0 0 0 0 0 1 <text:s/>0 0 0 0 0 0 0 0 1 1 <text:s/>0 0 0 0 0 0 0 1 1 1 <text:s/>0 0 0 0 0 0 0 1 1 1 <text:s/>0 0 0 0 0 0 1 1 1 1 <text:s/>0 0 0 0 0 1 1 1 1 1 <text:s/>0 0 0 0 1 1 1 1 1 1 <text:s/>0 0 0 1 1 1 1 1 1 1 <text:s/>0 1 1 1 1 1 1 1 1 1 <text:s/>1 1 1 1 1 1 1 1 1 1</text:p>
          </table:table-cell>
          <table:table-cell office:value-type="string" table:style-name="ce1">
            <text:p>0 0 0 0 0 0 0 0 0 0 0 0 0 0 2 0 0 0 0 0 0 0 0 0 0 0 0 0 0 0 0 0 0 0 0 0 <text:s/>0 0 0 0 0 0 0 0 0 0 0 0 0 0 0 0 0 0 0 0 0 0 0 2 0 0 0 0 0 0 0 0 0 0 0 0 <text:s/>0 0 0 0 0 0 0 0 0 0 0 0 0 0 0 0 0 0 0 0 0 0 0 0 0 0 0 0</text:p>
          </table:table-cell>
          <table:table-cell office:value-type="string" table:style-name="ce1">
            <text:p>0 0 0 0 0 0 0 0 0 0 0 0 0 0 2 0 0 0 0 0 0 0 0 0 0 0 0 0 0 0 0 0 0 0 0 0 <text:s/>0 0 0 0 0 0 0 0 0 0 0 0 0 0 0 0 0 0 0 0 0 0 0 2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079022815" table:style-name="ce1">
            <text:p>107902281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0 0 1 1 1 1 1 1 1 1 <text:s/>0 0 0 1 1 1 1 1 1 1 <text:s/>0 0 0 0 0 1 1 1 1 1 <text:s/>0 0 0 0 0 0 1 1 1 1 <text:s/>0 0 0 0 0 0 0 1 1 1 <text:s/>0 0 0 0 0 0 0 0 1 1 <text:s/>0 0 0 0 0 0 0 0 0 1 <text:s/>0 0 0 0 0 0 0 0 0 0 0 0 0 0 0 0 0 0 0 0 <text:s/>0 0 0 0 0 0 0 0 0 0 <text:s/>1 1 0 0 0 0 0 0 0 0 <text:s/>1 1 1 0 0 0 0 0 0 0 <text:s/>1 1 1 1 1 0 0 0 0 0 <text:s/>1 1 1 1 1 1 0 0 0 0 <text:s/>1 1 1 1 1 1 1 0 0 0 <text:s/>1 1 1 1 1 1 1 1 0 0 <text:s/>1 1 1 1 1 1 1 1 1 0 <text:s/>1 1 1 1 1 1 1 1 1 1</text:p>
          </table:table-cell>
          <table:table-cell office:value-type="string" table:style-name="ce1">
            <text:p>0 0 0 0 0 0 0 0 0 2 0 0 0 0 0 0 0 0 0 0 0 0 0 0 0 0 0 0 0 0 0 0 0 0 0 0 <text:s/>0 0 0 0 0 0 0 0 0 0 0 0 0 0 0 0 0 0 0 0 0 0 0 0 0 0 0 0 0 0 0 0 0 0 0 0 <text:s/>0 0 0 0 0 0 0 0 0 0 0 0 0 0 0 0 0 0 0 0 2 0 0 0 0 0 0 0</text:p>
          </table:table-cell>
          <table:table-cell office:value-type="string" table:style-name="ce1">
            <text:p>0 0 0 0 0 0 0 0 0 2 0 0 0 0 0 0 0 0 0 0 0 0 0 0 0 0 0 0 0 0 0 0 0 0 0 0 <text:s/>0 0 0 0 0 0 0 0 0 0 0 0 0 0 0 0 0 0 0 0 0 0 0 0 0 0 0 0 0 0 0 0 0 0 0 0 <text:s/>0 0 0 0 0 0 0 0 0 0 0 0 0 0 0 0 0 0 0 0 2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447400479" table:style-name="ce1">
            <text:p>144740047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0 0 0 1 1 1 1 1 1 1 <text:s/>0 0 0 0 0 0 0 1 1 1 <text:s/>0 0 0 0 0 0 0 0 0 0 <text:s/>0 0 0 0 0 0 0 0 0 0 <text:s/>0 0 0 0 0 0 0 0 0 0 <text:s/>0 0 0 0 0 0 0 0 0 0 0 0 0 0 0 0 0 0 0 0 <text:s/>0 0 0 0 0 0 0 0 0 0 <text:s/>0 0 0 0 0 0 0 0 0 0 <text:s/>0 0 0 0 0 0 0 0 0 0 <text:s/>1 1 1 0 0 0 0 0 0 0 <text:s/>1 1 1 1 1 1 1 0 0 0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2 0 0 0 0 0 0 0 0 0 0 0 0 0 0 0 0 0 0 0 <text:s/>0 0 0 0 0 0 0 0 0 0 0 0 0 0 0 0 0 0 0 0 0 0 0 0 0 0 0 0 0 0 0 0 0 0 0 0 <text:s/>0 0 0 0 0 0 0 0 0 0 0 0 0 0 0 0 0 0 0 0 0 0 2 0 0 0 0 0</text:p>
          </table:table-cell>
          <table:table-cell office:value-type="string" table:style-name="ce1">
            <text:p>0 0 0 0 0 0 0 0 0 0 0 0 0 0 0 0 2 0 0 0 0 0 0 0 0 0 0 0 0 0 0 0 0 0 0 0 <text:s/>0 0 0 0 0 0 0 0 0 0 0 0 0 0 0 0 0 0 0 0 0 0 0 0 0 0 0 0 0 0 0 0 0 0 0 0 <text:s/>0 0 0 0 0 0 0 0 0 0 0 0 0 0 0 0 0 0 0 0 0 0 2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301774144" table:style-name="ce1">
            <text:p>1301774144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1 1 1 1 1 1 1 <text:s/>0 0 1 1 1 1 1 1 1 1 <text:s/>0 0 1 1 1 1 1 1 1 1 <text:s/>0 0 1 1 1 1 1 1 1 1 <text:s/>0 0 1 1 1 1 1 1 1 1 <text:s/>0 0 1 1 1 1 1 1 1 1 <text:s/>0 0 0 1 1 1 1 1 1 0 <text:s/>0 0 0 0 1 1 1 1 0 0 <text:s/>0 0 0 0 0 0 0 0 0 0 <text:s/>0 0 0 0 0 0 0 0 0 0 1 1 1 0 0 0 0 0 0 0 <text:s/>1 1 0 0 0 0 0 0 0 0 <text:s/>1 1 0 0 0 0 0 0 0 0 <text:s/>1 1 0 0 0 0 0 0 0 0 <text:s/>1 1 0 0 0 0 0 0 0 0 <text:s/>1 1 0 0 0 0 0 0 0 0 <text:s/>1 1 1 0 0 0 0 0 0 1 <text:s/>1 1 1 1 0 0 0 0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2 0 0 0 <text:s/>0 0 0 0 0 0 0 2 0 0 0 0 0 0 0 0 0 0 0 0 0 0 0 0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2 0 0 0 <text:s/>0 0 0 0 0 0 0 2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1365309652" table:style-name="ce1">
            <text:p>136530965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1 1 1 1 1 1 1 1 <text:s/>0 1 1 1 1 1 1 1 1 0 <text:s/>0 1 1 1 1 1 1 1 1 0 <text:s/>0 1 1 1 1 1 1 1 1 0 <text:s/>0 1 1 1 1 1 1 1 1 0 <text:s/>0 0 1 1 1 1 1 1 0 0 <text:s/>0 0 0 1 1 1 1 0 0 0 <text:s/>0 0 0 0 0 0 0 0 0 0 <text:s/>0 0 0 0 0 0 0 0 0 0 <text:s/>0 0 0 0 0 0 0 0 0 0 1 1 0 0 0 0 0 0 0 0 <text:s/>1 0 0 0 0 0 0 0 0 1 <text:s/>1 0 0 0 0 0 0 0 0 1 <text:s/>1 0 0 0 0 0 0 0 0 1 <text:s/>1 0 0 0 0 0 0 0 0 1 <text:s/>1 1 0 0 0 0 0 0 1 1 <text:s/>1 1 1 0 0 0 0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2 0 0 0 0 0 0 0 0 0 0 0 0 0 0 0 0 0 <text:s/>0 0 0 0 0 0 0 0 0 0 0 0 0 0 0 0 0 0 0 0 0 2 0 0 0 0 0 0</text:p>
          </table:table-cell>
          <table:table-cell office:value-type="string" table:style-name="ce1">
            <text:p>0 0 0 0 0 0 0 0 0 0 0 0 0 0 0 0 0 0 0 0 0 0 0 0 0 0 0 0 0 0 0 0 0 0 0 0 <text:s/>0 0 0 0 0 0 0 0 0 0 0 0 0 0 0 0 0 0 2 0 0 0 0 0 0 0 0 0 0 0 0 0 0 0 0 0 <text:s/>0 0 0 0 0 0 0 0 0 0 0 0 0 0 0 0 0 0 0 0 0 2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198878752" table:style-name="ce1">
            <text:p>119887875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0 0 0 1 1 <text:s/>1 1 1 0 0 0 0 0 0 0 <text:s/>1 1 1 0 0 0 0 0 0 0 <text:s/>1 1 0 0 0 0 0 0 0 0 <text:s/>1 1 0 0 0 0 0 0 0 0 <text:s/>1 1 0 0 0 0 0 0 0 0 <text:s/>1 1 0 0 0 0 0 0 0 0 0 0 0 0 0 0 0 0 0 0 <text:s/>0 0 0 0 0 0 0 0 0 0 <text:s/>0 0 0 0 0 0 0 0 0 0 <text:s/>0 0 0 0 0 1 1 1 0 0 <text:s/>0 0 0 1 1 1 1 1 1 1 <text:s/>0 0 0 1 1 1 1 1 1 1 <text:s/>0 0 1 1 1 1 1 1 1 1 <text:s/>0 0 1 1 1 1 1 1 1 1 <text:s/>0 0 1 1 1 1 1 1 1 1 <text:s/>0 0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2 0 2 0 0 0 0 0 0 0 0 0 0 0 0 0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2 0 2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165698729" table:style-name="ce1">
            <text:p>116569872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0 0 <text:s/>1 1 1 1 1 1 1 0 0 0 <text:s/>1 1 1 1 1 1 0 0 0 0 <text:s/>1 1 1 1 1 1 0 0 0 0 <text:s/>1 1 1 1 1 0 0 0 0 0 <text:s/>1 1 1 1 0 0 0 0 0 0 <text:s/>1 1 1 1 0 0 0 0 0 0 <text:s/>1 1 1 1 0 0 0 0 0 0 <text:s/>1 1 1 0 0 0 0 0 0 0 <text:s/>1 1 1 0 0 0 0 0 0 0 0 0 0 0 0 0 0 0 1 1 <text:s/>0 0 0 0 0 0 0 1 1 1 <text:s/>0 0 0 0 0 0 1 1 1 1 <text:s/>0 0 0 0 0 0 1 1 1 1 <text:s/>0 0 0 0 0 1 1 1 1 1 <text:s/>0 0 0 0 1 1 1 1 1 1 <text:s/>0 0 0 0 1 1 1 1 1 1 <text:s/>0 0 0 0 1 1 1 1 1 1 <text:s/>0 0 0 1 1 1 1 1 1 1 <text:s/>0 0 0 1 1 1 1 1 1 1</text:p>
          </table:table-cell>
          <table:table-cell office:value-type="string" table:style-name="ce1">
            <text:p>0 0 0 2 0 0 0 0 0 0 0 0 0 0 0 0 0 0 0 0 0 0 0 0 0 0 0 0 0 0 0 0 0 0 0 0 <text:s/>0 0 0 0 0 0 0 0 0 0 0 0 2 0 0 0 0 0 0 0 0 0 0 0 0 0 0 0 0 0 0 0 0 0 0 0 <text:s/>0 0 0 0 0 0 0 0 0 0 0 0 0 0 0 0 0 0 0 0 0 0 0 0 0 0 0 0</text:p>
          </table:table-cell>
          <table:table-cell office:value-type="string" table:style-name="ce1">
            <text:p>0 0 0 2 0 0 0 0 0 0 0 0 0 0 0 0 0 0 0 0 0 0 0 0 0 0 0 0 0 0 0 0 0 0 0 0 <text:s/>0 0 0 0 0 0 0 0 0 0 0 0 2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47010282" table:style-name="ce1">
            <text:p>124701028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0 <text:s/>1 1 1 1 1 1 1 0 0 0 <text:s/>1 1 1 1 1 1 0 0 0 0 <text:s/>1 1 1 1 0 0 0 0 0 0 <text:s/>1 1 1 0 0 0 0 0 0 0 <text:s/>1 0 0 0 0 0 0 0 0 0 <text:s/>0 0 0 0 0 0 0 0 0 0 <text:s/>0 0 0 0 0 0 0 0 0 0 0 0 0 0 0 0 0 0 0 0 <text:s/>0 0 0 0 0 0 0 0 0 0 <text:s/>0 0 0 0 0 0 0 0 0 1 <text:s/>0 0 0 0 0 0 0 1 1 1 <text:s/>0 0 0 0 0 0 1 1 1 1 <text:s/>0 0 0 0 1 1 1 1 1 1 <text:s/>0 0 0 1 1 1 1 1 1 1 <text:s/>0 1 1 1 1 1 1 1 1 1 <text:s/>1 1 1 1 1 1 1 1 1 1 <text:s/>1 1 1 1 1 1 1 1 1 1</text:p>
          </table:table-cell>
          <table:table-cell office:value-type="string" table:style-name="ce1">
            <text:p>0 0 0 0 0 0 0 0 0 0 0 0 2 0 0 0 0 0 0 0 0 0 0 0 0 0 0 0 0 0 0 0 0 0 0 0 <text:s/>0 0 0 0 0 0 0 0 0 0 0 0 0 0 0 0 0 0 0 0 0 0 0 0 0 0 0 0 0 0 0 0 0 0 0 0 <text:s/>0 0 0 0 0 0 0 0 0 0 0 0 0 0 0 0 0 0 0 0 0 0 0 0 0 2 0 0</text:p>
          </table:table-cell>
          <table:table-cell office:value-type="string" table:style-name="ce1">
            <text:p>0 0 0 0 0 0 0 0 0 0 0 0 2 0 0 0 0 0 0 0 0 0 0 0 0 0 0 0 0 0 0 0 0 0 0 0 <text:s/>0 0 0 0 0 0 0 0 0 0 0 0 0 0 0 0 0 0 0 0 0 0 0 0 0 0 0 0 0 0 0 0 0 0 0 0 <text:s/>0 0 0 0 0 0 0 0 0 0 0 0 0 0 0 0 0 0 0 0 0 0 0 0 0 2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1241663802" table:style-name="ce1">
            <text:p>124166380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0 <text:s/>1 1 1 1 1 1 1 1 0 0 <text:s/>1 1 1 1 1 1 1 0 0 0 <text:s/>1 1 1 1 1 1 0 0 0 0 <text:s/>1 1 1 1 1 0 0 0 0 0 <text:s/>1 1 1 0 0 0 0 0 0 0 <text:s/>1 1 0 0 0 0 0 0 0 0 <text:s/>0 0 0 0 0 0 0 0 0 0 <text:s/>0 0 0 0 0 0 0 0 0 0 0 0 0 0 0 0 0 0 0 0 <text:s/>0 0 0 0 0 0 0 0 0 1 <text:s/>0 0 0 0 0 0 0 0 1 1 <text:s/>0 0 0 0 0 0 0 1 1 1 <text:s/>0 0 0 0 0 0 1 1 1 1 <text:s/>0 0 0 0 0 1 1 1 1 1 <text:s/>0 0 0 1 1 1 1 1 1 1 <text:s/>0 0 1 1 1 1 1 1 1 1 <text:s/>1 1 1 1 1 1 1 1 1 1 <text:s/>1 1 1 1 1 1 1 1 1 1</text:p>
          </table:table-cell>
          <table:table-cell office:value-type="string" table:style-name="ce1">
            <text:p>0 0 0 0 0 0 0 0 0 0 0 0 0 0 0 0 0 2 0 0 0 0 0 0 0 0 0 0 0 0 0 0 0 0 0 0 <text:s/>0 0 0 2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2 0 0 0 0 0 0 0 0 0 0 0 0 0 0 0 0 0 0 <text:s/>0 0 0 2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174542688" table:style-name="ce1">
            <text:p>117454268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0 1 1 1 1 1 1 1 1 1 <text:s/>0 0 0 1 1 1 1 1 1 1 <text:s/>0 0 0 0 1 1 1 1 1 1 <text:s/>0 0 0 0 0 1 1 1 1 1 <text:s/>0 0 0 0 0 0 1 1 1 1 <text:s/>0 0 0 0 0 0 0 1 1 1 <text:s/>0 0 0 0 0 0 0 1 1 1 <text:s/>0 0 0 0 0 0 0 0 1 1 <text:s/>0 0 0 0 0 0 0 0 0 1 0 0 0 0 0 0 0 0 0 0 <text:s/>1 0 0 0 0 0 0 0 0 0 <text:s/>1 1 1 0 0 0 0 0 0 0 <text:s/>1 1 1 1 0 0 0 0 0 0 <text:s/>1 1 1 1 1 0 0 0 0 0 <text:s/>1 1 1 1 1 1 0 0 0 0 <text:s/>1 1 1 1 1 1 1 0 0 0 <text:s/>1 1 1 1 1 1 1 0 0 0 <text:s/>1 1 1 1 1 1 1 1 0 0 <text:s/>1 1 1 1 1 1 1 1 1 0</text:p>
          </table:table-cell>
          <table:table-cell office:value-type="string" table:style-name="ce1">
            <text:p>0 0 0 0 0 0 0 0 0 0 0 0 0 0 0 0 0 0 0 0 0 0 0 0 0 0 0 0 0 0 0 0 0 0 0 0 <text:s/>0 0 0 2 0 0 0 0 0 0 0 0 0 0 0 0 0 0 0 0 0 0 0 0 0 0 0 0 0 0 0 0 0 0 0 0 <text:s/>0 0 0 0 0 0 0 0 0 0 0 2 0 0 0 0 0 0 0 0 0 0 0 0 0 0 0 0</text:p>
          </table:table-cell>
          <table:table-cell office:value-type="string" table:style-name="ce1">
            <text:p>0 0 0 0 0 0 0 0 0 0 0 0 0 0 0 0 0 0 0 0 0 0 0 0 0 0 0 0 0 0 0 0 0 0 0 0 <text:s/>0 0 0 2 0 0 0 0 0 0 0 0 0 0 0 0 0 0 0 0 0 0 0 0 0 0 0 0 0 0 0 0 0 0 0 0 <text:s/>0 0 0 0 0 0 0 0 0 0 0 2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48626592" table:style-name="ce1">
            <text:p>124862659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0 1 1 1 1 1 1 1 1 1 <text:s/>0 0 0 0 0 0 0 0 0 1 <text:s/>0 0 0 0 0 0 0 0 0 0 <text:s/>0 0 0 0 0 0 0 0 0 0 <text:s/>0 0 0 0 0 0 0 0 0 0 <text:s/>0 0 0 0 0 0 0 0 0 0 0 0 0 0 0 0 0 0 0 0 <text:s/>0 0 0 0 0 0 0 0 0 0 <text:s/>0 0 0 0 0 0 0 0 0 0 <text:s/>0 0 0 0 0 0 0 0 0 0 <text:s/>1 0 0 0 0 0 0 0 0 0 <text:s/>1 1 1 1 1 1 1 1 1 0 <text:s/>1 1 1 1 1 1 1 1 1 1 <text:s/>1 1 1 1 1 1 1 1 1 1 <text:s/>1 1 1 1 1 1 1 1 1 1 <text:s/>1 1 1 1 1 1 1 1 1 1</text:p>
          </table:table-cell>
          <table:table-cell office:value-type="string" table:style-name="ce1">
            <text:p>0 2 0 0 0 0 0 0 0 0 0 0 0 0 0 0 0 0 0 0 0 0 0 0 0 0 0 0 0 0 0 0 0 0 0 0 <text:s/>0 0 0 0 0 0 0 0 0 0 0 0 0 0 0 0 0 0 0 0 0 0 0 0 0 0 0 0 0 0 0 0 0 0 0 0 <text:s/>0 0 0 0 0 0 0 0 2 0 0 0 0 0 0 0 0 0 0 0 0 0 0 0 0 0 0 0</text:p>
          </table:table-cell>
          <table:table-cell office:value-type="string" table:style-name="ce1">
            <text:p>0 2 0 0 0 0 0 0 0 0 0 0 0 0 0 0 0 0 0 0 0 0 0 0 0 0 0 0 0 0 0 0 0 0 0 0 <text:s/>0 0 0 0 0 0 0 0 0 0 0 0 0 0 0 0 0 0 0 0 0 0 0 0 0 0 0 0 0 0 0 0 0 0 0 0 <text:s/>0 0 0 0 0 0 0 0 2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58427036" table:style-name="ce1">
            <text:p>1258427036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0 0 0 0 1 1 <text:s/>1 1 1 0 0 0 0 0 0 0 <text:s/>1 1 0 0 0 0 0 0 0 0 <text:s/>1 1 0 0 0 0 0 0 0 0 <text:s/>1 1 0 0 0 0 0 0 0 0 <text:s/>1 1 0 0 0 0 0 0 0 0 <text:s/>1 1 1 0 0 0 0 0 0 0 0 0 0 0 0 0 0 0 0 0 <text:s/>0 0 0 0 0 0 0 0 0 0 <text:s/>0 0 0 0 0 0 0 0 0 0 <text:s/>0 0 0 0 1 1 1 1 0 0 <text:s/>0 0 0 1 1 1 1 1 1 1 <text:s/>0 0 1 1 1 1 1 1 1 1 <text:s/>0 0 1 1 1 1 1 1 1 1 <text:s/>0 0 1 1 1 1 1 1 1 1 <text:s/>0 0 1 1 1 1 1 1 1 1 <text:s/>0 0 0 1 1 1 1 1 1 1</text:p>
          </table:table-cell>
          <table:table-cell office:value-type="string" table:style-name="ce1">
            <text:p>0 0 0 0 0 0 0 0 0 0 0 0 0 0 0 0 0 0 0 0 0 0 0 0 0 0 0 0 0 0 0 0 2 0 0 0 <text:s/>0 0 0 0 0 0 0 2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2 0 0 0 <text:s/>0 0 0 0 0 0 0 2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3" table:style-name="ce1">
            <text:p>223</text:p>
          </table:table-cell>
          <table:table-cell office:value-type="float" office:value="1217635761" table:style-name="ce1">
            <text:p>121763576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0 0 0 0 0 0 0 <text:s/>1 1 1 1 1 0 0 0 0 0 <text:s/>1 1 1 1 1 1 0 0 0 0 <text:s/>1 1 1 1 1 1 1 0 0 0 <text:s/>1 1 1 1 1 1 1 0 0 0 <text:s/>1 1 1 1 1 1 1 0 0 0 <text:s/>1 1 1 1 1 1 1 0 0 0 <text:s/>1 1 1 1 1 1 1 0 0 0 <text:s/>0 1 1 1 1 0 0 0 0 0 <text:s/>0 0 0 0 0 0 0 0 0 0 1 1 1 1 1 1 1 1 1 1 <text:s/>0 0 0 0 0 1 1 1 1 1 <text:s/>0 0 0 0 0 0 1 1 1 1 <text:s/>0 0 0 0 0 0 0 1 1 1 <text:s/>0 0 0 0 0 0 0 1 1 1 <text:s/>0 0 0 0 0 0 0 1 1 1 <text:s/>0 0 0 0 0 0 0 1 1 1 <text:s/>0 0 0 0 0 0 0 1 1 1 <text:s/>1 0 0 0 0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2 0 0 0 0 0 0 <text:s/>0 0 0 0 0 0 0 0 0 0 0 0 0 0 0 0 2 0 0 0 0 0 0 0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2 0 0 0 0 0 0 <text:s/>0 0 0 0 0 0 0 0 0 0 0 0 0 0 0 0 2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9" table:style-name="ce1">
            <text:p>489</text:p>
          </table:table-cell>
          <table:table-cell office:value-type="float" office:value="1250589626" table:style-name="ce1">
            <text:p>1250589626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0 0 0 0 0 0 0 0 <text:s/>1 1 1 0 0 0 0 0 0 0 <text:s/>1 1 1 1 1 0 0 0 0 0 <text:s/>1 1 1 1 1 0 0 0 0 0 <text:s/>1 1 1 1 1 1 0 0 0 0 <text:s/>1 1 1 1 1 1 0 0 0 0 <text:s/>1 1 1 1 1 1 0 0 0 0 <text:s/>1 1 1 1 1 1 0 0 0 0 <text:s/>1 1 1 1 1 1 0 0 0 0 <text:s/>1 1 1 1 1 0 0 0 0 0 0 0 1 1 1 1 1 1 1 1 <text:s/>0 0 0 1 1 1 1 1 1 1 <text:s/>0 0 0 0 0 1 1 1 1 1 <text:s/>0 0 0 0 0 1 1 1 1 1 <text:s/>0 0 0 0 0 0 1 1 1 1 <text:s/>0 0 0 0 0 0 1 1 1 1 <text:s/>0 0 0 0 0 0 1 1 1 1 <text:s/>0 0 0 0 0 0 1 1 1 1 <text:s/>0 0 0 0 0 0 1 1 1 1 <text:s/>0 0 0 0 0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2 2 0 0 0 0 0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2 2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242484365" table:style-name="ce1">
            <text:p>124248436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0 <text:s/>1 1 1 1 1 1 1 1 0 0 <text:s/>1 1 1 1 1 1 1 0 0 0 <text:s/>1 1 1 1 1 1 0 0 0 0 <text:s/>0 0 0 0 0 0 0 0 0 0 <text:s/>0 0 0 0 0 0 0 0 0 0 <text:s/>0 0 0 0 0 0 0 0 0 0 <text:s/>0 0 0 0 0 0 0 0 0 0 0 0 0 0 0 0 0 0 0 0 <text:s/>0 0 0 0 0 0 0 0 0 0 <text:s/>0 0 0 0 0 0 0 0 0 1 <text:s/>0 0 0 0 0 0 0 0 1 1 <text:s/>0 0 0 0 0 0 0 1 1 1 <text:s/>0 0 0 0 0 0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2 0 0 <text:s/>0 0 0 0 0 0 0 0 0 0 0 0 0 0 0 0 0 0 0 0 0 0 0 0 0 0 0 0 0 0 0 0 0 0 0 0 <text:s/>0 0 0 0 0 0 0 0 0 0 0 0 0 0 0 0 0 0 0 0 0 0 2 0 0 0 0 0</text:p>
          </table:table-cell>
          <table:table-cell office:value-type="string" table:style-name="ce1">
            <text:p>0 0 0 0 0 0 0 0 0 0 0 0 0 0 0 0 0 0 0 0 0 0 0 0 0 0 0 0 0 0 0 0 0 2 0 0 <text:s/>0 0 0 0 0 0 0 0 0 0 0 0 0 0 0 0 0 0 0 0 0 0 0 0 0 0 0 0 0 0 0 0 0 0 0 0 <text:s/>0 0 0 0 0 0 0 0 0 0 0 0 0 0 0 0 0 0 0 0 0 0 2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362478552" table:style-name="ce1">
            <text:p>136247855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1 1 1 1 1 1 1 1 <text:s/>0 0 0 1 1 1 1 1 1 1 <text:s/>0 0 0 1 1 1 1 1 1 1 <text:s/>0 0 0 1 1 1 1 1 1 1 <text:s/>0 0 0 0 1 1 1 1 1 1 <text:s/>0 0 0 0 1 1 1 1 1 1 <text:s/>0 0 0 0 0 1 1 1 1 1 <text:s/>0 0 0 0 0 0 0 1 1 1 <text:s/>0 0 0 0 0 0 0 0 0 1 <text:s/>0 0 0 0 0 0 0 0 0 0 1 1 0 0 0 0 0 0 0 0 <text:s/>1 1 1 0 0 0 0 0 0 0 <text:s/>1 1 1 0 0 0 0 0 0 0 <text:s/>1 1 1 0 0 0 0 0 0 0 <text:s/>1 1 1 1 0 0 0 0 0 0 <text:s/>1 1 1 1 0 0 0 0 0 0 <text:s/>1 1 1 1 1 0 0 0 0 0 <text:s/>1 1 1 1 1 1 1 0 0 0 <text:s/>1 1 1 1 1 1 1 1 1 0 <text:s/>1 1 1 1 1 1 1 1 1 1</text:p>
          </table:table-cell>
          <table:table-cell office:value-type="string" table:style-name="ce1">
            <text:p>0 0 0 0 0 0 0 0 0 0 0 0 0 0 2 0 0 0 0 0 2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2 0 0 0 0 0 2 0 0 0 0 0 0 0 0 0 0 0 0 0 0 0 <text:s/>0 0 0 0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315066451" table:style-name="ce1">
            <text:p>131506645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0 <text:s/>1 1 1 1 1 1 1 1 1 0 <text:s/>1 1 1 1 1 1 1 0 0 0 <text:s/>1 1 1 1 1 0 0 0 0 0 <text:s/>0 0 0 0 0 0 0 0 0 0 <text:s/>0 0 0 0 0 0 0 0 0 0 <text:s/>0 0 0 0 0 0 0 0 0 0 <text:s/>0 0 0 0 0 0 0 0 0 0 0 0 0 0 0 0 0 0 0 0 <text:s/>0 0 0 0 0 0 0 0 0 0 <text:s/>0 0 0 0 0 0 0 0 0 1 <text:s/>0 0 0 0 0 0 0 0 0 1 <text:s/>0 0 0 0 0 0 0 1 1 1 <text:s/>0 0 0 0 0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2 0 0 0 0 0 0 0 0 0 0 0 <text:s/>0 0 0 0 0 0 0 0 0 0 0 0 0 0 0 0 0 0 0 0 0 0 0 0 0 0 0 0 0 0 0 0 0 0 0 0 <text:s/>0 0 0 0 0 0 0 0 0 0 0 0 0 0 0 0 0 0 0 0 0 0 0 0 0 2 0 0</text:p>
          </table:table-cell>
          <table:table-cell office:value-type="string" table:style-name="ce1">
            <text:p>0 0 0 0 0 0 0 0 0 0 0 0 0 0 0 0 0 0 0 0 0 0 0 0 2 0 0 0 0 0 0 0 0 0 0 0 <text:s/>0 0 0 0 0 0 0 0 0 0 0 0 0 0 0 0 0 0 0 0 0 0 0 0 0 0 0 0 0 0 0 0 0 0 0 0 <text:s/>0 0 0 0 0 0 0 0 0 0 0 0 0 0 0 0 0 0 0 0 0 0 0 0 0 2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86264089" table:style-name="ce1">
            <text:p>118626408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0 0 0 0 1 1 <text:s/>1 1 1 0 0 0 0 0 0 1 <text:s/>1 1 0 0 0 0 0 0 0 0 <text:s/>1 1 0 0 0 0 0 0 0 0 <text:s/>1 1 0 0 0 0 0 0 0 0 <text:s/>1 1 0 0 0 0 0 0 0 0 <text:s/>1 1 0 0 0 0 0 0 0 0 0 0 0 0 0 0 0 0 0 0 <text:s/>0 0 0 0 0 0 0 0 0 0 <text:s/>0 0 0 0 0 0 0 0 0 0 <text:s/>0 0 0 0 1 1 1 1 0 0 <text:s/>0 0 0 1 1 1 1 1 1 0 <text:s/>0 0 1 1 1 1 1 1 1 1 <text:s/>0 0 1 1 1 1 1 1 1 1 <text:s/>0 0 1 1 1 1 1 1 1 1 <text:s/>0 0 1 1 1 1 1 1 1 1 <text:s/>0 0 1 1 1 1 1 1 1 1</text:p>
          </table:table-cell>
          <table:table-cell office:value-type="string" table:style-name="ce1">
            <text:p>0 0 0 0 0 0 0 0 0 0 0 0 0 0 0 0 0 0 0 0 0 0 0 2 0 0 0 0 0 0 0 0 0 0 0 0 <text:s/>0 0 0 0 0 0 0 0 2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2 0 0 0 0 0 0 0 0 0 0 0 0 <text:s/>0 0 0 0 0 0 0 0 2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03007445" table:style-name="ce1">
            <text:p>140300744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0 0 1 1 <text:s/>1 1 1 1 0 0 0 0 0 1 <text:s/>1 1 1 0 0 0 0 0 0 0 <text:s/>1 1 1 0 0 0 0 0 0 0 <text:s/>1 1 1 0 0 0 0 0 0 0 <text:s/>1 1 1 0 0 0 0 0 0 2 <text:s/>1 1 1 0 0 0 0 0 0 2 <text:s/>1 1 1 1 0 0 0 0 0 2 <text:s/>1 1 1 1 0 0 0 0 0 2 0 0 0 0 0 0 0 0 0 0 <text:s/>0 0 0 0 0 0 1 1 0 0 <text:s/>0 0 0 0 1 1 1 1 1 0 <text:s/>0 0 0 1 1 1 1 1 1 1 <text:s/>0 0 0 1 1 1 1 1 1 1 <text:s/>0 0 0 1 1 1 1 1 1 1 <text:s/>0 0 0 1 1 1 1 1 1 0 <text:s/>0 0 0 1 1 1 1 1 1 0 <text:s/>0 0 0 0 1 1 1 1 1 0 <text:s/>0 0 0 0 1 1 1 1 1 0</text:p>
          </table:table-cell>
          <table:table-cell office:value-type="string" table:style-name="ce1">
            <text:p>0 0 0 0 0 0 0 0 0 0 0 0 0 0 0 0 0 0 0 2 0 0 0 0 0 0 0 0 2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2 0 0 0 0 0 0 0 0 2 0 0 0 0 0 0 0 <text:s/>0 0 0 0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69266360" table:style-name="ce1">
            <text:p>126926636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0 0 <text:s/>1 1 1 1 1 1 1 0 0 0 <text:s/>1 1 1 1 1 1 1 0 0 0 <text:s/>1 1 1 1 1 1 1 0 0 0 <text:s/>1 1 1 1 1 1 0 0 0 0 <text:s/>1 1 1 1 1 1 0 0 0 0 <text:s/>1 1 1 1 1 0 0 0 0 0 <text:s/>1 1 1 0 0 0 0 0 0 0 <text:s/>1 0 0 0 0 0 0 0 0 0 <text:s/>0 0 0 0 0 0 0 0 0 0 0 0 0 0 0 0 0 0 1 1 <text:s/>0 0 0 0 0 0 0 1 1 1 <text:s/>0 0 0 0 0 0 0 1 1 1 <text:s/>0 0 0 0 0 0 0 1 1 1 <text:s/>0 0 0 0 0 0 1 1 1 1 <text:s/>0 0 0 0 0 0 1 1 1 1 <text:s/>0 0 0 0 0 1 1 1 1 1 <text:s/>0 0 0 1 1 1 1 1 1 1 <text:s/>0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2 0 0 0 0 0 0 0 0 0 0 0 0 0 0 0 0 0 0 0 0 0 0 0 0 0 0 0 0 <text:s/>0 0 0 0 0 0 0 0 0 0 0 0 0 0 0 2 0 0 0 0 0 0 0 0 0 0 0 0</text:p>
          </table:table-cell>
          <table:table-cell office:value-type="string" table:style-name="ce1">
            <text:p>0 0 0 0 0 0 0 0 0 0 0 0 0 0 0 0 0 0 0 0 0 0 0 0 0 0 0 0 0 0 0 0 0 0 0 0 <text:s/>0 0 0 0 0 0 0 2 0 0 0 0 0 0 0 0 0 0 0 0 0 0 0 0 0 0 0 0 0 0 0 0 0 0 0 0 <text:s/>0 0 0 0 0 0 0 0 0 0 0 0 0 0 0 2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70972807" table:style-name="ce1">
            <text:p>1270972807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0 1 1 1 1 1 1 <text:s/>0 0 0 0 1 1 1 1 1 1 <text:s/>0 0 0 0 0 1 1 1 1 1 <text:s/>0 0 0 0 0 1 1 1 1 1 <text:s/>0 0 0 0 0 1 1 1 1 1 <text:s/>0 0 0 0 0 1 1 1 1 1 <text:s/>0 0 0 0 0 1 1 1 1 1 <text:s/>0 0 0 0 0 1 1 1 1 1 <text:s/>0 0 0 0 0 0 1 1 1 1 <text:s/>0 0 0 0 0 0 1 1 1 1 1 1 1 1 0 0 0 0 0 0 <text:s/>1 1 1 1 0 0 0 0 0 0 <text:s/>1 1 1 1 1 0 0 0 0 0 <text:s/>1 1 1 1 1 0 0 0 0 0 <text:s/>1 1 1 1 1 0 0 0 0 0 <text:s/>1 1 1 1 1 0 0 0 0 0 <text:s/>1 1 1 1 1 0 0 0 0 0 <text:s/>1 1 1 1 1 0 0 0 0 0 <text:s/>1 1 1 1 1 1 0 0 0 0 <text:s/>1 1 1 1 1 1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2 0 2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2 0 2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96195091" table:style-name="ce1">
            <text:p>129619509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0 0 0 0 <text:s/>1 1 1 1 1 1 0 0 0 0 <text:s/>1 1 1 1 1 1 1 0 0 0 <text:s/>1 1 1 1 1 1 1 0 0 0 <text:s/>1 1 1 1 1 1 1 0 0 0 <text:s/>1 1 1 1 1 1 0 0 0 0 <text:s/>1 1 1 1 1 1 0 0 0 0 <text:s/>1 1 1 1 0 0 0 0 0 0 <text:s/>0 0 0 0 0 0 0 0 0 0 <text:s/>0 0 0 0 0 0 0 0 0 0 0 0 0 0 0 0 1 1 1 1 <text:s/>0 0 0 0 0 0 1 1 1 1 <text:s/>0 0 0 0 0 0 0 1 1 1 <text:s/>0 0 0 0 0 0 0 1 1 1 <text:s/>0 0 0 0 0 0 0 1 1 1 <text:s/>0 0 0 0 0 0 1 1 1 1 <text:s/>0 0 0 0 0 0 1 1 1 1 <text:s/>0 0 0 0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2 <text:s/>0 0 0 0 0 0 0 0 0 0 0 0 0 0 0 0 0 0 0 2 0 0 0 0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2 <text:s/>0 0 0 0 0 0 0 0 0 0 0 0 0 0 0 0 0 0 0 2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308137373" table:style-name="ce1">
            <text:p>130813737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0 0 0 0 <text:s/>1 1 1 1 1 1 0 0 0 0 <text:s/>1 1 1 1 1 1 0 0 0 0 <text:s/>1 1 1 1 1 1 0 0 0 0 <text:s/>1 1 1 1 1 0 0 0 0 0 <text:s/>1 1 1 1 1 0 0 0 0 0 <text:s/>1 1 1 1 1 0 0 0 0 0 <text:s/>1 1 1 1 0 0 0 0 0 0 <text:s/>1 1 1 1 0 0 0 0 0 0 <text:s/>1 1 1 0 0 0 0 0 0 0 0 0 0 0 0 0 1 1 1 1 <text:s/>0 0 0 0 0 0 1 1 1 1 <text:s/>0 0 0 0 0 0 1 1 1 1 <text:s/>0 0 0 0 0 0 1 1 1 1 <text:s/>0 0 0 0 0 1 1 1 1 1 <text:s/>0 0 0 0 0 1 1 1 1 1 <text:s/>0 0 0 0 0 1 1 1 1 1 <text:s/>0 0 0 0 1 1 1 1 1 1 <text:s/>0 0 0 0 1 1 1 1 1 1 <text:s/>0 0 0 1 1 1 1 1 1 1</text:p>
          </table:table-cell>
          <table:table-cell office:value-type="string" table:style-name="ce1">
            <text:p>0 0 0 0 0 0 0 0 0 0 0 0 0 0 0 0 0 0 0 0 0 0 0 0 0 0 0 0 0 0 0 0 0 0 0 0 <text:s/>0 0 0 0 0 0 0 0 0 0 0 0 0 0 0 2 0 0 0 0 0 0 0 0 0 0 0 0 0 0 0 0 0 0 0 0 <text:s/>0 0 0 0 0 0 0 0 0 0 0 0 0 0 0 0 2 0 0 0 0 0 0 0 0 0 0 0</text:p>
          </table:table-cell>
          <table:table-cell office:value-type="string" table:style-name="ce1">
            <text:p>0 0 0 0 0 0 0 0 0 0 0 0 0 0 0 0 0 0 0 0 0 0 0 0 0 0 0 0 0 0 0 0 0 0 0 0 <text:s/>0 0 0 0 0 0 0 0 0 0 0 0 0 0 0 2 0 0 0 0 0 0 0 0 0 0 0 0 0 0 0 0 0 0 0 0 <text:s/>0 0 0 0 0 0 0 0 0 0 0 0 0 0 0 0 2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05959570" table:style-name="ce1">
            <text:p>120595957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0 0 0 <text:s/>1 1 1 1 1 1 1 0 0 0 <text:s/>1 1 1 1 1 1 0 0 0 0 <text:s/>1 1 1 1 1 1 0 0 0 0 <text:s/>1 1 1 1 1 0 0 0 0 0 <text:s/>1 1 1 1 1 0 0 0 0 0 <text:s/>1 1 1 1 0 0 0 0 0 0 <text:s/>1 1 1 1 0 0 0 0 0 0 <text:s/>1 1 1 0 0 0 0 0 0 0 <text:s/>1 1 1 0 0 0 0 0 0 0 0 0 0 0 0 0 0 1 1 1 <text:s/>0 0 0 0 0 0 0 1 1 1 <text:s/>0 0 0 0 0 0 1 1 1 1 <text:s/>0 0 0 0 0 0 1 1 1 1 <text:s/>0 0 0 0 0 1 1 1 1 1 <text:s/>0 0 0 0 0 1 1 1 1 1 <text:s/>0 0 0 0 1 1 1 1 1 1 <text:s/>0 0 0 0 1 1 1 1 1 1 <text:s/>0 0 0 1 1 1 1 1 1 1 <text:s/>0 0 0 1 1 1 1 1 1 1</text:p>
          </table:table-cell>
          <table:table-cell office:value-type="string" table:style-name="ce1">
            <text:p>0 0 0 0 0 0 0 0 0 0 0 0 0 0 0 0 0 0 0 0 0 0 0 0 0 0 0 0 0 0 0 0 0 2 0 0 <text:s/>0 0 0 0 0 0 0 0 0 0 0 0 0 0 0 0 0 0 0 0 0 2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0 2 0 0 <text:s/>0 0 0 0 0 0 0 0 0 0 0 0 0 0 0 0 0 0 0 0 0 2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74925682" table:style-name="ce1">
            <text:p>117492568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1 1 1 1 1 1 1 1 1 <text:s/>0 1 1 1 1 1 1 1 1 1 <text:s/>0 0 1 1 1 1 1 1 1 1 <text:s/>0 0 0 1 1 1 1 1 1 1 <text:s/>0 0 0 1 1 1 1 1 1 1 <text:s/>0 0 0 0 1 1 1 1 1 1 <text:s/>0 0 0 0 0 0 1 1 1 1 <text:s/>0 0 0 0 0 0 0 0 0 0 <text:s/>0 0 0 0 0 0 0 0 0 0 <text:s/>0 0 0 0 0 0 0 0 0 0 1 0 0 0 0 0 0 0 0 0 <text:s/>1 0 0 0 0 0 0 0 0 0 <text:s/>1 1 0 0 0 0 0 0 0 0 <text:s/>1 1 1 0 0 0 0 0 0 0 <text:s/>1 1 1 0 0 0 0 0 0 0 <text:s/>1 1 1 1 0 0 0 0 0 0 <text:s/>1 1 1 1 1 1 0 0 0 0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2 0 0 0 0 0 0 0 0 0 0 0 0 <text:s/>0 0 0 0 0 0 0 0 0 0 0 0 0 0 0 0 0 0 0 0 0 0 0 0 0 0 0 2</text:p>
          </table:table-cell>
          <table:table-cell office:value-type="string" table:style-name="ce1">
            <text:p>0 0 0 0 0 0 0 0 0 0 0 0 0 0 0 0 0 0 0 0 0 0 0 0 0 0 0 0 0 0 0 0 0 0 0 0 <text:s/>0 0 0 0 0 0 0 0 0 0 0 0 0 0 0 0 0 0 0 0 0 0 0 2 0 0 0 0 0 0 0 0 0 0 0 0 <text:s/>0 0 0 0 0 0 0 0 0 0 0 0 0 0 0 0 0 0 0 0 0 0 0 0 0 0 0 2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317761089" table:style-name="ce1">
            <text:p>131776108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0 0 0 0 <text:s/>1 1 1 1 1 0 0 0 0 0 <text:s/>1 1 1 1 1 0 0 0 0 0 <text:s/>1 1 1 1 1 0 0 0 0 0 <text:s/>1 1 1 1 1 0 0 0 0 0 <text:s/>1 1 1 1 1 0 0 0 0 0 <text:s/>1 1 1 1 1 0 0 0 0 0 <text:s/>1 1 1 1 1 0 0 0 0 0 <text:s/>1 1 1 1 1 0 0 0 0 0 <text:s/>1 1 1 1 0 0 0 0 0 0 0 0 0 0 0 0 1 1 1 1 <text:s/>0 0 0 0 0 1 1 1 1 1 <text:s/>0 0 0 0 0 1 1 1 1 1 <text:s/>0 0 0 0 0 1 1 1 1 1 <text:s/>0 0 0 0 0 1 1 1 1 1 <text:s/>0 0 0 0 0 1 1 1 1 1 <text:s/>0 0 0 0 0 1 1 1 1 1 <text:s/>0 0 0 0 0 1 1 1 1 1 <text:s/>0 0 0 0 0 1 1 1 1 1 <text:s/>0 0 0 0 1 1 1 1 1 1</text:p>
          </table:table-cell>
          <table:table-cell office:value-type="string" table:style-name="ce1">
            <text:p>0 0 0 0 0 0 0 0 0 0 0 0 0 0 0 0 0 0 0 0 0 0 0 0 0 0 0 0 0 0 0 0 0 0 0 0 <text:s/>0 0 0 0 0 0 0 0 0 0 0 0 0 0 0 2 0 0 0 0 0 0 0 0 0 0 0 0 0 0 0 0 2 0 0 0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0 0 0 0 0 0 0 0 0 0 0 2 0 0 0 0 0 0 0 0 0 0 0 0 0 0 0 0 2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50410961" table:style-name="ce1">
            <text:p>145041096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 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</text:p>
          </table:table-cell>
          <table:table-cell office:value-type="string" table:style-name="ce1">
            <text:p>0 0 0 0 0 0 0 0 0 0 0 0 0 0 0 0 0 0 0 0 0 0 0 0 2 2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2 2 0 0 0 0 0 0 0 0 0 0 <text:s/>0 0 0 0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405764937" table:style-name="ce1">
            <text:p>1405764937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0 0 1 1 1 1 1 <text:s/>0 0 0 0 0 0 1 1 1 1 <text:s/>0 0 0 0 0 0 0 1 1 1 <text:s/>0 0 0 0 0 0 0 1 1 1 <text:s/>0 0 0 0 0 0 0 1 1 1 <text:s/>0 0 0 0 0 0 0 1 1 1 <text:s/>0 0 0 0 0 0 1 1 1 1 <text:s/>0 0 0 0 0 1 1 1 1 1 <text:s/>1 1 1 1 1 1 1 1 1 1 <text:s/>1 1 1 1 1 1 1 1 1 1 1 1 1 1 1 0 0 0 0 0 <text:s/>1 1 1 1 1 1 0 0 0 0 <text:s/>1 1 1 1 1 1 1 0 0 0 <text:s/>1 1 1 1 1 1 1 0 0 0 <text:s/>1 1 1 1 1 1 1 0 0 0 <text:s/>1 1 1 1 1 1 1 0 0 0 <text:s/>1 1 1 1 1 1 0 0 0 0 <text:s/>1 1 1 1 1 0 0 0 0 0 <text:s/>0 0 0 0 0 0 0 0 0 0 <text:s/>0 0 0 0 0 0 0 0 0 0</text:p>
          </table:table-cell>
          <table:table-cell office:value-type="string" table:style-name="ce1">
            <text:p>0 0 0 0 0 0 0 0 0 0 0 0 0 0 0 0 0 0 0 0 0 0 0 0 0 0 0 0 0 2 0 0 0 0 0 2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2 0 0 0 0 0 2 <text:s/>0 0 0 0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258347827" table:style-name="ce1">
            <text:p>1258347827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1 1 1 1 1 1 1 <text:s/>0 0 0 1 1 1 1 1 1 1 <text:s/>0 0 0 1 1 1 1 1 1 1 <text:s/>0 0 0 1 1 1 1 1 1 1 <text:s/>0 0 0 0 1 1 1 1 1 1 <text:s/>0 0 0 0 1 1 1 1 1 1 <text:s/>0 0 0 0 0 1 1 1 1 1 <text:s/>0 0 0 0 0 0 1 1 1 1 <text:s/>0 0 0 0 0 0 0 0 0 1 <text:s/>0 0 0 0 0 0 0 0 0 0 1 1 1 0 0 0 0 0 0 0 <text:s/>1 1 1 0 0 0 0 0 0 0 <text:s/>1 1 1 0 0 0 0 0 0 0 <text:s/>1 1 1 0 0 0 0 0 0 0 <text:s/>1 1 1 1 0 0 0 0 0 0 <text:s/>1 1 1 1 0 0 0 0 0 0 <text:s/>1 1 1 1 1 0 0 0 0 0 <text:s/>1 1 1 1 1 1 0 0 0 0 <text:s/>1 1 1 1 1 1 1 1 1 0 <text:s/>1 1 1 1 1 1 1 1 1 1</text:p>
          </table:table-cell>
          <table:table-cell office:value-type="string" table:style-name="ce1">
            <text:p>0 0 0 0 0 0 0 0 0 0 0 0 0 0 0 0 0 0 0 0 0 0 0 0 0 0 0 0 0 0 0 0 0 0 0 0 <text:s/>0 0 0 0 0 0 0 0 0 0 2 0 0 0 0 0 0 0 0 0 0 0 0 0 0 0 0 0 0 0 0 0 0 0 0 0 <text:s/>0 0 0 0 0 0 0 0 0 2 0 0 0 0 0 0 0 0 0 0 0 0 0 0 0 0 0 0</text:p>
          </table:table-cell>
          <table:table-cell office:value-type="string" table:style-name="ce1">
            <text:p>0 0 0 0 0 0 0 0 0 0 0 0 0 0 0 0 0 0 0 0 0 0 0 0 0 0 0 0 0 0 0 0 0 0 0 0 <text:s/>0 0 0 0 0 0 0 0 0 0 2 0 0 0 0 0 0 0 0 0 0 0 0 0 0 0 0 0 0 0 0 0 0 0 0 0 <text:s/>0 0 0 0 0 0 0 0 0 2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12146469" table:style-name="ce1">
            <text:p>131214646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0 0 <text:s/>1 1 1 1 1 1 1 0 0 0 <text:s/>1 1 1 1 1 1 1 0 0 0 <text:s/>1 1 1 1 1 1 0 0 0 0 <text:s/>1 1 1 1 1 0 0 0 0 0 <text:s/>1 1 1 1 1 0 0 0 0 0 <text:s/>1 1 1 1 0 0 0 0 0 0 <text:s/>1 1 1 0 0 0 0 0 0 0 <text:s/>1 1 1 0 0 0 0 0 0 0 <text:s/>1 1 0 0 0 0 0 0 0 0 0 0 0 0 0 0 0 0 1 1 <text:s/>0 0 0 0 0 0 0 1 1 1 <text:s/>0 0 0 0 0 0 0 1 1 1 <text:s/>0 0 0 0 0 0 1 1 1 1 <text:s/>0 0 0 0 0 1 1 1 1 1 <text:s/>0 0 0 0 0 1 1 1 1 1 <text:s/>0 0 0 0 1 1 1 1 1 1 <text:s/>0 0 0 1 1 1 1 1 1 1 <text:s/>0 0 0 1 1 1 1 1 1 1 <text:s/>0 0 1 1 1 1 1 1 1 1</text:p>
          </table:table-cell>
          <table:table-cell office:value-type="string" table:style-name="ce1">
            <text:p>0 0 0 0 0 0 0 0 0 0 0 0 0 0 0 0 0 0 0 0 0 0 2 0 0 0 0 0 0 0 0 0 0 0 0 0 <text:s/>0 0 0 0 0 0 0 0 0 0 0 0 0 0 0 0 0 0 0 0 0 0 0 0 0 0 0 0 0 0 0 0 2 0 0 0 <text:s/>0 0 0 0 0 0 0 0 0 0 0 0 0 0 0 0 0 0 0 0 0 0 0 0 0 0 0 0</text:p>
          </table:table-cell>
          <table:table-cell office:value-type="string" table:style-name="ce1">
            <text:p>0 0 0 0 0 0 0 0 0 0 0 0 0 0 0 0 0 0 0 0 0 0 2 0 0 0 0 0 0 0 0 0 0 0 0 0 <text:s/>0 0 0 0 0 0 0 0 0 0 0 0 0 0 0 0 0 0 0 0 0 0 0 0 0 0 0 0 0 0 0 0 2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2" table:style-name="ce1">
            <text:p>612</text:p>
          </table:table-cell>
          <table:table-cell office:value-type="float" office:value="1178104779" table:style-name="ce1">
            <text:p>117810477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1 1 1 1 1 1 1 1 1 <text:s/>0 1 1 1 1 1 1 1 1 1 <text:s/>0 1 1 1 1 1 1 1 1 1 <text:s/>0 1 1 1 1 1 1 1 1 1 <text:s/>0 0 1 1 1 1 1 1 1 1 <text:s/>0 0 0 1 1 1 1 1 1 0 <text:s/>0 0 0 0 0 0 0 0 0 0 <text:s/>0 0 0 0 0 0 0 0 0 0 <text:s/>0 0 0 0 0 0 0 0 0 0 <text:s/>0 0 0 0 0 0 0 0 0 0 1 0 0 0 0 0 0 0 0 0 <text:s/>1 0 0 0 0 0 0 0 0 0 <text:s/>1 0 0 0 0 0 0 0 0 0 <text:s/>1 0 0 0 0 0 0 0 0 0 <text:s/>1 1 0 0 0 0 0 0 0 0 <text:s/>1 1 1 0 0 0 0 0 0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2 0 0 0 0 0 0 0 0 0 0 0 0 0 0 0 0 0 0 0 0 0 0 0 0 <text:s/>0 0 0 0 0 0 0 0 0 0 0 0 0 0 0 0 2 0 0 0 0 0 0 0 0 0 0 0</text:p>
          </table:table-cell>
          <table:table-cell office:value-type="string" table:style-name="ce1">
            <text:p>0 0 0 0 0 0 0 0 0 0 0 0 0 0 0 0 0 0 0 0 0 0 0 0 0 0 0 0 0 0 0 0 0 0 0 0 <text:s/>0 0 0 0 0 0 0 0 0 0 0 2 0 0 0 0 0 0 0 0 0 0 0 0 0 0 0 0 0 0 0 0 0 0 0 0 <text:s/>0 0 0 0 0 0 0 0 0 0 0 0 0 0 0 0 2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346979675" table:style-name="ce1">
            <text:p>134697967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0 0 <text:s/>1 1 1 1 1 1 1 1 0 0 <text:s/>1 1 1 1 1 1 1 1 0 0 <text:s/>1 1 1 1 1 1 1 1 0 0 <text:s/>1 1 1 1 1 1 1 0 0 0 <text:s/>1 1 1 1 1 1 0 0 0 0 <text:s/>1 1 1 1 1 0 0 0 0 0 <text:s/>0 0 0 0 0 0 0 0 0 0 <text:s/>0 0 0 0 0 0 0 0 0 0 <text:s/>0 0 0 0 0 0 0 0 0 0 0 0 0 0 0 0 0 0 1 1 <text:s/>0 0 0 0 0 0 0 0 1 1 <text:s/>0 0 0 0 0 0 0 0 1 1 <text:s/>0 0 0 0 0 0 0 0 1 1 <text:s/>0 0 0 0 0 0 0 1 1 1 <text:s/>0 0 0 0 0 0 1 1 1 1 <text:s/>0 0 0 0 0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2 0 0 0 0 0 0 0 0 0 <text:s/>0 0 0 2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2 0 0 0 0 0 0 0 0 0 <text:s/>0 0 0 2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15812070" table:style-name="ce1">
            <text:p>121581207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0 1 1 1 1 1 1 <text:s/>0 0 0 0 1 1 1 1 1 1 <text:s/>0 0 0 0 0 1 1 1 1 1 <text:s/>0 0 0 0 0 1 1 1 1 1 <text:s/>0 0 0 0 0 1 1 1 1 1 <text:s/>0 0 0 0 0 1 1 1 1 1 <text:s/>0 0 0 0 0 1 1 1 1 1 <text:s/>0 0 0 0 0 1 1 1 1 1 <text:s/>0 0 0 0 0 0 1 1 1 1 <text:s/>0 0 0 0 0 0 1 1 1 1 1 1 1 1 0 0 0 0 0 0 <text:s/>1 1 1 1 0 0 0 0 0 0 <text:s/>1 1 1 1 1 0 0 0 0 0 <text:s/>1 1 1 1 1 0 0 0 0 0 <text:s/>1 1 1 1 1 0 0 0 0 0 <text:s/>1 1 1 1 1 0 0 0 0 0 <text:s/>1 1 1 1 1 0 0 0 0 0 <text:s/>1 1 1 1 1 0 0 0 0 0 <text:s/>1 1 1 1 1 1 0 0 0 0 <text:s/>1 1 1 1 1 1 0 0 0 0</text:p>
          </table:table-cell>
          <table:table-cell office:value-type="string" table:style-name="ce1">
            <text:p>0 0 0 0 0 0 0 0 2 0 0 0 0 0 0 0 0 0 0 0 2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2 0 0 0 0 0 0 0 0 0 0 0 2 0 0 0 0 0 0 0 0 0 0 0 0 0 0 0 <text:s/>0 0 0 0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86218955" table:style-name="ce1">
            <text:p>118621895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2 0 0 0 0 0 0 0 0 0 <text:s/>0 0 0 0 0 0 0 0 0 0 0 0 0 0 0 0 0 0 0 0 0 0 0 0 0 0 0 0 0 0 0 0 0 0 0 0 <text:s/>0 0 0 0 0 0 0 0 0 0 0 0 0 0 0 2 0 0 0 0 0 0 0 0 0 0 0 0</text:p>
          </table:table-cell>
          <table:table-cell office:value-type="string" table:style-name="ce1">
            <text:p>0 0 0 0 0 0 0 0 0 0 0 0 0 0 0 0 0 0 0 0 0 0 0 0 0 0 2 0 0 0 0 0 0 0 0 0 <text:s/>0 0 0 0 0 0 0 0 0 0 0 0 0 0 0 0 0 0 0 0 0 0 0 0 0 0 0 0 0 0 0 0 0 0 0 0 <text:s/>0 0 0 0 0 0 0 0 0 0 0 0 0 0 0 2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92758843" table:style-name="ce1">
            <text:p>129275884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 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0 0 0 0 0 0 0 0 0 0 0 0 0 2 0 0 0 2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0 0 0 0 0 0 0 0 0 0 0 0 0 2 0 0 0 2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384164388" table:style-name="ce1">
            <text:p>138416438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0 0 0 1 1 1 <text:s/>1 1 0 0 0 0 0 0 0 1 <text:s/>1 1 0 0 0 0 0 0 0 1 <text:s/>1 0 0 0 0 0 0 0 0 0 <text:s/>1 0 0 0 0 0 0 0 0 0 <text:s/>1 0 0 0 0 0 0 0 0 0 <text:s/>1 0 0 0 0 0 0 0 0 0 <text:s/>1 0 0 0 0 0 0 0 0 0 <text:s/>1 0 0 0 0 0 0 0 0 0 0 0 0 0 0 0 0 0 0 0 <text:s/>0 0 0 0 1 1 1 0 0 0 <text:s/>0 0 1 1 1 1 1 1 1 0 <text:s/>0 0 1 1 1 1 1 1 1 0 <text:s/>0 1 1 1 1 1 1 1 1 1 <text:s/>0 1 1 1 1 1 1 1 1 1 <text:s/>0 1 1 1 1 1 1 1 1 1 <text:s/>0 1 1 1 1 1 1 1 1 1 <text:s/>0 1 1 1 1 1 1 1 1 1 <text:s/>0 1 1 1 1 1 1 1 1 1</text:p>
          </table:table-cell>
          <table:table-cell office:value-type="string" table:style-name="ce1">
            <text:p>0 0 0 0 0 2 0 0 0 0 0 0 0 0 0 2 0 0 0 0 0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2 0 0 0 0 0 0 0 0 0 2 0 0 0 0 0 0 0 0 0 0 0 0 0 0 0 0 0 0 0 0 <text:s/>0 0 0 0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84736094" table:style-name="ce1">
            <text:p>1284736094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1 1 1 1 1 1 1 1 1 <text:s/>0 0 1 1 1 1 1 1 1 1 <text:s/>0 0 1 1 1 1 1 1 1 1 <text:s/>0 0 0 0 1 1 1 1 1 1 <text:s/>0 0 0 0 0 1 1 1 1 1 <text:s/>0 0 0 0 0 0 1 1 1 1 <text:s/>0 0 0 0 0 0 1 1 1 1 <text:s/>0 0 0 0 0 0 0 0 1 1 <text:s/>0 0 0 0 0 0 0 0 0 1 <text:s/>0 0 0 0 0 0 0 0 0 1 1 0 0 0 0 0 0 0 0 0 <text:s/>1 1 0 0 0 0 0 0 0 0 <text:s/>1 1 0 0 0 0 0 0 0 0 <text:s/>1 1 1 1 0 0 0 0 0 0 <text:s/>1 1 1 1 1 0 0 0 0 0 <text:s/>1 1 1 1 1 1 0 0 0 0 <text:s/>1 1 1 1 1 1 0 0 0 0 <text:s/>1 1 1 1 1 1 1 1 0 0 <text:s/>1 1 1 1 1 1 1 1 1 0 <text:s/>1 1 1 1 1 1 1 1 1 0</text:p>
          </table:table-cell>
          <table:table-cell office:value-type="string" table:style-name="ce1">
            <text:p>0 0 2 0 0 0 0 0 0 0 0 0 0 0 0 0 0 0 0 0 2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2 0 0 0 0 0 0 0 0 0 0 0 0 0 0 0 0 0 2 0 0 0 0 0 0 0 0 0 0 0 0 0 0 0 <text:s/>0 0 0 0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272054010" table:style-name="ce1">
            <text:p>127205401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0 0 0 0 0 <text:s/>1 1 1 1 1 0 0 0 0 0 <text:s/>1 1 1 1 0 0 0 0 0 0 <text:s/>1 1 1 1 0 0 0 0 0 0 <text:s/>1 1 1 1 0 0 0 0 0 0 <text:s/>1 1 1 1 1 0 0 0 0 0 <text:s/>1 1 1 1 1 0 0 0 0 0 <text:s/>1 1 1 1 1 0 0 0 0 0 <text:s/>1 1 1 1 1 1 0 0 0 0 <text:s/>1 1 1 1 1 1 1 0 0 0 0 0 0 0 0 1 1 1 1 1 <text:s/>0 0 0 0 0 1 1 1 1 1 <text:s/>0 0 0 0 1 1 1 1 1 1 <text:s/>0 0 0 0 1 1 1 1 1 1 <text:s/>0 0 0 0 1 1 1 1 1 1 <text:s/>0 0 0 0 0 1 1 1 1 1 <text:s/>0 0 0 0 0 1 1 1 1 1 <text:s/>0 0 0 0 0 1 1 1 1 1 <text:s/>0 0 0 0 0 0 1 1 1 1 <text:s/>0 0 0 0 0 0 0 1 1 1</text:p>
          </table:table-cell>
          <table:table-cell office:value-type="string" table:style-name="ce1">
            <text:p>0 0 0 0 0 0 0 0 0 0 0 2 0 0 0 0 0 0 0 0 0 0 0 0 0 0 2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2 0 0 0 0 0 0 0 0 0 0 0 0 0 0 2 0 0 0 0 0 0 0 0 0 <text:s/>0 0 0 0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01303027" table:style-name="ce1">
            <text:p>1301303027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0 0 0 0 <text:s/>1 1 1 1 0 0 0 0 0 0 <text:s/>1 1 1 0 0 0 0 0 0 0 <text:s/>1 1 1 0 0 0 0 0 0 0 <text:s/>1 1 1 0 0 0 0 0 0 0 <text:s/>1 1 1 0 0 0 0 0 0 0 <text:s/>1 1 1 0 0 0 0 0 0 0 <text:s/>1 1 1 1 0 0 0 0 0 0 0 0 0 0 0 0 0 0 0 0 <text:s/>0 0 0 0 0 0 0 0 0 0 <text:s/>0 0 0 0 0 0 1 1 1 1 <text:s/>0 0 0 0 1 1 1 1 1 1 <text:s/>0 0 0 1 1 1 1 1 1 1 <text:s/>0 0 0 1 1 1 1 1 1 1 <text:s/>0 0 0 1 1 1 1 1 1 1 <text:s/>0 0 0 1 1 1 1 1 1 1 <text:s/>0 0 0 1 1 1 1 1 1 1 <text:s/>0 0 0 0 1 1 1 1 1 1</text:p>
          </table:table-cell>
          <table:table-cell office:value-type="string" table:style-name="ce1">
            <text:p>0 0 0 0 0 0 0 0 0 0 0 0 0 0 0 0 0 0 0 0 0 0 0 0 0 0 0 0 0 0 0 0 0 0 0 0 <text:s/>0 0 0 0 0 2 0 0 0 0 0 0 0 0 0 0 0 0 2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0 2 0 0 0 0 0 0 0 0 0 0 0 0 2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180032738" table:style-name="ce1">
            <text:p>118003273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0 <text:s/>1 1 1 1 1 1 1 1 1 0 <text:s/>0 1 1 1 1 1 1 1 0 0 <text:s/>0 0 1 1 1 1 1 0 0 0 <text:s/>0 0 0 0 0 0 0 0 0 0 <text:s/>0 0 0 0 0 0 0 0 0 0 <text:s/>0 0 0 0 0 0 0 0 0 0 <text:s/>0 0 0 0 0 0 0 0 0 0 0 0 0 0 0 0 0 0 0 0 <text:s/>0 0 0 0 0 0 0 0 0 0 <text:s/>0 0 0 0 0 0 0 0 0 1 <text:s/>0 0 0 0 0 0 0 0 0 1 <text:s/>1 0 0 0 0 0 0 0 1 1 <text:s/>1 1 0 0 0 0 0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2 0 0 0 0 0 0 0 0 0 0 0 0 0 0 0 0 0 0 0 0 0 0 0 0 0 0 0 0 0 0 0 0 0 0 0 <text:s/>0 0 0 0 0 0 0 2 0 0 0 0 0 0 0 0 0 0 0 0 0 0 0 0 0 0 0 0</text:p>
          </table:table-cell>
          <table:table-cell office:value-type="string" table:style-name="ce1">
            <text:p>0 0 0 0 0 0 0 0 0 0 0 0 0 0 0 0 0 0 0 0 0 0 0 0 0 0 0 0 0 0 0 0 0 0 0 0 <text:s/>2 0 0 0 0 0 0 0 0 0 0 0 0 0 0 0 0 0 0 0 0 0 0 0 0 0 0 0 0 0 0 0 0 0 0 0 <text:s/>0 0 0 0 0 0 0 2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199704373" table:style-name="ce1">
            <text:p>119970437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0 0 0 <text:s/>1 1 1 1 1 1 0 0 0 0 <text:s/>1 1 1 1 1 0 0 0 0 0 <text:s/>1 1 1 1 1 0 0 0 0 0 <text:s/>1 1 1 1 1 0 0 0 0 0 <text:s/>1 1 1 1 1 0 0 0 0 0 <text:s/>1 1 1 1 0 0 0 0 0 0 <text:s/>1 1 1 1 0 0 0 0 0 0 <text:s/>1 1 1 1 0 0 0 0 0 0 <text:s/>1 1 1 1 1 0 0 0 0 0 0 0 0 0 0 0 0 1 1 1 <text:s/>0 0 0 0 0 0 1 1 1 1 <text:s/>0 0 0 0 0 1 1 1 1 1 <text:s/>0 0 0 0 0 1 1 1 1 1 <text:s/>0 0 0 0 0 1 1 1 1 1 <text:s/>0 0 0 0 0 1 1 1 1 1 <text:s/>0 0 0 0 1 1 1 1 1 1 <text:s/>0 0 0 0 1 1 1 1 1 1 <text:s/>0 0 0 0 1 1 1 1 1 1 <text:s/>0 0 0 0 0 1 1 1 1 1</text:p>
          </table:table-cell>
          <table:table-cell office:value-type="string" table:style-name="ce1">
            <text:p>0 0 0 0 0 0 0 0 0 0 2 0 0 0 0 0 0 0 0 0 0 0 0 0 0 0 0 0 0 0 0 0 0 0 0 0 <text:s/>0 0 0 0 0 0 0 0 0 0 0 0 2 0 0 0 0 0 0 0 0 0 0 0 0 0 0 0 0 0 0 0 0 0 0 0 <text:s/>0 0 0 0 0 0 0 0 0 0 0 0 0 0 0 0 0 0 0 0 0 0 0 0 0 0 0 0</text:p>
          </table:table-cell>
          <table:table-cell office:value-type="string" table:style-name="ce1">
            <text:p>0 0 0 0 0 0 0 0 0 0 2 0 0 0 0 0 0 0 0 0 0 0 0 0 0 0 0 0 0 0 0 0 0 0 0 0 <text:s/>0 0 0 0 0 0 0 0 0 0 0 0 2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253449582" table:style-name="ce1">
            <text:p>125344958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0 0 1 1 1 1 1 <text:s/>1 1 0 0 0 0 0 1 1 1 <text:s/>1 0 0 0 0 0 0 0 1 1 <text:s/>1 0 0 0 0 0 0 0 1 1 <text:s/>1 0 0 0 0 0 0 0 1 1 <text:s/>1 1 0 0 0 0 0 1 1 1 <text:s/>1 1 1 0 0 0 1 1 1 1 <text:s/>1 1 1 1 1 1 1 1 1 1 <text:s/>1 1 1 1 1 1 1 1 1 1 <text:s/>1 1 1 1 1 1 1 1 1 1 0 0 0 1 1 0 0 0 0 0 <text:s/>0 0 1 1 1 1 1 0 0 0 <text:s/>0 1 1 1 1 1 1 1 0 0 <text:s/>0 1 1 1 1 1 1 1 0 0 <text:s/>0 1 1 1 1 1 1 1 0 0 <text:s/>0 0 1 1 1 1 1 0 0 0 <text:s/>0 0 0 1 1 1 0 0 0 0 <text:s/>0 0 0 0 0 0 0 0 0 0 <text:s/>0 0 0 0 0 0 0 0 0 0 <text:s/>0 0 0 0 0 0 0 0 0 0</text:p>
          </table:table-cell>
          <table:table-cell office:value-type="string" table:style-name="ce1">
            <text:p>0 0 0 0 0 0 0 0 0 0 0 0 0 0 0 0 0 0 0 0 0 0 0 0 0 0 0 0 0 0 2 2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2 2 0 0 0 0 <text:s/>0 0 0 0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198398610" table:style-name="ce1">
            <text:p>119839861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0 1 1 1 1 <text:s/>1 0 0 0 0 0 0 0 0 0 <text:s/>0 0 0 0 0 0 0 0 0 0 <text:s/>0 0 0 0 0 0 0 0 0 0 <text:s/>0 0 0 0 0 0 0 0 0 0 <text:s/>0 0 0 0 0 0 0 0 0 0 0 0 0 0 0 0 0 0 0 0 <text:s/>0 0 0 0 0 0 0 0 0 0 <text:s/>0 0 0 0 0 0 0 0 0 0 <text:s/>0 0 0 0 0 0 0 0 0 0 <text:s/>0 0 0 0 0 1 0 0 0 0 <text:s/>0 1 1 1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2 0 0 0 0 0 0 0 0 0 0 0 0 0 0 0 0 0 0 0 0 0 0 0 0 0 0 0 0 <text:s/>0 0 0 0 0 0 0 0 0 0 0 0 0 0 0 0 0 0 0 0 0 0 0 0 0 0 0 0 0 0 0 0 0 0 0 0 <text:s/>0 0 0 0 2 0 0 0 0 0 0 0 0 0 0 0 0 0 0 0 0 0 0 0 0 0 0 0</text:p>
          </table:table-cell>
          <table:table-cell office:value-type="string" table:style-name="ce1">
            <text:p>0 0 0 0 0 0 0 2 0 0 0 0 0 0 0 0 0 0 0 0 0 0 0 0 0 0 0 0 0 0 0 0 0 0 0 0 <text:s/>0 0 0 0 0 0 0 0 0 0 0 0 0 0 0 0 0 0 0 0 0 0 0 0 0 0 0 0 0 0 0 0 0 0 0 0 <text:s/>0 0 0 0 2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272967987" table:style-name="ce1">
            <text:p>1272967987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1 1 1 1 1 1 1 <text:s/>0 0 0 0 1 1 1 1 1 1 <text:s/>0 0 0 0 1 1 1 1 1 1 <text:s/>0 0 0 0 0 1 1 1 1 1 <text:s/>0 0 0 0 0 1 1 1 1 1 <text:s/>0 0 0 0 0 1 1 1 1 1 <text:s/>0 0 0 0 0 0 1 1 1 1 <text:s/>0 0 0 0 0 0 1 1 1 1 <text:s/>0 0 0 0 0 0 1 1 1 1 <text:s/>0 0 0 0 0 0 1 1 1 1 1 1 1 0 0 0 0 0 0 0 <text:s/>1 1 1 1 0 0 0 0 0 0 <text:s/>1 1 1 1 0 0 0 0 0 0 <text:s/>1 1 1 1 1 0 0 0 0 0 <text:s/>1 1 1 1 1 0 0 0 0 0 <text:s/>1 1 1 1 1 0 0 0 0 0 <text:s/>1 1 1 1 1 1 0 0 0 0 <text:s/>1 1 1 1 1 1 0 0 0 0 <text:s/>1 1 1 1 1 1 0 0 0 0 <text:s/>1 1 1 1 1 1 0 0 0 0</text:p>
          </table:table-cell>
          <table:table-cell office:value-type="string" table:style-name="ce1">
            <text:p>0 0 0 0 0 0 0 0 0 0 0 0 0 0 0 0 0 0 0 2 0 0 0 0 0 0 0 0 0 0 0 0 0 0 0 0 <text:s/>0 0 0 0 0 0 0 0 0 0 0 0 0 0 2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2 0 0 0 0 0 0 0 0 0 0 0 0 0 0 0 0 <text:s/>0 0 0 0 0 0 0 0 0 0 0 0 0 0 2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51665662" table:style-name="ce1">
            <text:p>145166566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0 0 1 1 <text:s/>1 1 1 1 0 0 0 0 0 0 <text:s/>1 1 1 0 0 0 0 0 0 0 <text:s/>1 1 1 0 0 0 0 0 0 0 <text:s/>1 1 0 0 0 0 0 0 0 0 <text:s/>1 1 1 0 0 0 0 0 0 0 <text:s/>1 1 1 0 0 0 0 0 0 0 <text:s/>1 1 1 1 0 0 0 0 0 0 0 0 0 0 0 0 0 0 0 0 <text:s/>0 0 0 0 0 0 0 0 0 0 <text:s/>0 0 0 0 0 0 1 1 0 0 <text:s/>0 0 0 0 1 1 1 1 1 1 <text:s/>0 0 0 1 1 1 1 1 1 1 <text:s/>0 0 0 1 1 1 1 1 1 1 <text:s/>0 0 1 1 1 1 1 1 1 1 <text:s/>0 0 0 1 1 1 1 1 1 1 <text:s/>0 0 0 1 1 1 1 1 1 1 <text:s/>0 0 0 0 1 1 1 1 1 1</text:p>
          </table:table-cell>
          <table:table-cell office:value-type="string" table:style-name="ce1">
            <text:p>0 0 0 0 0 0 0 0 0 0 0 0 0 0 0 0 0 0 0 0 0 0 2 0 0 0 0 0 0 0 0 0 0 0 0 0 <text:s/>0 0 0 0 0 0 0 0 2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2 0 0 0 0 0 0 0 0 0 0 0 0 0 <text:s/>0 0 0 0 0 0 0 0 2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5" table:style-name="ce1">
            <text:p>335</text:p>
          </table:table-cell>
          <table:table-cell office:value-type="float" office:value="1139391322" table:style-name="ce1">
            <text:p>113939132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0 1 1 1 1 1 1 1 1 1 <text:s/>0 0 1 1 1 1 1 1 1 1 <text:s/>0 0 1 1 1 1 1 1 1 1 <text:s/>0 0 0 0 1 1 1 1 1 0 <text:s/>0 0 0 0 0 0 0 0 0 0 <text:s/>0 0 0 0 0 0 0 0 0 0 <text:s/>0 0 0 0 0 0 0 0 0 0 <text:s/>0 0 0 0 0 0 0 0 0 0 0 0 0 0 0 0 0 0 0 0 <text:s/>0 0 0 0 0 0 0 0 0 0 <text:s/>1 0 0 0 0 0 0 0 0 0 <text:s/>1 1 0 0 0 0 0 0 0 0 <text:s/>1 1 0 0 0 0 0 0 0 0 <text:s/>1 1 1 1 0 0 0 0 0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0 0 2 0 0 0 0 0 0 0 0 0 2 0 0 0 0 0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0 0 0 0 0 0 0 0 0 0 0 0 0 0 0 0 2 0 0 0 0 0 0 0 0 0 2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6" table:style-name="ce1">
            <text:p>576</text:p>
          </table:table-cell>
          <table:table-cell office:value-type="float" office:value="1266435306" table:style-name="ce1">
            <text:p>1266435306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0 <text:s/>1 1 1 1 1 1 1 1 1 0 <text:s/>1 1 1 1 1 1 1 1 0 0 <text:s/>1 1 1 1 1 1 1 0 0 0 <text:s/>1 1 1 1 1 1 0 0 0 0 <text:s/>1 1 1 1 1 0 0 0 0 0 <text:s/>1 1 1 1 0 0 0 0 0 0 <text:s/>1 1 0 0 0 0 0 0 0 0 <text:s/>0 0 0 0 0 0 0 0 0 0 <text:s/>0 0 0 0 0 0 0 0 0 0 0 0 0 0 0 0 0 0 0 1 <text:s/>0 0 0 0 0 0 0 0 0 1 <text:s/>0 0 0 0 0 0 0 0 1 1 <text:s/>0 0 0 0 0 0 0 1 1 1 <text:s/>0 0 0 0 0 0 1 1 1 1 <text:s/>0 0 0 0 0 1 1 1 1 1 <text:s/>0 0 0 0 1 1 1 1 1 1 <text:s/>0 0 1 1 1 1 1 1 1 1 <text:s/>1 1 1 1 1 1 1 1 1 1 <text:s/>1 1 1 1 1 1 1 1 1 1</text:p>
          </table:table-cell>
          <table:table-cell office:value-type="string" table:style-name="ce1">
            <text:p>0 0 0 0 0 0 0 0 0 0 0 0 0 0 2 0 0 0 0 0 0 0 0 0 0 0 0 0 0 0 0 0 0 0 0 0 <text:s/>0 0 0 0 0 0 0 0 0 0 0 0 0 0 0 0 0 0 0 0 0 0 0 0 0 0 0 0 0 0 0 0 0 2 0 0 <text:s/>0 0 0 0 0 0 0 0 0 0 0 0 0 0 0 0 0 0 0 0 0 0 0 0 0 0 0 0</text:p>
          </table:table-cell>
          <table:table-cell office:value-type="string" table:style-name="ce1">
            <text:p>0 0 0 0 0 0 0 0 0 0 0 0 0 0 2 0 0 0 0 0 0 0 0 0 0 0 0 0 0 0 0 0 0 0 0 0 <text:s/>0 0 0 0 0 0 0 0 0 0 0 0 0 0 0 0 0 0 0 0 0 0 0 0 0 0 0 0 0 0 0 0 0 2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79045167" table:style-name="ce1">
            <text:p>1179045167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0 1 1 1 1 1 1 1 1 1 <text:s/>0 0 0 1 1 1 1 1 1 1 <text:s/>0 0 0 0 0 0 1 1 1 1 <text:s/>0 0 0 0 0 0 0 0 0 0 <text:s/>0 0 0 0 0 0 0 0 0 0 <text:s/>0 0 0 0 0 0 0 0 0 0 <text:s/>0 0 0 0 0 0 0 0 0 0 0 0 0 0 0 0 0 0 0 0 <text:s/>0 0 0 0 0 0 0 0 0 0 <text:s/>0 0 0 0 0 0 0 0 0 0 <text:s/>1 0 0 0 0 0 0 0 0 0 <text:s/>1 1 1 0 0 0 0 0 0 0 <text:s/>1 1 1 1 1 1 0 0 0 0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2 0 0 0 0 0 0 0 0 <text:s/>0 0 0 0 0 0 0 0 0 0 0 0 0 0 0 0 0 0 0 0 0 0 0 0 0 0 0 0 0 0 0 0 0 0 0 0 <text:s/>0 0 0 0 0 0 0 0 0 0 0 0 0 0 0 0 0 0 0 0 0 0 0 2 0 0 0 0</text:p>
          </table:table-cell>
          <table:table-cell office:value-type="string" table:style-name="ce1">
            <text:p>0 0 0 0 0 0 0 0 0 0 0 0 0 0 0 0 0 0 0 0 0 0 0 0 0 0 0 2 0 0 0 0 0 0 0 0 <text:s/>0 0 0 0 0 0 0 0 0 0 0 0 0 0 0 0 0 0 0 0 0 0 0 0 0 0 0 0 0 0 0 0 0 0 0 0 <text:s/>0 0 0 0 0 0 0 0 0 0 0 0 0 0 0 0 0 0 0 0 0 0 0 2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72144769" table:style-name="ce1">
            <text:p>127214476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0 0 0 1 1 1 1 1 1 1 <text:s/>0 0 0 0 0 1 1 1 1 1 <text:s/>0 0 0 0 0 0 1 1 1 1 <text:s/>0 0 0 0 0 0 0 0 1 1 <text:s/>0 0 0 0 0 0 0 0 0 1 <text:s/>0 0 0 0 0 0 0 0 0 1 <text:s/>0 0 0 0 0 0 0 0 0 0 0 0 0 0 0 0 0 0 0 0 <text:s/>0 0 0 0 0 0 0 0 0 0 <text:s/>0 0 0 0 0 0 0 0 0 0 <text:s/>1 1 1 0 0 0 0 0 0 0 <text:s/>1 1 1 1 1 0 0 0 0 0 <text:s/>1 1 1 1 1 1 0 0 0 0 <text:s/>1 1 1 1 1 1 1 1 0 0 <text:s/>1 1 1 1 1 1 1 1 1 0 <text:s/>1 1 1 1 1 1 1 1 1 0 <text:s/>1 1 1 1 1 1 1 1 1 1</text:p>
          </table:table-cell>
          <table:table-cell office:value-type="string" table:style-name="ce1">
            <text:p>0 0 0 0 0 0 0 0 0 0 0 0 2 0 0 0 0 0 0 0 0 0 0 0 0 0 0 0 0 0 0 0 0 0 0 0 <text:s/>0 0 0 0 0 2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2 0 0 0 0 0 0 0 0 0 0 0 0 0 0 0 0 0 0 0 0 0 0 0 <text:s/>0 0 0 0 0 2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57783500" table:style-name="ce1">
            <text:p>115778350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2 0 0 0 0 0 0 0 0 0 0 0 0 0 0 0 0 <text:s/>0 0 0 0 0 0 0 0 0 0 0 0 0 0 0 0 0 0 0 0 0 0 0 0 0 0 0 0 0 0 0 0 0 0 0 0 <text:s/>0 0 0 0 0 0 0 0 0 0 0 0 0 0 0 0 0 0 0 0 0 0 0 0 0 0 0 2</text:p>
          </table:table-cell>
          <table:table-cell office:value-type="string" table:style-name="ce1">
            <text:p>0 0 0 0 0 0 0 0 0 0 0 0 0 0 0 0 0 0 0 2 0 0 0 0 0 0 0 0 0 0 0 0 0 0 0 0 <text:s/>0 0 0 0 0 0 0 0 0 0 0 0 0 0 0 0 0 0 0 0 0 0 0 0 0 0 0 0 0 0 0 0 0 0 0 0 <text:s/>0 0 0 0 0 0 0 0 0 0 0 0 0 0 0 0 0 0 0 0 0 0 0 0 0 0 0 2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77450044" table:style-name="ce1">
            <text:p>1177450044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2 0 0 0 0 0 0 0 0 0 0 0 0 0 0 <text:s/>0 0 0 0 0 0 0 0 0 0 0 0 0 0 0 0 0 0 0 0 0 0 0 0 0 0 0 0 0 0 0 0 0 0 0 0 <text:s/>2 0 0 0 0 0 0 0 0 0 0 0 0 0 0 0 0 0 0 0 0 0 0 0 0 0 0 0</text:p>
          </table:table-cell>
          <table:table-cell office:value-type="string" table:style-name="ce1">
            <text:p>0 0 0 0 0 0 0 0 0 0 0 0 0 0 0 0 0 0 0 0 0 2 0 0 0 0 0 0 0 0 0 0 0 0 0 0 <text:s/>0 0 0 0 0 0 0 0 0 0 0 0 0 0 0 0 0 0 0 0 0 0 0 0 0 0 0 0 0 0 0 0 0 0 0 0 <text:s/>2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64854493" table:style-name="ce1">
            <text:p>126485449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1 1 1 1 1 1 1 <text:s/>0 0 0 1 1 1 1 1 1 1 <text:s/>0 0 0 1 1 1 1 1 1 1 <text:s/>0 0 0 1 1 1 1 1 1 1 <text:s/>0 0 0 0 1 1 1 1 1 1 <text:s/>0 0 0 0 0 1 1 1 1 1 <text:s/>0 0 0 0 0 1 1 1 1 1 <text:s/>0 0 0 0 0 0 1 1 1 1 <text:s/>0 0 0 0 0 0 0 0 1 1 <text:s/>0 0 0 0 0 0 0 0 0 0 1 1 1 0 0 0 0 0 0 0 <text:s/>1 1 1 0 0 0 0 0 0 0 <text:s/>1 1 1 0 0 0 0 0 0 0 <text:s/>1 1 1 0 0 0 0 0 0 0 <text:s/>1 1 1 1 0 0 0 0 0 0 <text:s/>1 1 1 1 1 0 0 0 0 0 <text:s/>1 1 1 1 1 0 0 0 0 0 <text:s/>1 1 1 1 1 1 0 0 0 0 <text:s/>1 1 1 1 1 1 1 1 0 0 <text:s/>1 1 1 1 1 1 1 1 1 1</text:p>
          </table:table-cell>
          <table:table-cell office:value-type="string" table:style-name="ce1">
            <text:p>0 0 0 0 0 0 0 0 0 0 0 0 0 0 0 0 0 0 0 0 0 0 0 0 0 0 0 0 0 0 0 0 0 0 0 0 <text:s/>0 0 0 0 0 0 0 0 0 0 0 2 0 0 0 0 0 0 0 0 0 0 0 0 0 0 0 0 0 0 0 0 0 0 0 0 <text:s/>0 0 0 0 0 0 0 0 0 0 0 0 0 0 0 0 0 0 0 0 2 0 0 0 0 0 0 0</text:p>
          </table:table-cell>
          <table:table-cell office:value-type="string" table:style-name="ce1">
            <text:p>0 0 0 0 0 0 0 0 0 0 0 0 0 0 0 0 0 0 0 0 0 0 0 0 0 0 0 0 0 0 0 0 0 0 0 0 <text:s/>0 0 0 0 0 0 0 0 0 0 0 2 0 0 0 0 0 0 0 0 0 0 0 0 0 0 0 0 0 0 0 0 0 0 0 0 <text:s/>0 0 0 0 0 0 0 0 0 0 0 0 0 0 0 0 0 0 0 0 2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450679190" table:style-name="ce1">
            <text:p>145067919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0 1 1 1 1 1 1 1 1 1 <text:s/>0 0 1 1 1 1 1 1 1 1 <text:s/>0 0 0 1 1 1 1 1 1 1 <text:s/>0 0 0 0 1 1 1 1 1 1 <text:s/>0 0 0 0 0 1 1 1 1 1 <text:s/>0 0 0 0 0 0 1 1 1 1 <text:s/>0 0 0 0 0 0 0 1 1 1 <text:s/>0 0 0 0 0 0 0 1 1 1 <text:s/>0 0 0 0 0 0 0 0 1 1 0 0 0 0 0 0 0 0 0 0 <text:s/>1 0 0 0 0 0 0 0 0 0 <text:s/>1 1 0 0 0 0 0 0 0 0 <text:s/>1 1 1 0 0 0 0 0 0 0 <text:s/>1 1 1 1 0 0 0 0 0 0 <text:s/>1 1 1 1 1 0 0 0 0 0 <text:s/>1 1 1 1 1 1 0 0 0 0 <text:s/>1 1 1 1 1 1 1 0 0 0 <text:s/>1 1 1 1 1 1 1 0 0 0 <text:s/>1 1 1 1 1 1 1 1 0 0</text:p>
          </table:table-cell>
          <table:table-cell office:value-type="string" table:style-name="ce1">
            <text:p>0 2 0 0 0 0 0 0 0 0 2 0 0 0 0 0 0 0 0 0 0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2 0 0 0 0 0 0 0 0 2 0 0 0 0 0 0 0 0 0 0 0 0 0 0 0 0 0 0 0 0 0 0 0 0 0 <text:s/>0 0 0 0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196784690" table:style-name="ce1">
            <text:p>119678469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0 0 0 0 0 <text:s/>1 1 1 1 1 0 0 0 0 0 <text:s/>1 1 1 1 1 0 0 0 0 0 <text:s/>1 1 1 1 1 0 0 0 0 0 <text:s/>1 1 1 1 0 0 0 0 0 0 <text:s/>1 1 1 1 1 0 0 0 0 0 <text:s/>1 1 1 1 1 0 0 0 0 0 <text:s/>1 1 1 1 1 0 0 0 0 0 <text:s/>1 1 1 1 1 0 0 0 0 0 <text:s/>1 1 1 1 1 1 0 0 0 0 0 0 0 0 0 1 1 1 1 1 <text:s/>0 0 0 0 0 1 1 1 1 1 <text:s/>0 0 0 0 0 1 1 1 1 1 <text:s/>0 0 0 0 0 1 1 1 1 1 <text:s/>0 0 0 0 1 1 1 1 1 1 <text:s/>0 0 0 0 0 1 1 1 1 1 <text:s/>0 0 0 0 0 1 1 1 1 1 <text:s/>0 0 0 0 0 1 1 1 1 1 <text:s/>0 0 0 0 0 1 1 1 1 1 <text:s/>0 0 0 0 0 0 1 1 1 1</text:p>
          </table:table-cell>
          <table:table-cell office:value-type="string" table:style-name="ce1">
            <text:p>0 0 0 0 0 0 0 0 0 0 0 0 0 0 0 0 0 0 0 0 0 0 0 0 0 0 0 0 0 0 0 0 0 0 0 0 <text:s/>0 0 0 0 2 0 0 0 0 0 0 2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2 0 0 0 0 0 0 2 0 0 0 0 0 0 0 0 0 0 0 0 0 0 0 0 0 0 0 0 0 0 0 0 <text:s/>0 0 0 0 0 0 0 0 0 0 0 0 0 0 0 0 0 0 0 0 0 0 0 0 0 0 0 0</text:p>
          </table:table-cell>
          <table:table-cell table:number-columns-repeated="16368"/>
        </table:table-row>
        <table:table-row table:style-name="ro1"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1203212237" table:style-name="ce1">
            <text:p>1203212237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0 1 1 1 1 1 1 <text:s/>0 0 0 0 1 1 1 1 1 1 <text:s/>0 0 0 0 1 1 1 1 1 1 <text:s/>0 0 0 0 1 1 1 1 1 1 <text:s/>0 0 0 0 1 1 1 1 1 1 <text:s/>0 0 0 0 0 1 1 1 1 1 <text:s/>0 0 0 0 0 1 1 1 1 1 <text:s/>0 0 0 0 0 0 1 1 1 1 <text:s/>0 0 0 0 0 0 0 1 1 1 <text:s/>0 0 0 0 0 0 0 1 1 1 1 1 1 1 0 0 0 0 0 0 <text:s/>1 1 1 1 0 0 0 0 0 0 <text:s/>1 1 1 1 0 0 0 0 0 0 <text:s/>1 1 1 1 0 0 0 0 0 0 <text:s/>1 1 1 1 0 0 0 0 0 0 <text:s/>1 1 1 1 1 0 0 0 0 0 <text:s/>1 1 1 1 1 0 0 0 0 0 <text:s/>1 1 1 1 1 1 0 0 0 0 <text:s/>1 1 1 1 1 1 1 0 0 0 <text:s/>1 1 1 1 1 1 1 0 0 0</text:p>
          </table:table-cell>
          <table:table-cell office:value-type="string" table:style-name="ce1">
            <text:p>0 0 0 0 0 0 0 0 0 0 0 0 0 0 0 0 0 0 0 0 0 0 0 0 0 0 2 0 0 0 2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2 0 0 0 2 0 0 0 0 0 <text:s/>0 0 0 0 0 0 0 0 0 0 0 0 0 0 0 0 0 0 0 0 0 0 0 0 0 0 0 0 0 0 0 0 0 0 0 0 <text:s/>0 0 0 0 0 0 0 0 0 0 0 0 0 0 0 0 0 0 0 0 0 0 0 0 0 0 0 0</text:p>
          </table:table-cell>
          <table:table-cell table:number-columns-repeated="16368"/>
        </table:table-row>
        <table:table-row table:number-rows-repeated="1048345" table:style-name="ro1">
          <table:table-cell table:number-columns-repeated="16384"/>
        </table:table-row>
      </table:table>
      <table:table table:name="Sheet2" table:style-name="ta1">
        <table:table-column table:style-name="co17" table:default-cell-style-name="ce1"/>
        <table:table-column table:style-name="co9" table:number-columns-repeated="16383" table:default-cell-style-name="ce1"/>
        <table:table-row table:style-name="ro1">
          <table:table-cell office:value-type="boolean" office:boolean-value="false" table:style-name="ce1">
            <text:p>FALSE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boolean" office:boolean-value="true" table:style-name="ce1">
            <text:p>TR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.0001</text:p>
          </table:table-cell>
          <table:table-cell table:number-columns-repeated="16383"/>
        </table:table-row>
        <table:table-row table:style-name="ro1">
          <table:table-cell office:value-type="float" office:value="1000" table:style-name="ce1">
            <text:p>1000</text:p>
          </table:table-cell>
          <table:table-cell table:number-columns-repeated="16383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1572541685" table:style-name="ce1">
            <text:p>15725416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True <text:s/>Tr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1 1 1 1 1 0 0 0 0 <text:s/>0 0 1 1 1 1 1 1 0 0 <text:s/>1 1 1 1 1 1 0 1 0 0 <text:s/>0 1 1 1 1 1 0 1 0 0 <text:s/>0 1 1 0 1 1 0 0 0 0 <text:s/>0 1 0 1 1 1 0 0 0 0 <text:s/>0 1 0 0 0 0 0 0 0 0 <text:s/>0 0 0 0 0 0 0 0 0 0 <text:s/>0 0 0 0 0 0 0 0 0 0 <text:s/>0 0 0 0 0 0 0 0 0 0 0 0 0 0 0 0 0 0 0 0 <text:s/>0 0 0 0 0 0 0 0 0 0 <text:s/>0 0 0 0 0 0 0 0 0 0 <text:s/>0 0 0 0 0 0 0 0 0 0 <text:s/>0 0 0 0 0 0 0 1 0 1 <text:s/>0 0 0 0 0 0 0 1 1 1 <text:s/>0 0 1 1 1 0 1 1 1 1 <text:s/>1 1 1 0 0 1 1 0 1 0 <text:s/>1 1 1 1 1 1 0 1 1 1 <text:s/>0 1 0 1 1 0 1 1 1 0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1 0 0 0 0 0 1 1 1 1 1 1 0 0 0 2 0 0 1 1 0 0 0 0 0 0 1 0 1 1 1 0 0 0 0 0 <text:s/>1 0 1 1 1 0 0 1 0 0 1 0 1 0 1 0 1 0 0 0 1 0 0 0 1 0 0 0 0 1 0 0 0 0 0 0 <text:s/>0 1 1 0 0 1 0 1 0 0 0 0 0 0 1 0 0 2 1 0 1 0 0 1 0 0 0 1</text:p>
          </table:table-cell>
          <table:table-cell table:number-columns-repeated="16383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Welri Botes</dc:creator>
    <dc:date>2021-03-30T07:57:44Z</dc:date>
    <meta:editing-cycles>4</meta:editing-cycles>
    <meta:editing-duration>PT1707S</meta:editing-duration>
  </office:meta>
</office:document-meta>
</file>